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59.6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w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alt</text:p>
          </table:table-cell>
          <table:table-cell office:value-type="string" calcext:value-type="string">
            <text:p><text:s/>thrust</text:p>
          </table:table-cell>
          <table:table-cell office:value-type="string" calcext:value-type="string">
            <text:p><text:s/>weight</text:p>
          </table:table-cell>
          <table:table-cell office:value-type="string" calcext:value-type="string">
            <text:p><text:s/>ADC_guess</text:p>
          </table:table-cell>
          <table:table-cell office:value-type="string" calcext:value-type="string">
            <text:p><text:s/>ADC_actual</text:p>
          </table:table-cell>
          <table:table-cell office:value-type="string" calcext:value-type="string">
            <text:p><text:s/>ADC_adj</text:p>
          </table:table-cell>
          <table:table-cell office:value-type="string" calcext:value-type="string">
            <text:p><text:s/>ADC_error</text:p>
          </table:table-cell>
          <table:table-cell office:value-type="string" calcext:value-type="string">
            <text:p><text:s/>A_raw</text:p>
          </table:table-cell>
          <table:table-cell office:value-type="string" calcext:value-type="string">
            <text:p><text:s/>A_total</text:p>
          </table:table-cell>
          <table:table-cell office:value-type="string" calcext:value-type="string">
            <text:p><text:s/>A_h</text:p>
          </table:table-cell>
          <table:table-cell office:value-type="string" calcext:value-type="string">
            <text:p><text:s/>A_v</text:p>
          </table:table-cell>
          <table:table-cell office:value-type="string" calcext:value-type="string">
            <text:p><text:s/>bigG</text:p>
          </table:table-cell>
          <table:table-cell office:value-type="string" calcext:value-type="string">
            <text:p><text:s/>V_as</text:p>
          </table:table-cell>
          <table:table-cell office:value-type="string" calcext:value-type="string">
            <text:p><text:s/>V_horiz_mph</text:p>
          </table:table-cell>
          <table:table-cell office:value-type="string" calcext:value-type="string">
            <text:p><text:s/>V_vert_inc</text:p>
          </table:table-cell>
          <table:table-cell office:value-type="string" calcext:value-type="string">
            <text:p><text:s/>V_vert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781450.544" calcext:value-type="float">
            <text:p>32781450.544</text:p>
          </table:table-cell>
          <table:table-cell office:value-type="float" office:value="25417828.59" calcext:value-type="float">
            <text:p>25417828.59</text:p>
          </table:table-cell>
          <table:table-cell office:value-type="float" office:value="0.000000476" calcext:value-type="float">
            <text:p>4.7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2804871" calcext:value-type="float">
            <text:p>1.2804871</text:p>
          </table:table-cell>
          <table:table-cell office:value-type="float" office:value="0" calcext:value-type="float">
            <text:p>0</text:p>
          </table:table-cell>
          <table:table-cell office:value-type="float" office:value="0.28315" calcext:value-type="float">
            <text:p>0.28315</text:p>
          </table:table-cell>
          <table:table-cell office:value-type="float" office:value="0.9973364021" calcext:value-type="float">
            <text:p>0.9973364021</text:p>
          </table:table-cell>
          <table:table-cell office:value-type="float" office:value="0" calcext:value-type="float">
            <text:p>0</text:p>
          </table:table-cell>
          <table:table-cell office:value-type="float" office:value="912.67" calcext:value-type="float">
            <text:p>912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467183.5901" calcext:value-type="float">
            <text:p>37467183.5901</text:p>
          </table:table-cell>
          <table:table-cell office:value-type="float" office:value="25304689.8027" calcext:value-type="float">
            <text:p>25304689.8027</text:p>
          </table:table-cell>
          <table:table-cell office:value-type="float" office:value="0.000199265" calcext:value-type="float">
            <text:p>0.000199265</text:p>
          </table:table-cell>
          <table:table-cell office:value-type="float" office:value="0.00015679" calcext:value-type="float">
            <text:p>0.0001567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4621213" calcext:value-type="float">
            <text:p>1.4621213</text:p>
          </table:table-cell>
          <table:table-cell office:value-type="float" office:value="1.4619643" calcext:value-type="float">
            <text:p>1.4619643</text:p>
          </table:table-cell>
          <table:table-cell office:value-type="float" office:value="0" calcext:value-type="float">
            <text:p>0</text:p>
          </table:table-cell>
          <table:table-cell office:value-type="float" office:value="0.46463" calcext:value-type="float">
            <text:p>0.46463</text:p>
          </table:table-cell>
          <table:table-cell office:value-type="float" office:value="0.9973364014" calcext:value-type="float">
            <text:p>0.9973364014</text:p>
          </table:table-cell>
          <table:table-cell office:value-type="float" office:value="8.107105" calcext:value-type="float">
            <text:p>8.107105</text:p>
          </table:table-cell>
          <table:table-cell office:value-type="float" office:value="912.67" calcext:value-type="float">
            <text:p>912.67</text:p>
          </table:table-cell>
          <table:table-cell office:value-type="float" office:value="1.5" calcext:value-type="float">
            <text:p>1.5</text:p>
          </table:table-cell>
          <table:table-cell office:value-type="float" office:value="11.89042125" calcext:value-type="float">
            <text:p>11.89042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1077769.6866" calcext:value-type="float">
            <text:p>41077769.6866</text:p>
          </table:table-cell>
          <table:table-cell office:value-type="float" office:value="25177545.9205" calcext:value-type="float">
            <text:p>25177545.9205</text:p>
          </table:table-cell>
          <table:table-cell office:value-type="float" office:value="0.001128024" calcext:value-type="float">
            <text:p>0.001128024</text:p>
          </table:table-cell>
          <table:table-cell office:value-type="float" office:value="0.00098886" calcext:value-type="float">
            <text:p>0.00098886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6315068" calcext:value-type="float">
            <text:p>1.6315068</text:p>
          </table:table-cell>
          <table:table-cell office:value-type="float" office:value="1.6305178" calcext:value-type="float">
            <text:p>1.6305178</text:p>
          </table:table-cell>
          <table:table-cell office:value-type="float" office:value="0" calcext:value-type="float">
            <text:p>0</text:p>
          </table:table-cell>
          <table:table-cell office:value-type="float" office:value="0.63318" calcext:value-type="float">
            <text:p>0.63318</text:p>
          </table:table-cell>
          <table:table-cell office:value-type="float" office:value="0.9973363988" calcext:value-type="float">
            <text:p>0.9973363988</text:p>
          </table:table-cell>
          <table:table-cell office:value-type="float" office:value="20.367414" calcext:value-type="float">
            <text:p>20.367414</text:p>
          </table:table-cell>
          <table:table-cell office:value-type="float" office:value="912.67" calcext:value-type="float">
            <text:p>912.67</text:p>
          </table:table-cell>
          <table:table-cell office:value-type="float" office:value="2" calcext:value-type="float">
            <text:p>2</text:p>
          </table:table-cell>
          <table:table-cell office:value-type="float" office:value="29.87220737" calcext:value-type="float">
            <text:p>29.87220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1083759.5403" calcext:value-type="float">
            <text:p>41083759.5403</text:p>
          </table:table-cell>
          <table:table-cell office:value-type="float" office:value="25045603.6119" calcext:value-type="float">
            <text:p>25045603.6119</text:p>
          </table:table-cell>
          <table:table-cell office:value-type="float" office:value="0.003039588" calcext:value-type="float">
            <text:p>0.003039588</text:p>
          </table:table-cell>
          <table:table-cell office:value-type="float" office:value="0.00280623" calcext:value-type="float">
            <text:p>0.00280623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6403287" calcext:value-type="float">
            <text:p>1.6403287</text:p>
          </table:table-cell>
          <table:table-cell office:value-type="float" office:value="1.6375225" calcext:value-type="float">
            <text:p>1.6375225</text:p>
          </table:table-cell>
          <table:table-cell office:value-type="float" office:value="0" calcext:value-type="float">
            <text:p>0</text:p>
          </table:table-cell>
          <table:table-cell office:value-type="float" office:value="0.64019" calcext:value-type="float">
            <text:p>0.64019</text:p>
          </table:table-cell>
          <table:table-cell office:value-type="float" office:value="0.9973363937" calcext:value-type="float">
            <text:p>0.9973363937</text:p>
          </table:table-cell>
          <table:table-cell office:value-type="float" office:value="34.335573" calcext:value-type="float">
            <text:p>34.335573</text:p>
          </table:table-cell>
          <table:table-cell office:value-type="float" office:value="912.67" calcext:value-type="float">
            <text:p>912.67</text:p>
          </table:table-cell>
          <table:table-cell office:value-type="float" office:value="2.1" calcext:value-type="float">
            <text:p>2.1</text:p>
          </table:table-cell>
          <table:table-cell office:value-type="float" office:value="50.35884018" calcext:value-type="float">
            <text:p>50.35884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1092812.6535" calcext:value-type="float">
            <text:p>41092812.6535</text:p>
          </table:table-cell>
          <table:table-cell office:value-type="float" office:value="24913667.0329" calcext:value-type="float">
            <text:p>24913667.0329</text:p>
          </table:table-cell>
          <table:table-cell office:value-type="float" office:value="0.005904607" calcext:value-type="float">
            <text:p>0.005904607</text:p>
          </table:table-cell>
          <table:table-cell office:value-type="float" office:value="0.00557517" calcext:value-type="float">
            <text:p>0.00557517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6493665" calcext:value-type="float">
            <text:p>1.6493665</text:p>
          </table:table-cell>
          <table:table-cell office:value-type="float" office:value="1.6437914" calcext:value-type="float">
            <text:p>1.6437914</text:p>
          </table:table-cell>
          <table:table-cell office:value-type="float" office:value="0" calcext:value-type="float">
            <text:p>0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997336386" calcext:value-type="float">
            <text:p>0.997336386</text:p>
          </table:table-cell>
          <table:table-cell office:value-type="float" office:value="48.449342" calcext:value-type="float">
            <text:p>48.449342</text:p>
          </table:table-cell>
          <table:table-cell office:value-type="float" office:value="912.67" calcext:value-type="float">
            <text:p>912.67</text:p>
          </table:table-cell>
          <table:table-cell office:value-type="float" office:value="2.1" calcext:value-type="float">
            <text:p>2.1</text:p>
          </table:table-cell>
          <table:table-cell office:value-type="float" office:value="71.05903443" calcext:value-type="float">
            <text:p>71.05903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41104942.6576" calcext:value-type="float">
            <text:p>41104942.6576</text:p>
          </table:table-cell>
          <table:table-cell office:value-type="float" office:value="24781738.5673" calcext:value-type="float">
            <text:p>24781738.5673</text:p>
          </table:table-cell>
          <table:table-cell office:value-type="float" office:value="0.00973349" calcext:value-type="float">
            <text:p>0.00973349</text:p>
          </table:table-cell>
          <table:table-cell office:value-type="float" office:value="0.00930749" calcext:value-type="float">
            <text:p>0.00930749</text:p>
          </table:table-cell>
          <table:table-cell office:value-type="float" office:value="0.009307" calcext:value-type="float">
            <text:p>0.009307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6586242" calcext:value-type="float">
            <text:p>1.6586242</text:p>
          </table:table-cell>
          <table:table-cell office:value-type="float" office:value="1.6493167" calcext:value-type="float">
            <text:p>1.6493167</text:p>
          </table:table-cell>
          <table:table-cell office:value-type="float" office:value="0" calcext:value-type="float">
            <text:p>0</text:p>
          </table:table-cell>
          <table:table-cell office:value-type="float" office:value="0.65198" calcext:value-type="float">
            <text:p>0.65198</text:p>
          </table:table-cell>
          <table:table-cell office:value-type="float" office:value="0.9973363756" calcext:value-type="float">
            <text:p>0.9973363756</text:p>
          </table:table-cell>
          <table:table-cell office:value-type="float" office:value="62.692482" calcext:value-type="float">
            <text:p>62.692482</text:p>
          </table:table-cell>
          <table:table-cell office:value-type="float" office:value="912.67" calcext:value-type="float">
            <text:p>912.67</text:p>
          </table:table-cell>
          <table:table-cell office:value-type="float" office:value="2.1" calcext:value-type="float">
            <text:p>2.1</text:p>
          </table:table-cell>
          <table:table-cell office:value-type="float" office:value="91.94897324" calcext:value-type="float">
            <text:p>91.94897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41120153.7912" calcext:value-type="float">
            <text:p>41120153.7912</text:p>
          </table:table-cell>
          <table:table-cell office:value-type="float" office:value="24649820.6028" calcext:value-type="float">
            <text:p>24649820.6028</text:p>
          </table:table-cell>
          <table:table-cell office:value-type="float" office:value="0.01448121" calcext:value-type="float">
            <text:p>0.01448121</text:p>
          </table:table-cell>
          <table:table-cell office:value-type="float" office:value="0.01400623" calcext:value-type="float">
            <text:p>0.01400623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6681052" calcext:value-type="float">
            <text:p>1.6681052</text:p>
          </table:table-cell>
          <table:table-cell office:value-type="float" office:value="1.654099" calcext:value-type="float">
            <text:p>1.654099</text:p>
          </table:table-cell>
          <table:table-cell office:value-type="float" office:value="0" calcext:value-type="float">
            <text:p>0</text:p>
          </table:table-cell>
          <table:table-cell office:value-type="float" office:value="0.65676" calcext:value-type="float">
            <text:p>0.65676</text:p>
          </table:table-cell>
          <table:table-cell office:value-type="float" office:value="0.9973363625" calcext:value-type="float">
            <text:p>0.9973363625</text:p>
          </table:table-cell>
          <table:table-cell office:value-type="float" office:value="77.048671" calcext:value-type="float">
            <text:p>77.048671</text:p>
          </table:table-cell>
          <table:table-cell office:value-type="float" office:value="912.67" calcext:value-type="float">
            <text:p>912.67</text:p>
          </table:table-cell>
          <table:table-cell office:value-type="float" office:value="2.1" calcext:value-type="float">
            <text:p>2.1</text:p>
          </table:table-cell>
          <table:table-cell office:value-type="float" office:value="113.00471814" calcext:value-type="float">
            <text:p>113.004718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41138182.4299" calcext:value-type="float">
            <text:p>41138182.4299</text:p>
          </table:table-cell>
          <table:table-cell office:value-type="float" office:value="24517915.4674" calcext:value-type="float">
            <text:p>24517915.4674</text:p>
          </table:table-cell>
          <table:table-cell office:value-type="float" office:value="0.019573236" calcext:value-type="float">
            <text:p>0.019573236</text:p>
          </table:table-cell>
          <table:table-cell office:value-type="float" office:value="0.01899657" calcext:value-type="float">
            <text:p>0.01899657</text:p>
          </table:table-cell>
          <table:table-cell office:value-type="float" office:value="0.018997" calcext:value-type="float">
            <text:p>0.01899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6778044" calcext:value-type="float">
            <text:p>1.6778044</text:p>
          </table:table-cell>
          <table:table-cell office:value-type="float" office:value="1.6588079" calcext:value-type="float">
            <text:p>1.6588079</text:p>
          </table:table-cell>
          <table:table-cell office:value-type="float" office:value="0.62305585" calcext:value-type="float">
            <text:p>0.62305585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9972602784" calcext:value-type="float">
            <text:p>0.9972602784</text:p>
          </table:table-cell>
          <table:table-cell office:value-type="float" office:value="89.929192" calcext:value-type="float">
            <text:p>89.929192</text:p>
          </table:table-cell>
          <table:table-cell office:value-type="float" office:value="925.610275" calcext:value-type="float">
            <text:p>925.610275</text:p>
          </table:table-cell>
          <table:table-cell office:value-type="float" office:value="1.7" calcext:value-type="float">
            <text:p>1.7</text:p>
          </table:table-cell>
          <table:table-cell office:value-type="float" office:value="130.52351831" calcext:value-type="float">
            <text:p>130.52351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2" calcext:value-type="float">
            <text:p>572</text:p>
          </table:table-cell>
          <table:table-cell office:value-type="float" office:value="41158704.5878" calcext:value-type="float">
            <text:p>41158704.5878</text:p>
          </table:table-cell>
          <table:table-cell office:value-type="float" office:value="24386025.1861" calcext:value-type="float">
            <text:p>24386025.1861</text:p>
          </table:table-cell>
          <table:table-cell office:value-type="float" office:value="0.026165146" calcext:value-type="float">
            <text:p>0.026165146</text:p>
          </table:table-cell>
          <table:table-cell office:value-type="float" office:value="0.02543941" calcext:value-type="float">
            <text:p>0.02543941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6877101" calcext:value-type="float">
            <text:p>1.6877101</text:p>
          </table:table-cell>
          <table:table-cell office:value-type="float" office:value="1.6622707" calcext:value-type="float">
            <text:p>1.6622707</text:p>
          </table:table-cell>
          <table:table-cell office:value-type="float" office:value="0.62582031" calcext:value-type="float">
            <text:p>0.62582031</text:p>
          </table:table-cell>
          <table:table-cell office:value-type="float" office:value="0.54278" calcext:value-type="float">
            <text:p>0.54278</text:p>
          </table:table-cell>
          <table:table-cell office:value-type="float" office:value="0.9971785578" calcext:value-type="float">
            <text:p>0.9971785578</text:p>
          </table:table-cell>
          <table:table-cell office:value-type="float" office:value="104.3309" calcext:value-type="float">
            <text:p>104.3309</text:p>
          </table:table-cell>
          <table:table-cell office:value-type="float" office:value="939.310299" calcext:value-type="float">
            <text:p>939.310299</text:p>
          </table:table-cell>
          <table:table-cell office:value-type="float" office:value="1.7" calcext:value-type="float">
            <text:p>1.7</text:p>
          </table:table-cell>
          <table:table-cell office:value-type="float" office:value="147.94611516" calcext:value-type="float">
            <text:p>147.94611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41181698.897" calcext:value-type="float">
            <text:p>41181698.897</text:p>
          </table:table-cell>
          <table:table-cell office:value-type="float" office:value="24254151.6677" calcext:value-type="float">
            <text:p>24254151.6677</text:p>
          </table:table-cell>
          <table:table-cell office:value-type="float" office:value="0.034229984" calcext:value-type="float">
            <text:p>0.034229984</text:p>
          </table:table-cell>
          <table:table-cell office:value-type="float" office:value="0.03335854" calcext:value-type="float">
            <text:p>0.03335854</text:p>
          </table:table-cell>
          <table:table-cell office:value-type="float" office:value="0.033359" calcext:value-type="float">
            <text:p>0.033359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6978243" calcext:value-type="float">
            <text:p>1.6978243</text:p>
          </table:table-cell>
          <table:table-cell office:value-type="float" office:value="1.6644658" calcext:value-type="float">
            <text:p>1.6644658</text:p>
          </table:table-cell>
          <table:table-cell office:value-type="float" office:value="0.62959521" calcext:value-type="float">
            <text:p>0.62959521</text:p>
          </table:table-cell>
          <table:table-cell office:value-type="float" office:value="0.54369" calcext:value-type="float">
            <text:p>0.54369</text:p>
          </table:table-cell>
          <table:table-cell office:value-type="float" office:value="0.9970951028" calcext:value-type="float">
            <text:p>0.9970951028</text:p>
          </table:table-cell>
          <table:table-cell office:value-type="float" office:value="119.811361" calcext:value-type="float">
            <text:p>119.811361</text:p>
          </table:table-cell>
          <table:table-cell office:value-type="float" office:value="953.097353" calcext:value-type="float">
            <text:p>953.097353</text:p>
          </table:table-cell>
          <table:table-cell office:value-type="float" office:value="1.7" calcext:value-type="float">
            <text:p>1.7</text:p>
          </table:table-cell>
          <table:table-cell office:value-type="float" office:value="165.41757754" calcext:value-type="float">
            <text:p>165.41757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3" calcext:value-type="float">
            <text:p>903</text:p>
          </table:table-cell>
          <table:table-cell office:value-type="float" office:value="41207136.0875" calcext:value-type="float">
            <text:p>41207136.0875</text:p>
          </table:table-cell>
          <table:table-cell office:value-type="float" office:value="24122296.7954" calcext:value-type="float">
            <text:p>24122296.7954</text:p>
          </table:table-cell>
          <table:table-cell office:value-type="float" office:value="0.04372948" calcext:value-type="float">
            <text:p>0.04372948</text:p>
          </table:table-cell>
          <table:table-cell office:value-type="float" office:value="0.04271697" calcext:value-type="float">
            <text:p>0.04271697</text:p>
          </table:table-cell>
          <table:table-cell office:value-type="float" office:value="0.042717" calcext:value-type="float">
            <text:p>0.04271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7081493" calcext:value-type="float">
            <text:p>1.7081493</text:p>
          </table:table-cell>
          <table:table-cell office:value-type="float" office:value="1.6654323" calcext:value-type="float">
            <text:p>1.6654323</text:p>
          </table:table-cell>
          <table:table-cell office:value-type="float" office:value="0.63041178" calcext:value-type="float">
            <text:p>0.63041178</text:p>
          </table:table-cell>
          <table:table-cell office:value-type="float" office:value="0.54449" calcext:value-type="float">
            <text:p>0.54449</text:p>
          </table:table-cell>
          <table:table-cell office:value-type="float" office:value="0.9970102122" calcext:value-type="float">
            <text:p>0.9970102122</text:p>
          </table:table-cell>
          <table:table-cell office:value-type="float" office:value="136.00946" calcext:value-type="float">
            <text:p>136.00946</text:p>
          </table:table-cell>
          <table:table-cell office:value-type="float" office:value="966.919344" calcext:value-type="float">
            <text:p>966.919344</text:p>
          </table:table-cell>
          <table:table-cell office:value-type="float" office:value="1.8" calcext:value-type="float">
            <text:p>1.8</text:p>
          </table:table-cell>
          <table:table-cell office:value-type="float" office:value="182.92562669" calcext:value-type="float">
            <text:p>182.925626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4" calcext:value-type="float">
            <text:p>1094</text:p>
          </table:table-cell>
          <table:table-cell office:value-type="float" office:value="41234981.0769" calcext:value-type="float">
            <text:p>41234981.0769</text:p>
          </table:table-cell>
          <table:table-cell office:value-type="float" office:value="23990462.4206" calcext:value-type="float">
            <text:p>23990462.4206</text:p>
          </table:table-cell>
          <table:table-cell office:value-type="float" office:value="0.054606925" calcext:value-type="float">
            <text:p>0.054606925</text:p>
          </table:table-cell>
          <table:table-cell office:value-type="float" office:value="0.05345939" calcext:value-type="float">
            <text:p>0.05345939</text:p>
          </table:table-cell>
          <table:table-cell office:value-type="float" office:value="0.053459" calcext:value-type="float">
            <text:p>0.053459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7186867" calcext:value-type="float">
            <text:p>1.7186867</text:p>
          </table:table-cell>
          <table:table-cell office:value-type="float" office:value="1.6652273" calcext:value-type="float">
            <text:p>1.6652273</text:p>
          </table:table-cell>
          <table:table-cell office:value-type="float" office:value="0.63031494" calcext:value-type="float">
            <text:p>0.63031494</text:p>
          </table:table-cell>
          <table:table-cell office:value-type="float" office:value="0.54439" calcext:value-type="float">
            <text:p>0.54439</text:p>
          </table:table-cell>
          <table:table-cell office:value-type="float" office:value="0.9969240468" calcext:value-type="float">
            <text:p>0.9969240468</text:p>
          </table:table-cell>
          <table:table-cell office:value-type="float" office:value="152.684682" calcext:value-type="float">
            <text:p>152.684682</text:p>
          </table:table-cell>
          <table:table-cell office:value-type="float" office:value="980.749138" calcext:value-type="float">
            <text:p>980.749138</text:p>
          </table:table-cell>
          <table:table-cell office:value-type="float" office:value="1.8" calcext:value-type="float">
            <text:p>1.8</text:p>
          </table:table-cell>
          <table:table-cell office:value-type="float" office:value="200.44479458" calcext:value-type="float">
            <text:p>200.44479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3" calcext:value-type="float">
            <text:p>1303</text:p>
          </table:table-cell>
          <table:table-cell office:value-type="float" office:value="41265191.0189" calcext:value-type="float">
            <text:p>41265191.0189</text:p>
          </table:table-cell>
          <table:table-cell office:value-type="float" office:value="23858650.3576" calcext:value-type="float">
            <text:p>23858650.3576</text:p>
          </table:table-cell>
          <table:table-cell office:value-type="float" office:value="0.066791573" calcext:value-type="float">
            <text:p>0.066791573</text:p>
          </table:table-cell>
          <table:table-cell office:value-type="float" office:value="0.06551683" calcext:value-type="float">
            <text:p>0.06551683</text:p>
          </table:table-cell>
          <table:table-cell office:value-type="float" office:value="0.065517" calcext:value-type="float">
            <text:p>0.06551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7294384" calcext:value-type="float">
            <text:p>1.7294384</text:p>
          </table:table-cell>
          <table:table-cell office:value-type="float" office:value="1.6639215" calcext:value-type="float">
            <text:p>1.6639215</text:p>
          </table:table-cell>
          <table:table-cell office:value-type="float" office:value="0.62935968" calcext:value-type="float">
            <text:p>0.62935968</text:p>
          </table:table-cell>
          <table:table-cell office:value-type="float" office:value="0.54346" calcext:value-type="float">
            <text:p>0.54346</text:p>
          </table:table-cell>
          <table:table-cell office:value-type="float" office:value="0.996836728" calcext:value-type="float">
            <text:p>0.996836728</text:p>
          </table:table-cell>
          <table:table-cell office:value-type="float" office:value="169.673938" calcext:value-type="float">
            <text:p>169.673938</text:p>
          </table:table-cell>
          <table:table-cell office:value-type="float" office:value="994.567285" calcext:value-type="float">
            <text:p>994.567285</text:p>
          </table:table-cell>
          <table:table-cell office:value-type="float" office:value="1.7" calcext:value-type="float">
            <text:p>1.7</text:p>
          </table:table-cell>
          <table:table-cell office:value-type="float" office:value="217.94725887" calcext:value-type="float">
            <text:p>217.947258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0" calcext:value-type="float">
            <text:p>1530</text:p>
          </table:table-cell>
          <table:table-cell office:value-type="float" office:value="41297715.8265" calcext:value-type="float">
            <text:p>41297715.8265</text:p>
          </table:table-cell>
          <table:table-cell office:value-type="float" office:value="23726862.3764" calcext:value-type="float">
            <text:p>23726862.3764</text:p>
          </table:table-cell>
          <table:table-cell office:value-type="float" office:value="0.080199748" calcext:value-type="float">
            <text:p>0.080199748</text:p>
          </table:table-cell>
          <table:table-cell office:value-type="float" office:value="0.07880709" calcext:value-type="float">
            <text:p>0.07880709</text:p>
          </table:table-cell>
          <table:table-cell office:value-type="float" office:value="0.078807" calcext:value-type="float">
            <text:p>0.0788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1.7404055" calcext:value-type="float">
            <text:p>1.7404055</text:p>
          </table:table-cell>
          <table:table-cell office:value-type="float" office:value="1.6615984" calcext:value-type="float">
            <text:p>1.6615984</text:p>
          </table:table-cell>
          <table:table-cell office:value-type="float" office:value="0.62561068" calcext:value-type="float">
            <text:p>0.62561068</text:p>
          </table:table-cell>
          <table:table-cell office:value-type="float" office:value="0.54257" calcext:value-type="float">
            <text:p>0.54257</text:p>
          </table:table-cell>
          <table:table-cell office:value-type="float" office:value="0.9967484464" calcext:value-type="float">
            <text:p>0.9967484464</text:p>
          </table:table-cell>
          <table:table-cell office:value-type="float" office:value="186.86057" calcext:value-type="float">
            <text:p>186.86057</text:p>
          </table:table-cell>
          <table:table-cell office:value-type="float" office:value="1008.34467" calcext:value-type="float">
            <text:p>1008.34467</text:p>
          </table:table-cell>
          <table:table-cell office:value-type="float" office:value="1.7" calcext:value-type="float">
            <text:p>1.7</text:p>
          </table:table-cell>
          <table:table-cell office:value-type="float" office:value="235.41361601" calcext:value-type="float">
            <text:p>235.41361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4" calcext:value-type="float">
            <text:p>1774</text:p>
          </table:table-cell>
          <table:table-cell office:value-type="float" office:value="41332500.9927" calcext:value-type="float">
            <text:p>41332500.9927</text:p>
          </table:table-cell>
          <table:table-cell office:value-type="float" office:value="23595100.1986" calcext:value-type="float">
            <text:p>23595100.1986</text:p>
          </table:table-cell>
          <table:table-cell office:value-type="float" office:value="0.094735774" calcext:value-type="float">
            <text:p>0.094735774</text:p>
          </table:table-cell>
          <table:table-cell office:value-type="float" office:value="0.09323443" calcext:value-type="float">
            <text:p>0.09323443</text:p>
          </table:table-cell>
          <table:table-cell office:value-type="float" office:value="0.093234" calcext:value-type="float">
            <text:p>0.093234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7515892" calcext:value-type="float">
            <text:p>1.7515892</text:p>
          </table:table-cell>
          <table:table-cell office:value-type="float" office:value="1.6583548" calcext:value-type="float">
            <text:p>1.6583548</text:p>
          </table:table-cell>
          <table:table-cell office:value-type="float" office:value="0.62314274" calcext:value-type="float">
            <text:p>0.62314274</text:p>
          </table:table-cell>
          <table:table-cell office:value-type="float" office:value="0.54016" calcext:value-type="float">
            <text:p>0.54016</text:p>
          </table:table-cell>
          <table:table-cell office:value-type="float" office:value="0.9966594643" calcext:value-type="float">
            <text:p>0.9966594643</text:p>
          </table:table-cell>
          <table:table-cell office:value-type="float" office:value="204.155409" calcext:value-type="float">
            <text:p>204.155409</text:p>
          </table:table-cell>
          <table:table-cell office:value-type="float" office:value="1022.042767" calcext:value-type="float">
            <text:p>1022.042767</text:p>
          </table:table-cell>
          <table:table-cell office:value-type="float" office:value="1.7" calcext:value-type="float">
            <text:p>1.7</text:p>
          </table:table-cell>
          <table:table-cell office:value-type="float" office:value="252.83320795" calcext:value-type="float">
            <text:p>252.83320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6" calcext:value-type="float">
            <text:p>2036</text:p>
          </table:table-cell>
          <table:table-cell office:value-type="float" office:value="41369484.1855" calcext:value-type="float">
            <text:p>41369484.1855</text:p>
          </table:table-cell>
          <table:table-cell office:value-type="float" office:value="23463365.4922" calcext:value-type="float">
            <text:p>23463365.4922</text:p>
          </table:table-cell>
          <table:table-cell office:value-type="float" office:value="0.110301762" calcext:value-type="float">
            <text:p>0.110301762</text:p>
          </table:table-cell>
          <table:table-cell office:value-type="float" office:value="0.10870292" calcext:value-type="float">
            <text:p>0.10870292</text:p>
          </table:table-cell>
          <table:table-cell office:value-type="float" office:value="0.108703" calcext:value-type="float">
            <text:p>0.108703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7629904" calcext:value-type="float">
            <text:p>1.7629904</text:p>
          </table:table-cell>
          <table:table-cell office:value-type="float" office:value="1.6542875" calcext:value-type="float">
            <text:p>1.6542875</text:p>
          </table:table-cell>
          <table:table-cell office:value-type="float" office:value="0.61803069" calcext:value-type="float">
            <text:p>0.61803069</text:p>
          </table:table-cell>
          <table:table-cell office:value-type="float" office:value="0.53793" calcext:value-type="float">
            <text:p>0.53793</text:p>
          </table:table-cell>
          <table:table-cell office:value-type="float" office:value="0.9965696981" calcext:value-type="float">
            <text:p>0.9965696981</text:p>
          </table:table-cell>
          <table:table-cell office:value-type="float" office:value="221.499455" calcext:value-type="float">
            <text:p>221.499455</text:p>
          </table:table-cell>
          <table:table-cell office:value-type="float" office:value="1035.67732" calcext:value-type="float">
            <text:p>1035.67732</text:p>
          </table:table-cell>
          <table:table-cell office:value-type="float" office:value="1.7" calcext:value-type="float">
            <text:p>1.7</text:p>
          </table:table-cell>
          <table:table-cell office:value-type="float" office:value="270.16624171" calcext:value-type="float">
            <text:p>270.16624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15" calcext:value-type="float">
            <text:p>2315</text:p>
          </table:table-cell>
          <table:table-cell office:value-type="float" office:value="41408598.3041" calcext:value-type="float">
            <text:p>41408598.3041</text:p>
          </table:table-cell>
          <table:table-cell office:value-type="float" office:value="23331659.866" calcext:value-type="float">
            <text:p>23331659.866</text:p>
          </table:table-cell>
          <table:table-cell office:value-type="float" office:value="0.126783856" calcext:value-type="float">
            <text:p>0.126783856</text:p>
          </table:table-cell>
          <table:table-cell office:value-type="float" office:value="0.12509761" calcext:value-type="float">
            <text:p>0.12509761</text:p>
          </table:table-cell>
          <table:table-cell office:value-type="float" office:value="0.125098" calcext:value-type="float">
            <text:p>0.125098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7746098" calcext:value-type="float">
            <text:p>1.7746098</text:p>
          </table:table-cell>
          <table:table-cell office:value-type="float" office:value="1.6495122" calcext:value-type="float">
            <text:p>1.6495122</text:p>
          </table:table-cell>
          <table:table-cell office:value-type="float" office:value="0.61436367" calcext:value-type="float">
            <text:p>0.61436367</text:p>
          </table:table-cell>
          <table:table-cell office:value-type="float" office:value="0.53434" calcext:value-type="float">
            <text:p>0.53434</text:p>
          </table:table-cell>
          <table:table-cell office:value-type="float" office:value="0.9964795175" calcext:value-type="float">
            <text:p>0.9964795175</text:p>
          </table:table-cell>
          <table:table-cell office:value-type="float" office:value="238.834772" calcext:value-type="float">
            <text:p>238.834772</text:p>
          </table:table-cell>
          <table:table-cell office:value-type="float" office:value="1049.195686" calcext:value-type="float">
            <text:p>1049.195686</text:p>
          </table:table-cell>
          <table:table-cell office:value-type="float" office:value="1.7" calcext:value-type="float">
            <text:p>1.7</text:p>
          </table:table-cell>
          <table:table-cell office:value-type="float" office:value="287.41722043" calcext:value-type="float">
            <text:p>287.417220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11" calcext:value-type="float">
            <text:p>2611</text:p>
          </table:table-cell>
          <table:table-cell office:value-type="float" office:value="41449771.3678" calcext:value-type="float">
            <text:p>41449771.3678</text:p>
          </table:table-cell>
          <table:table-cell office:value-type="float" office:value="23199984.8665" calcext:value-type="float">
            <text:p>23199984.8665</text:p>
          </table:table-cell>
          <table:table-cell office:value-type="float" office:value="0.144071287" calcext:value-type="float">
            <text:p>0.144071287</text:p>
          </table:table-cell>
          <table:table-cell office:value-type="float" office:value="0.14231005" calcext:value-type="float">
            <text:p>0.14231005</text:p>
          </table:table-cell>
          <table:table-cell office:value-type="float" office:value="0.14231" calcext:value-type="float">
            <text:p>0.14231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7864479" calcext:value-type="float">
            <text:p>1.7864479</text:p>
          </table:table-cell>
          <table:table-cell office:value-type="float" office:value="1.6441378" calcext:value-type="float">
            <text:p>1.6441378</text:p>
          </table:table-cell>
          <table:table-cell office:value-type="float" office:value="0.60822586" calcext:value-type="float">
            <text:p>0.60822586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9963889097" calcext:value-type="float">
            <text:p>0.9963889097</text:p>
          </table:table-cell>
          <table:table-cell office:value-type="float" office:value="256.12593" calcext:value-type="float">
            <text:p>256.12593</text:p>
          </table:table-cell>
          <table:table-cell office:value-type="float" office:value="1062.604132" calcext:value-type="float">
            <text:p>1062.604132</text:p>
          </table:table-cell>
          <table:table-cell office:value-type="float" office:value="1.7" calcext:value-type="float">
            <text:p>1.7</text:p>
          </table:table-cell>
          <table:table-cell office:value-type="float" office:value="304.55942716" calcext:value-type="float">
            <text:p>304.559427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24" calcext:value-type="float">
            <text:p>2924</text:p>
          </table:table-cell>
          <table:table-cell office:value-type="float" office:value="41492927.4721" calcext:value-type="float">
            <text:p>41492927.4721</text:p>
          </table:table-cell>
          <table:table-cell office:value-type="float" office:value="23068341.9743" calcext:value-type="float">
            <text:p>23068341.9743</text:p>
          </table:table-cell>
          <table:table-cell office:value-type="float" office:value="0.162050536" calcext:value-type="float">
            <text:p>0.162050536</text:p>
          </table:table-cell>
          <table:table-cell office:value-type="float" office:value="0.16022587" calcext:value-type="float">
            <text:p>0.16022587</text:p>
          </table:table-cell>
          <table:table-cell office:value-type="float" office:value="0.160226" calcext:value-type="float">
            <text:p>0.16022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7985048" calcext:value-type="float">
            <text:p>1.7985048</text:p>
          </table:table-cell>
          <table:table-cell office:value-type="float" office:value="1.638279" calcext:value-type="float">
            <text:p>1.638279</text:p>
          </table:table-cell>
          <table:table-cell office:value-type="float" office:value="0.60170595" calcext:value-type="float">
            <text:p>0.60170595</text:p>
          </table:table-cell>
          <table:table-cell office:value-type="float" office:value="0.52747" calcext:value-type="float">
            <text:p>0.52747</text:p>
          </table:table-cell>
          <table:table-cell office:value-type="float" office:value="0.9962979821" calcext:value-type="float">
            <text:p>0.9962979821</text:p>
          </table:table-cell>
          <table:table-cell office:value-type="float" office:value="273.342089" calcext:value-type="float">
            <text:p>273.342089</text:p>
          </table:table-cell>
          <table:table-cell office:value-type="float" office:value="1075.891143" calcext:value-type="float">
            <text:p>1075.891143</text:p>
          </table:table-cell>
          <table:table-cell office:value-type="float" office:value="1.7" calcext:value-type="float">
            <text:p>1.7</text:p>
          </table:table-cell>
          <table:table-cell office:value-type="float" office:value="321.58069169" calcext:value-type="float">
            <text:p>321.58069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54" calcext:value-type="float">
            <text:p>3254</text:p>
          </table:table-cell>
          <table:table-cell office:value-type="float" office:value="41537986.7746" calcext:value-type="float">
            <text:p>41537986.7746</text:p>
          </table:table-cell>
          <table:table-cell office:value-type="float" office:value="22936732.6005" calcext:value-type="float">
            <text:p>22936732.6005</text:p>
          </table:table-cell>
          <table:table-cell office:value-type="float" office:value="0.180604203" calcext:value-type="float">
            <text:p>0.180604203</text:p>
          </table:table-cell>
          <table:table-cell office:value-type="float" office:value="0.17872684" calcext:value-type="float">
            <text:p>0.17872684</text:p>
          </table:table-cell>
          <table:table-cell office:value-type="float" office:value="0.178727" calcext:value-type="float">
            <text:p>0.17872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107809" calcext:value-type="float">
            <text:p>1.8107809</text:p>
          </table:table-cell>
          <table:table-cell office:value-type="float" office:value="1.6320541" calcext:value-type="float">
            <text:p>1.6320541</text:p>
          </table:table-cell>
          <table:table-cell office:value-type="float" office:value="0.59689567" calcext:value-type="float">
            <text:p>0.59689567</text:p>
          </table:table-cell>
          <table:table-cell office:value-type="float" office:value="0.52277" calcext:value-type="float">
            <text:p>0.52277</text:p>
          </table:table-cell>
          <table:table-cell office:value-type="float" office:value="0.9962068931" calcext:value-type="float">
            <text:p>0.9962068931</text:p>
          </table:table-cell>
          <table:table-cell office:value-type="float" office:value="290.456528" calcext:value-type="float">
            <text:p>290.456528</text:p>
          </table:table-cell>
          <table:table-cell office:value-type="float" office:value="1089.038379" calcext:value-type="float">
            <text:p>1089.038379</text:p>
          </table:table-cell>
          <table:table-cell office:value-type="float" office:value="1.7" calcext:value-type="float">
            <text:p>1.7</text:p>
          </table:table-cell>
          <table:table-cell office:value-type="float" office:value="338.47663769" calcext:value-type="float">
            <text:p>338.476637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 office:value-type="float" office:value="41584866.5578" calcext:value-type="float">
            <text:p>41584866.5578</text:p>
          </table:table-cell>
          <table:table-cell office:value-type="float" office:value="22805158.085" calcext:value-type="float">
            <text:p>22805158.085</text:p>
          </table:table-cell>
          <table:table-cell office:value-type="float" office:value="0.199616042" calcext:value-type="float">
            <text:p>0.199616042</text:p>
          </table:table-cell>
          <table:table-cell office:value-type="float" office:value="0.19769716" calcext:value-type="float">
            <text:p>0.19769716</text:p>
          </table:table-cell>
          <table:table-cell office:value-type="float" office:value="0.197697" calcext:value-type="float">
            <text:p>0.19769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232761" calcext:value-type="float">
            <text:p>1.8232761</text:p>
          </table:table-cell>
          <table:table-cell office:value-type="float" office:value="1.6255789" calcext:value-type="float">
            <text:p>1.6255789</text:p>
          </table:table-cell>
          <table:table-cell office:value-type="float" office:value="0.58988506" calcext:value-type="float">
            <text:p>0.58988506</text:p>
          </table:table-cell>
          <table:table-cell office:value-type="float" office:value="0.51865" calcext:value-type="float">
            <text:p>0.51865</text:p>
          </table:table-cell>
          <table:table-cell office:value-type="float" office:value="0.9961157469" calcext:value-type="float">
            <text:p>0.9961157469</text:p>
          </table:table-cell>
          <table:table-cell office:value-type="float" office:value="307.449712" calcext:value-type="float">
            <text:p>307.449712</text:p>
          </table:table-cell>
          <table:table-cell office:value-type="float" office:value="1102.036052" calcext:value-type="float">
            <text:p>1102.036052</text:p>
          </table:table-cell>
          <table:table-cell office:value-type="float" office:value="1.7" calcext:value-type="float">
            <text:p>1.7</text:p>
          </table:table-cell>
          <table:table-cell office:value-type="float" office:value="355.24175573" calcext:value-type="float">
            <text:p>355.241755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64" calcext:value-type="float">
            <text:p>3964</text:p>
          </table:table-cell>
          <table:table-cell office:value-type="float" office:value="41633481.8572" calcext:value-type="float">
            <text:p>41633481.8572</text:p>
          </table:table-cell>
          <table:table-cell office:value-type="float" office:value="22673619.6946" calcext:value-type="float">
            <text:p>22673619.6946</text:p>
          </table:table-cell>
          <table:table-cell office:value-type="float" office:value="0.218974797" calcext:value-type="float">
            <text:p>0.218974797</text:p>
          </table:table-cell>
          <table:table-cell office:value-type="float" office:value="0.21702615" calcext:value-type="float">
            <text:p>0.21702615</text:p>
          </table:table-cell>
          <table:table-cell office:value-type="float" office:value="0.217026" calcext:value-type="float">
            <text:p>0.21702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359902" calcext:value-type="float">
            <text:p>1.8359902</text:p>
          </table:table-cell>
          <table:table-cell office:value-type="float" office:value="1.6189641" calcext:value-type="float">
            <text:p>1.6189641</text:p>
          </table:table-cell>
          <table:table-cell office:value-type="float" office:value="0.58276032" calcext:value-type="float">
            <text:p>0.58276032</text:p>
          </table:table-cell>
          <table:table-cell office:value-type="float" office:value="0.51441" calcext:value-type="float">
            <text:p>0.51441</text:p>
          </table:table-cell>
          <table:table-cell office:value-type="float" office:value="0.9960245895" calcext:value-type="float">
            <text:p>0.9960245895</text:p>
          </table:table-cell>
          <table:table-cell office:value-type="float" office:value="324.30903" calcext:value-type="float">
            <text:p>324.30903</text:p>
          </table:table-cell>
          <table:table-cell office:value-type="float" office:value="1114.882904" calcext:value-type="float">
            <text:p>1114.882904</text:p>
          </table:table-cell>
          <table:table-cell office:value-type="float" office:value="1.7" calcext:value-type="float">
            <text:p>1.7</text:p>
          </table:table-cell>
          <table:table-cell office:value-type="float" office:value="371.86953299" calcext:value-type="float">
            <text:p>371.869532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44" calcext:value-type="float">
            <text:p>4344</text:p>
          </table:table-cell>
          <table:table-cell office:value-type="float" office:value="41683745.5206" calcext:value-type="float">
            <text:p>41683745.5206</text:p>
          </table:table-cell>
          <table:table-cell office:value-type="float" office:value="22542118.6215" calcext:value-type="float">
            <text:p>22542118.6215</text:p>
          </table:table-cell>
          <table:table-cell office:value-type="float" office:value="0.238576485" calcext:value-type="float">
            <text:p>0.238576485</text:p>
          </table:table-cell>
          <table:table-cell office:value-type="float" office:value="0.23660856" calcext:value-type="float">
            <text:p>0.23660856</text:p>
          </table:table-cell>
          <table:table-cell office:value-type="float" office:value="0.236609" calcext:value-type="float">
            <text:p>0.236609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489233" calcext:value-type="float">
            <text:p>1.8489233</text:p>
          </table:table-cell>
          <table:table-cell office:value-type="float" office:value="1.6123147" calcext:value-type="float">
            <text:p>1.6123147</text:p>
          </table:table-cell>
          <table:table-cell office:value-type="float" office:value="0.57560367" calcext:value-type="float">
            <text:p>0.57560367</text:p>
          </table:table-cell>
          <table:table-cell office:value-type="float" office:value="0.51012" calcext:value-type="float">
            <text:p>0.51012</text:p>
          </table:table-cell>
          <table:table-cell office:value-type="float" office:value="0.9959334378" calcext:value-type="float">
            <text:p>0.9959334378</text:p>
          </table:table-cell>
          <table:table-cell office:value-type="float" office:value="341.027027" calcext:value-type="float">
            <text:p>341.027027</text:p>
          </table:table-cell>
          <table:table-cell office:value-type="float" office:value="1127.581722" calcext:value-type="float">
            <text:p>1127.581722</text:p>
          </table:table-cell>
          <table:table-cell office:value-type="float" office:value="1.6" calcext:value-type="float">
            <text:p>1.6</text:p>
          </table:table-cell>
          <table:table-cell office:value-type="float" office:value="388.35490291" calcext:value-type="float">
            <text:p>388.354902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41" calcext:value-type="float">
            <text:p>4741</text:p>
          </table:table-cell>
          <table:table-cell office:value-type="float" office:value="41735569.1712" calcext:value-type="float">
            <text:p>41735569.1712</text:p>
          </table:table-cell>
          <table:table-cell office:value-type="float" office:value="22410655.9822" calcext:value-type="float">
            <text:p>22410655.9822</text:p>
          </table:table-cell>
          <table:table-cell office:value-type="float" office:value="0.258317783" calcext:value-type="float">
            <text:p>0.258317783</text:p>
          </table:table-cell>
          <table:table-cell office:value-type="float" office:value="0.25634049" calcext:value-type="float">
            <text:p>0.25634049</text:p>
          </table:table-cell>
          <table:table-cell office:value-type="float" office:value="0.25634" calcext:value-type="float">
            <text:p>0.25634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620749" calcext:value-type="float">
            <text:p>1.8620749</text:p>
          </table:table-cell>
          <table:table-cell office:value-type="float" office:value="1.6057344" calcext:value-type="float">
            <text:p>1.6057344</text:p>
          </table:table-cell>
          <table:table-cell office:value-type="float" office:value="0.56849644" calcext:value-type="float">
            <text:p>0.56849644</text:p>
          </table:table-cell>
          <table:table-cell office:value-type="float" office:value="0.50588" calcext:value-type="float">
            <text:p>0.50588</text:p>
          </table:table-cell>
          <table:table-cell office:value-type="float" office:value="0.9958423581" calcext:value-type="float">
            <text:p>0.9958423581</text:p>
          </table:table-cell>
          <table:table-cell office:value-type="float" office:value="357.597258" calcext:value-type="float">
            <text:p>357.597258</text:p>
          </table:table-cell>
          <table:table-cell office:value-type="float" office:value="1140.128329" calcext:value-type="float">
            <text:p>1140.128329</text:p>
          </table:table-cell>
          <table:table-cell office:value-type="float" office:value="1.6" calcext:value-type="float">
            <text:p>1.6</text:p>
          </table:table-cell>
          <table:table-cell office:value-type="float" office:value="404.70036953" calcext:value-type="float">
            <text:p>404.700369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54" calcext:value-type="float">
            <text:p>5154</text:p>
          </table:table-cell>
          <table:table-cell office:value-type="float" office:value="41784863.6409" calcext:value-type="float">
            <text:p>41784863.6409</text:p>
          </table:table-cell>
          <table:table-cell office:value-type="float" office:value="22279232.8176" calcext:value-type="float">
            <text:p>22279232.8176</text:p>
          </table:table-cell>
          <table:table-cell office:value-type="float" office:value="0.278102872" calcext:value-type="float">
            <text:p>0.278102872</text:p>
          </table:table-cell>
          <table:table-cell office:value-type="float" office:value="0.27612583" calcext:value-type="float">
            <text:p>0.27612583</text:p>
          </table:table-cell>
          <table:table-cell office:value-type="float" office:value="0.276126" calcext:value-type="float">
            <text:p>0.27612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754448" calcext:value-type="float">
            <text:p>1.8754448</text:p>
          </table:table-cell>
          <table:table-cell office:value-type="float" office:value="1.5993189" calcext:value-type="float">
            <text:p>1.5993189</text:p>
          </table:table-cell>
          <table:table-cell office:value-type="float" office:value="0.56151418" calcext:value-type="float">
            <text:p>0.56151418</text:p>
          </table:table-cell>
          <table:table-cell office:value-type="float" office:value="0.50175" calcext:value-type="float">
            <text:p>0.50175</text:p>
          </table:table-cell>
          <table:table-cell office:value-type="float" office:value="0.9957513728" calcext:value-type="float">
            <text:p>0.9957513728</text:p>
          </table:table-cell>
          <table:table-cell office:value-type="float" office:value="374.018043" calcext:value-type="float">
            <text:p>374.018043</text:p>
          </table:table-cell>
          <table:table-cell office:value-type="float" office:value="1152.524651" calcext:value-type="float">
            <text:p>1152.524651</text:p>
          </table:table-cell>
          <table:table-cell office:value-type="float" office:value="1.6" calcext:value-type="float">
            <text:p>1.6</text:p>
          </table:table-cell>
          <table:table-cell office:value-type="float" office:value="420.90840162" calcext:value-type="float">
            <text:p>420.908401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82" calcext:value-type="float">
            <text:p>5582</text:p>
          </table:table-cell>
          <table:table-cell office:value-type="float" office:value="41799538.5729" calcext:value-type="float">
            <text:p>41799538.5729</text:p>
          </table:table-cell>
          <table:table-cell office:value-type="float" office:value="22147939.2582" calcext:value-type="float">
            <text:p>22147939.2582</text:p>
          </table:table-cell>
          <table:table-cell office:value-type="float" office:value="0.297801975" calcext:value-type="float">
            <text:p>0.297801975</text:p>
          </table:table-cell>
          <table:table-cell office:value-type="float" office:value="0.29584004" calcext:value-type="float">
            <text:p>0.29584004</text:p>
          </table:table-cell>
          <table:table-cell office:value-type="float" office:value="0.29584" calcext:value-type="float">
            <text:p>0.29584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87219" calcext:value-type="float">
            <text:p>1.887219</text:p>
          </table:table-cell>
          <table:table-cell office:value-type="float" office:value="1.5913789" calcext:value-type="float">
            <text:p>1.5913789</text:p>
          </table:table-cell>
          <table:table-cell office:value-type="float" office:value="0.55332517" calcext:value-type="float">
            <text:p>0.55332517</text:p>
          </table:table-cell>
          <table:table-cell office:value-type="float" office:value="0.49642" calcext:value-type="float">
            <text:p>0.49642</text:p>
          </table:table-cell>
          <table:table-cell office:value-type="float" office:value="0.9956606387" calcext:value-type="float">
            <text:p>0.9956606387</text:p>
          </table:table-cell>
          <table:table-cell office:value-type="float" office:value="390.267628" calcext:value-type="float">
            <text:p>390.267628</text:p>
          </table:table-cell>
          <table:table-cell office:value-type="float" office:value="1164.754405" calcext:value-type="float">
            <text:p>1164.754405</text:p>
          </table:table-cell>
          <table:table-cell office:value-type="float" office:value="1.6" calcext:value-type="float">
            <text:p>1.6</text:p>
          </table:table-cell>
          <table:table-cell office:value-type="float" office:value="436.96397452" calcext:value-type="float">
            <text:p>436.963974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27" calcext:value-type="float">
            <text:p>6027</text:p>
          </table:table-cell>
          <table:table-cell office:value-type="float" office:value="41815500.2149" calcext:value-type="float">
            <text:p>41815500.2149</text:p>
          </table:table-cell>
          <table:table-cell office:value-type="float" office:value="22016848.8231" calcext:value-type="float">
            <text:p>22016848.8231</text:p>
          </table:table-cell>
          <table:table-cell office:value-type="float" office:value="0.317304209" calcext:value-type="float">
            <text:p>0.317304209</text:p>
          </table:table-cell>
          <table:table-cell office:value-type="float" office:value="0.31536557" calcext:value-type="float">
            <text:p>0.31536557</text:p>
          </table:table-cell>
          <table:table-cell office:value-type="float" office:value="0.315366" calcext:value-type="float">
            <text:p>0.31536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899175" calcext:value-type="float">
            <text:p>1.899175</text:p>
          </table:table-cell>
          <table:table-cell office:value-type="float" office:value="1.5838094" calcext:value-type="float">
            <text:p>1.5838094</text:p>
          </table:table-cell>
          <table:table-cell office:value-type="float" office:value="0.54542101" calcext:value-type="float">
            <text:p>0.54542101</text:p>
          </table:table-cell>
          <table:table-cell office:value-type="float" office:value="0.49135" calcext:value-type="float">
            <text:p>0.49135</text:p>
          </table:table-cell>
          <table:table-cell office:value-type="float" office:value="0.9955702705" calcext:value-type="float">
            <text:p>0.9955702705</text:p>
          </table:table-cell>
          <table:table-cell office:value-type="float" office:value="406.328862" calcext:value-type="float">
            <text:p>406.328862</text:p>
          </table:table-cell>
          <table:table-cell office:value-type="float" office:value="1176.807525" calcext:value-type="float">
            <text:p>1176.807525</text:p>
          </table:table-cell>
          <table:table-cell office:value-type="float" office:value="1.6" calcext:value-type="float">
            <text:p>1.6</text:p>
          </table:table-cell>
          <table:table-cell office:value-type="float" office:value="452.85221528" calcext:value-type="float">
            <text:p>452.852215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8" calcext:value-type="float">
            <text:p>6488</text:p>
          </table:table-cell>
          <table:table-cell office:value-type="float" office:value="41832654.6902" calcext:value-type="float">
            <text:p>41832654.6902</text:p>
          </table:table-cell>
          <table:table-cell office:value-type="float" office:value="21885961.8515" calcext:value-type="float">
            <text:p>21885961.8515</text:p>
          </table:table-cell>
          <table:table-cell office:value-type="float" office:value="0.336532438" calcext:value-type="float">
            <text:p>0.336532438</text:p>
          </table:table-cell>
          <table:table-cell office:value-type="float" office:value="0.33462442" calcext:value-type="float">
            <text:p>0.33462442</text:p>
          </table:table-cell>
          <table:table-cell office:value-type="float" office:value="0.334624" calcext:value-type="float">
            <text:p>0.334624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1.9113114" calcext:value-type="float">
            <text:p>1.9113114</text:p>
          </table:table-cell>
          <table:table-cell office:value-type="float" office:value="1.576687" calcext:value-type="float">
            <text:p>1.576687</text:p>
          </table:table-cell>
          <table:table-cell office:value-type="float" office:value="0.53786311" calcext:value-type="float">
            <text:p>0.53786311</text:p>
          </table:table-cell>
          <table:table-cell office:value-type="float" office:value="0.48662" calcext:value-type="float">
            <text:p>0.48662</text:p>
          </table:table-cell>
          <table:table-cell office:value-type="float" office:value="0.9954802563" calcext:value-type="float">
            <text:p>0.9954802563</text:p>
          </table:table-cell>
          <table:table-cell office:value-type="float" office:value="422.208814" calcext:value-type="float">
            <text:p>422.208814</text:p>
          </table:table-cell>
          <table:table-cell office:value-type="float" office:value="1188.690944" calcext:value-type="float">
            <text:p>1188.690944</text:p>
          </table:table-cell>
          <table:table-cell office:value-type="float" office:value="1.6" calcext:value-type="float">
            <text:p>1.6</text:p>
          </table:table-cell>
          <table:table-cell office:value-type="float" office:value="468.58271927" calcext:value-type="float">
            <text:p>468.582719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65" calcext:value-type="float">
            <text:p>6965</text:p>
          </table:table-cell>
          <table:table-cell office:value-type="float" office:value="41850909.3373" calcext:value-type="float">
            <text:p>41850909.3373</text:p>
          </table:table-cell>
          <table:table-cell office:value-type="float" office:value="21755278.5939" calcext:value-type="float">
            <text:p>21755278.5939</text:p>
          </table:table-cell>
          <table:table-cell office:value-type="float" office:value="0.355417888" calcext:value-type="float">
            <text:p>0.355417888</text:p>
          </table:table-cell>
          <table:table-cell table:number-columns-repeated="2" office:value-type="float" office:value="0.353547" calcext:value-type="float">
            <text:p>0.353547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9236268" calcext:value-type="float">
            <text:p>1.9236268</text:p>
          </table:table-cell>
          <table:table-cell office:value-type="float" office:value="1.5700798" calcext:value-type="float">
            <text:p>1.5700798</text:p>
          </table:table-cell>
          <table:table-cell office:value-type="float" office:value="0.53070652" calcext:value-type="float">
            <text:p>0.53070652</text:p>
          </table:table-cell>
          <table:table-cell office:value-type="float" office:value="0.48227" calcext:value-type="float">
            <text:p>0.48227</text:p>
          </table:table-cell>
          <table:table-cell office:value-type="float" office:value="0.9953905715" calcext:value-type="float">
            <text:p>0.9953905715</text:p>
          </table:table-cell>
          <table:table-cell office:value-type="float" office:value="437.916771" calcext:value-type="float">
            <text:p>437.916771</text:p>
          </table:table-cell>
          <table:table-cell office:value-type="float" office:value="1200.412874" calcext:value-type="float">
            <text:p>1200.412874</text:p>
          </table:table-cell>
          <table:table-cell office:value-type="float" office:value="1.6" calcext:value-type="float">
            <text:p>1.6</text:p>
          </table:table-cell>
          <table:table-cell office:value-type="float" office:value="484.16694272" calcext:value-type="float">
            <text:p>484.166942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56" calcext:value-type="float">
            <text:p>7456</text:p>
          </table:table-cell>
          <table:table-cell office:value-type="float" office:value="41870172.8279" calcext:value-type="float">
            <text:p>41870172.8279</text:p>
          </table:table-cell>
          <table:table-cell office:value-type="float" office:value="21624799.215" calcext:value-type="float">
            <text:p>21624799.215</text:p>
          </table:table-cell>
          <table:table-cell office:value-type="float" office:value="0.373905519" calcext:value-type="float">
            <text:p>0.373905519</text:p>
          </table:table-cell>
          <table:table-cell office:value-type="float" office:value="0.37207747" calcext:value-type="float">
            <text:p>0.37207747</text:p>
          </table:table-cell>
          <table:table-cell office:value-type="float" office:value="0.372077" calcext:value-type="float">
            <text:p>0.372077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9361199" calcext:value-type="float">
            <text:p>1.9361199</text:p>
          </table:table-cell>
          <table:table-cell office:value-type="float" office:value="1.5640424" calcext:value-type="float">
            <text:p>1.5640424</text:p>
          </table:table-cell>
          <table:table-cell office:value-type="float" office:value="0.52399564" calcext:value-type="float">
            <text:p>0.52399564</text:p>
          </table:table-cell>
          <table:table-cell office:value-type="float" office:value="0.47834" calcext:value-type="float">
            <text:p>0.47834</text:p>
          </table:table-cell>
          <table:table-cell office:value-type="float" office:value="0.995301112" calcext:value-type="float">
            <text:p>0.995301112</text:p>
          </table:table-cell>
          <table:table-cell office:value-type="float" office:value="453.467357" calcext:value-type="float">
            <text:p>453.467357</text:p>
          </table:table-cell>
          <table:table-cell office:value-type="float" office:value="1211.991405" calcext:value-type="float">
            <text:p>1211.991405</text:p>
          </table:table-cell>
          <table:table-cell office:value-type="float" office:value="1.5" calcext:value-type="float">
            <text:p>1.5</text:p>
          </table:table-cell>
          <table:table-cell office:value-type="float" office:value="499.6133655" calcext:value-type="float">
            <text:p>499.6133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64" calcext:value-type="float">
            <text:p>7964</text:p>
          </table:table-cell>
          <table:table-cell office:value-type="float" office:value="41890355.3705" calcext:value-type="float">
            <text:p>41890355.3705</text:p>
          </table:table-cell>
          <table:table-cell office:value-type="float" office:value="21494523.7976" calcext:value-type="float">
            <text:p>21494523.7976</text:p>
          </table:table-cell>
          <table:table-cell office:value-type="float" office:value="0.39194575" calcext:value-type="float">
            <text:p>0.39194575</text:p>
          </table:table-cell>
          <table:table-cell office:value-type="float" office:value="0.39016403" calcext:value-type="float">
            <text:p>0.39016403</text:p>
          </table:table-cell>
          <table:table-cell office:value-type="float" office:value="0.390164" calcext:value-type="float">
            <text:p>0.390164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9487893" calcext:value-type="float">
            <text:p>1.9487893</text:p>
          </table:table-cell>
          <table:table-cell office:value-type="float" office:value="1.5586253" calcext:value-type="float">
            <text:p>1.5586253</text:p>
          </table:table-cell>
          <table:table-cell office:value-type="float" office:value="0.5197717" calcext:value-type="float">
            <text:p>0.5197717</text:p>
          </table:table-cell>
          <table:table-cell office:value-type="float" office:value="0.47418" calcext:value-type="float">
            <text:p>0.47418</text:p>
          </table:table-cell>
          <table:table-cell office:value-type="float" office:value="0.995211812" calcext:value-type="float">
            <text:p>0.995211812</text:p>
          </table:table-cell>
          <table:table-cell office:value-type="float" office:value="468.874402" calcext:value-type="float">
            <text:p>468.874402</text:p>
          </table:table-cell>
          <table:table-cell office:value-type="float" office:value="1223.439004" calcext:value-type="float">
            <text:p>1223.439004</text:p>
          </table:table-cell>
          <table:table-cell office:value-type="float" office:value="1.5" calcext:value-type="float">
            <text:p>1.5</text:p>
          </table:table-cell>
          <table:table-cell office:value-type="float" office:value="514.9354313" calcext:value-type="float">
            <text:p>514.93543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86" calcext:value-type="float">
            <text:p>8486</text:p>
          </table:table-cell>
          <table:table-cell office:value-type="float" office:value="41911368.9149" calcext:value-type="float">
            <text:p>41911368.9149</text:p>
          </table:table-cell>
          <table:table-cell office:value-type="float" office:value="21364452.3459" calcext:value-type="float">
            <text:p>21364452.3459</text:p>
          </table:table-cell>
          <table:table-cell office:value-type="float" office:value="0.409486012" calcext:value-type="float">
            <text:p>0.409486012</text:p>
          </table:table-cell>
          <table:table-cell office:value-type="float" office:value="0.40775478" calcext:value-type="float">
            <text:p>0.40775478</text:p>
          </table:table-cell>
          <table:table-cell office:value-type="float" office:value="0.407755" calcext:value-type="float">
            <text:p>0.407755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9616338" calcext:value-type="float">
            <text:p>1.9616338</text:p>
          </table:table-cell>
          <table:table-cell office:value-type="float" office:value="1.5538791" calcext:value-type="float">
            <text:p>1.5538791</text:p>
          </table:table-cell>
          <table:table-cell office:value-type="float" office:value="0.51407614" calcext:value-type="float">
            <text:p>0.51407614</text:p>
          </table:table-cell>
          <table:table-cell office:value-type="float" office:value="0.47125" calcext:value-type="float">
            <text:p>0.47125</text:p>
          </table:table-cell>
          <table:table-cell office:value-type="float" office:value="0.9951226818" calcext:value-type="float">
            <text:p>0.9951226818</text:p>
          </table:table-cell>
          <table:table-cell office:value-type="float" office:value="484.148705" calcext:value-type="float">
            <text:p>484.148705</text:p>
          </table:table-cell>
          <table:table-cell office:value-type="float" office:value="1234.757987" calcext:value-type="float">
            <text:p>1234.757987</text:p>
          </table:table-cell>
          <table:table-cell office:value-type="float" office:value="1.5" calcext:value-type="float">
            <text:p>1.5</text:p>
          </table:table-cell>
          <table:table-cell office:value-type="float" office:value="530.15343595" calcext:value-type="float">
            <text:p>530.153435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4" calcext:value-type="float">
            <text:p>9024</text:p>
          </table:table-cell>
          <table:table-cell office:value-type="float" office:value="41933127.3791" calcext:value-type="float">
            <text:p>41933127.3791</text:p>
          </table:table-cell>
          <table:table-cell office:value-type="float" office:value="21234584.7893" calcext:value-type="float">
            <text:p>21234584.7893</text:p>
          </table:table-cell>
          <table:table-cell office:value-type="float" office:value="0.426499478" calcext:value-type="float">
            <text:p>0.426499478</text:p>
          </table:table-cell>
          <table:table-cell office:value-type="float" office:value="0.4248238" calcext:value-type="float">
            <text:p>0.4248238</text:p>
          </table:table-cell>
          <table:table-cell office:value-type="float" office:value="0.424824" calcext:value-type="float">
            <text:p>0.424824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9746522" calcext:value-type="float">
            <text:p>1.9746522</text:p>
          </table:table-cell>
          <table:table-cell office:value-type="float" office:value="1.5498284" calcext:value-type="float">
            <text:p>1.5498284</text:p>
          </table:table-cell>
          <table:table-cell office:value-type="float" office:value="0.50892989" calcext:value-type="float">
            <text:p>0.50892989</text:p>
          </table:table-cell>
          <table:table-cell office:value-type="float" office:value="0.46884" calcext:value-type="float">
            <text:p>0.46884</text:p>
          </table:table-cell>
          <table:table-cell office:value-type="float" office:value="0.9950334978" calcext:value-type="float">
            <text:p>0.9950334978</text:p>
          </table:table-cell>
          <table:table-cell office:value-type="float" office:value="499.3137" calcext:value-type="float">
            <text:p>499.3137</text:p>
          </table:table-cell>
          <table:table-cell office:value-type="float" office:value="1245.979885" calcext:value-type="float">
            <text:p>1245.979885</text:p>
          </table:table-cell>
          <table:table-cell office:value-type="float" office:value="1.5" calcext:value-type="float">
            <text:p>1.5</text:p>
          </table:table-cell>
          <table:table-cell office:value-type="float" office:value="545.27402693" calcext:value-type="float">
            <text:p>545.27402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77" calcext:value-type="float">
            <text:p>9577</text:p>
          </table:table-cell>
          <table:table-cell office:value-type="float" office:value="41955547.2474" calcext:value-type="float">
            <text:p>41955547.2474</text:p>
          </table:table-cell>
          <table:table-cell office:value-type="float" office:value="21104920.9859" calcext:value-type="float">
            <text:p>21104920.9859</text:p>
          </table:table-cell>
          <table:table-cell office:value-type="float" office:value="0.442957295" calcext:value-type="float">
            <text:p>0.442957295</text:p>
          </table:table-cell>
          <table:table-cell office:value-type="float" office:value="0.44133708" calcext:value-type="float">
            <text:p>0.44133708</text:p>
          </table:table-cell>
          <table:table-cell office:value-type="float" office:value="0.441337" calcext:value-type="float">
            <text:p>0.441337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1.9878434" calcext:value-type="float">
            <text:p>1.9878434</text:p>
          </table:table-cell>
          <table:table-cell office:value-type="float" office:value="1.5465063" calcext:value-type="float">
            <text:p>1.5465063</text:p>
          </table:table-cell>
          <table:table-cell office:value-type="float" office:value="0.50636014" calcext:value-type="float">
            <text:p>0.50636014</text:p>
          </table:table-cell>
          <table:table-cell office:value-type="float" office:value="0.46631" calcext:value-type="float">
            <text:p>0.46631</text:p>
          </table:table-cell>
          <table:table-cell office:value-type="float" office:value="0.9949441981" calcext:value-type="float">
            <text:p>0.9949441981</text:p>
          </table:table-cell>
          <table:table-cell office:value-type="float" office:value="514.385258" calcext:value-type="float">
            <text:p>514.385258</text:p>
          </table:table-cell>
          <table:table-cell office:value-type="float" office:value="1257.114978" calcext:value-type="float">
            <text:p>1257.114978</text:p>
          </table:table-cell>
          <table:table-cell office:value-type="float" office:value="1.5" calcext:value-type="float">
            <text:p>1.5</text:p>
          </table:table-cell>
          <table:table-cell office:value-type="float" office:value="560.31629171" calcext:value-type="float">
            <text:p>560.316291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45" calcext:value-type="float">
            <text:p>10145</text:p>
          </table:table-cell>
          <table:table-cell office:value-type="float" office:value="41978545.9426" calcext:value-type="float">
            <text:p>41978545.9426</text:p>
          </table:table-cell>
          <table:table-cell office:value-type="float" office:value="20975460.7264" calcext:value-type="float">
            <text:p>20975460.7264</text:p>
          </table:table-cell>
          <table:table-cell office:value-type="float" office:value="0.458838802" calcext:value-type="float">
            <text:p>0.458838802</text:p>
          </table:table-cell>
          <table:table-cell office:value-type="float" office:value="0.45727961" calcext:value-type="float">
            <text:p>0.45727961</text:p>
          </table:table-cell>
          <table:table-cell office:value-type="float" office:value="0.45728" calcext:value-type="float">
            <text:p>0.45728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0012062" calcext:value-type="float">
            <text:p>2.0012062</text:p>
          </table:table-cell>
          <table:table-cell office:value-type="float" office:value="1.5439266" calcext:value-type="float">
            <text:p>1.5439266</text:p>
          </table:table-cell>
          <table:table-cell office:value-type="float" office:value="0.50237909" calcext:value-type="float">
            <text:p>0.50237909</text:p>
          </table:table-cell>
          <table:table-cell office:value-type="float" office:value="0.46504" calcext:value-type="float">
            <text:p>0.46504</text:p>
          </table:table-cell>
          <table:table-cell office:value-type="float" office:value="0.9948545556" calcext:value-type="float">
            <text:p>0.9948545556</text:p>
          </table:table-cell>
          <table:table-cell office:value-type="float" office:value="529.387797" calcext:value-type="float">
            <text:p>529.387797</text:p>
          </table:table-cell>
          <table:table-cell office:value-type="float" office:value="1268.193506" calcext:value-type="float">
            <text:p>1268.193506</text:p>
          </table:table-cell>
          <table:table-cell office:value-type="float" office:value="1.5" calcext:value-type="float">
            <text:p>1.5</text:p>
          </table:table-cell>
          <table:table-cell office:value-type="float" office:value="575.28955618" calcext:value-type="float">
            <text:p>575.289556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27" calcext:value-type="float">
            <text:p>10727</text:p>
          </table:table-cell>
          <table:table-cell office:value-type="float" office:value="42002044.4918" calcext:value-type="float">
            <text:p>42002044.4918</text:p>
          </table:table-cell>
          <table:table-cell office:value-type="float" office:value="20846203.7371" calcext:value-type="float">
            <text:p>20846203.7371</text:p>
          </table:table-cell>
          <table:table-cell office:value-type="float" office:value="0.474106666" calcext:value-type="float">
            <text:p>0.474106666</text:p>
          </table:table-cell>
          <table:table-cell office:value-type="float" office:value="0.47260732" calcext:value-type="float">
            <text:p>0.47260732</text:p>
          </table:table-cell>
          <table:table-cell office:value-type="float" office:value="0.472607" calcext:value-type="float">
            <text:p>0.472607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0147397" calcext:value-type="float">
            <text:p>2.0147397</text:p>
          </table:table-cell>
          <table:table-cell office:value-type="float" office:value="1.5421324" calcext:value-type="float">
            <text:p>1.5421324</text:p>
          </table:table-cell>
          <table:table-cell office:value-type="float" office:value="0.50102153" calcext:value-type="float">
            <text:p>0.50102153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9947647241" calcext:value-type="float">
            <text:p>0.9947647241</text:p>
          </table:table-cell>
          <table:table-cell office:value-type="float" office:value="544.326815" calcext:value-type="float">
            <text:p>544.326815</text:p>
          </table:table-cell>
          <table:table-cell office:value-type="float" office:value="1279.198127" calcext:value-type="float">
            <text:p>1279.198127</text:p>
          </table:table-cell>
          <table:table-cell office:value-type="float" office:value="1.5" calcext:value-type="float">
            <text:p>1.5</text:p>
          </table:table-cell>
          <table:table-cell office:value-type="float" office:value="590.22867836" calcext:value-type="float">
            <text:p>590.228678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25" calcext:value-type="float">
            <text:p>11325</text:p>
          </table:table-cell>
          <table:table-cell office:value-type="float" office:value="42025965.7683" calcext:value-type="float">
            <text:p>42025965.7683</text:p>
          </table:table-cell>
          <table:table-cell office:value-type="float" office:value="20717149.6848" calcext:value-type="float">
            <text:p>20717149.6848</text:p>
          </table:table-cell>
          <table:table-cell office:value-type="float" office:value="0.488767012" calcext:value-type="float">
            <text:p>0.488767012</text:p>
          </table:table-cell>
          <table:table-cell office:value-type="float" office:value="0.48732908" calcext:value-type="float">
            <text:p>0.48732908</text:p>
          </table:table-cell>
          <table:table-cell office:value-type="float" office:value="0.487329" calcext:value-type="float">
            <text:p>0.487329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028443" calcext:value-type="float">
            <text:p>2.028443</text:p>
          </table:table-cell>
          <table:table-cell office:value-type="float" office:value="1.5411139" calcext:value-type="float">
            <text:p>1.5411139</text:p>
          </table:table-cell>
          <table:table-cell office:value-type="float" office:value="0.50028054" calcext:value-type="float">
            <text:p>0.50028054</text:p>
          </table:table-cell>
          <table:table-cell office:value-type="float" office:value="0.46297" calcext:value-type="float">
            <text:p>0.46297</text:p>
          </table:table-cell>
          <table:table-cell office:value-type="float" office:value="0.9946742991" calcext:value-type="float">
            <text:p>0.9946742991</text:p>
          </table:table-cell>
          <table:table-cell office:value-type="float" office:value="559.236489" calcext:value-type="float">
            <text:p>559.236489</text:p>
          </table:table-cell>
          <table:table-cell office:value-type="float" office:value="1290.179708" calcext:value-type="float">
            <text:p>1290.179708</text:p>
          </table:table-cell>
          <table:table-cell office:value-type="float" office:value="1.5" calcext:value-type="float">
            <text:p>1.5</text:p>
          </table:table-cell>
          <table:table-cell office:value-type="float" office:value="605.13442218" calcext:value-type="float">
            <text:p>605.134422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38" calcext:value-type="float">
            <text:p>11938</text:p>
          </table:table-cell>
          <table:table-cell office:value-type="float" office:value="42050234.2592" calcext:value-type="float">
            <text:p>42050234.2592</text:p>
          </table:table-cell>
          <table:table-cell office:value-type="float" office:value="20588298.1791" calcext:value-type="float">
            <text:p>20588298.1791</text:p>
          </table:table-cell>
          <table:table-cell office:value-type="float" office:value="0.502805819" calcext:value-type="float">
            <text:p>0.502805819</text:p>
          </table:table-cell>
          <table:table-cell office:value-type="float" office:value="0.50143057" calcext:value-type="float">
            <text:p>0.50143057</text:p>
          </table:table-cell>
          <table:table-cell office:value-type="float" office:value="0.501431" calcext:value-type="float">
            <text:p>0.501431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0423152" calcext:value-type="float">
            <text:p>2.0423152</text:p>
          </table:table-cell>
          <table:table-cell office:value-type="float" office:value="1.5408846" calcext:value-type="float">
            <text:p>1.5408846</text:p>
          </table:table-cell>
          <table:table-cell office:value-type="float" office:value="0.5001672" calcext:value-type="float">
            <text:p>0.5001672</text:p>
          </table:table-cell>
          <table:table-cell office:value-type="float" office:value="0.46286" calcext:value-type="float">
            <text:p>0.46286</text:p>
          </table:table-cell>
          <table:table-cell office:value-type="float" office:value="0.9945831716" calcext:value-type="float">
            <text:p>0.9945831716</text:p>
          </table:table-cell>
          <table:table-cell office:value-type="float" office:value="574.135735" calcext:value-type="float">
            <text:p>574.135735</text:p>
          </table:table-cell>
          <table:table-cell office:value-type="float" office:value="1301.151901" calcext:value-type="float">
            <text:p>1301.151901</text:p>
          </table:table-cell>
          <table:table-cell office:value-type="float" office:value="1.5" calcext:value-type="float">
            <text:p>1.5</text:p>
          </table:table-cell>
          <table:table-cell office:value-type="float" office:value="620.0265545" calcext:value-type="float">
            <text:p>620.02655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65" calcext:value-type="float">
            <text:p>12565</text:p>
          </table:table-cell>
          <table:table-cell office:value-type="float" office:value="42074776.9211" calcext:value-type="float">
            <text:p>42074776.9211</text:p>
          </table:table-cell>
          <table:table-cell office:value-type="float" office:value="20459648.7763" calcext:value-type="float">
            <text:p>20459648.7763</text:p>
          </table:table-cell>
          <table:table-cell office:value-type="float" office:value="0.516212018" calcext:value-type="float">
            <text:p>0.516212018</text:p>
          </table:table-cell>
          <table:table-cell office:value-type="float" office:value="0.51490044" calcext:value-type="float">
            <text:p>0.51490044</text:p>
          </table:table-cell>
          <table:table-cell office:value-type="float" office:value="0.5149" calcext:value-type="float">
            <text:p>0.5149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0563556" calcext:value-type="float">
            <text:p>2.0563556</text:p>
          </table:table-cell>
          <table:table-cell office:value-type="float" office:value="1.5414551" calcext:value-type="float">
            <text:p>1.5414551</text:p>
          </table:table-cell>
          <table:table-cell office:value-type="float" office:value="0.50069004" calcext:value-type="float">
            <text:p>0.50069004</text:p>
          </table:table-cell>
          <table:table-cell office:value-type="float" office:value="0.46337" calcext:value-type="float">
            <text:p>0.46337</text:p>
          </table:table-cell>
          <table:table-cell office:value-type="float" office:value="0.9944912268" calcext:value-type="float">
            <text:p>0.9944912268</text:p>
          </table:table-cell>
          <table:table-cell office:value-type="float" office:value="589.043803" calcext:value-type="float">
            <text:p>589.043803</text:p>
          </table:table-cell>
          <table:table-cell office:value-type="float" office:value="1312.128572" calcext:value-type="float">
            <text:p>1312.128572</text:p>
          </table:table-cell>
          <table:table-cell office:value-type="float" office:value="1.5" calcext:value-type="float">
            <text:p>1.5</text:p>
          </table:table-cell>
          <table:table-cell office:value-type="float" office:value="634.9251519" calcext:value-type="float">
            <text:p>634.9251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07" calcext:value-type="float">
            <text:p>13207</text:p>
          </table:table-cell>
          <table:table-cell office:value-type="float" office:value="42099523.1239" calcext:value-type="float">
            <text:p>42099523.1239</text:p>
          </table:table-cell>
          <table:table-cell office:value-type="float" office:value="20331200.9824" calcext:value-type="float">
            <text:p>20331200.9824</text:p>
          </table:table-cell>
          <table:table-cell office:value-type="float" office:value="0.528976979" calcext:value-type="float">
            <text:p>0.528976979</text:p>
          </table:table-cell>
          <table:table-cell office:value-type="float" office:value="0.52772984" calcext:value-type="float">
            <text:p>0.52772984</text:p>
          </table:table-cell>
          <table:table-cell office:value-type="float" office:value="0.52773" calcext:value-type="float">
            <text:p>0.52773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0705634" calcext:value-type="float">
            <text:p>2.0705634</text:p>
          </table:table-cell>
          <table:table-cell office:value-type="float" office:value="1.5428336" calcext:value-type="float">
            <text:p>1.5428336</text:p>
          </table:table-cell>
          <table:table-cell office:value-type="float" office:value="0.50185542" calcext:value-type="float">
            <text:p>0.50185542</text:p>
          </table:table-cell>
          <table:table-cell office:value-type="float" office:value="0.46452" calcext:value-type="float">
            <text:p>0.46452</text:p>
          </table:table-cell>
          <table:table-cell office:value-type="float" office:value="0.9943983448" calcext:value-type="float">
            <text:p>0.9943983448</text:p>
          </table:table-cell>
          <table:table-cell office:value-type="float" office:value="603.980201" calcext:value-type="float">
            <text:p>603.980201</text:p>
          </table:table-cell>
          <table:table-cell office:value-type="float" office:value="1323.12375" calcext:value-type="float">
            <text:p>1323.12375</text:p>
          </table:table-cell>
          <table:table-cell office:value-type="float" office:value="1.5" calcext:value-type="float">
            <text:p>1.5</text:p>
          </table:table-cell>
          <table:table-cell office:value-type="float" office:value="649.85052659" calcext:value-type="float">
            <text:p>649.85052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865" calcext:value-type="float">
            <text:p>13865</text:p>
          </table:table-cell>
          <table:table-cell office:value-type="float" office:value="42124404.3554" calcext:value-type="float">
            <text:p>42124404.3554</text:p>
          </table:table-cell>
          <table:table-cell office:value-type="float" office:value="20202954.2569" calcext:value-type="float">
            <text:p>20202954.2569</text:p>
          </table:table-cell>
          <table:table-cell office:value-type="float" office:value="0.54111191" calcext:value-type="float">
            <text:p>0.54111191</text:p>
          </table:table-cell>
          <table:table-cell office:value-type="float" office:value="0.53992657" calcext:value-type="float">
            <text:p>0.53992657</text:p>
          </table:table-cell>
          <table:table-cell office:value-type="float" office:value="0.539927" calcext:value-type="float">
            <text:p>0.53992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0849383" calcext:value-type="float">
            <text:p>2.0849383</text:p>
          </table:table-cell>
          <table:table-cell office:value-type="float" office:value="1.5450117" calcext:value-type="float">
            <text:p>1.5450117</text:p>
          </table:table-cell>
          <table:table-cell office:value-type="float" office:value="0.50565638" calcext:value-type="float">
            <text:p>0.50565638</text:p>
          </table:table-cell>
          <table:table-cell office:value-type="float" office:value="0.46561" calcext:value-type="float">
            <text:p>0.46561</text:p>
          </table:table-cell>
          <table:table-cell office:value-type="float" office:value="0.9943042324" calcext:value-type="float">
            <text:p>0.9943042324</text:p>
          </table:table-cell>
          <table:table-cell office:value-type="float" office:value="618.972996" calcext:value-type="float">
            <text:p>618.972996</text:p>
          </table:table-cell>
          <table:table-cell office:value-type="float" office:value="1334.171269" calcext:value-type="float">
            <text:p>1334.171269</text:p>
          </table:table-cell>
          <table:table-cell office:value-type="float" office:value="1.5" calcext:value-type="float">
            <text:p>1.5</text:p>
          </table:table-cell>
          <table:table-cell office:value-type="float" office:value="664.81307961" calcext:value-type="float">
            <text:p>664.813079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37" calcext:value-type="float">
            <text:p>14537</text:p>
          </table:table-cell>
          <table:table-cell office:value-type="float" office:value="42149352.9782" calcext:value-type="float">
            <text:p>42149352.9782</text:p>
          </table:table-cell>
          <table:table-cell office:value-type="float" office:value="20074908.015" calcext:value-type="float">
            <text:p>20074908.015</text:p>
          </table:table-cell>
          <table:table-cell office:value-type="float" office:value="0.552607772" calcext:value-type="float">
            <text:p>0.552607772</text:p>
          </table:table-cell>
          <table:table-cell table:number-columns-repeated="2" office:value-type="float" office:value="0.551488" calcext:value-type="float">
            <text:p>0.551488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0994795" calcext:value-type="float">
            <text:p>2.0994795</text:p>
          </table:table-cell>
          <table:table-cell office:value-type="float" office:value="1.5479915" calcext:value-type="float">
            <text:p>1.5479915</text:p>
          </table:table-cell>
          <table:table-cell office:value-type="float" office:value="0.50809402" calcext:value-type="float">
            <text:p>0.50809402</text:p>
          </table:table-cell>
          <table:table-cell office:value-type="float" office:value="0.46801" calcext:value-type="float">
            <text:p>0.46801</text:p>
          </table:table-cell>
          <table:table-cell office:value-type="float" office:value="0.9942087215" calcext:value-type="float">
            <text:p>0.9942087215</text:p>
          </table:table-cell>
          <table:table-cell office:value-type="float" office:value="634.043413" calcext:value-type="float">
            <text:p>634.043413</text:p>
          </table:table-cell>
          <table:table-cell office:value-type="float" office:value="1345.289336" calcext:value-type="float">
            <text:p>1345.289336</text:p>
          </table:table-cell>
          <table:table-cell office:value-type="float" office:value="1.5" calcext:value-type="float">
            <text:p>1.5</text:p>
          </table:table-cell>
          <table:table-cell office:value-type="float" office:value="679.83055007" calcext:value-type="float">
            <text:p>679.830550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24" calcext:value-type="float">
            <text:p>15224</text:p>
          </table:table-cell>
          <table:table-cell office:value-type="float" office:value="42174304.7799" calcext:value-type="float">
            <text:p>42174304.7799</text:p>
          </table:table-cell>
          <table:table-cell office:value-type="float" office:value="19947061.631" calcext:value-type="float">
            <text:p>19947061.631</text:p>
          </table:table-cell>
          <table:table-cell office:value-type="float" office:value="0.563457021" calcext:value-type="float">
            <text:p>0.563457021</text:p>
          </table:table-cell>
          <table:table-cell office:value-type="float" office:value="0.56239996" calcext:value-type="float">
            <text:p>0.56239996</text:p>
          </table:table-cell>
          <table:table-cell office:value-type="float" office:value="0.5624" calcext:value-type="float">
            <text:p>0.5624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1141866" calcext:value-type="float">
            <text:p>2.1141866</text:p>
          </table:table-cell>
          <table:table-cell office:value-type="float" office:value="1.5517867" calcext:value-type="float">
            <text:p>1.5517867</text:p>
          </table:table-cell>
          <table:table-cell office:value-type="float" office:value="0.5131782" calcext:value-type="float">
            <text:p>0.5131782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0.9941117876" calcext:value-type="float">
            <text:p>0.9941117876</text:p>
          </table:table-cell>
          <table:table-cell office:value-type="float" office:value="649.205649" calcext:value-type="float">
            <text:p>649.205649</text:p>
          </table:table-cell>
          <table:table-cell office:value-type="float" office:value="1356.478985" calcext:value-type="float">
            <text:p>1356.478985</text:p>
          </table:table-cell>
          <table:table-cell office:value-type="float" office:value="1.5" calcext:value-type="float">
            <text:p>1.5</text:p>
          </table:table-cell>
          <table:table-cell office:value-type="float" office:value="694.93006796" calcext:value-type="float">
            <text:p>694.930067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27" calcext:value-type="float">
            <text:p>15927</text:p>
          </table:table-cell>
          <table:table-cell office:value-type="float" office:value="42199196.5924" calcext:value-type="float">
            <text:p>42199196.5924</text:p>
          </table:table-cell>
          <table:table-cell office:value-type="float" office:value="19819414.441" calcext:value-type="float">
            <text:p>19819414.441</text:p>
          </table:table-cell>
          <table:table-cell office:value-type="float" office:value="0.573665191" calcext:value-type="float">
            <text:p>0.573665191</text:p>
          </table:table-cell>
          <table:table-cell office:value-type="float" office:value="0.57267471" calcext:value-type="float">
            <text:p>0.57267471</text:p>
          </table:table-cell>
          <table:table-cell office:value-type="float" office:value="0.572675" calcext:value-type="float">
            <text:p>0.57267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2.1290595" calcext:value-type="float">
            <text:p>2.1290595</text:p>
          </table:table-cell>
          <table:table-cell office:value-type="float" office:value="1.5563847" calcext:value-type="float">
            <text:p>1.5563847</text:p>
          </table:table-cell>
          <table:table-cell office:value-type="float" office:value="0.51689799" calcext:value-type="float">
            <text:p>0.51689799</text:p>
          </table:table-cell>
          <table:table-cell office:value-type="float" office:value="0.47402" calcext:value-type="float">
            <text:p>0.47402</text:p>
          </table:table-cell>
          <table:table-cell office:value-type="float" office:value="0.9940131009" calcext:value-type="float">
            <text:p>0.9940131009</text:p>
          </table:table-cell>
          <table:table-cell office:value-type="float" office:value="664.48864" calcext:value-type="float">
            <text:p>664.48864</text:p>
          </table:table-cell>
          <table:table-cell office:value-type="float" office:value="1367.776114" calcext:value-type="float">
            <text:p>1367.776114</text:p>
          </table:table-cell>
          <table:table-cell office:value-type="float" office:value="1.5" calcext:value-type="float">
            <text:p>1.5</text:p>
          </table:table-cell>
          <table:table-cell office:value-type="float" office:value="710.12052652" calcext:value-type="float">
            <text:p>710.12052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645" calcext:value-type="float">
            <text:p>16645</text:p>
          </table:table-cell>
          <table:table-cell office:value-type="float" office:value="42223967.5208" calcext:value-type="float">
            <text:p>42223967.5208</text:p>
          </table:table-cell>
          <table:table-cell office:value-type="float" office:value="19691965.7459" calcext:value-type="float">
            <text:p>19691965.7459</text:p>
          </table:table-cell>
          <table:table-cell office:value-type="float" office:value="0.583235591" calcext:value-type="float">
            <text:p>0.583235591</text:p>
          </table:table-cell>
          <table:table-cell office:value-type="float" office:value="0.58230857" calcext:value-type="float">
            <text:p>0.58230857</text:p>
          </table:table-cell>
          <table:table-cell office:value-type="float" office:value="0.582309" calcext:value-type="float">
            <text:p>0.582309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1440977" calcext:value-type="float">
            <text:p>2.1440977</text:p>
          </table:table-cell>
          <table:table-cell office:value-type="float" office:value="1.5617891" calcext:value-type="float">
            <text:p>1.5617891</text:p>
          </table:table-cell>
          <table:table-cell office:value-type="float" office:value="0.52325468" calcext:value-type="float">
            <text:p>0.52325468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9939125133" calcext:value-type="float">
            <text:p>0.9939125133</text:p>
          </table:table-cell>
          <table:table-cell office:value-type="float" office:value="679.912038" calcext:value-type="float">
            <text:p>679.912038</text:p>
          </table:table-cell>
          <table:table-cell office:value-type="float" office:value="1379.194783" calcext:value-type="float">
            <text:p>1379.194783</text:p>
          </table:table-cell>
          <table:table-cell office:value-type="float" office:value="1.5" calcext:value-type="float">
            <text:p>1.5</text:p>
          </table:table-cell>
          <table:table-cell office:value-type="float" office:value="725.42200152" calcext:value-type="float">
            <text:p>725.42200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378" calcext:value-type="float">
            <text:p>17378</text:p>
          </table:table-cell>
          <table:table-cell office:value-type="float" office:value="42252558.0317" calcext:value-type="float">
            <text:p>42252558.0317</text:p>
          </table:table-cell>
          <table:table-cell office:value-type="float" office:value="19564714.8135" calcext:value-type="float">
            <text:p>19564714.8135</text:p>
          </table:table-cell>
          <table:table-cell office:value-type="float" office:value="0.592162985" calcext:value-type="float">
            <text:p>0.592162985</text:p>
          </table:table-cell>
          <table:table-cell office:value-type="float" office:value="0.59129938" calcext:value-type="float">
            <text:p>0.59129938</text:p>
          </table:table-cell>
          <table:table-cell office:value-type="float" office:value="0.591299" calcext:value-type="float">
            <text:p>0.591299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159301" calcext:value-type="float">
            <text:p>2.159301</text:p>
          </table:table-cell>
          <table:table-cell office:value-type="float" office:value="1.5680016" calcext:value-type="float">
            <text:p>1.5680016</text:p>
          </table:table-cell>
          <table:table-cell office:value-type="float" office:value="0.53024826" calcext:value-type="float">
            <text:p>0.5302482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9938098543" calcext:value-type="float">
            <text:p>0.9938098543</text:p>
          </table:table-cell>
          <table:table-cell office:value-type="float" office:value="695.496276" calcext:value-type="float">
            <text:p>695.496276</text:p>
          </table:table-cell>
          <table:table-cell office:value-type="float" office:value="1390.751123" calcext:value-type="float">
            <text:p>1390.751123</text:p>
          </table:table-cell>
          <table:table-cell office:value-type="float" office:value="1.5" calcext:value-type="float">
            <text:p>1.5</text:p>
          </table:table-cell>
          <table:table-cell office:value-type="float" office:value="740.85325702" calcext:value-type="float">
            <text:p>740.853257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127" calcext:value-type="float">
            <text:p>18127</text:p>
          </table:table-cell>
          <table:table-cell office:value-type="float" office:value="42316910.8471" calcext:value-type="float">
            <text:p>42316910.8471</text:p>
          </table:table-cell>
          <table:table-cell office:value-type="float" office:value="19437574.6139" calcext:value-type="float">
            <text:p>19437574.6139</text:p>
          </table:table-cell>
          <table:table-cell office:value-type="float" office:value="0.600501558" calcext:value-type="float">
            <text:p>0.600501558</text:p>
          </table:table-cell>
          <table:table-cell office:value-type="float" office:value="0.59969406" calcext:value-type="float">
            <text:p>0.59969406</text:p>
          </table:table-cell>
          <table:table-cell office:value-type="float" office:value="0.599694" calcext:value-type="float">
            <text:p>0.599694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176737" calcext:value-type="float">
            <text:p>2.176737</text:p>
          </table:table-cell>
          <table:table-cell office:value-type="float" office:value="1.5770429" calcext:value-type="float">
            <text:p>1.5770429</text:p>
          </table:table-cell>
          <table:table-cell office:value-type="float" office:value="0.53947328" calcext:value-type="float">
            <text:p>0.53947328</text:p>
          </table:table-cell>
          <table:table-cell office:value-type="float" office:value="0.48819" calcext:value-type="float">
            <text:p>0.48819</text:p>
          </table:table-cell>
          <table:table-cell office:value-type="float" office:value="0.9937046918" calcext:value-type="float">
            <text:p>0.9937046918</text:p>
          </table:table-cell>
          <table:table-cell office:value-type="float" office:value="711.291063" calcext:value-type="float">
            <text:p>711.291063</text:p>
          </table:table-cell>
          <table:table-cell office:value-type="float" office:value="1402.489795" calcext:value-type="float">
            <text:p>1402.489795</text:p>
          </table:table-cell>
          <table:table-cell office:value-type="float" office:value="1.6" calcext:value-type="float">
            <text:p>1.6</text:p>
          </table:table-cell>
          <table:table-cell office:value-type="float" office:value="756.45250261" calcext:value-type="float">
            <text:p>756.452502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891" calcext:value-type="float">
            <text:p>18891</text:p>
          </table:table-cell>
          <table:table-cell office:value-type="float" office:value="42380972.7146" calcext:value-type="float">
            <text:p>42380972.7146</text:p>
          </table:table-cell>
          <table:table-cell office:value-type="float" office:value="19310474.1245" calcext:value-type="float">
            <text:p>19310474.1245</text:p>
          </table:table-cell>
          <table:table-cell office:value-type="float" office:value="0.608286999" calcext:value-type="float">
            <text:p>0.608286999</text:p>
          </table:table-cell>
          <table:table-cell office:value-type="float" office:value="0.60753357" calcext:value-type="float">
            <text:p>0.60753357</text:p>
          </table:table-cell>
          <table:table-cell office:value-type="float" office:value="0.607534" calcext:value-type="float">
            <text:p>0.607534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1943833" calcext:value-type="float">
            <text:p>2.1943833</text:p>
          </table:table-cell>
          <table:table-cell office:value-type="float" office:value="1.5868497" calcext:value-type="float">
            <text:p>1.5868497</text:p>
          </table:table-cell>
          <table:table-cell office:value-type="float" office:value="0.55129361" calcext:value-type="float">
            <text:p>0.55129361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9935966048" calcext:value-type="float">
            <text:p>0.9935966048</text:p>
          </table:table-cell>
          <table:table-cell office:value-type="float" office:value="727.344318" calcext:value-type="float">
            <text:p>727.344318</text:p>
          </table:table-cell>
          <table:table-cell office:value-type="float" office:value="1414.452715" calcext:value-type="float">
            <text:p>1414.452715</text:p>
          </table:table-cell>
          <table:table-cell office:value-type="float" office:value="1.6" calcext:value-type="float">
            <text:p>1.6</text:p>
          </table:table-cell>
          <table:table-cell office:value-type="float" office:value="772.25796019" calcext:value-type="float">
            <text:p>772.257960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671" calcext:value-type="float">
            <text:p>19671</text:p>
          </table:table-cell>
          <table:table-cell office:value-type="float" office:value="42444691.886" calcext:value-type="float">
            <text:p>42444691.886</text:p>
          </table:table-cell>
          <table:table-cell office:value-type="float" office:value="19183413.0254" calcext:value-type="float">
            <text:p>19183413.0254</text:p>
          </table:table-cell>
          <table:table-cell office:value-type="float" office:value="0.615505052" calcext:value-type="float">
            <text:p>0.615505052</text:p>
          </table:table-cell>
          <table:table-cell office:value-type="float" office:value="0.61480992" calcext:value-type="float">
            <text:p>0.61480992</text:p>
          </table:table-cell>
          <table:table-cell office:value-type="float" office:value="0.61481" calcext:value-type="float">
            <text:p>0.61481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2122412" calcext:value-type="float">
            <text:p>2.2122412</text:p>
          </table:table-cell>
          <table:table-cell office:value-type="float" office:value="1.5974313" calcext:value-type="float">
            <text:p>1.5974313</text:p>
          </table:table-cell>
          <table:table-cell office:value-type="float" office:value="0.56171432" calcext:value-type="float">
            <text:p>0.56171432</text:p>
          </table:table-cell>
          <table:table-cell office:value-type="float" office:value="0.50192" calcext:value-type="float">
            <text:p>0.50192</text:p>
          </table:table-cell>
          <table:table-cell office:value-type="float" office:value="0.9934853812" calcext:value-type="float">
            <text:p>0.9934853812</text:p>
          </table:table-cell>
          <table:table-cell office:value-type="float" office:value="743.6761" calcext:value-type="float">
            <text:p>743.6761</text:p>
          </table:table-cell>
          <table:table-cell office:value-type="float" office:value="1426.657374" calcext:value-type="float">
            <text:p>1426.657374</text:p>
          </table:table-cell>
          <table:table-cell office:value-type="float" office:value="1.6" calcext:value-type="float">
            <text:p>1.6</text:p>
          </table:table-cell>
          <table:table-cell office:value-type="float" office:value="788.28540304" calcext:value-type="float">
            <text:p>788.285403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468" calcext:value-type="float">
            <text:p>20468</text:p>
          </table:table-cell>
          <table:table-cell office:value-type="float" office:value="42508017.7138" calcext:value-type="float">
            <text:p>42508017.7138</text:p>
          </table:table-cell>
          <table:table-cell office:value-type="float" office:value="19056390.9682" calcext:value-type="float">
            <text:p>19056390.9682</text:p>
          </table:table-cell>
          <table:table-cell office:value-type="float" office:value="0.622149857" calcext:value-type="float">
            <text:p>0.622149857</text:p>
          </table:table-cell>
          <table:table-cell office:value-type="float" office:value="0.62151124" calcext:value-type="float">
            <text:p>0.62151124</text:p>
          </table:table-cell>
          <table:table-cell office:value-type="float" office:value="0.621511" calcext:value-type="float">
            <text:p>0.621511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2303124" calcext:value-type="float">
            <text:p>2.2303124</text:p>
          </table:table-cell>
          <table:table-cell office:value-type="float" office:value="1.6088011" calcext:value-type="float">
            <text:p>1.6088011</text:p>
          </table:table-cell>
          <table:table-cell office:value-type="float" office:value="0.57474334" calcext:value-type="float">
            <text:p>0.57474334</text:p>
          </table:table-cell>
          <table:table-cell office:value-type="float" office:value="0.50925" calcext:value-type="float">
            <text:p>0.50925</text:p>
          </table:table-cell>
          <table:table-cell office:value-type="float" office:value="0.9933708415" calcext:value-type="float">
            <text:p>0.9933708415</text:p>
          </table:table-cell>
          <table:table-cell office:value-type="float" office:value="760.304803" calcext:value-type="float">
            <text:p>760.304803</text:p>
          </table:table-cell>
          <table:table-cell office:value-type="float" office:value="1439.117049" calcext:value-type="float">
            <text:p>1439.117049</text:p>
          </table:table-cell>
          <table:table-cell office:value-type="float" office:value="1.6" calcext:value-type="float">
            <text:p>1.6</text:p>
          </table:table-cell>
          <table:table-cell office:value-type="float" office:value="804.55309643" calcext:value-type="float">
            <text:p>804.553096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280" calcext:value-type="float">
            <text:p>21280</text:p>
          </table:table-cell>
          <table:table-cell office:value-type="float" office:value="42570900.2092" calcext:value-type="float">
            <text:p>42570900.2092</text:p>
          </table:table-cell>
          <table:table-cell office:value-type="float" office:value="18929407.5761" calcext:value-type="float">
            <text:p>18929407.5761</text:p>
          </table:table-cell>
          <table:table-cell office:value-type="float" office:value="0.628209904" calcext:value-type="float">
            <text:p>0.628209904</text:p>
          </table:table-cell>
          <table:table-cell office:value-type="float" office:value="0.62763065" calcext:value-type="float">
            <text:p>0.62763065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2485983" calcext:value-type="float">
            <text:p>2.2485983</text:p>
          </table:table-cell>
          <table:table-cell office:value-type="float" office:value="1.6209676" calcext:value-type="float">
            <text:p>1.6209676</text:p>
          </table:table-cell>
          <table:table-cell office:value-type="float" office:value="0.58638476" calcext:value-type="float">
            <text:p>0.58638476</text:p>
          </table:table-cell>
          <table:table-cell office:value-type="float" office:value="0.51792" calcext:value-type="float">
            <text:p>0.51792</text:p>
          </table:table-cell>
          <table:table-cell office:value-type="float" office:value="0.9932527182" calcext:value-type="float">
            <text:p>0.9932527182</text:p>
          </table:table-cell>
          <table:table-cell office:value-type="float" office:value="777.252593" calcext:value-type="float">
            <text:p>777.252593</text:p>
          </table:table-cell>
          <table:table-cell office:value-type="float" office:value="1451.853867" calcext:value-type="float">
            <text:p>1451.853867</text:p>
          </table:table-cell>
          <table:table-cell office:value-type="float" office:value="1.7" calcext:value-type="float">
            <text:p>1.7</text:p>
          </table:table-cell>
          <table:table-cell office:value-type="float" office:value="821.07446693" calcext:value-type="float">
            <text:p>821.074466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110" calcext:value-type="float">
            <text:p>22110</text:p>
          </table:table-cell>
          <table:table-cell office:value-type="float" office:value="42633290.31" calcext:value-type="float">
            <text:p>42633290.31</text:p>
          </table:table-cell>
          <table:table-cell office:value-type="float" office:value="18802462.4451" calcext:value-type="float">
            <text:p>18802462.4451</text:p>
          </table:table-cell>
          <table:table-cell office:value-type="float" office:value="0.633675346" calcext:value-type="float">
            <text:p>0.633675346</text:p>
          </table:table-cell>
          <table:table-cell office:value-type="float" office:value="0.63315713" calcext:value-type="float">
            <text:p>0.63315713</text:p>
          </table:table-cell>
          <table:table-cell office:value-type="float" office:value="0.633157" calcext:value-type="float">
            <text:p>0.63315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2671007" calcext:value-type="float">
            <text:p>2.2671007</text:p>
          </table:table-cell>
          <table:table-cell office:value-type="float" office:value="1.6339435" calcext:value-type="float">
            <text:p>1.6339435</text:p>
          </table:table-cell>
          <table:table-cell office:value-type="float" office:value="0.60064575" calcext:value-type="float">
            <text:p>0.60064575</text:p>
          </table:table-cell>
          <table:table-cell office:value-type="float" office:value="0.52639" calcext:value-type="float">
            <text:p>0.52639</text:p>
          </table:table-cell>
          <table:table-cell office:value-type="float" office:value="0.9931307746" calcext:value-type="float">
            <text:p>0.9931307746</text:p>
          </table:table-cell>
          <table:table-cell office:value-type="float" office:value="794.539964" calcext:value-type="float">
            <text:p>794.539964</text:p>
          </table:table-cell>
          <table:table-cell office:value-type="float" office:value="1464.88575" calcext:value-type="float">
            <text:p>1464.88575</text:p>
          </table:table-cell>
          <table:table-cell office:value-type="float" office:value="1.7" calcext:value-type="float">
            <text:p>1.7</text:p>
          </table:table-cell>
          <table:table-cell office:value-type="float" office:value="837.86537007" calcext:value-type="float">
            <text:p>837.865370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56" calcext:value-type="float">
            <text:p>22956</text:p>
          </table:table-cell>
          <table:table-cell office:value-type="float" office:value="42695139.701" calcext:value-type="float">
            <text:p>42695139.701</text:p>
          </table:table-cell>
          <table:table-cell office:value-type="float" office:value="18675555.1447" calcext:value-type="float">
            <text:p>18675555.1447</text:p>
          </table:table-cell>
          <table:table-cell office:value-type="float" office:value="0.638534486" calcext:value-type="float">
            <text:p>0.638534486</text:p>
          </table:table-cell>
          <table:table-cell office:value-type="float" office:value="0.63807714" calcext:value-type="float">
            <text:p>0.63807714</text:p>
          </table:table-cell>
          <table:table-cell office:value-type="float" office:value="0.638077" calcext:value-type="float">
            <text:p>0.638077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2858212" calcext:value-type="float">
            <text:p>2.2858212</text:p>
          </table:table-cell>
          <table:table-cell office:value-type="float" office:value="1.6477441" calcext:value-type="float">
            <text:p>1.6477441</text:p>
          </table:table-cell>
          <table:table-cell office:value-type="float" office:value="0.61553548" calcext:value-type="float">
            <text:p>0.61553548</text:p>
          </table:table-cell>
          <table:table-cell office:value-type="float" office:value="0.53544" calcext:value-type="float">
            <text:p>0.53544</text:p>
          </table:table-cell>
          <table:table-cell office:value-type="float" office:value="0.9930047858" calcext:value-type="float">
            <text:p>0.9930047858</text:p>
          </table:table-cell>
          <table:table-cell office:value-type="float" office:value="812.18669" calcext:value-type="float">
            <text:p>812.18669</text:p>
          </table:table-cell>
          <table:table-cell office:value-type="float" office:value="1478.228588" calcext:value-type="float">
            <text:p>1478.228588</text:p>
          </table:table-cell>
          <table:table-cell office:value-type="float" office:value="1.7" calcext:value-type="float">
            <text:p>1.7</text:p>
          </table:table-cell>
          <table:table-cell office:value-type="float" office:value="854.94301426" calcext:value-type="float">
            <text:p>854.943014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820" calcext:value-type="float">
            <text:p>23820</text:p>
          </table:table-cell>
          <table:table-cell office:value-type="float" office:value="42756400.8567" calcext:value-type="float">
            <text:p>42756400.8567</text:p>
          </table:table-cell>
          <table:table-cell office:value-type="float" office:value="18548685.2189" calcext:value-type="float">
            <text:p>18548685.2189</text:p>
          </table:table-cell>
          <table:table-cell office:value-type="float" office:value="0.642772347" calcext:value-type="float">
            <text:p>0.642772347</text:p>
          </table:table-cell>
          <table:table-cell office:value-type="float" office:value="0.64237753" calcext:value-type="float">
            <text:p>0.64237753</text:p>
          </table:table-cell>
          <table:table-cell office:value-type="float" office:value="0.642378" calcext:value-type="float">
            <text:p>0.642378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3047619" calcext:value-type="float">
            <text:p>2.3047619</text:p>
          </table:table-cell>
          <table:table-cell office:value-type="float" office:value="1.6623843" calcext:value-type="float">
            <text:p>1.6623843</text:p>
          </table:table-cell>
          <table:table-cell office:value-type="float" office:value="0.63106274" calcext:value-type="float">
            <text:p>0.63106274</text:p>
          </table:table-cell>
          <table:table-cell office:value-type="float" office:value="0.54506" calcext:value-type="float">
            <text:p>0.54506</text:p>
          </table:table-cell>
          <table:table-cell office:value-type="float" office:value="0.9928744965" calcext:value-type="float">
            <text:p>0.9928744965</text:p>
          </table:table-cell>
          <table:table-cell office:value-type="float" office:value="830.213675" calcext:value-type="float">
            <text:p>830.213675</text:p>
          </table:table-cell>
          <table:table-cell office:value-type="float" office:value="1491.900657" calcext:value-type="float">
            <text:p>1491.900657</text:p>
          </table:table-cell>
          <table:table-cell office:value-type="float" office:value="1.8" calcext:value-type="float">
            <text:p>1.8</text:p>
          </table:table-cell>
          <table:table-cell office:value-type="float" office:value="872.32346233" calcext:value-type="float">
            <text:p>872.323462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701" calcext:value-type="float">
            <text:p>24701</text:p>
          </table:table-cell>
          <table:table-cell office:value-type="float" office:value="42817026.8911" calcext:value-type="float">
            <text:p>42817026.8911</text:p>
          </table:table-cell>
          <table:table-cell office:value-type="float" office:value="18421852.1866" calcext:value-type="float">
            <text:p>18421852.1866</text:p>
          </table:table-cell>
          <table:table-cell office:value-type="float" office:value="0.646374607" calcext:value-type="float">
            <text:p>0.646374607</text:p>
          </table:table-cell>
          <table:table-cell office:value-type="float" office:value="0.64604408" calcext:value-type="float">
            <text:p>0.64604408</text:p>
          </table:table-cell>
          <table:table-cell office:value-type="float" office:value="0.646044" calcext:value-type="float">
            <text:p>0.646044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3239245" calcext:value-type="float">
            <text:p>2.3239245</text:p>
          </table:table-cell>
          <table:table-cell office:value-type="float" office:value="1.6778804" calcext:value-type="float">
            <text:p>1.6778804</text:p>
          </table:table-cell>
          <table:table-cell office:value-type="float" office:value="0.64723717" calcext:value-type="float">
            <text:p>0.64723717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9927396413" calcext:value-type="float">
            <text:p>0.9927396413</text:p>
          </table:table-cell>
          <table:table-cell office:value-type="float" office:value="848.642029" calcext:value-type="float">
            <text:p>848.642029</text:p>
          </table:table-cell>
          <table:table-cell office:value-type="float" office:value="1505.920422" calcext:value-type="float">
            <text:p>1505.920422</text:p>
          </table:table-cell>
          <table:table-cell office:value-type="float" office:value="1.8" calcext:value-type="float">
            <text:p>1.8</text:p>
          </table:table-cell>
          <table:table-cell office:value-type="float" office:value="890.02286999" calcext:value-type="float">
            <text:p>890.02286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600" calcext:value-type="float">
            <text:p>25600</text:p>
          </table:table-cell>
          <table:table-cell office:value-type="float" office:value="42876971.706" calcext:value-type="float">
            <text:p>42876971.706</text:p>
          </table:table-cell>
          <table:table-cell office:value-type="float" office:value="18295055.5427" calcext:value-type="float">
            <text:p>18295055.5427</text:p>
          </table:table-cell>
          <table:table-cell office:value-type="float" office:value="0.649325886" calcext:value-type="float">
            <text:p>0.649325886</text:p>
          </table:table-cell>
          <table:table-cell office:value-type="float" office:value="0.64906148" calcext:value-type="float">
            <text:p>0.64906148</text:p>
          </table:table-cell>
          <table:table-cell office:value-type="float" office:value="0.649061" calcext:value-type="float">
            <text:p>0.649061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3433112" calcext:value-type="float">
            <text:p>2.3433112</text:p>
          </table:table-cell>
          <table:table-cell office:value-type="float" office:value="1.6942497" calcext:value-type="float">
            <text:p>1.6942497</text:p>
          </table:table-cell>
          <table:table-cell office:value-type="float" office:value="0.66406919" calcext:value-type="float">
            <text:p>0.66406919</text:p>
          </table:table-cell>
          <table:table-cell office:value-type="float" office:value="0.56607" calcext:value-type="float">
            <text:p>0.56607</text:p>
          </table:table-cell>
          <table:table-cell office:value-type="float" office:value="0.9925999433" calcext:value-type="float">
            <text:p>0.9925999433</text:p>
          </table:table-cell>
          <table:table-cell office:value-type="float" office:value="867.493135" calcext:value-type="float">
            <text:p>867.493135</text:p>
          </table:table-cell>
          <table:table-cell office:value-type="float" office:value="1520.306589" calcext:value-type="float">
            <text:p>1520.306589</text:p>
          </table:table-cell>
          <table:table-cell office:value-type="float" office:value="1.8" calcext:value-type="float">
            <text:p>1.8</text:p>
          </table:table-cell>
          <table:table-cell office:value-type="float" office:value="908.0575204" calcext:value-type="float">
            <text:p>908.0575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517" calcext:value-type="float">
            <text:p>26517</text:p>
          </table:table-cell>
          <table:table-cell office:value-type="float" office:value="42936189.8506" calcext:value-type="float">
            <text:p>42936189.8506</text:p>
          </table:table-cell>
          <table:table-cell office:value-type="float" office:value="18168294.7584" calcext:value-type="float">
            <text:p>18168294.7584</text:p>
          </table:table-cell>
          <table:table-cell office:value-type="float" office:value="0.651608352" calcext:value-type="float">
            <text:p>0.651608352</text:p>
          </table:table-cell>
          <table:table-cell office:value-type="float" office:value="0.65141091" calcext:value-type="float">
            <text:p>0.65141091</text:p>
          </table:table-cell>
          <table:table-cell office:value-type="float" office:value="0.651411" calcext:value-type="float">
            <text:p>0.651411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2.3629241" calcext:value-type="float">
            <text:p>2.3629241</text:p>
          </table:table-cell>
          <table:table-cell office:value-type="float" office:value="1.7115132" calcext:value-type="float">
            <text:p>1.7115132</text:p>
          </table:table-cell>
          <table:table-cell office:value-type="float" office:value="0.68157194" calcext:value-type="float">
            <text:p>0.68157194</text:p>
          </table:table-cell>
          <table:table-cell office:value-type="float" office:value="0.57748" calcext:value-type="float">
            <text:p>0.57748</text:p>
          </table:table-cell>
          <table:table-cell office:value-type="float" office:value="0.9924551573" calcext:value-type="float">
            <text:p>0.9924551573</text:p>
          </table:table-cell>
          <table:table-cell office:value-type="float" office:value="886.786914" calcext:value-type="float">
            <text:p>886.786914</text:p>
          </table:table-cell>
          <table:table-cell office:value-type="float" office:value="1535.073704" calcext:value-type="float">
            <text:p>1535.073704</text:p>
          </table:table-cell>
          <table:table-cell office:value-type="float" office:value="1.9" calcext:value-type="float">
            <text:p>1.9</text:p>
          </table:table-cell>
          <table:table-cell office:value-type="float" office:value="926.44662988" calcext:value-type="float">
            <text:p>926.446629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453" calcext:value-type="float">
            <text:p>27453</text:p>
          </table:table-cell>
          <table:table-cell office:value-type="float" office:value="42994636.6383" calcext:value-type="float">
            <text:p>42994636.6383</text:p>
          </table:table-cell>
          <table:table-cell office:value-type="float" office:value="18041569.282" calcext:value-type="float">
            <text:p>18041569.282</text:p>
          </table:table-cell>
          <table:table-cell office:value-type="float" office:value="0.653207444" calcext:value-type="float">
            <text:p>0.653207444</text:p>
          </table:table-cell>
          <table:table-cell office:value-type="float" office:value="0.65307901" calcext:value-type="float">
            <text:p>0.65307901</text:p>
          </table:table-cell>
          <table:table-cell office:value-type="float" office:value="0.653079" calcext:value-type="float">
            <text:p>0.653079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2.3827654" calcext:value-type="float">
            <text:p>2.3827654</text:p>
          </table:table-cell>
          <table:table-cell office:value-type="float" office:value="1.7296864" calcext:value-type="float">
            <text:p>1.7296864</text:p>
          </table:table-cell>
          <table:table-cell office:value-type="float" office:value="0.70175436" calcext:value-type="float">
            <text:p>0.70175436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992304918" calcext:value-type="float">
            <text:p>0.992304918</text:p>
          </table:table-cell>
          <table:table-cell office:value-type="float" office:value="906.547926" calcext:value-type="float">
            <text:p>906.547926</text:p>
          </table:table-cell>
          <table:table-cell office:value-type="float" office:value="1550.247556" calcext:value-type="float">
            <text:p>1550.247556</text:p>
          </table:table-cell>
          <table:table-cell office:value-type="float" office:value="1.9" calcext:value-type="float">
            <text:p>1.9</text:p>
          </table:table-cell>
          <table:table-cell office:value-type="float" office:value="945.20266343" calcext:value-type="float">
            <text:p>945.202663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408" calcext:value-type="float">
            <text:p>28408</text:p>
          </table:table-cell>
          <table:table-cell office:value-type="float" office:value="43052268.0605" calcext:value-type="float">
            <text:p>43052268.0605</text:p>
          </table:table-cell>
          <table:table-cell office:value-type="float" office:value="17914878.5398" calcext:value-type="float">
            <text:p>17914878.5398</text:p>
          </table:table-cell>
          <table:table-cell office:value-type="float" office:value="0.654101489" calcext:value-type="float">
            <text:p>0.654101489</text:p>
          </table:table-cell>
          <table:table-cell office:value-type="float" office:value="0.65404518" calcext:value-type="float">
            <text:p>0.65404518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2.4028375" calcext:value-type="float">
            <text:p>2.4028375</text:p>
          </table:table-cell>
          <table:table-cell office:value-type="float" office:value="1.7487923" calcext:value-type="float">
            <text:p>1.7487923</text:p>
          </table:table-cell>
          <table:table-cell office:value-type="float" office:value="0.72063096" calcext:value-type="float">
            <text:p>0.72063096</text:p>
          </table:table-cell>
          <table:table-cell office:value-type="float" office:value="0.60125" calcext:value-type="float">
            <text:p>0.60125</text:p>
          </table:table-cell>
          <table:table-cell office:value-type="float" office:value="0.9921489542" calcext:value-type="float">
            <text:p>0.9921489542</text:p>
          </table:table-cell>
          <table:table-cell office:value-type="float" office:value="926.796724" calcext:value-type="float">
            <text:p>926.796724</text:p>
          </table:table-cell>
          <table:table-cell office:value-type="float" office:value="1565.843232" calcext:value-type="float">
            <text:p>1565.843232</text:p>
          </table:table-cell>
          <table:table-cell office:value-type="float" office:value="1.9" calcext:value-type="float">
            <text:p>1.9</text:p>
          </table:table-cell>
          <table:table-cell office:value-type="float" office:value="964.34520654" calcext:value-type="float">
            <text:p>964.345206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82" calcext:value-type="float">
            <text:p>29382</text:p>
          </table:table-cell>
          <table:table-cell office:value-type="float" office:value="43109040.7516" calcext:value-type="float">
            <text:p>43109040.7516</text:p>
          </table:table-cell>
          <table:table-cell office:value-type="float" office:value="17788221.9363" calcext:value-type="float">
            <text:p>17788221.9363</text:p>
          </table:table-cell>
          <table:table-cell office:value-type="float" office:value="0.654275953" calcext:value-type="float">
            <text:p>0.654275953</text:p>
          </table:table-cell>
          <table:table-cell office:value-type="float" office:value="0.6542907" calcext:value-type="float">
            <text:p>0.6542907</text:p>
          </table:table-cell>
          <table:table-cell office:value-type="float" office:value="0.654291" calcext:value-type="float">
            <text:p>0.65429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231429" calcext:value-type="float">
            <text:p>2.4231429</text:p>
          </table:table-cell>
          <table:table-cell office:value-type="float" office:value="1.7688523" calcext:value-type="float">
            <text:p>1.7688523</text:p>
          </table:table-cell>
          <table:table-cell office:value-type="float" office:value="0.74221497" calcext:value-type="float">
            <text:p>0.74221497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9919869382" calcext:value-type="float">
            <text:p>0.9919869382</text:p>
          </table:table-cell>
          <table:table-cell office:value-type="float" office:value="947.555916" calcext:value-type="float">
            <text:p>947.555916</text:p>
          </table:table-cell>
          <table:table-cell office:value-type="float" office:value="1581.880475" calcext:value-type="float">
            <text:p>1581.880475</text:p>
          </table:table-cell>
          <table:table-cell office:value-type="float" office:value="2" calcext:value-type="float">
            <text:p>2</text:p>
          </table:table-cell>
          <table:table-cell office:value-type="float" office:value="983.89128607" calcext:value-type="float">
            <text:p>983.891286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375" calcext:value-type="float">
            <text:p>30375</text:p>
          </table:table-cell>
          <table:table-cell office:value-type="float" office:value="42641263.4487" calcext:value-type="float">
            <text:p>42641263.4487</text:p>
          </table:table-cell>
          <table:table-cell office:value-type="float" office:value="17663014.9157" calcext:value-type="float">
            <text:p>17663014.9157</text:p>
          </table:table-cell>
          <table:table-cell office:value-type="float" office:value="0.652950161" calcext:value-type="float">
            <text:p>0.652950161</text:p>
          </table:table-cell>
          <table:table-cell office:value-type="float" office:value="0.65313766" calcext:value-type="float">
            <text:p>0.65313766</text:p>
          </table:table-cell>
          <table:table-cell office:value-type="float" office:value="0.653138" calcext:value-type="float">
            <text:p>0.653138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4137971" calcext:value-type="float">
            <text:p>2.4137971</text:p>
          </table:table-cell>
          <table:table-cell office:value-type="float" office:value="1.7606594" calcext:value-type="float">
            <text:p>1.7606594</text:p>
          </table:table-cell>
          <table:table-cell office:value-type="float" office:value="0.73401922" calcext:value-type="float">
            <text:p>0.73401922</text:p>
          </table:table-cell>
          <table:table-cell office:value-type="float" office:value="0.60852" calcext:value-type="float">
            <text:p>0.60852</text:p>
          </table:table-cell>
          <table:table-cell office:value-type="float" office:value="0.9918229035" calcext:value-type="float">
            <text:p>0.9918229035</text:p>
          </table:table-cell>
          <table:table-cell office:value-type="float" office:value="968.357553" calcext:value-type="float">
            <text:p>968.357553</text:p>
          </table:table-cell>
          <table:table-cell office:value-type="float" office:value="1597.951784" calcext:value-type="float">
            <text:p>1597.951784</text:p>
          </table:table-cell>
          <table:table-cell office:value-type="float" office:value="2" calcext:value-type="float">
            <text:p>2</text:p>
          </table:table-cell>
          <table:table-cell office:value-type="float" office:value="1003.46716789" calcext:value-type="float">
            <text:p>1003.467167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389" calcext:value-type="float">
            <text:p>31389</text:p>
          </table:table-cell>
          <table:table-cell office:value-type="float" office:value="41973409.1629" calcext:value-type="float">
            <text:p>41973409.1629</text:p>
          </table:table-cell>
          <table:table-cell office:value-type="float" office:value="17540379.7657" calcext:value-type="float">
            <text:p>17540379.7657</text:p>
          </table:table-cell>
          <table:table-cell office:value-type="float" office:value="0.649677994" calcext:value-type="float">
            <text:p>0.649677994</text:p>
          </table:table-cell>
          <table:table-cell office:value-type="float" office:value="0.65006691" calcext:value-type="float">
            <text:p>0.65006691</text:p>
          </table:table-cell>
          <table:table-cell office:value-type="float" office:value="0.650067" calcext:value-type="float">
            <text:p>0.65006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926103" calcext:value-type="float">
            <text:p>2.3926103</text:p>
          </table:table-cell>
          <table:table-cell office:value-type="float" office:value="1.7425433" calcext:value-type="float">
            <text:p>1.7425433</text:p>
          </table:table-cell>
          <table:table-cell office:value-type="float" office:value="0.71415687" calcext:value-type="float">
            <text:p>0.71415687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9916603446" calcext:value-type="float">
            <text:p>0.9916603446</text:p>
          </table:table-cell>
          <table:table-cell office:value-type="float" office:value="988.794253" calcext:value-type="float">
            <text:p>988.794253</text:p>
          </table:table-cell>
          <table:table-cell office:value-type="float" office:value="1613.718035" calcext:value-type="float">
            <text:p>1613.718035</text:p>
          </table:table-cell>
          <table:table-cell office:value-type="float" office:value="1.9" calcext:value-type="float">
            <text:p>1.9</text:p>
          </table:table-cell>
          <table:table-cell office:value-type="float" office:value="1022.72605608" calcext:value-type="float">
            <text:p>1022.726056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421" calcext:value-type="float">
            <text:p>32421</text:p>
          </table:table-cell>
          <table:table-cell office:value-type="float" office:value="41302437.4542" calcext:value-type="float">
            <text:p>41302437.4542</text:p>
          </table:table-cell>
          <table:table-cell office:value-type="float" office:value="17420544.6157" calcext:value-type="float">
            <text:p>17420544.6157</text:p>
          </table:table-cell>
          <table:table-cell office:value-type="float" office:value="0.64445448" calcext:value-type="float">
            <text:p>0.64445448</text:p>
          </table:table-cell>
          <table:table-cell office:value-type="float" office:value="0.64503219" calcext:value-type="float">
            <text:p>0.64503219</text:p>
          </table:table-cell>
          <table:table-cell office:value-type="float" office:value="0.645032" calcext:value-type="float">
            <text:p>0.64503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705653" calcext:value-type="float">
            <text:p>2.3705653</text:p>
          </table:table-cell>
          <table:table-cell office:value-type="float" office:value="1.7255331" calcext:value-type="float">
            <text:p>1.7255331</text:p>
          </table:table-cell>
          <table:table-cell office:value-type="float" office:value="0.6971211" calcext:value-type="float">
            <text:p>0.6971211</text:p>
          </table:table-cell>
          <table:table-cell office:value-type="float" office:value="0.58693" calcext:value-type="float">
            <text:p>0.58693</text:p>
          </table:table-cell>
          <table:table-cell office:value-type="float" office:value="0.9915005261" calcext:value-type="float">
            <text:p>0.9915005261</text:p>
          </table:table-cell>
          <table:table-cell office:value-type="float" office:value="1008.774152" calcext:value-type="float">
            <text:p>1008.774152</text:p>
          </table:table-cell>
          <table:table-cell office:value-type="float" office:value="1629.066886" calcext:value-type="float">
            <text:p>1629.066886</text:p>
          </table:table-cell>
          <table:table-cell office:value-type="float" office:value="1.9" calcext:value-type="float">
            <text:p>1.9</text:p>
          </table:table-cell>
          <table:table-cell office:value-type="float" office:value="1041.64396409" calcext:value-type="float">
            <text:p>1041.643964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472" calcext:value-type="float">
            <text:p>33472</text:p>
          </table:table-cell>
          <table:table-cell office:value-type="float" office:value="41099165.8428" calcext:value-type="float">
            <text:p>41099165.8428</text:p>
          </table:table-cell>
          <table:table-cell office:value-type="float" office:value="17302249.4657" calcext:value-type="float">
            <text:p>17302249.4657</text:p>
          </table:table-cell>
          <table:table-cell office:value-type="float" office:value="0.63805742" calcext:value-type="float">
            <text:p>0.63805742</text:p>
          </table:table-cell>
          <table:table-cell office:value-type="float" office:value="0.63872871" calcext:value-type="float">
            <text:p>0.63872871</text:p>
          </table:table-cell>
          <table:table-cell office:value-type="float" office:value="0.638729" calcext:value-type="float">
            <text:p>0.63872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750337" calcext:value-type="float">
            <text:p>2.3750337</text:p>
          </table:table-cell>
          <table:table-cell office:value-type="float" office:value="1.736305" calcext:value-type="float">
            <text:p>1.736305</text:p>
          </table:table-cell>
          <table:table-cell office:value-type="float" office:value="0.70956822" calcext:value-type="float">
            <text:p>0.70956822</text:p>
          </table:table-cell>
          <table:table-cell office:value-type="float" office:value="0.59334" calcext:value-type="float">
            <text:p>0.59334</text:p>
          </table:table-cell>
          <table:table-cell office:value-type="float" office:value="0.9913388849" calcext:value-type="float">
            <text:p>0.9913388849</text:p>
          </table:table-cell>
          <table:table-cell office:value-type="float" office:value="1028.786578" calcext:value-type="float">
            <text:p>1028.786578</text:p>
          </table:table-cell>
          <table:table-cell office:value-type="float" office:value="1644.443268" calcext:value-type="float">
            <text:p>1644.443268</text:p>
          </table:table-cell>
          <table:table-cell office:value-type="float" office:value="1.9" calcext:value-type="float">
            <text:p>1.9</text:p>
          </table:table-cell>
          <table:table-cell office:value-type="float" office:value="1060.58327366" calcext:value-type="float">
            <text:p>1060.583273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542" calcext:value-type="float">
            <text:p>34542</text:p>
          </table:table-cell>
          <table:table-cell office:value-type="float" office:value="40946334.0601" calcext:value-type="float">
            <text:p>40946334.0601</text:p>
          </table:table-cell>
          <table:table-cell office:value-type="float" office:value="17184814.3157" calcext:value-type="float">
            <text:p>17184814.3157</text:p>
          </table:table-cell>
          <table:table-cell office:value-type="float" office:value="0.630802623" calcext:value-type="float">
            <text:p>0.630802623</text:p>
          </table:table-cell>
          <table:table-cell office:value-type="float" office:value="0.63155723" calcext:value-type="float">
            <text:p>0.63155723</text:p>
          </table:table-cell>
          <table:table-cell office:value-type="float" office:value="0.631557" calcext:value-type="float">
            <text:p>0.63155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823795" calcext:value-type="float">
            <text:p>2.3823795</text:p>
          </table:table-cell>
          <table:table-cell office:value-type="float" office:value="1.7508223" calcext:value-type="float">
            <text:p>1.7508223</text:p>
          </table:table-cell>
          <table:table-cell office:value-type="float" office:value="0.72289864" calcext:value-type="float">
            <text:p>0.72289864</text:p>
          </table:table-cell>
          <table:table-cell office:value-type="float" office:value="0.60343" calcext:value-type="float">
            <text:p>0.60343</text:p>
          </table:table-cell>
          <table:table-cell office:value-type="float" office:value="0.9911725943" calcext:value-type="float">
            <text:p>0.9911725943</text:p>
          </table:table-cell>
          <table:table-cell office:value-type="float" office:value="1049.141454" calcext:value-type="float">
            <text:p>1049.141454</text:p>
          </table:table-cell>
          <table:table-cell office:value-type="float" office:value="1660.112176" calcext:value-type="float">
            <text:p>1660.112176</text:p>
          </table:table-cell>
          <table:table-cell office:value-type="float" office:value="1.9" calcext:value-type="float">
            <text:p>1.9</text:p>
          </table:table-cell>
          <table:table-cell office:value-type="float" office:value="1079.79739867" calcext:value-type="float">
            <text:p>1079.79739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632" calcext:value-type="float">
            <text:p>35632</text:p>
          </table:table-cell>
          <table:table-cell office:value-type="float" office:value="40791675.556" calcext:value-type="float">
            <text:p>40791675.556</text:p>
          </table:table-cell>
          <table:table-cell office:value-type="float" office:value="17068179.1657" calcext:value-type="float">
            <text:p>17068179.1657</text:p>
          </table:table-cell>
          <table:table-cell office:value-type="float" office:value="0.622743615" calcext:value-type="float">
            <text:p>0.622743615</text:p>
          </table:table-cell>
          <table:table-cell office:value-type="float" office:value="0.62357246" calcext:value-type="float">
            <text:p>0.62357246</text:p>
          </table:table-cell>
          <table:table-cell office:value-type="float" office:value="0.623572" calcext:value-type="float">
            <text:p>0.62357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896075" calcext:value-type="float">
            <text:p>2.3896075</text:p>
          </table:table-cell>
          <table:table-cell office:value-type="float" office:value="1.7660351" calcext:value-type="float">
            <text:p>1.7660351</text:p>
          </table:table-cell>
          <table:table-cell office:value-type="float" office:value="0.74464683" calcext:value-type="float">
            <text:p>0.74464683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910009558" calcext:value-type="float">
            <text:p>0.9910009558</text:p>
          </table:table-cell>
          <table:table-cell office:value-type="float" office:value="1069.890447" calcext:value-type="float">
            <text:p>1069.890447</text:p>
          </table:table-cell>
          <table:table-cell office:value-type="float" office:value="1676.130324" calcext:value-type="float">
            <text:p>1676.130324</text:p>
          </table:table-cell>
          <table:table-cell office:value-type="float" office:value="2" calcext:value-type="float">
            <text:p>2</text:p>
          </table:table-cell>
          <table:table-cell office:value-type="float" office:value="1099.30937725" calcext:value-type="float">
            <text:p>1099.309377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741" calcext:value-type="float">
            <text:p>36741</text:p>
          </table:table-cell>
          <table:table-cell office:value-type="float" office:value="40635088.7146" calcext:value-type="float">
            <text:p>40635088.7146</text:p>
          </table:table-cell>
          <table:table-cell office:value-type="float" office:value="16952344.0157" calcext:value-type="float">
            <text:p>16952344.0157</text:p>
          </table:table-cell>
          <table:table-cell office:value-type="float" office:value="0.614084461" calcext:value-type="float">
            <text:p>0.614084461</text:p>
          </table:table-cell>
          <table:table-cell office:value-type="float" office:value="0.61495341" calcext:value-type="float">
            <text:p>0.61495341</text:p>
          </table:table-cell>
          <table:table-cell office:value-type="float" office:value="0.614953" calcext:value-type="float">
            <text:p>0.614953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967099" calcext:value-type="float">
            <text:p>2.3967099</text:p>
          </table:table-cell>
          <table:table-cell office:value-type="float" office:value="1.7817565" calcext:value-type="float">
            <text:p>1.7817565</text:p>
          </table:table-cell>
          <table:table-cell office:value-type="float" office:value="0.78156822" calcext:value-type="float">
            <text:p>0.78156822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908208364" calcext:value-type="float">
            <text:p>0.9908208364</text:p>
          </table:table-cell>
          <table:table-cell office:value-type="float" office:value="1091.151035" calcext:value-type="float">
            <text:p>1091.151035</text:p>
          </table:table-cell>
          <table:table-cell office:value-type="float" office:value="1692.776583" calcext:value-type="float">
            <text:p>1692.776583</text:p>
          </table:table-cell>
          <table:table-cell office:value-type="float" office:value="2" calcext:value-type="float">
            <text:p>2</text:p>
          </table:table-cell>
          <table:table-cell office:value-type="float" office:value="1118.94680867" calcext:value-type="float">
            <text:p>1118.946808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870" calcext:value-type="float">
            <text:p>37870</text:p>
          </table:table-cell>
          <table:table-cell office:value-type="float" office:value="40371026.0577" calcext:value-type="float">
            <text:p>40371026.0577</text:p>
          </table:table-cell>
          <table:table-cell office:value-type="float" office:value="16837588.8657" calcext:value-type="float">
            <text:p>16837588.8657</text:p>
          </table:table-cell>
          <table:table-cell office:value-type="float" office:value="0.604952972" calcext:value-type="float">
            <text:p>0.604952972</text:p>
          </table:table-cell>
          <table:table-cell office:value-type="float" office:value="0.60587427" calcext:value-type="float">
            <text:p>0.60587427</text:p>
          </table:table-cell>
          <table:table-cell office:value-type="float" office:value="0.605874" calcext:value-type="float">
            <text:p>0.605874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973749" calcext:value-type="float">
            <text:p>2.3973749</text:p>
          </table:table-cell>
          <table:table-cell office:value-type="float" office:value="1.7915007" calcext:value-type="float">
            <text:p>1.7915007</text:p>
          </table:table-cell>
          <table:table-cell office:value-type="float" office:value="0.80390827" calcext:value-type="float">
            <text:p>0.80390827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906323079" calcext:value-type="float">
            <text:p>0.9906323079</text:p>
          </table:table-cell>
          <table:table-cell office:value-type="float" office:value="1112.847545" calcext:value-type="float">
            <text:p>1112.847545</text:p>
          </table:table-cell>
          <table:table-cell office:value-type="float" office:value="1710.025895" calcext:value-type="float">
            <text:p>1710.025895</text:p>
          </table:table-cell>
          <table:table-cell office:value-type="float" office:value="2" calcext:value-type="float">
            <text:p>2</text:p>
          </table:table-cell>
          <table:table-cell office:value-type="float" office:value="1138.58424009" calcext:value-type="float">
            <text:p>1138.584240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18" calcext:value-type="float">
            <text:p>39018</text:p>
          </table:table-cell>
          <table:table-cell office:value-type="float" office:value="40104383.175" calcext:value-type="float">
            <text:p>40104383.175</text:p>
          </table:table-cell>
          <table:table-cell office:value-type="float" office:value="16724033.7157" calcext:value-type="float">
            <text:p>16724033.7157</text:p>
          </table:table-cell>
          <table:table-cell office:value-type="float" office:value="0.5953181" calcext:value-type="float">
            <text:p>0.5953181</text:p>
          </table:table-cell>
          <table:table-cell office:value-type="float" office:value="0.59628929" calcext:value-type="float">
            <text:p>0.59628929</text:p>
          </table:table-cell>
          <table:table-cell office:value-type="float" office:value="0.596289" calcext:value-type="float">
            <text:p>0.596289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3977225" calcext:value-type="float">
            <text:p>2.3977225</text:p>
          </table:table-cell>
          <table:table-cell office:value-type="float" office:value="1.8014332" calcext:value-type="float">
            <text:p>1.8014332</text:p>
          </table:table-cell>
          <table:table-cell office:value-type="float" office:value="0.82618419" calcext:value-type="float">
            <text:p>0.82618419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904364021" calcext:value-type="float">
            <text:p>0.9904364021</text:p>
          </table:table-cell>
          <table:table-cell office:value-type="float" office:value="1134.902433" calcext:value-type="float">
            <text:p>1134.902433</text:p>
          </table:table-cell>
          <table:table-cell office:value-type="float" office:value="1727.766818" calcext:value-type="float">
            <text:p>1727.766818</text:p>
          </table:table-cell>
          <table:table-cell office:value-type="float" office:value="2" calcext:value-type="float">
            <text:p>2</text:p>
          </table:table-cell>
          <table:table-cell office:value-type="float" office:value="1158.2216715" calcext:value-type="float">
            <text:p>1158.22167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186" calcext:value-type="float">
            <text:p>40186</text:p>
          </table:table-cell>
          <table:table-cell office:value-type="float" office:value="39940567.6676" calcext:value-type="float">
            <text:p>39940567.6676</text:p>
          </table:table-cell>
          <table:table-cell office:value-type="float" office:value="16611398.5657" calcext:value-type="float">
            <text:p>16611398.5657</text:p>
          </table:table-cell>
          <table:table-cell office:value-type="float" office:value="0.585366455" calcext:value-type="float">
            <text:p>0.585366455</text:p>
          </table:table-cell>
          <table:table-cell office:value-type="float" office:value="0.58636441" calcext:value-type="float">
            <text:p>0.58636441</text:p>
          </table:table-cell>
          <table:table-cell office:value-type="float" office:value="0.586364" calcext:value-type="float">
            <text:p>0.586364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4041313" calcext:value-type="float">
            <text:p>2.4041313</text:p>
          </table:table-cell>
          <table:table-cell office:value-type="float" office:value="1.8177668" calcext:value-type="float">
            <text:p>1.8177668</text:p>
          </table:table-cell>
          <table:table-cell office:value-type="float" office:value="0.86159723" calcext:value-type="float">
            <text:p>0.86159723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90230807" calcext:value-type="float">
            <text:p>0.990230807</text:p>
          </table:table-cell>
          <table:table-cell office:value-type="float" office:value="1157.455711" calcext:value-type="float">
            <text:p>1157.455711</text:p>
          </table:table-cell>
          <table:table-cell office:value-type="float" office:value="1746.190845" calcext:value-type="float">
            <text:p>1746.190845</text:p>
          </table:table-cell>
          <table:table-cell office:value-type="float" office:value="2" calcext:value-type="float">
            <text:p>2</text:p>
          </table:table-cell>
          <table:table-cell office:value-type="float" office:value="1177.85910292" calcext:value-type="float">
            <text:p>1177.859102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374" calcext:value-type="float">
            <text:p>41374</text:p>
          </table:table-cell>
          <table:table-cell office:value-type="float" office:value="39827221.6073" calcext:value-type="float">
            <text:p>39827221.6073</text:p>
          </table:table-cell>
          <table:table-cell office:value-type="float" office:value="16499423.4157" calcext:value-type="float">
            <text:p>16499423.4157</text:p>
          </table:table-cell>
          <table:table-cell office:value-type="float" office:value="0.575224206" calcext:value-type="float">
            <text:p>0.575224206</text:p>
          </table:table-cell>
          <table:table-cell office:value-type="float" office:value="0.57623983" calcext:value-type="float">
            <text:p>0.57623983</text:p>
          </table:table-cell>
          <table:table-cell office:value-type="float" office:value="0.57624" calcext:value-type="float">
            <text:p>0.57624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4135894" calcext:value-type="float">
            <text:p>2.4135894</text:p>
          </table:table-cell>
          <table:table-cell office:value-type="float" office:value="1.8373496" calcext:value-type="float">
            <text:p>1.8373496</text:p>
          </table:table-cell>
          <table:table-cell office:value-type="float" office:value="0.90256271" calcext:value-type="float">
            <text:p>0.90256271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90013245" calcext:value-type="float">
            <text:p>0.990013245</text:p>
          </table:table-cell>
          <table:table-cell office:value-type="float" office:value="1180.64064" calcext:value-type="float">
            <text:p>1180.64064</text:p>
          </table:table-cell>
          <table:table-cell office:value-type="float" office:value="1765.477741" calcext:value-type="float">
            <text:p>1765.477741</text:p>
          </table:table-cell>
          <table:table-cell office:value-type="float" office:value="2" calcext:value-type="float">
            <text:p>2</text:p>
          </table:table-cell>
          <table:table-cell office:value-type="float" office:value="1197.49653434" calcext:value-type="float">
            <text:p>1197.496534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581" calcext:value-type="float">
            <text:p>42581</text:p>
          </table:table-cell>
          <table:table-cell office:value-type="float" office:value="39711760.2461" calcext:value-type="float">
            <text:p>39711760.2461</text:p>
          </table:table-cell>
          <table:table-cell office:value-type="float" office:value="16388048.2657" calcext:value-type="float">
            <text:p>16388048.2657</text:p>
          </table:table-cell>
          <table:table-cell office:value-type="float" office:value="0.564899301" calcext:value-type="float">
            <text:p>0.564899301</text:p>
          </table:table-cell>
          <table:table-cell office:value-type="float" office:value="0.56593422" calcext:value-type="float">
            <text:p>0.56593422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4229589" calcext:value-type="float">
            <text:p>2.4229589</text:p>
          </table:table-cell>
          <table:table-cell office:value-type="float" office:value="1.8570247" calcext:value-type="float">
            <text:p>1.8570247</text:p>
          </table:table-cell>
          <table:table-cell office:value-type="float" office:value="0.94235819" calcext:value-type="float">
            <text:p>0.94235819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97831151" calcext:value-type="float">
            <text:p>0.9897831151</text:p>
          </table:table-cell>
          <table:table-cell office:value-type="float" office:value="1204.479818" calcext:value-type="float">
            <text:p>1204.479818</text:p>
          </table:table-cell>
          <table:table-cell office:value-type="float" office:value="1785.651821" calcext:value-type="float">
            <text:p>1785.651821</text:p>
          </table:table-cell>
          <table:table-cell office:value-type="float" office:value="2" calcext:value-type="float">
            <text:p>2</text:p>
          </table:table-cell>
          <table:table-cell office:value-type="float" office:value="1217.13396576" calcext:value-type="float">
            <text:p>1217.133965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808" calcext:value-type="float">
            <text:p>43808</text:p>
          </table:table-cell>
          <table:table-cell office:value-type="float" office:value="39594225.7066" calcext:value-type="float">
            <text:p>39594225.7066</text:p>
          </table:table-cell>
          <table:table-cell office:value-type="float" office:value="16277273.1157" calcext:value-type="float">
            <text:p>16277273.1157</text:p>
          </table:table-cell>
          <table:table-cell office:value-type="float" office:value="0.554378783" calcext:value-type="float">
            <text:p>0.554378783</text:p>
          </table:table-cell>
          <table:table-cell office:value-type="float" office:value="0.55543419" calcext:value-type="float">
            <text:p>0.55543419</text:p>
          </table:table-cell>
          <table:table-cell office:value-type="float" office:value="0.555434" calcext:value-type="float">
            <text:p>0.55543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322393" calcext:value-type="float">
            <text:p>2.4322393</text:p>
          </table:table-cell>
          <table:table-cell office:value-type="float" office:value="1.8768051" calcext:value-type="float">
            <text:p>1.8768051</text:p>
          </table:table-cell>
          <table:table-cell office:value-type="float" office:value="0.98115674" calcext:value-type="float">
            <text:p>0.9811567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95403474" calcext:value-type="float">
            <text:p>0.9895403474</text:p>
          </table:table-cell>
          <table:table-cell office:value-type="float" office:value="1228.961466" calcext:value-type="float">
            <text:p>1228.961466</text:p>
          </table:table-cell>
          <table:table-cell office:value-type="float" office:value="1806.689173" calcext:value-type="float">
            <text:p>1806.689173</text:p>
          </table:table-cell>
          <table:table-cell office:value-type="float" office:value="2" calcext:value-type="float">
            <text:p>2</text:p>
          </table:table-cell>
          <table:table-cell office:value-type="float" office:value="1236.77139717" calcext:value-type="float">
            <text:p>1236.771397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055" calcext:value-type="float">
            <text:p>45055</text:p>
          </table:table-cell>
          <table:table-cell office:value-type="float" office:value="39527542.6612" calcext:value-type="float">
            <text:p>39527542.6612</text:p>
          </table:table-cell>
          <table:table-cell office:value-type="float" office:value="16166957.9657" calcext:value-type="float">
            <text:p>16166957.9657</text:p>
          </table:table-cell>
          <table:table-cell office:value-type="float" office:value="0.543719904" calcext:value-type="float">
            <text:p>0.543719904</text:p>
          </table:table-cell>
          <table:table-cell office:value-type="float" office:value="0.54478782" calcext:value-type="float">
            <text:p>0.54478782</text:p>
          </table:table-cell>
          <table:table-cell office:value-type="float" office:value="0.544788" calcext:value-type="float">
            <text:p>0.54478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447222" calcext:value-type="float">
            <text:p>2.4447222</text:p>
          </table:table-cell>
          <table:table-cell office:value-type="float" office:value="1.8999344" calcext:value-type="float">
            <text:p>1.8999344</text:p>
          </table:table-cell>
          <table:table-cell office:value-type="float" office:value="1.02510401" calcext:value-type="float">
            <text:p>1.02510401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92838098" calcext:value-type="float">
            <text:p>0.9892838098</text:p>
          </table:table-cell>
          <table:table-cell office:value-type="float" office:value="1254.140002" calcext:value-type="float">
            <text:p>1254.140002</text:p>
          </table:table-cell>
          <table:table-cell office:value-type="float" office:value="1828.656338" calcext:value-type="float">
            <text:p>1828.656338</text:p>
          </table:table-cell>
          <table:table-cell office:value-type="float" office:value="2" calcext:value-type="float">
            <text:p>2</text:p>
          </table:table-cell>
          <table:table-cell office:value-type="float" office:value="1256.40882859" calcext:value-type="float">
            <text:p>1256.408828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321" calcext:value-type="float">
            <text:p>46321</text:p>
          </table:table-cell>
          <table:table-cell office:value-type="float" office:value="39458969.8052" calcext:value-type="float">
            <text:p>39458969.8052</text:p>
          </table:table-cell>
          <table:table-cell office:value-type="float" office:value="16057042.8157" calcext:value-type="float">
            <text:p>16057042.8157</text:p>
          </table:table-cell>
          <table:table-cell office:value-type="float" office:value="0.532930611" calcext:value-type="float">
            <text:p>0.532930611</text:p>
          </table:table-cell>
          <table:table-cell office:value-type="float" office:value="0.53401226" calcext:value-type="float">
            <text:p>0.53401226</text:p>
          </table:table-cell>
          <table:table-cell office:value-type="float" office:value="0.534012" calcext:value-type="float">
            <text:p>0.53401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571976" calcext:value-type="float">
            <text:p>2.4571976</text:p>
          </table:table-cell>
          <table:table-cell office:value-type="float" office:value="1.9231853" calcext:value-type="float">
            <text:p>1.9231853</text:p>
          </table:table-cell>
          <table:table-cell office:value-type="float" office:value="1.06798477" calcext:value-type="float">
            <text:p>1.06798477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90128317" calcext:value-type="float">
            <text:p>0.9890128317</text:p>
          </table:table-cell>
          <table:table-cell office:value-type="float" office:value="1280.03915" calcext:value-type="float">
            <text:p>1280.03915</text:p>
          </table:table-cell>
          <table:table-cell office:value-type="float" office:value="1851.576462" calcext:value-type="float">
            <text:p>1851.576462</text:p>
          </table:table-cell>
          <table:table-cell office:value-type="float" office:value="2" calcext:value-type="float">
            <text:p>2</text:p>
          </table:table-cell>
          <table:table-cell office:value-type="float" office:value="1276.04626001" calcext:value-type="float">
            <text:p>1276.04626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607" calcext:value-type="float">
            <text:p>47607</text:p>
          </table:table-cell>
          <table:table-cell office:value-type="float" office:value="37481734.7711" calcext:value-type="float">
            <text:p>37481734.7711</text:p>
          </table:table-cell>
          <table:table-cell office:value-type="float" office:value="15551802.4028" calcext:value-type="float">
            <text:p>15551802.4028</text:p>
          </table:table-cell>
          <table:table-cell office:value-type="float" office:value="0.520958063" calcext:value-type="float">
            <text:p>0.520958063</text:p>
          </table:table-cell>
          <table:table-cell office:value-type="float" office:value="0.52218793" calcext:value-type="float">
            <text:p>0.52218793</text:p>
          </table:table-cell>
          <table:table-cell office:value-type="float" office:value="0.522188" calcext:value-type="float">
            <text:p>0.52218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099082" calcext:value-type="float">
            <text:p>2.4099082</text:p>
          </table:table-cell>
          <table:table-cell office:value-type="float" office:value="1.8877203" calcext:value-type="float">
            <text:p>1.8877203</text:p>
          </table:table-cell>
          <table:table-cell office:value-type="float" office:value="1.00314315" calcext:value-type="float">
            <text:p>1.00314315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87457985" calcext:value-type="float">
            <text:p>0.9887457985</text:p>
          </table:table-cell>
          <table:table-cell office:value-type="float" office:value="1305.513347" calcext:value-type="float">
            <text:p>1305.513347</text:p>
          </table:table-cell>
          <table:table-cell office:value-type="float" office:value="1873.88432" calcext:value-type="float">
            <text:p>1873.88432</text:p>
          </table:table-cell>
          <table:table-cell office:value-type="float" office:value="2" calcext:value-type="float">
            <text:p>2</text:p>
          </table:table-cell>
          <table:table-cell office:value-type="float" office:value="1295.68369143" calcext:value-type="float">
            <text:p>1295.683691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912" calcext:value-type="float">
            <text:p>48912</text:p>
          </table:table-cell>
          <table:table-cell office:value-type="float" office:value="37514061.5068" calcext:value-type="float">
            <text:p>37514061.5068</text:p>
          </table:table-cell>
          <table:table-cell office:value-type="float" office:value="15449607.2528" calcext:value-type="float">
            <text:p>15449607.2528</text:p>
          </table:table-cell>
          <table:table-cell office:value-type="float" office:value="0.5087361" calcext:value-type="float">
            <text:p>0.5087361</text:p>
          </table:table-cell>
          <table:table-cell office:value-type="float" office:value="0.50995214" calcext:value-type="float">
            <text:p>0.50995214</text:p>
          </table:table-cell>
          <table:table-cell office:value-type="float" office:value="0.509952" calcext:value-type="float">
            <text:p>0.50995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279516" calcext:value-type="float">
            <text:p>2.4279516</text:p>
          </table:table-cell>
          <table:table-cell office:value-type="float" office:value="1.9179994" calcext:value-type="float">
            <text:p>1.9179994</text:p>
          </table:table-cell>
          <table:table-cell office:value-type="float" office:value="1.0594342" calcext:value-type="float">
            <text:p>1.0594342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84716505" calcext:value-type="float">
            <text:p>0.9884716505</text:p>
          </table:table-cell>
          <table:table-cell office:value-type="float" office:value="1331.244503" calcext:value-type="float">
            <text:p>1331.244503</text:p>
          </table:table-cell>
          <table:table-cell office:value-type="float" office:value="1896.511455" calcext:value-type="float">
            <text:p>1896.511455</text:p>
          </table:table-cell>
          <table:table-cell office:value-type="float" office:value="2" calcext:value-type="float">
            <text:p>2</text:p>
          </table:table-cell>
          <table:table-cell office:value-type="float" office:value="1315.32112284" calcext:value-type="float">
            <text:p>1315.321122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237" calcext:value-type="float">
            <text:p>50237</text:p>
          </table:table-cell>
          <table:table-cell office:value-type="float" office:value="37544864.4817" calcext:value-type="float">
            <text:p>37544864.4817</text:p>
          </table:table-cell>
          <table:table-cell office:value-type="float" office:value="15347412.1028" calcext:value-type="float">
            <text:p>15347412.1028</text:p>
          </table:table-cell>
          <table:table-cell office:value-type="float" office:value="0.496630784" calcext:value-type="float">
            <text:p>0.496630784</text:p>
          </table:table-cell>
          <table:table-cell office:value-type="float" office:value="0.49783677" calcext:value-type="float">
            <text:p>0.49783677</text:p>
          </table:table-cell>
          <table:table-cell office:value-type="float" office:value="0.497837" calcext:value-type="float">
            <text:p>0.49783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461356" calcext:value-type="float">
            <text:p>2.4461356</text:p>
          </table:table-cell>
          <table:table-cell office:value-type="float" office:value="1.9482989" calcext:value-type="float">
            <text:p>1.9482989</text:p>
          </table:table-cell>
          <table:table-cell office:value-type="float" office:value="1.11376686" calcext:value-type="float">
            <text:p>1.11376686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81792506" calcext:value-type="float">
            <text:p>0.9881792506</text:p>
          </table:table-cell>
          <table:table-cell office:value-type="float" office:value="1357.896815" calcext:value-type="float">
            <text:p>1357.896815</text:p>
          </table:table-cell>
          <table:table-cell office:value-type="float" office:value="1920.351256" calcext:value-type="float">
            <text:p>1920.351256</text:p>
          </table:table-cell>
          <table:table-cell office:value-type="float" office:value="2" calcext:value-type="float">
            <text:p>2</text:p>
          </table:table-cell>
          <table:table-cell office:value-type="float" office:value="1334.95855426" calcext:value-type="float">
            <text:p>1334.958554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582" calcext:value-type="float">
            <text:p>51582</text:p>
          </table:table-cell>
          <table:table-cell office:value-type="float" office:value="37574181.3932" calcext:value-type="float">
            <text:p>37574181.3932</text:p>
          </table:table-cell>
          <table:table-cell office:value-type="float" office:value="15245216.9528" calcext:value-type="float">
            <text:p>15245216.9528</text:p>
          </table:table-cell>
          <table:table-cell office:value-type="float" office:value="0.484609975" calcext:value-type="float">
            <text:p>0.484609975</text:p>
          </table:table-cell>
          <table:table-cell office:value-type="float" office:value="0.48580869" calcext:value-type="float">
            <text:p>0.48580869</text:p>
          </table:table-cell>
          <table:table-cell office:value-type="float" office:value="0.485809" calcext:value-type="float">
            <text:p>0.48580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644658" calcext:value-type="float">
            <text:p>2.4644658</text:p>
          </table:table-cell>
          <table:table-cell office:value-type="float" office:value="1.9786571" calcext:value-type="float">
            <text:p>1.9786571</text:p>
          </table:table-cell>
          <table:table-cell office:value-type="float" office:value="1.16648165" calcext:value-type="float">
            <text:p>1.16648165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78685257" calcext:value-type="float">
            <text:p>0.9878685257</text:p>
          </table:table-cell>
          <table:table-cell office:value-type="float" office:value="1385.450604" calcext:value-type="float">
            <text:p>1385.450604</text:p>
          </table:table-cell>
          <table:table-cell office:value-type="float" office:value="1945.364661" calcext:value-type="float">
            <text:p>1945.364661</text:p>
          </table:table-cell>
          <table:table-cell office:value-type="float" office:value="2" calcext:value-type="float">
            <text:p>2</text:p>
          </table:table-cell>
          <table:table-cell office:value-type="float" office:value="1354.59598568" calcext:value-type="float">
            <text:p>1354.595985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946" calcext:value-type="float">
            <text:p>52946</text:p>
          </table:table-cell>
          <table:table-cell office:value-type="float" office:value="37602051.67" calcext:value-type="float">
            <text:p>37602051.67</text:p>
          </table:table-cell>
          <table:table-cell office:value-type="float" office:value="15143021.8028" calcext:value-type="float">
            <text:p>15143021.8028</text:p>
          </table:table-cell>
          <table:table-cell office:value-type="float" office:value="0.472650085" calcext:value-type="float">
            <text:p>0.472650085</text:p>
          </table:table-cell>
          <table:table-cell office:value-type="float" office:value="0.47384357" calcext:value-type="float">
            <text:p>0.47384357</text:p>
          </table:table-cell>
          <table:table-cell office:value-type="float" office:value="0.473844" calcext:value-type="float">
            <text:p>0.47384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829475" calcext:value-type="float">
            <text:p>2.4829475</text:p>
          </table:table-cell>
          <table:table-cell office:value-type="float" office:value="2.009104" calcext:value-type="float">
            <text:p>2.009104</text:p>
          </table:table-cell>
          <table:table-cell office:value-type="float" office:value="1.21784259" calcext:value-type="float">
            <text:p>1.21784259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75393174" calcext:value-type="float">
            <text:p>0.9875393174</text:p>
          </table:table-cell>
          <table:table-cell office:value-type="float" office:value="1413.89113" calcext:value-type="float">
            <text:p>1413.89113</text:p>
          </table:table-cell>
          <table:table-cell office:value-type="float" office:value="1971.519192" calcext:value-type="float">
            <text:p>1971.519192</text:p>
          </table:table-cell>
          <table:table-cell office:value-type="float" office:value="2" calcext:value-type="float">
            <text:p>2</text:p>
          </table:table-cell>
          <table:table-cell office:value-type="float" office:value="1374.2334171" calcext:value-type="float">
            <text:p>1374.23341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331" calcext:value-type="float">
            <text:p>54331</text:p>
          </table:table-cell>
          <table:table-cell office:value-type="float" office:value="37628516.2196" calcext:value-type="float">
            <text:p>37628516.2196</text:p>
          </table:table-cell>
          <table:table-cell office:value-type="float" office:value="15040826.6528" calcext:value-type="float">
            <text:p>15040826.6528</text:p>
          </table:table-cell>
          <table:table-cell office:value-type="float" office:value="0.460734344" calcext:value-type="float">
            <text:p>0.460734344</text:p>
          </table:table-cell>
          <table:table-cell table:number-columns-repeated="2" office:value-type="float" office:value="0.461924" calcext:value-type="float">
            <text:p>0.46192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015867" calcext:value-type="float">
            <text:p>2.5015867</text:p>
          </table:table-cell>
          <table:table-cell office:value-type="float" office:value="2.0396627" calcext:value-type="float">
            <text:p>2.0396627</text:p>
          </table:table-cell>
          <table:table-cell office:value-type="float" office:value="1.26805816" calcext:value-type="float">
            <text:p>1.26805816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71913973" calcext:value-type="float">
            <text:p>0.9871913973</text:p>
          </table:table-cell>
          <table:table-cell office:value-type="float" office:value="1443.207445" calcext:value-type="float">
            <text:p>1443.207445</text:p>
          </table:table-cell>
          <table:table-cell office:value-type="float" office:value="1998.78752" calcext:value-type="float">
            <text:p>1998.78752</text:p>
          </table:table-cell>
          <table:table-cell office:value-type="float" office:value="2" calcext:value-type="float">
            <text:p>2</text:p>
          </table:table-cell>
          <table:table-cell office:value-type="float" office:value="1393.87084851" calcext:value-type="float">
            <text:p>1393.870848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734" calcext:value-type="float">
            <text:p>55734</text:p>
          </table:table-cell>
          <table:table-cell office:value-type="float" office:value="37653617.185" calcext:value-type="float">
            <text:p>37653617.185</text:p>
          </table:table-cell>
          <table:table-cell office:value-type="float" office:value="14938631.5028" calcext:value-type="float">
            <text:p>14938631.5028</text:p>
          </table:table-cell>
          <table:table-cell office:value-type="float" office:value="0.448851489" calcext:value-type="float">
            <text:p>0.448851489</text:p>
          </table:table-cell>
          <table:table-cell office:value-type="float" office:value="0.45003823" calcext:value-type="float">
            <text:p>0.45003823</text:p>
          </table:table-cell>
          <table:table-cell office:value-type="float" office:value="0.450038" calcext:value-type="float">
            <text:p>0.45003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203893" calcext:value-type="float">
            <text:p>2.5203893</text:p>
          </table:table-cell>
          <table:table-cell office:value-type="float" office:value="2.0703511" calcext:value-type="float">
            <text:p>2.0703511</text:p>
          </table:table-cell>
          <table:table-cell office:value-type="float" office:value="1.31729546" calcext:value-type="float">
            <text:p>1.31729546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68244782" calcext:value-type="float">
            <text:p>0.9868244782</text:p>
          </table:table-cell>
          <table:table-cell office:value-type="float" office:value="1473.391541" calcext:value-type="float">
            <text:p>1473.391541</text:p>
          </table:table-cell>
          <table:table-cell office:value-type="float" office:value="2027.146419" calcext:value-type="float">
            <text:p>2027.146419</text:p>
          </table:table-cell>
          <table:table-cell office:value-type="float" office:value="2" calcext:value-type="float">
            <text:p>2</text:p>
          </table:table-cell>
          <table:table-cell office:value-type="float" office:value="1413.50827993" calcext:value-type="float">
            <text:p>1413.508279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158" calcext:value-type="float">
            <text:p>57158</text:p>
          </table:table-cell>
          <table:table-cell office:value-type="float" office:value="37677397.7115" calcext:value-type="float">
            <text:p>37677397.7115</text:p>
          </table:table-cell>
          <table:table-cell office:value-type="float" office:value="14836436.3528" calcext:value-type="float">
            <text:p>14836436.3528</text:p>
          </table:table-cell>
          <table:table-cell office:value-type="float" office:value="0.436994758" calcext:value-type="float">
            <text:p>0.436994758</text:p>
          </table:table-cell>
          <table:table-cell office:value-type="float" office:value="0.43817908" calcext:value-type="float">
            <text:p>0.43817908</text:p>
          </table:table-cell>
          <table:table-cell office:value-type="float" office:value="0.438179" calcext:value-type="float">
            <text:p>0.43817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393617" calcext:value-type="float">
            <text:p>2.5393617</text:p>
          </table:table-cell>
          <table:table-cell office:value-type="float" office:value="2.1011826" calcext:value-type="float">
            <text:p>2.1011826</text:p>
          </table:table-cell>
          <table:table-cell office:value-type="float" office:value="1.36569011" calcext:value-type="float">
            <text:p>1.36569011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64382232" calcext:value-type="float">
            <text:p>0.9864382232</text:p>
          </table:table-cell>
          <table:table-cell office:value-type="float" office:value="1504.43771" calcext:value-type="float">
            <text:p>1504.43771</text:p>
          </table:table-cell>
          <table:table-cell office:value-type="float" office:value="2056.575965" calcext:value-type="float">
            <text:p>2056.575965</text:p>
          </table:table-cell>
          <table:table-cell office:value-type="float" office:value="2" calcext:value-type="float">
            <text:p>2</text:p>
          </table:table-cell>
          <table:table-cell office:value-type="float" office:value="1433.14571135" calcext:value-type="float">
            <text:p>1433.145711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601" calcext:value-type="float">
            <text:p>58601</text:p>
          </table:table-cell>
          <table:table-cell office:value-type="float" office:value="37699901.7239" calcext:value-type="float">
            <text:p>37699901.7239</text:p>
          </table:table-cell>
          <table:table-cell office:value-type="float" office:value="14734241.2028" calcext:value-type="float">
            <text:p>14734241.2028</text:p>
          </table:table-cell>
          <table:table-cell office:value-type="float" office:value="0.425161105" calcext:value-type="float">
            <text:p>0.425161105</text:p>
          </table:table-cell>
          <table:table-cell office:value-type="float" office:value="0.42634317" calcext:value-type="float">
            <text:p>0.42634317</text:p>
          </table:table-cell>
          <table:table-cell office:value-type="float" office:value="0.426343" calcext:value-type="float">
            <text:p>0.42634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585103" calcext:value-type="float">
            <text:p>2.5585103</text:p>
          </table:table-cell>
          <table:table-cell office:value-type="float" office:value="2.1321671" calcext:value-type="float">
            <text:p>2.1321671</text:p>
          </table:table-cell>
          <table:table-cell office:value-type="float" office:value="1.41335339" calcext:value-type="float">
            <text:p>1.41335339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60322516" calcext:value-type="float">
            <text:p>0.9860322516</text:p>
          </table:table-cell>
          <table:table-cell office:value-type="float" office:value="1536.34205" calcext:value-type="float">
            <text:p>1536.34205</text:p>
          </table:table-cell>
          <table:table-cell office:value-type="float" office:value="2087.058933" calcext:value-type="float">
            <text:p>2087.058933</text:p>
          </table:table-cell>
          <table:table-cell office:value-type="float" office:value="2" calcext:value-type="float">
            <text:p>2</text:p>
          </table:table-cell>
          <table:table-cell office:value-type="float" office:value="1452.78314277" calcext:value-type="float">
            <text:p>1452.783142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063" calcext:value-type="float">
            <text:p>60063</text:p>
          </table:table-cell>
          <table:table-cell office:value-type="float" office:value="37721173.7149" calcext:value-type="float">
            <text:p>37721173.7149</text:p>
          </table:table-cell>
          <table:table-cell office:value-type="float" office:value="14632046.0528" calcext:value-type="float">
            <text:p>14632046.0528</text:p>
          </table:table-cell>
          <table:table-cell office:value-type="float" office:value="0.413350565" calcext:value-type="float">
            <text:p>0.413350565</text:p>
          </table:table-cell>
          <table:table-cell office:value-type="float" office:value="0.41453024" calcext:value-type="float">
            <text:p>0.41453024</text:p>
          </table:table-cell>
          <table:table-cell office:value-type="float" office:value="0.41453" calcext:value-type="float">
            <text:p>0.4145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778419" calcext:value-type="float">
            <text:p>2.5778419</text:p>
          </table:table-cell>
          <table:table-cell office:value-type="float" office:value="2.1633116" calcext:value-type="float">
            <text:p>2.1633116</text:p>
          </table:table-cell>
          <table:table-cell office:value-type="float" office:value="1.46037741" calcext:value-type="float">
            <text:p>1.46037741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56061442" calcext:value-type="float">
            <text:p>0.9856061442</text:p>
          </table:table-cell>
          <table:table-cell office:value-type="float" office:value="1569.102077" calcext:value-type="float">
            <text:p>1569.102077</text:p>
          </table:table-cell>
          <table:table-cell office:value-type="float" office:value="2118.58032" calcext:value-type="float">
            <text:p>2118.58032</text:p>
          </table:table-cell>
          <table:table-cell office:value-type="float" office:value="2" calcext:value-type="float">
            <text:p>2</text:p>
          </table:table-cell>
          <table:table-cell office:value-type="float" office:value="1472.42057418" calcext:value-type="float">
            <text:p>1472.420574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545" calcext:value-type="float">
            <text:p>61545</text:p>
          </table:table-cell>
          <table:table-cell office:value-type="float" office:value="37741258.5447" calcext:value-type="float">
            <text:p>37741258.5447</text:p>
          </table:table-cell>
          <table:table-cell office:value-type="float" office:value="14529850.9028" calcext:value-type="float">
            <text:p>14529850.9028</text:p>
          </table:table-cell>
          <table:table-cell office:value-type="float" office:value="0.401565748" calcext:value-type="float">
            <text:p>0.401565748</text:p>
          </table:table-cell>
          <table:table-cell office:value-type="float" office:value="0.40274267" calcext:value-type="float">
            <text:p>0.40274267</text:p>
          </table:table-cell>
          <table:table-cell office:value-type="float" office:value="0.402743" calcext:value-type="float">
            <text:p>0.40274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973633" calcext:value-type="float">
            <text:p>2.5973633</text:p>
          </table:table-cell>
          <table:table-cell office:value-type="float" office:value="2.1946207" calcext:value-type="float">
            <text:p>2.1946207</text:p>
          </table:table-cell>
          <table:table-cell office:value-type="float" office:value="1.50683908" calcext:value-type="float">
            <text:p>1.50683908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51594472" calcext:value-type="float">
            <text:p>0.9851594472</text:p>
          </table:table-cell>
          <table:table-cell office:value-type="float" office:value="1602.716424" calcext:value-type="float">
            <text:p>1602.716424</text:p>
          </table:table-cell>
          <table:table-cell office:value-type="float" office:value="2151.126971" calcext:value-type="float">
            <text:p>2151.126971</text:p>
          </table:table-cell>
          <table:table-cell office:value-type="float" office:value="2" calcext:value-type="float">
            <text:p>2</text:p>
          </table:table-cell>
          <table:table-cell office:value-type="float" office:value="1492.0580056" calcext:value-type="float">
            <text:p>1492.05800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047" calcext:value-type="float">
            <text:p>63047</text:p>
          </table:table-cell>
          <table:table-cell office:value-type="float" office:value="37760201.2527" calcext:value-type="float">
            <text:p>37760201.2527</text:p>
          </table:table-cell>
          <table:table-cell office:value-type="float" office:value="14427655.7528" calcext:value-type="float">
            <text:p>14427655.7528</text:p>
          </table:table-cell>
          <table:table-cell office:value-type="float" office:value="0.389811409" calcext:value-type="float">
            <text:p>0.389811409</text:p>
          </table:table-cell>
          <table:table-cell office:value-type="float" office:value="0.39098501" calcext:value-type="float">
            <text:p>0.39098501</text:p>
          </table:table-cell>
          <table:table-cell office:value-type="float" office:value="0.390985" calcext:value-type="float">
            <text:p>0.39098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170819" calcext:value-type="float">
            <text:p>2.6170819</text:p>
          </table:table-cell>
          <table:table-cell office:value-type="float" office:value="2.2260969" calcext:value-type="float">
            <text:p>2.2260969</text:p>
          </table:table-cell>
          <table:table-cell office:value-type="float" office:value="1.55280302" calcext:value-type="float">
            <text:p>1.55280302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46916755" calcext:value-type="float">
            <text:p>0.9846916755</text:p>
          </table:table-cell>
          <table:table-cell office:value-type="float" office:value="1637.184596" calcext:value-type="float">
            <text:p>1637.184596</text:p>
          </table:table-cell>
          <table:table-cell office:value-type="float" office:value="2184.687277" calcext:value-type="float">
            <text:p>2184.687277</text:p>
          </table:table-cell>
          <table:table-cell office:value-type="float" office:value="2" calcext:value-type="float">
            <text:p>2</text:p>
          </table:table-cell>
          <table:table-cell office:value-type="float" office:value="1511.69543702" calcext:value-type="float">
            <text:p>1511.695437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569" calcext:value-type="float">
            <text:p>64569</text:p>
          </table:table-cell>
          <table:table-cell office:value-type="float" office:value="37778046.8814" calcext:value-type="float">
            <text:p>37778046.8814</text:p>
          </table:table-cell>
          <table:table-cell office:value-type="float" office:value="14325460.6028" calcext:value-type="float">
            <text:p>14325460.6028</text:p>
          </table:table-cell>
          <table:table-cell office:value-type="float" office:value="0.37809409" calcext:value-type="float">
            <text:p>0.37809409</text:p>
          </table:table-cell>
          <table:table-cell office:value-type="float" office:value="0.37926365" calcext:value-type="float">
            <text:p>0.37926365</text:p>
          </table:table-cell>
          <table:table-cell office:value-type="float" office:value="0.379264" calcext:value-type="float">
            <text:p>0.37926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370049" calcext:value-type="float">
            <text:p>2.6370049</text:p>
          </table:table-cell>
          <table:table-cell office:value-type="float" office:value="2.2577413" calcext:value-type="float">
            <text:p>2.2577413</text:p>
          </table:table-cell>
          <table:table-cell office:value-type="float" office:value="1.59832394" calcext:value-type="float">
            <text:p>1.5983239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42023153" calcext:value-type="float">
            <text:p>0.9842023153</text:p>
          </table:table-cell>
          <table:table-cell office:value-type="float" office:value="1672.506775" calcext:value-type="float">
            <text:p>1672.506775</text:p>
          </table:table-cell>
          <table:table-cell office:value-type="float" office:value="2219.250938" calcext:value-type="float">
            <text:p>2219.250938</text:p>
          </table:table-cell>
          <table:table-cell office:value-type="float" office:value="2" calcext:value-type="float">
            <text:p>2</text:p>
          </table:table-cell>
          <table:table-cell office:value-type="float" office:value="1531.33286844" calcext:value-type="float">
            <text:p>1531.332868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110" calcext:value-type="float">
            <text:p>66110</text:p>
          </table:table-cell>
          <table:table-cell office:value-type="float" office:value="37794839.5122" calcext:value-type="float">
            <text:p>37794839.5122</text:p>
          </table:table-cell>
          <table:table-cell office:value-type="float" office:value="14223265.4528" calcext:value-type="float">
            <text:p>14223265.4528</text:p>
          </table:table-cell>
          <table:table-cell office:value-type="float" office:value="0.36642533" calcext:value-type="float">
            <text:p>0.36642533</text:p>
          </table:table-cell>
          <table:table-cell office:value-type="float" office:value="0.36758783" calcext:value-type="float">
            <text:p>0.36758783</text:p>
          </table:table-cell>
          <table:table-cell office:value-type="float" office:value="0.367588" calcext:value-type="float">
            <text:p>0.36758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5714" calcext:value-type="float">
            <text:p>2.65714</text:p>
          </table:table-cell>
          <table:table-cell office:value-type="float" office:value="2.2895521" calcext:value-type="float">
            <text:p>2.2895521</text:p>
          </table:table-cell>
          <table:table-cell office:value-type="float" office:value="1.64344656" calcext:value-type="float">
            <text:p>1.64344656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36908259" calcext:value-type="float">
            <text:p>0.9836908259</text:p>
          </table:table-cell>
          <table:table-cell office:value-type="float" office:value="1708.683671" calcext:value-type="float">
            <text:p>1708.683671</text:p>
          </table:table-cell>
          <table:table-cell office:value-type="float" office:value="2254.808766" calcext:value-type="float">
            <text:p>2254.808766</text:p>
          </table:table-cell>
          <table:table-cell office:value-type="float" office:value="2" calcext:value-type="float">
            <text:p>2</text:p>
          </table:table-cell>
          <table:table-cell office:value-type="float" office:value="1550.97029985" calcext:value-type="float">
            <text:p>1550.970299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671" calcext:value-type="float">
            <text:p>67671</text:p>
          </table:table-cell>
          <table:table-cell office:value-type="float" office:value="37810598.2991" calcext:value-type="float">
            <text:p>37810598.2991</text:p>
          </table:table-cell>
          <table:table-cell office:value-type="float" office:value="14121070.3028" calcext:value-type="float">
            <text:p>14121070.3028</text:p>
          </table:table-cell>
          <table:table-cell office:value-type="float" office:value="0.354860272" calcext:value-type="float">
            <text:p>0.354860272</text:p>
          </table:table-cell>
          <table:table-cell office:value-type="float" office:value="0.35601128" calcext:value-type="float">
            <text:p>0.35601128</text:p>
          </table:table-cell>
          <table:table-cell office:value-type="float" office:value="0.356011" calcext:value-type="float">
            <text:p>0.35601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774931" calcext:value-type="float">
            <text:p>2.6774931</text:p>
          </table:table-cell>
          <table:table-cell office:value-type="float" office:value="2.3214818" calcext:value-type="float">
            <text:p>2.3214818</text:p>
          </table:table-cell>
          <table:table-cell office:value-type="float" office:value="1.68814713" calcext:value-type="float">
            <text:p>1.68814713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31566515" calcext:value-type="float">
            <text:p>0.9831566515</text:p>
          </table:table-cell>
          <table:table-cell office:value-type="float" office:value="1745.715868" calcext:value-type="float">
            <text:p>1745.715868</text:p>
          </table:table-cell>
          <table:table-cell office:value-type="float" office:value="2291.351861" calcext:value-type="float">
            <text:p>2291.351861</text:p>
          </table:table-cell>
          <table:table-cell office:value-type="float" office:value="2" calcext:value-type="float">
            <text:p>2</text:p>
          </table:table-cell>
          <table:table-cell office:value-type="float" office:value="1570.60773127" calcext:value-type="float">
            <text:p>1570.607731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251" calcext:value-type="float">
            <text:p>69251</text:p>
          </table:table-cell>
          <table:table-cell office:value-type="float" office:value="37825365.8549" calcext:value-type="float">
            <text:p>37825365.8549</text:p>
          </table:table-cell>
          <table:table-cell office:value-type="float" office:value="14018875.1528" calcext:value-type="float">
            <text:p>14018875.1528</text:p>
          </table:table-cell>
          <table:table-cell office:value-type="float" office:value="0.343413605" calcext:value-type="float">
            <text:p>0.343413605</text:p>
          </table:table-cell>
          <table:table-cell office:value-type="float" office:value="0.34455248" calcext:value-type="float">
            <text:p>0.34455248</text:p>
          </table:table-cell>
          <table:table-cell office:value-type="float" office:value="0.344552" calcext:value-type="float">
            <text:p>0.34455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980718" calcext:value-type="float">
            <text:p>2.6980718</text:p>
          </table:table-cell>
          <table:table-cell office:value-type="float" office:value="2.3535194" calcext:value-type="float">
            <text:p>2.3535194</text:p>
          </table:table-cell>
          <table:table-cell office:value-type="float" office:value="1.73245062" calcext:value-type="float">
            <text:p>1.73245062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25992285" calcext:value-type="float">
            <text:p>0.9825992285</text:p>
          </table:table-cell>
          <table:table-cell office:value-type="float" office:value="1783.603419" calcext:value-type="float">
            <text:p>1783.603419</text:p>
          </table:table-cell>
          <table:table-cell office:value-type="float" office:value="2328.871117" calcext:value-type="float">
            <text:p>2328.871117</text:p>
          </table:table-cell>
          <table:table-cell office:value-type="float" office:value="2" calcext:value-type="float">
            <text:p>2</text:p>
          </table:table-cell>
          <table:table-cell office:value-type="float" office:value="1590.24516269" calcext:value-type="float">
            <text:p>1590.245162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851" calcext:value-type="float">
            <text:p>70851</text:p>
          </table:table-cell>
          <table:table-cell office:value-type="float" office:value="37839191.3944" calcext:value-type="float">
            <text:p>37839191.3944</text:p>
          </table:table-cell>
          <table:table-cell office:value-type="float" office:value="13916680.0028" calcext:value-type="float">
            <text:p>13916680.0028</text:p>
          </table:table-cell>
          <table:table-cell office:value-type="float" office:value="0.33209209" calcext:value-type="float">
            <text:p>0.33209209</text:p>
          </table:table-cell>
          <table:table-cell office:value-type="float" office:value="0.33321813" calcext:value-type="float">
            <text:p>0.33321813</text:p>
          </table:table-cell>
          <table:table-cell office:value-type="float" office:value="0.333218" calcext:value-type="float">
            <text:p>0.33321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7188848" calcext:value-type="float">
            <text:p>2.7188848</text:p>
          </table:table-cell>
          <table:table-cell office:value-type="float" office:value="2.3856667" calcext:value-type="float">
            <text:p>2.3856667</text:p>
          </table:table-cell>
          <table:table-cell office:value-type="float" office:value="1.77639555" calcext:value-type="float">
            <text:p>1.77639555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20179708" calcext:value-type="float">
            <text:p>0.9820179708</text:p>
          </table:table-cell>
          <table:table-cell office:value-type="float" office:value="1822.346658" calcext:value-type="float">
            <text:p>1822.346658</text:p>
          </table:table-cell>
          <table:table-cell office:value-type="float" office:value="2367.358254" calcext:value-type="float">
            <text:p>2367.358254</text:p>
          </table:table-cell>
          <table:table-cell office:value-type="float" office:value="2" calcext:value-type="float">
            <text:p>2</text:p>
          </table:table-cell>
          <table:table-cell office:value-type="float" office:value="1609.88259411" calcext:value-type="float">
            <text:p>1609.882594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471" calcext:value-type="float">
            <text:p>72471</text:p>
          </table:table-cell>
          <table:table-cell office:value-type="float" office:value="37852122.846" calcext:value-type="float">
            <text:p>37852122.846</text:p>
          </table:table-cell>
          <table:table-cell office:value-type="float" office:value="13814484.8528" calcext:value-type="float">
            <text:p>13814484.8528</text:p>
          </table:table-cell>
          <table:table-cell office:value-type="float" office:value="0.320903086" calcext:value-type="float">
            <text:p>0.320903086</text:p>
          </table:table-cell>
          <table:table-cell office:value-type="float" office:value="0.32201553" calcext:value-type="float">
            <text:p>0.32201553</text:p>
          </table:table-cell>
          <table:table-cell office:value-type="float" office:value="0.322016" calcext:value-type="float">
            <text:p>0.32201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7399406" calcext:value-type="float">
            <text:p>2.7399406</text:p>
          </table:table-cell>
          <table:table-cell office:value-type="float" office:value="2.4179251" calcext:value-type="float">
            <text:p>2.4179251</text:p>
          </table:table-cell>
          <table:table-cell office:value-type="float" office:value="1.82001603" calcext:value-type="float">
            <text:p>1.82001603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14122697" calcext:value-type="float">
            <text:p>0.9814122697</text:p>
          </table:table-cell>
          <table:table-cell office:value-type="float" office:value="1861.946184" calcext:value-type="float">
            <text:p>1861.946184</text:p>
          </table:table-cell>
          <table:table-cell office:value-type="float" office:value="2406.805787" calcext:value-type="float">
            <text:p>2406.805787</text:p>
          </table:table-cell>
          <table:table-cell office:value-type="float" office:value="2" calcext:value-type="float">
            <text:p>2</text:p>
          </table:table-cell>
          <table:table-cell office:value-type="float" office:value="1629.52002552" calcext:value-type="float">
            <text:p>1629.520025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110" calcext:value-type="float">
            <text:p>74110</text:p>
          </table:table-cell>
          <table:table-cell office:value-type="float" office:value="37864206.7775" calcext:value-type="float">
            <text:p>37864206.7775</text:p>
          </table:table-cell>
          <table:table-cell office:value-type="float" office:value="13712289.7028" calcext:value-type="float">
            <text:p>13712289.7028</text:p>
          </table:table-cell>
          <table:table-cell office:value-type="float" office:value="0.30985438" calcext:value-type="float">
            <text:p>0.30985438</text:p>
          </table:table-cell>
          <table:table-cell office:value-type="float" office:value="0.31095244" calcext:value-type="float">
            <text:p>0.31095244</text:p>
          </table:table-cell>
          <table:table-cell office:value-type="float" office:value="0.310952" calcext:value-type="float">
            <text:p>0.31095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7612482" calcext:value-type="float">
            <text:p>2.7612482</text:p>
          </table:table-cell>
          <table:table-cell office:value-type="float" office:value="2.4502958" calcext:value-type="float">
            <text:p>2.4502958</text:p>
          </table:table-cell>
          <table:table-cell office:value-type="float" office:value="1.86334255" calcext:value-type="float">
            <text:p>1.86334255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0781495" calcext:value-type="float">
            <text:p>0.980781495</text:p>
          </table:table-cell>
          <table:table-cell office:value-type="float" office:value="1902.4028" calcext:value-type="float">
            <text:p>1902.4028</text:p>
          </table:table-cell>
          <table:table-cell office:value-type="float" office:value="2447.20694" calcext:value-type="float">
            <text:p>2447.20694</text:p>
          </table:table-cell>
          <table:table-cell office:value-type="float" office:value="2" calcext:value-type="float">
            <text:p>2</text:p>
          </table:table-cell>
          <table:table-cell office:value-type="float" office:value="1649.15745694" calcext:value-type="float">
            <text:p>1649.157456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769" calcext:value-type="float">
            <text:p>75769</text:p>
          </table:table-cell>
          <table:table-cell office:value-type="float" office:value="37875488.3339" calcext:value-type="float">
            <text:p>37875488.3339</text:p>
          </table:table-cell>
          <table:table-cell office:value-type="float" office:value="13610094.5528" calcext:value-type="float">
            <text:p>13610094.5528</text:p>
          </table:table-cell>
          <table:table-cell office:value-type="float" office:value="0.298954041" calcext:value-type="float">
            <text:p>0.298954041</text:p>
          </table:table-cell>
          <table:table-cell office:value-type="float" office:value="0.3000369" calcext:value-type="float">
            <text:p>0.3000369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7828165" calcext:value-type="float">
            <text:p>2.7828165</text:p>
          </table:table-cell>
          <table:table-cell office:value-type="float" office:value="2.4827796" calcext:value-type="float">
            <text:p>2.4827796</text:p>
          </table:table-cell>
          <table:table-cell office:value-type="float" office:value="1.90640264" calcext:value-type="float">
            <text:p>1.9064026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801249952" calcext:value-type="float">
            <text:p>0.9801249952</text:p>
          </table:table-cell>
          <table:table-cell office:value-type="float" office:value="1943.717473" calcext:value-type="float">
            <text:p>1943.717473</text:p>
          </table:table-cell>
          <table:table-cell office:value-type="float" office:value="2488.55557" calcext:value-type="float">
            <text:p>2488.55557</text:p>
          </table:table-cell>
          <table:table-cell office:value-type="float" office:value="2" calcext:value-type="float">
            <text:p>2</text:p>
          </table:table-cell>
          <table:table-cell office:value-type="float" office:value="1668.79488836" calcext:value-type="float">
            <text:p>1668.794888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448" calcext:value-type="float">
            <text:p>77448</text:p>
          </table:table-cell>
          <table:table-cell office:value-type="float" office:value="37886011.1878" calcext:value-type="float">
            <text:p>37886011.1878</text:p>
          </table:table-cell>
          <table:table-cell office:value-type="float" office:value="13507899.4028" calcext:value-type="float">
            <text:p>13507899.4028</text:p>
          </table:table-cell>
          <table:table-cell office:value-type="float" office:value="0.28821028" calcext:value-type="float">
            <text:p>0.28821028</text:p>
          </table:table-cell>
          <table:table-cell office:value-type="float" office:value="0.28927712" calcext:value-type="float">
            <text:p>0.28927712</text:p>
          </table:table-cell>
          <table:table-cell office:value-type="float" office:value="0.289277" calcext:value-type="float">
            <text:p>0.28927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8046546" calcext:value-type="float">
            <text:p>2.8046546</text:p>
          </table:table-cell>
          <table:table-cell office:value-type="float" office:value="2.5153775" calcext:value-type="float">
            <text:p>2.5153775</text:p>
          </table:table-cell>
          <table:table-cell office:value-type="float" office:value="1.94922135" calcext:value-type="float">
            <text:p>1.94922135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94420984" calcext:value-type="float">
            <text:p>0.9794420984</text:p>
          </table:table-cell>
          <table:table-cell office:value-type="float" office:value="1985.891298" calcext:value-type="float">
            <text:p>1985.891298</text:p>
          </table:table-cell>
          <table:table-cell office:value-type="float" office:value="2530.846113" calcext:value-type="float">
            <text:p>2530.846113</text:p>
          </table:table-cell>
          <table:table-cell office:value-type="float" office:value="2" calcext:value-type="float">
            <text:p>2</text:p>
          </table:table-cell>
          <table:table-cell office:value-type="float" office:value="1688.43231978" calcext:value-type="float">
            <text:p>1688.432319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146" calcext:value-type="float">
            <text:p>79146</text:p>
          </table:table-cell>
          <table:table-cell office:value-type="float" office:value="37895817.5007" calcext:value-type="float">
            <text:p>37895817.5007</text:p>
          </table:table-cell>
          <table:table-cell office:value-type="float" office:value="13405704.2528" calcext:value-type="float">
            <text:p>13405704.2528</text:p>
          </table:table-cell>
          <table:table-cell office:value-type="float" office:value="0.277631337" calcext:value-type="float">
            <text:p>0.277631337</text:p>
          </table:table-cell>
          <table:table-cell office:value-type="float" office:value="0.27868132" calcext:value-type="float">
            <text:p>0.27868132</text:p>
          </table:table-cell>
          <table:table-cell office:value-type="float" office:value="0.278681" calcext:value-type="float">
            <text:p>0.27868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8267719" calcext:value-type="float">
            <text:p>2.8267719</text:p>
          </table:table-cell>
          <table:table-cell office:value-type="float" office:value="2.5480906" calcext:value-type="float">
            <text:p>2.5480906</text:p>
          </table:table-cell>
          <table:table-cell office:value-type="float" office:value="1.99182177" calcext:value-type="float">
            <text:p>1.99182177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87321124" calcext:value-type="float">
            <text:p>0.9787321124</text:p>
          </table:table-cell>
          <table:table-cell office:value-type="float" office:value="2028.925471" calcext:value-type="float">
            <text:p>2028.925471</text:p>
          </table:table-cell>
          <table:table-cell office:value-type="float" office:value="2574.073528" calcext:value-type="float">
            <text:p>2574.073528</text:p>
          </table:table-cell>
          <table:table-cell office:value-type="float" office:value="2" calcext:value-type="float">
            <text:p>2</text:p>
          </table:table-cell>
          <table:table-cell office:value-type="float" office:value="1708.06975119" calcext:value-type="float">
            <text:p>1708.069751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864" calcext:value-type="float">
            <text:p>80864</text:p>
          </table:table-cell>
          <table:table-cell office:value-type="float" office:value="37904947.8947" calcext:value-type="float">
            <text:p>37904947.8947</text:p>
          </table:table-cell>
          <table:table-cell office:value-type="float" office:value="13303509.1028" calcext:value-type="float">
            <text:p>13303509.1028</text:p>
          </table:table-cell>
          <table:table-cell office:value-type="float" office:value="0.267225369" calcext:value-type="float">
            <text:p>0.267225369</text:p>
          </table:table-cell>
          <table:table-cell office:value-type="float" office:value="0.2682577" calcext:value-type="float">
            <text:p>0.2682577</text:p>
          </table:table-cell>
          <table:table-cell office:value-type="float" office:value="0.268258" calcext:value-type="float">
            <text:p>0.26825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8491779" calcext:value-type="float">
            <text:p>2.8491779</text:p>
          </table:table-cell>
          <table:table-cell office:value-type="float" office:value="2.5809202" calcext:value-type="float">
            <text:p>2.5809202</text:p>
          </table:table-cell>
          <table:table-cell office:value-type="float" office:value="2.0342254" calcext:value-type="float">
            <text:p>2.034225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79943252" calcext:value-type="float">
            <text:p>0.9779943252</text:p>
          </table:table-cell>
          <table:table-cell office:value-type="float" office:value="2072.821278" calcext:value-type="float">
            <text:p>2072.821278</text:p>
          </table:table-cell>
          <table:table-cell office:value-type="float" office:value="2618.233267" calcext:value-type="float">
            <text:p>2618.233267</text:p>
          </table:table-cell>
          <table:table-cell office:value-type="float" office:value="2" calcext:value-type="float">
            <text:p>2</text:p>
          </table:table-cell>
          <table:table-cell office:value-type="float" office:value="1727.70718261" calcext:value-type="float">
            <text:p>1727.707182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601" calcext:value-type="float">
            <text:p>82601</text:p>
          </table:table-cell>
          <table:table-cell office:value-type="float" office:value="37913441.4341" calcext:value-type="float">
            <text:p>37913441.4341</text:p>
          </table:table-cell>
          <table:table-cell office:value-type="float" office:value="13201313.9528" calcext:value-type="float">
            <text:p>13201313.9528</text:p>
          </table:table-cell>
          <table:table-cell office:value-type="float" office:value="0.257000607" calcext:value-type="float">
            <text:p>0.257000607</text:p>
          </table:table-cell>
          <table:table-cell office:value-type="float" office:value="0.25801425" calcext:value-type="float">
            <text:p>0.25801425</text:p>
          </table:table-cell>
          <table:table-cell office:value-type="float" office:value="0.258014" calcext:value-type="float">
            <text:p>0.258014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8718823" calcext:value-type="float">
            <text:p>2.8718823</text:p>
          </table:table-cell>
          <table:table-cell office:value-type="float" office:value="2.613868" calcext:value-type="float">
            <text:p>2.613868</text:p>
          </table:table-cell>
          <table:table-cell office:value-type="float" office:value="2.07645244" calcext:value-type="float">
            <text:p>2.0764524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72280049" calcext:value-type="float">
            <text:p>0.9772280049</text:p>
          </table:table-cell>
          <table:table-cell office:value-type="float" office:value="2117.580077" calcext:value-type="float">
            <text:p>2117.580077</text:p>
          </table:table-cell>
          <table:table-cell office:value-type="float" office:value="2663.321234" calcext:value-type="float">
            <text:p>2663.321234</text:p>
          </table:table-cell>
          <table:table-cell office:value-type="float" office:value="2" calcext:value-type="float">
            <text:p>2</text:p>
          </table:table-cell>
          <table:table-cell office:value-type="float" office:value="1747.34461403" calcext:value-type="float">
            <text:p>1747.344614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359" calcext:value-type="float">
            <text:p>84359</text:p>
          </table:table-cell>
          <table:table-cell office:value-type="float" office:value="37921335.6158" calcext:value-type="float">
            <text:p>37921335.6158</text:p>
          </table:table-cell>
          <table:table-cell office:value-type="float" office:value="13099118.8028" calcext:value-type="float">
            <text:p>13099118.8028</text:p>
          </table:table-cell>
          <table:table-cell office:value-type="float" office:value="0.24696428" calcext:value-type="float">
            <text:p>0.24696428</text:p>
          </table:table-cell>
          <table:table-cell office:value-type="float" office:value="0.24795872" calcext:value-type="float">
            <text:p>0.24795872</text:p>
          </table:table-cell>
          <table:table-cell office:value-type="float" office:value="0.247959" calcext:value-type="float">
            <text:p>0.247959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8948949" calcext:value-type="float">
            <text:p>2.8948949</text:p>
          </table:table-cell>
          <table:table-cell office:value-type="float" office:value="2.6469362" calcext:value-type="float">
            <text:p>2.6469362</text:p>
          </table:table-cell>
          <table:table-cell office:value-type="float" office:value="2.11852212" calcext:value-type="float">
            <text:p>2.11852212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64323998" calcext:value-type="float">
            <text:p>0.9764323998</text:p>
          </table:table-cell>
          <table:table-cell office:value-type="float" office:value="2163.203303" calcext:value-type="float">
            <text:p>2163.203303</text:p>
          </table:table-cell>
          <table:table-cell office:value-type="float" office:value="2709.333771" calcext:value-type="float">
            <text:p>2709.333771</text:p>
          </table:table-cell>
          <table:table-cell office:value-type="float" office:value="2" calcext:value-type="float">
            <text:p>2</text:p>
          </table:table-cell>
          <table:table-cell office:value-type="float" office:value="1766.98204545" calcext:value-type="float">
            <text:p>1766.982045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135" calcext:value-type="float">
            <text:p>86135</text:p>
          </table:table-cell>
          <table:table-cell office:value-type="float" office:value="37928666.368" calcext:value-type="float">
            <text:p>37928666.368</text:p>
          </table:table-cell>
          <table:table-cell office:value-type="float" office:value="12996923.6528" calcext:value-type="float">
            <text:p>12996923.6528</text:p>
          </table:table-cell>
          <table:table-cell office:value-type="float" office:value="0.237124031" calcext:value-type="float">
            <text:p>0.237124031</text:p>
          </table:table-cell>
          <table:table-cell office:value-type="float" office:value="0.23809855" calcext:value-type="float">
            <text:p>0.23809855</text:p>
          </table:table-cell>
          <table:table-cell office:value-type="float" office:value="0.238099" calcext:value-type="float">
            <text:p>0.238099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9182258" calcext:value-type="float">
            <text:p>2.9182258</text:p>
          </table:table-cell>
          <table:table-cell office:value-type="float" office:value="2.6801272" calcext:value-type="float">
            <text:p>2.6801272</text:p>
          </table:table-cell>
          <table:table-cell office:value-type="float" office:value="2.16045294" calcext:value-type="float">
            <text:p>2.1604529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56067382" calcext:value-type="float">
            <text:p>0.9756067382</text:p>
          </table:table-cell>
          <table:table-cell office:value-type="float" office:value="2209.692459" calcext:value-type="float">
            <text:p>2209.692459</text:p>
          </table:table-cell>
          <table:table-cell office:value-type="float" office:value="2756.267627" calcext:value-type="float">
            <text:p>2756.267627</text:p>
          </table:table-cell>
          <table:table-cell office:value-type="float" office:value="2" calcext:value-type="float">
            <text:p>2</text:p>
          </table:table-cell>
          <table:table-cell office:value-type="float" office:value="1786.61947686" calcext:value-type="float">
            <text:p>1786.619476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7932" calcext:value-type="float">
            <text:p>87932</text:p>
          </table:table-cell>
          <table:table-cell office:value-type="float" office:value="37935468.0559" calcext:value-type="float">
            <text:p>37935468.0559</text:p>
          </table:table-cell>
          <table:table-cell office:value-type="float" office:value="12894728.5028" calcext:value-type="float">
            <text:p>12894728.5028</text:p>
          </table:table-cell>
          <table:table-cell office:value-type="float" office:value="0.22748686" calcext:value-type="float">
            <text:p>0.22748686</text:p>
          </table:table-cell>
          <table:table-cell office:value-type="float" office:value="0.22844078" calcext:value-type="float">
            <text:p>0.22844078</text:p>
          </table:table-cell>
          <table:table-cell office:value-type="float" office:value="0.228441" calcext:value-type="float">
            <text:p>0.228441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9418852" calcext:value-type="float">
            <text:p>2.9418852</text:p>
          </table:table-cell>
          <table:table-cell office:value-type="float" office:value="2.7134444" calcext:value-type="float">
            <text:p>2.7134444</text:p>
          </table:table-cell>
          <table:table-cell office:value-type="float" office:value="2.20226288" calcext:value-type="float">
            <text:p>2.20226288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47502283" calcext:value-type="float">
            <text:p>0.9747502283</text:p>
          </table:table-cell>
          <table:table-cell office:value-type="float" office:value="2257.049126" calcext:value-type="float">
            <text:p>2257.049126</text:p>
          </table:table-cell>
          <table:table-cell office:value-type="float" office:value="2804.119956" calcext:value-type="float">
            <text:p>2804.119956</text:p>
          </table:table-cell>
          <table:table-cell office:value-type="float" office:value="2" calcext:value-type="float">
            <text:p>2</text:p>
          </table:table-cell>
          <table:table-cell office:value-type="float" office:value="1806.25690828" calcext:value-type="float">
            <text:p>1806.25690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748" calcext:value-type="float">
            <text:p>89748</text:p>
          </table:table-cell>
          <table:table-cell office:value-type="float" office:value="37941773.4951" calcext:value-type="float">
            <text:p>37941773.4951</text:p>
          </table:table-cell>
          <table:table-cell office:value-type="float" office:value="12792533.3528" calcext:value-type="float">
            <text:p>12792533.3528</text:p>
          </table:table-cell>
          <table:table-cell office:value-type="float" office:value="0.218059308" calcext:value-type="float">
            <text:p>0.218059308</text:p>
          </table:table-cell>
          <table:table-cell table:number-columns-repeated="2" office:value-type="float" office:value="0.218992" calcext:value-type="float">
            <text:p>0.218992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9658836" calcext:value-type="float">
            <text:p>2.9658836</text:p>
          </table:table-cell>
          <table:table-cell office:value-type="float" office:value="2.7468916" calcext:value-type="float">
            <text:p>2.7468916</text:p>
          </table:table-cell>
          <table:table-cell office:value-type="float" office:value="2.24396957" calcext:value-type="float">
            <text:p>2.24396957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38620581" calcext:value-type="float">
            <text:p>0.9738620581</text:p>
          </table:table-cell>
          <table:table-cell office:value-type="float" office:value="2305.274967" calcext:value-type="float">
            <text:p>2305.274967</text:p>
          </table:table-cell>
          <table:table-cell office:value-type="float" office:value="2852.8883" calcext:value-type="float">
            <text:p>2852.8883</text:p>
          </table:table-cell>
          <table:table-cell office:value-type="float" office:value="2" calcext:value-type="float">
            <text:p>2</text:p>
          </table:table-cell>
          <table:table-cell office:value-type="float" office:value="1825.8943397" calcext:value-type="float">
            <text:p>1825.89433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1584" calcext:value-type="float">
            <text:p>91584</text:p>
          </table:table-cell>
          <table:table-cell office:value-type="float" office:value="37947613.9693" calcext:value-type="float">
            <text:p>37947613.9693</text:p>
          </table:table-cell>
          <table:table-cell office:value-type="float" office:value="12690338.2028" calcext:value-type="float">
            <text:p>12690338.2028</text:p>
          </table:table-cell>
          <table:table-cell office:value-type="float" office:value="0.20884742" calcext:value-type="float">
            <text:p>0.20884742</text:p>
          </table:table-cell>
          <table:table-cell office:value-type="float" office:value="0.2097583" calcext:value-type="float">
            <text:p>0.2097583</text:p>
          </table:table-cell>
          <table:table-cell office:value-type="float" office:value="0.209758" calcext:value-type="float">
            <text:p>0.209758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9902316" calcext:value-type="float">
            <text:p>2.9902316</text:p>
          </table:table-cell>
          <table:table-cell office:value-type="float" office:value="2.7804733" calcext:value-type="float">
            <text:p>2.7804733</text:p>
          </table:table-cell>
          <table:table-cell office:value-type="float" office:value="2.28559046" calcext:value-type="float">
            <text:p>2.28559046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29413946" calcext:value-type="float">
            <text:p>0.9729413946</text:p>
          </table:table-cell>
          <table:table-cell office:value-type="float" office:value="2354.371742" calcext:value-type="float">
            <text:p>2354.371742</text:p>
          </table:table-cell>
          <table:table-cell office:value-type="float" office:value="2902.570584" calcext:value-type="float">
            <text:p>2902.570584</text:p>
          </table:table-cell>
          <table:table-cell office:value-type="float" office:value="2" calcext:value-type="float">
            <text:p>2</text:p>
          </table:table-cell>
          <table:table-cell office:value-type="float" office:value="1845.53177112" calcext:value-type="float">
            <text:p>1845.531771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439" calcext:value-type="float">
            <text:p>93439</text:p>
          </table:table-cell>
          <table:table-cell office:value-type="float" office:value="37953019.2554" calcext:value-type="float">
            <text:p>37953019.2554</text:p>
          </table:table-cell>
          <table:table-cell office:value-type="float" office:value="12588143.0528" calcext:value-type="float">
            <text:p>12588143.0528</text:p>
          </table:table-cell>
          <table:table-cell office:value-type="float" office:value="0.199856698" calcext:value-type="float">
            <text:p>0.199856698</text:p>
          </table:table-cell>
          <table:table-cell office:value-type="float" office:value="0.20074524" calcext:value-type="float">
            <text:p>0.20074524</text:p>
          </table:table-cell>
          <table:table-cell office:value-type="float" office:value="0.200745" calcext:value-type="float">
            <text:p>0.200745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0149401" calcext:value-type="float">
            <text:p>3.0149401</text:p>
          </table:table-cell>
          <table:table-cell office:value-type="float" office:value="2.8141949" calcext:value-type="float">
            <text:p>2.8141949</text:p>
          </table:table-cell>
          <table:table-cell office:value-type="float" office:value="2.32714299" calcext:value-type="float">
            <text:p>2.32714299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19873839" calcext:value-type="float">
            <text:p>0.9719873839</text:p>
          </table:table-cell>
          <table:table-cell office:value-type="float" office:value="2404.341318" calcext:value-type="float">
            <text:p>2404.341318</text:p>
          </table:table-cell>
          <table:table-cell office:value-type="float" office:value="2953.165118" calcext:value-type="float">
            <text:p>2953.165118</text:p>
          </table:table-cell>
          <table:table-cell office:value-type="float" office:value="2" calcext:value-type="float">
            <text:p>2</text:p>
          </table:table-cell>
          <table:table-cell office:value-type="float" office:value="1865.16920253" calcext:value-type="float">
            <text:p>1865.169202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5314" calcext:value-type="float">
            <text:p>95314</text:p>
          </table:table-cell>
          <table:table-cell office:value-type="float" office:value="37958017.6517" calcext:value-type="float">
            <text:p>37958017.6517</text:p>
          </table:table-cell>
          <table:table-cell office:value-type="float" office:value="12485947.9028" calcext:value-type="float">
            <text:p>12485947.9028</text:p>
          </table:table-cell>
          <table:table-cell office:value-type="float" office:value="0.191092072" calcext:value-type="float">
            <text:p>0.191092072</text:p>
          </table:table-cell>
          <table:table-cell office:value-type="float" office:value="0.19195781" calcext:value-type="float">
            <text:p>0.19195781</text:p>
          </table:table-cell>
          <table:table-cell office:value-type="float" office:value="0.191958" calcext:value-type="float">
            <text:p>0.191958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0400203" calcext:value-type="float">
            <text:p>3.0400203</text:p>
          </table:table-cell>
          <table:table-cell office:value-type="float" office:value="2.8480625" calcext:value-type="float">
            <text:p>2.8480625</text:p>
          </table:table-cell>
          <table:table-cell office:value-type="float" office:value="2.36864464" calcext:value-type="float">
            <text:p>2.36864464</text:p>
          </table:table-cell>
          <table:table-cell office:value-type="float" office:value="0.61035" calcext:value-type="float">
            <text:p>0.61035</text:p>
          </table:table-cell>
          <table:table-cell office:value-type="float" office:value="0.9709991501" calcext:value-type="float">
            <text:p>0.9709991501</text:p>
          </table:table-cell>
          <table:table-cell office:value-type="float" office:value="2455.185686" calcext:value-type="float">
            <text:p>2455.185686</text:p>
          </table:table-cell>
          <table:table-cell office:value-type="float" office:value="3004.670594" calcext:value-type="float">
            <text:p>3004.670594</text:p>
          </table:table-cell>
          <table:table-cell office:value-type="float" office:value="2" calcext:value-type="float">
            <text:p>2</text:p>
          </table:table-cell>
          <table:table-cell office:value-type="float" office:value="1884.80663395" calcext:value-type="float">
            <text:p>1884.806633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7208" calcext:value-type="float">
            <text:p>97208</text:p>
          </table:table-cell>
          <table:table-cell office:value-type="float" office:value="37962635.5326" calcext:value-type="float">
            <text:p>37962635.5326</text:p>
          </table:table-cell>
          <table:table-cell office:value-type="float" office:value="12383752.7528" calcext:value-type="float">
            <text:p>12383752.7528</text:p>
          </table:table-cell>
          <table:table-cell office:value-type="float" office:value="0.182533638" calcext:value-type="float">
            <text:p>0.182533638</text:p>
          </table:table-cell>
          <table:table-cell office:value-type="float" office:value="0.18338462" calcext:value-type="float">
            <text:p>0.18338462</text:p>
          </table:table-cell>
          <table:table-cell office:value-type="float" office:value="0.183385" calcext:value-type="float">
            <text:p>0.183385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0654836" calcext:value-type="float">
            <text:p>3.0654836</text:p>
          </table:table-cell>
          <table:table-cell office:value-type="float" office:value="2.8820989" calcext:value-type="float">
            <text:p>2.8820989</text:p>
          </table:table-cell>
          <table:table-cell office:value-type="float" office:value="2.67608593" calcext:value-type="float">
            <text:p>2.67608593</text:p>
          </table:table-cell>
          <table:table-cell office:value-type="float" office:value="0.1" calcext:value-type="float">
            <text:p>0.1</text:p>
          </table:table-cell>
          <table:table-cell office:value-type="float" office:value="0.9699585841" calcext:value-type="float">
            <text:p>0.9699585841</text:p>
          </table:table-cell>
          <table:table-cell office:value-type="float" office:value="2506.787292" calcext:value-type="float">
            <text:p>2506.787292</text:p>
          </table:table-cell>
          <table:table-cell office:value-type="float" office:value="3057.962199" calcext:value-type="float">
            <text:p>3057.962199</text:p>
          </table:table-cell>
          <table:table-cell office:value-type="float" office:value="0.3" calcext:value-type="float">
            <text:p>0.3</text:p>
          </table:table-cell>
          <table:table-cell office:value-type="float" office:value="1901.98106141" calcext:value-type="float">
            <text:p>1901.981061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112" calcext:value-type="float">
            <text:p>99112</text:p>
          </table:table-cell>
          <table:table-cell office:value-type="float" office:value="37966876.6205" calcext:value-type="float">
            <text:p>37966876.6205</text:p>
          </table:table-cell>
          <table:table-cell office:value-type="float" office:value="12281557.6028" calcext:value-type="float">
            <text:p>12281557.6028</text:p>
          </table:table-cell>
          <table:table-cell office:value-type="float" office:value="0.17423833" calcext:value-type="float">
            <text:p>0.17423833</text:p>
          </table:table-cell>
          <table:table-cell office:value-type="float" office:value="0.17504991" calcext:value-type="float">
            <text:p>0.17504991</text:p>
          </table:table-cell>
          <table:table-cell office:value-type="float" office:value="0.17505" calcext:value-type="float">
            <text:p>0.17505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0913399" calcext:value-type="float">
            <text:p>3.0913399</text:p>
          </table:table-cell>
          <table:table-cell office:value-type="float" office:value="2.91629" calcext:value-type="float">
            <text:p>2.91629</text:p>
          </table:table-cell>
          <table:table-cell office:value-type="float" office:value="2.71333652" calcext:value-type="float">
            <text:p>2.71333652</text:p>
          </table:table-cell>
          <table:table-cell office:value-type="float" office:value="0.1" calcext:value-type="float">
            <text:p>0.1</text:p>
          </table:table-cell>
          <table:table-cell office:value-type="float" office:value="0.9687830646" calcext:value-type="float">
            <text:p>0.9687830646</text:p>
          </table:table-cell>
          <table:table-cell office:value-type="float" office:value="2558.672155" calcext:value-type="float">
            <text:p>2558.672155</text:p>
          </table:table-cell>
          <table:table-cell office:value-type="float" office:value="3117.075796" calcext:value-type="float">
            <text:p>3117.075796</text:p>
          </table:table-cell>
          <table:table-cell office:value-type="float" office:value="0.3" calcext:value-type="float">
            <text:p>0.3</text:p>
          </table:table-cell>
          <table:table-cell office:value-type="float" office:value="1905.19846641" calcext:value-type="float">
            <text:p>1905.198466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019" calcext:value-type="float">
            <text:p>101019</text:p>
          </table:table-cell>
          <table:table-cell office:value-type="float" office:value="37970759.1966" calcext:value-type="float">
            <text:p>37970759.1966</text:p>
          </table:table-cell>
          <table:table-cell office:value-type="float" office:value="12179362.4528" calcext:value-type="float">
            <text:p>12179362.4528</text:p>
          </table:table-cell>
          <table:table-cell office:value-type="float" office:value="0.166325128" calcext:value-type="float">
            <text:p>0.166325128</text:p>
          </table:table-cell>
          <table:table-cell office:value-type="float" office:value="0.16709948" calcext:value-type="float">
            <text:p>0.16709948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1176005" calcext:value-type="float">
            <text:p>3.1176005</text:p>
          </table:table-cell>
          <table:table-cell office:value-type="float" office:value="2.950501" calcext:value-type="float">
            <text:p>2.950501</text:p>
          </table:table-cell>
          <table:table-cell office:value-type="float" office:value="2.75054377" calcext:value-type="float">
            <text:p>2.75054377</text:p>
          </table:table-cell>
          <table:table-cell office:value-type="float" office:value="0.1" calcext:value-type="float">
            <text:p>0.1</text:p>
          </table:table-cell>
          <table:table-cell office:value-type="float" office:value="0.9675682009" calcext:value-type="float">
            <text:p>0.9675682009</text:p>
          </table:table-cell>
          <table:table-cell office:value-type="float" office:value="2611.574206" calcext:value-type="float">
            <text:p>2611.574206</text:p>
          </table:table-cell>
          <table:table-cell office:value-type="float" office:value="3177.006006" calcext:value-type="float">
            <text:p>3177.006006</text:p>
          </table:table-cell>
          <table:table-cell office:value-type="float" office:value="0.3" calcext:value-type="float">
            <text:p>0.3</text:p>
          </table:table-cell>
          <table:table-cell office:value-type="float" office:value="1908.41587141" calcext:value-type="float">
            <text:p>1908.41587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929" calcext:value-type="float">
            <text:p>102929</text:p>
          </table:table-cell>
          <table:table-cell office:value-type="float" office:value="37974313.8353" calcext:value-type="float">
            <text:p>37974313.8353</text:p>
          </table:table-cell>
          <table:table-cell office:value-type="float" office:value="12077167.3028" calcext:value-type="float">
            <text:p>12077167.3028</text:p>
          </table:table-cell>
          <table:table-cell office:value-type="float" office:value="0.158773294" calcext:value-type="float">
            <text:p>0.158773294</text:p>
          </table:table-cell>
          <table:table-cell office:value-type="float" office:value="0.15951241" calcext:value-type="float">
            <text:p>0.15951241</text:p>
          </table:table-cell>
          <table:table-cell office:value-type="float" office:value="0.159512" calcext:value-type="float">
            <text:p>0.15951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1442781" calcext:value-type="float">
            <text:p>3.1442781</text:p>
          </table:table-cell>
          <table:table-cell office:value-type="float" office:value="2.9847657" calcext:value-type="float">
            <text:p>2.9847657</text:p>
          </table:table-cell>
          <table:table-cell office:value-type="float" office:value="2.78774657" calcext:value-type="float">
            <text:p>2.78774657</text:p>
          </table:table-cell>
          <table:table-cell office:value-type="float" office:value="0.1" calcext:value-type="float">
            <text:p>0.1</text:p>
          </table:table-cell>
          <table:table-cell office:value-type="float" office:value="0.966313049" calcext:value-type="float">
            <text:p>0.966313049</text:p>
          </table:table-cell>
          <table:table-cell office:value-type="float" office:value="2665.487508" calcext:value-type="float">
            <text:p>2665.487508</text:p>
          </table:table-cell>
          <table:table-cell office:value-type="float" office:value="3237.752309" calcext:value-type="float">
            <text:p>3237.752309</text:p>
          </table:table-cell>
          <table:table-cell office:value-type="float" office:value="0.3" calcext:value-type="float">
            <text:p>0.3</text:p>
          </table:table-cell>
          <table:table-cell office:value-type="float" office:value="1911.63327641" calcext:value-type="float">
            <text:p>1911.633276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842" calcext:value-type="float">
            <text:p>104842</text:p>
          </table:table-cell>
          <table:table-cell office:value-type="float" office:value="37977568.4814" calcext:value-type="float">
            <text:p>37977568.4814</text:p>
          </table:table-cell>
          <table:table-cell office:value-type="float" office:value="11974972.1528" calcext:value-type="float">
            <text:p>11974972.1528</text:p>
          </table:table-cell>
          <table:table-cell office:value-type="float" office:value="0.151564296" calcext:value-type="float">
            <text:p>0.151564296</text:p>
          </table:table-cell>
          <table:table-cell office:value-type="float" office:value="0.15226945" calcext:value-type="float">
            <text:p>0.15226945</text:p>
          </table:table-cell>
          <table:table-cell office:value-type="float" office:value="0.152269" calcext:value-type="float">
            <text:p>0.15226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1713857" calcext:value-type="float">
            <text:p>3.1713857</text:p>
          </table:table-cell>
          <table:table-cell office:value-type="float" office:value="3.0191163" calcext:value-type="float">
            <text:p>3.0191163</text:p>
          </table:table-cell>
          <table:table-cell office:value-type="float" office:value="2.82498185" calcext:value-type="float">
            <text:p>2.82498185</text:p>
          </table:table-cell>
          <table:table-cell office:value-type="float" office:value="0.1" calcext:value-type="float">
            <text:p>0.1</text:p>
          </table:table-cell>
          <table:table-cell office:value-type="float" office:value="0.9650166348" calcext:value-type="float">
            <text:p>0.9650166348</text:p>
          </table:table-cell>
          <table:table-cell office:value-type="float" office:value="2720.406879" calcext:value-type="float">
            <text:p>2720.406879</text:p>
          </table:table-cell>
          <table:table-cell office:value-type="float" office:value="3299.315015" calcext:value-type="float">
            <text:p>3299.315015</text:p>
          </table:table-cell>
          <table:table-cell office:value-type="float" office:value="0.3" calcext:value-type="float">
            <text:p>0.3</text:p>
          </table:table-cell>
          <table:table-cell office:value-type="float" office:value="1914.85068141" calcext:value-type="float">
            <text:p>1914.850681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759" calcext:value-type="float">
            <text:p>106759</text:p>
          </table:table-cell>
          <table:table-cell office:value-type="float" office:value="37980542.9821" calcext:value-type="float">
            <text:p>37980542.9821</text:p>
          </table:table-cell>
          <table:table-cell office:value-type="float" office:value="11872777.0028" calcext:value-type="float">
            <text:p>11872777.0028</text:p>
          </table:table-cell>
          <table:table-cell office:value-type="float" office:value="0.144709589" calcext:value-type="float">
            <text:p>0.144709589</text:p>
          </table:table-cell>
          <table:table-cell office:value-type="float" office:value="0.14537813" calcext:value-type="float">
            <text:p>0.14537813</text:p>
          </table:table-cell>
          <table:table-cell office:value-type="float" office:value="0.145378" calcext:value-type="float">
            <text:p>0.14537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1989363" calcext:value-type="float">
            <text:p>3.1989363</text:p>
          </table:table-cell>
          <table:table-cell office:value-type="float" office:value="3.0535582" calcext:value-type="float">
            <text:p>3.0535582</text:p>
          </table:table-cell>
          <table:table-cell office:value-type="float" office:value="2.8622575" calcext:value-type="float">
            <text:p>2.8622575</text:p>
          </table:table-cell>
          <table:table-cell office:value-type="float" office:value="0.1" calcext:value-type="float">
            <text:p>0.1</text:p>
          </table:table-cell>
          <table:table-cell office:value-type="float" office:value="0.9636779577" calcext:value-type="float">
            <text:p>0.9636779577</text:p>
          </table:table-cell>
          <table:table-cell office:value-type="float" office:value="2776.327725" calcext:value-type="float">
            <text:p>2776.327725</text:p>
          </table:table-cell>
          <table:table-cell office:value-type="float" office:value="3361.69503" calcext:value-type="float">
            <text:p>3361.69503</text:p>
          </table:table-cell>
          <table:table-cell office:value-type="float" office:value="0.3" calcext:value-type="float">
            <text:p>0.3</text:p>
          </table:table-cell>
          <table:table-cell office:value-type="float" office:value="1918.06808641" calcext:value-type="float">
            <text:p>1918.068086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678" calcext:value-type="float">
            <text:p>108678</text:p>
          </table:table-cell>
          <table:table-cell office:value-type="float" office:value="37983255.6079" calcext:value-type="float">
            <text:p>37983255.6079</text:p>
          </table:table-cell>
          <table:table-cell office:value-type="float" office:value="11770581.8528" calcext:value-type="float">
            <text:p>11770581.8528</text:p>
          </table:table-cell>
          <table:table-cell office:value-type="float" office:value="0.138214919" calcext:value-type="float">
            <text:p>0.138214919</text:p>
          </table:table-cell>
          <table:table-cell office:value-type="float" office:value="0.13884855" calcext:value-type="float">
            <text:p>0.13884855</text:p>
          </table:table-cell>
          <table:table-cell office:value-type="float" office:value="0.138849" calcext:value-type="float">
            <text:p>0.13884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2269429" calcext:value-type="float">
            <text:p>3.2269429</text:p>
          </table:table-cell>
          <table:table-cell office:value-type="float" office:value="3.0880943" calcext:value-type="float">
            <text:p>3.0880943</text:p>
          </table:table-cell>
          <table:table-cell office:value-type="float" office:value="2.8995786" calcext:value-type="float">
            <text:p>2.8995786</text:p>
          </table:table-cell>
          <table:table-cell office:value-type="float" office:value="0.1" calcext:value-type="float">
            <text:p>0.1</text:p>
          </table:table-cell>
          <table:table-cell office:value-type="float" office:value="0.9622960041" calcext:value-type="float">
            <text:p>0.9622960041</text:p>
          </table:table-cell>
          <table:table-cell office:value-type="float" office:value="2833.245465" calcext:value-type="float">
            <text:p>2833.245465</text:p>
          </table:table-cell>
          <table:table-cell office:value-type="float" office:value="3424.893184" calcext:value-type="float">
            <text:p>3424.893184</text:p>
          </table:table-cell>
          <table:table-cell office:value-type="float" office:value="0.3" calcext:value-type="float">
            <text:p>0.3</text:p>
          </table:table-cell>
          <table:table-cell office:value-type="float" office:value="1921.28549141" calcext:value-type="float">
            <text:p>1921.28549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601" calcext:value-type="float">
            <text:p>110601</text:p>
          </table:table-cell>
          <table:table-cell office:value-type="float" office:value="37985730.5218" calcext:value-type="float">
            <text:p>37985730.5218</text:p>
          </table:table-cell>
          <table:table-cell office:value-type="float" office:value="11668386.7028" calcext:value-type="float">
            <text:p>11668386.7028</text:p>
          </table:table-cell>
          <table:table-cell office:value-type="float" office:value="0.13205715" calcext:value-type="float">
            <text:p>0.13205715</text:p>
          </table:table-cell>
          <table:table-cell office:value-type="float" office:value="0.13265809" calcext:value-type="float">
            <text:p>0.13265809</text:p>
          </table:table-cell>
          <table:table-cell office:value-type="float" office:value="0.132658" calcext:value-type="float">
            <text:p>0.13265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2554195" calcext:value-type="float">
            <text:p>3.2554195</text:p>
          </table:table-cell>
          <table:table-cell office:value-type="float" office:value="3.1227614" calcext:value-type="float">
            <text:p>3.1227614</text:p>
          </table:table-cell>
          <table:table-cell office:value-type="float" office:value="2.93698605" calcext:value-type="float">
            <text:p>2.93698605</text:p>
          </table:table-cell>
          <table:table-cell office:value-type="float" office:value="0.1" calcext:value-type="float">
            <text:p>0.1</text:p>
          </table:table-cell>
          <table:table-cell office:value-type="float" office:value="0.9608697319" calcext:value-type="float">
            <text:p>0.9608697319</text:p>
          </table:table-cell>
          <table:table-cell office:value-type="float" office:value="2891.156159" calcext:value-type="float">
            <text:p>2891.156159</text:p>
          </table:table-cell>
          <table:table-cell office:value-type="float" office:value="3488.91092" calcext:value-type="float">
            <text:p>3488.91092</text:p>
          </table:table-cell>
          <table:table-cell office:value-type="float" office:value="0.3" calcext:value-type="float">
            <text:p>0.3</text:p>
          </table:table-cell>
          <table:table-cell office:value-type="float" office:value="1924.50289641" calcext:value-type="float">
            <text:p>1924.502896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527" calcext:value-type="float">
            <text:p>112527</text:p>
          </table:table-cell>
          <table:table-cell office:value-type="float" office:value="37987989.6807" calcext:value-type="float">
            <text:p>37987989.6807</text:p>
          </table:table-cell>
          <table:table-cell office:value-type="float" office:value="11566191.5528" calcext:value-type="float">
            <text:p>11566191.5528</text:p>
          </table:table-cell>
          <table:table-cell office:value-type="float" office:value="0.126215058" calcext:value-type="float">
            <text:p>0.126215058</text:p>
          </table:table-cell>
          <table:table-cell office:value-type="float" office:value="0.12678535" calcext:value-type="float">
            <text:p>0.12678535</text:p>
          </table:table-cell>
          <table:table-cell office:value-type="float" office:value="0.126785" calcext:value-type="float">
            <text:p>0.12678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2843804" calcext:value-type="float">
            <text:p>3.2843804</text:p>
          </table:table-cell>
          <table:table-cell office:value-type="float" office:value="3.1575951" calcext:value-type="float">
            <text:p>3.1575951</text:p>
          </table:table-cell>
          <table:table-cell office:value-type="float" office:value="2.97451946" calcext:value-type="float">
            <text:p>2.97451946</text:p>
          </table:table-cell>
          <table:table-cell office:value-type="float" office:value="0.1" calcext:value-type="float">
            <text:p>0.1</text:p>
          </table:table-cell>
          <table:table-cell office:value-type="float" office:value="0.959398063" calcext:value-type="float">
            <text:p>0.959398063</text:p>
          </table:table-cell>
          <table:table-cell office:value-type="float" office:value="2950.056776" calcext:value-type="float">
            <text:p>2950.056776</text:p>
          </table:table-cell>
          <table:table-cell office:value-type="float" office:value="3553.750568" calcext:value-type="float">
            <text:p>3553.750568</text:p>
          </table:table-cell>
          <table:table-cell office:value-type="float" office:value="0.3" calcext:value-type="float">
            <text:p>0.3</text:p>
          </table:table-cell>
          <table:table-cell office:value-type="float" office:value="1927.72030141" calcext:value-type="float">
            <text:p>1927.720301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457" calcext:value-type="float">
            <text:p>114457</text:p>
          </table:table-cell>
          <table:table-cell office:value-type="float" office:value="37990052.9095" calcext:value-type="float">
            <text:p>37990052.9095</text:p>
          </table:table-cell>
          <table:table-cell office:value-type="float" office:value="11463996.4028" calcext:value-type="float">
            <text:p>11463996.4028</text:p>
          </table:table-cell>
          <table:table-cell office:value-type="float" office:value="0.120669137" calcext:value-type="float">
            <text:p>0.120669137</text:p>
          </table:table-cell>
          <table:table-cell office:value-type="float" office:value="0.12121066" calcext:value-type="float">
            <text:p>0.12121066</text:p>
          </table:table-cell>
          <table:table-cell office:value-type="float" office:value="0.121211" calcext:value-type="float">
            <text:p>0.12121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3138404" calcext:value-type="float">
            <text:p>3.3138404</text:p>
          </table:table-cell>
          <table:table-cell office:value-type="float" office:value="3.1926298" calcext:value-type="float">
            <text:p>3.1926298</text:p>
          </table:table-cell>
          <table:table-cell office:value-type="float" office:value="3.01221668" calcext:value-type="float">
            <text:p>3.01221668</text:p>
          </table:table-cell>
          <table:table-cell office:value-type="float" office:value="0.1" calcext:value-type="float">
            <text:p>0.1</text:p>
          </table:table-cell>
          <table:table-cell office:value-type="float" office:value="0.9578798822" calcext:value-type="float">
            <text:p>0.9578798822</text:p>
          </table:table-cell>
          <table:table-cell office:value-type="float" office:value="3009.945177" calcext:value-type="float">
            <text:p>3009.945177</text:p>
          </table:table-cell>
          <table:table-cell office:value-type="float" office:value="3619.415312" calcext:value-type="float">
            <text:p>3619.415312</text:p>
          </table:table-cell>
          <table:table-cell office:value-type="float" office:value="0.3" calcext:value-type="float">
            <text:p>0.3</text:p>
          </table:table-cell>
          <table:table-cell office:value-type="float" office:value="1930.93770641" calcext:value-type="float">
            <text:p>1930.937706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389" calcext:value-type="float">
            <text:p>116389</text:p>
          </table:table-cell>
          <table:table-cell office:value-type="float" office:value="37991938.1179" calcext:value-type="float">
            <text:p>37991938.1179</text:p>
          </table:table-cell>
          <table:table-cell office:value-type="float" office:value="11361801.2528" calcext:value-type="float">
            <text:p>11361801.2528</text:p>
          </table:table-cell>
          <table:table-cell office:value-type="float" office:value="0.11540142" calcext:value-type="float">
            <text:p>0.11540142</text:p>
          </table:table-cell>
          <table:table-cell office:value-type="float" office:value="0.1159159" calcext:value-type="float">
            <text:p>0.1159159</text:p>
          </table:table-cell>
          <table:table-cell office:value-type="float" office:value="0.115916" calcext:value-type="float">
            <text:p>0.11591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3438146" calcext:value-type="float">
            <text:p>3.3438146</text:p>
          </table:table-cell>
          <table:table-cell office:value-type="float" office:value="3.2278987" calcext:value-type="float">
            <text:p>3.2278987</text:p>
          </table:table-cell>
          <table:table-cell office:value-type="float" office:value="3.05011399" calcext:value-type="float">
            <text:p>3.05011399</text:p>
          </table:table-cell>
          <table:table-cell office:value-type="float" office:value="0.1" calcext:value-type="float">
            <text:p>0.1</text:p>
          </table:table-cell>
          <table:table-cell office:value-type="float" office:value="0.956314036" calcext:value-type="float">
            <text:p>0.956314036</text:p>
          </table:table-cell>
          <table:table-cell office:value-type="float" office:value="3070.820107" calcext:value-type="float">
            <text:p>3070.820107</text:p>
          </table:table-cell>
          <table:table-cell office:value-type="float" office:value="3685.909144" calcext:value-type="float">
            <text:p>3685.909144</text:p>
          </table:table-cell>
          <table:table-cell office:value-type="float" office:value="0.3" calcext:value-type="float">
            <text:p>0.3</text:p>
          </table:table-cell>
          <table:table-cell office:value-type="float" office:value="1934.15511141" calcext:value-type="float">
            <text:p>1934.155111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325" calcext:value-type="float">
            <text:p>118325</text:p>
          </table:table-cell>
          <table:table-cell office:value-type="float" office:value="37993661.4949" calcext:value-type="float">
            <text:p>37993661.4949</text:p>
          </table:table-cell>
          <table:table-cell office:value-type="float" office:value="11259606.1028" calcext:value-type="float">
            <text:p>11259606.1028</text:p>
          </table:table-cell>
          <table:table-cell office:value-type="float" office:value="0.11039557" calcext:value-type="float">
            <text:p>0.11039557</text:p>
          </table:table-cell>
          <table:table-cell office:value-type="float" office:value="0.11088437" calcext:value-type="float">
            <text:p>0.11088437</text:p>
          </table:table-cell>
          <table:table-cell office:value-type="float" office:value="0.110884" calcext:value-type="float">
            <text:p>0.110884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3.3743184" calcext:value-type="float">
            <text:p>3.3743184</text:p>
          </table:table-cell>
          <table:table-cell office:value-type="float" office:value="3.263434" calcext:value-type="float">
            <text:p>3.263434</text:p>
          </table:table-cell>
          <table:table-cell office:value-type="float" office:value="3.08824637" calcext:value-type="float">
            <text:p>3.08824637</text:p>
          </table:table-cell>
          <table:table-cell office:value-type="float" office:value="0.1" calcext:value-type="float">
            <text:p>0.1</text:p>
          </table:table-cell>
          <table:table-cell office:value-type="float" office:value="0.9546993318" calcext:value-type="float">
            <text:p>0.9546993318</text:p>
          </table:table-cell>
          <table:table-cell office:value-type="float" office:value="3132.68118" calcext:value-type="float">
            <text:p>3132.68118</text:p>
          </table:table-cell>
          <table:table-cell office:value-type="float" office:value="3753.236839" calcext:value-type="float">
            <text:p>3753.236839</text:p>
          </table:table-cell>
          <table:table-cell office:value-type="float" office:value="0.3" calcext:value-type="float">
            <text:p>0.3</text:p>
          </table:table-cell>
          <table:table-cell office:value-type="float" office:value="1937.37251641" calcext:value-type="float">
            <text:p>1937.372516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264" calcext:value-type="float">
            <text:p>120264</text:p>
          </table:table-cell>
          <table:table-cell office:value-type="float" office:value="37995237.6817" calcext:value-type="float">
            <text:p>37995237.6817</text:p>
          </table:table-cell>
          <table:table-cell office:value-type="float" office:value="11157410.9528" calcext:value-type="float">
            <text:p>11157410.9528</text:p>
          </table:table-cell>
          <table:table-cell office:value-type="float" office:value="0.105635769" calcext:value-type="float">
            <text:p>0.105635769</text:p>
          </table:table-cell>
          <table:table-cell office:value-type="float" office:value="0.10610062" calcext:value-type="float">
            <text:p>0.10610062</text:p>
          </table:table-cell>
          <table:table-cell office:value-type="float" office:value="0.106101" calcext:value-type="float">
            <text:p>0.106101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3.4053676" calcext:value-type="float">
            <text:p>3.4053676</text:p>
          </table:table-cell>
          <table:table-cell office:value-type="float" office:value="3.299267" calcext:value-type="float">
            <text:p>3.299267</text:p>
          </table:table-cell>
          <table:table-cell office:value-type="float" office:value="3.12664768" calcext:value-type="float">
            <text:p>3.12664768</text:p>
          </table:table-cell>
          <table:table-cell office:value-type="float" office:value="0.1" calcext:value-type="float">
            <text:p>0.1</text:p>
          </table:table-cell>
          <table:table-cell office:value-type="float" office:value="0.953034536" calcext:value-type="float">
            <text:p>0.953034536</text:p>
          </table:table-cell>
          <table:table-cell office:value-type="float" office:value="3195.528864" calcext:value-type="float">
            <text:p>3195.528864</text:p>
          </table:table-cell>
          <table:table-cell office:value-type="float" office:value="3821.403929" calcext:value-type="float">
            <text:p>3821.403929</text:p>
          </table:table-cell>
          <table:table-cell office:value-type="float" office:value="0.3" calcext:value-type="float">
            <text:p>0.3</text:p>
          </table:table-cell>
          <table:table-cell office:value-type="float" office:value="1940.58992141" calcext:value-type="float">
            <text:p>1940.589921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2206" calcext:value-type="float">
            <text:p>122206</text:p>
          </table:table-cell>
          <table:table-cell office:value-type="float" office:value="37996679.9271" calcext:value-type="float">
            <text:p>37996679.9271</text:p>
          </table:table-cell>
          <table:table-cell office:value-type="float" office:value="11055215.8028" calcext:value-type="float">
            <text:p>11055215.8028</text:p>
          </table:table-cell>
          <table:table-cell office:value-type="float" office:value="0.101108073" calcext:value-type="float">
            <text:p>0.101108073</text:p>
          </table:table-cell>
          <table:table-cell office:value-type="float" office:value="0.10155035" calcext:value-type="float">
            <text:p>0.10155035</text:p>
          </table:table-cell>
          <table:table-cell office:value-type="float" office:value="0.10155" calcext:value-type="float">
            <text:p>0.10155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4369787" calcext:value-type="float">
            <text:p>3.4369787</text:p>
          </table:table-cell>
          <table:table-cell office:value-type="float" office:value="3.3354284" calcext:value-type="float">
            <text:p>3.3354284</text:p>
          </table:table-cell>
          <table:table-cell office:value-type="float" office:value="3.16535089" calcext:value-type="float">
            <text:p>3.16535089</text:p>
          </table:table-cell>
          <table:table-cell office:value-type="float" office:value="0.1" calcext:value-type="float">
            <text:p>0.1</text:p>
          </table:table-cell>
          <table:table-cell office:value-type="float" office:value="0.9513183732" calcext:value-type="float">
            <text:p>0.9513183732</text:p>
          </table:table-cell>
          <table:table-cell office:value-type="float" office:value="3259.364475" calcext:value-type="float">
            <text:p>3259.364475</text:p>
          </table:table-cell>
          <table:table-cell office:value-type="float" office:value="3890.416675" calcext:value-type="float">
            <text:p>3890.416675</text:p>
          </table:table-cell>
          <table:table-cell office:value-type="float" office:value="0.3" calcext:value-type="float">
            <text:p>0.3</text:p>
          </table:table-cell>
          <table:table-cell office:value-type="float" office:value="1943.80732641" calcext:value-type="float">
            <text:p>1943.807326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151" calcext:value-type="float">
            <text:p>124151</text:p>
          </table:table-cell>
          <table:table-cell office:value-type="float" office:value="37998000.2264" calcext:value-type="float">
            <text:p>37998000.2264</text:p>
          </table:table-cell>
          <table:table-cell office:value-type="float" office:value="10953020.6528" calcext:value-type="float">
            <text:p>10953020.6528</text:p>
          </table:table-cell>
          <table:table-cell office:value-type="float" office:value="0.096799312" calcext:value-type="float">
            <text:p>0.096799312</text:p>
          </table:table-cell>
          <table:table-cell office:value-type="float" office:value="0.09722028" calcext:value-type="float">
            <text:p>0.09722028</text:p>
          </table:table-cell>
          <table:table-cell office:value-type="float" office:value="0.09722" calcext:value-type="float">
            <text:p>0.0972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4691684" calcext:value-type="float">
            <text:p>3.4691684</text:p>
          </table:table-cell>
          <table:table-cell office:value-type="float" office:value="3.3719481" calcext:value-type="float">
            <text:p>3.3719481</text:p>
          </table:table-cell>
          <table:table-cell office:value-type="float" office:value="3.20438819" calcext:value-type="float">
            <text:p>3.20438819</text:p>
          </table:table-cell>
          <table:table-cell office:value-type="float" office:value="0.1" calcext:value-type="float">
            <text:p>0.1</text:p>
          </table:table-cell>
          <table:table-cell office:value-type="float" office:value="0.9495495242" calcext:value-type="float">
            <text:p>0.9495495242</text:p>
          </table:table-cell>
          <table:table-cell office:value-type="float" office:value="3324.190165" calcext:value-type="float">
            <text:p>3324.190165</text:p>
          </table:table-cell>
          <table:table-cell office:value-type="float" office:value="3960.282054" calcext:value-type="float">
            <text:p>3960.282054</text:p>
          </table:table-cell>
          <table:table-cell office:value-type="float" office:value="0.3" calcext:value-type="float">
            <text:p>0.3</text:p>
          </table:table-cell>
          <table:table-cell office:value-type="float" office:value="1947.02473141" calcext:value-type="float">
            <text:p>1947.024731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6100" calcext:value-type="float">
            <text:p>126100</text:p>
          </table:table-cell>
          <table:table-cell office:value-type="float" office:value="37999209.4458" calcext:value-type="float">
            <text:p>37999209.4458</text:p>
          </table:table-cell>
          <table:table-cell office:value-type="float" office:value="10850825.5028" calcext:value-type="float">
            <text:p>10850825.5028</text:p>
          </table:table-cell>
          <table:table-cell office:value-type="float" office:value="0.092697244" calcext:value-type="float">
            <text:p>0.092697244</text:p>
          </table:table-cell>
          <table:table-cell office:value-type="float" office:value="0.09309809" calcext:value-type="float">
            <text:p>0.09309809</text:p>
          </table:table-cell>
          <table:table-cell office:value-type="float" office:value="0.093098" calcext:value-type="float">
            <text:p>0.093098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5019541" calcext:value-type="float">
            <text:p>3.5019541</text:p>
          </table:table-cell>
          <table:table-cell office:value-type="float" office:value="3.4088561" calcext:value-type="float">
            <text:p>3.4088561</text:p>
          </table:table-cell>
          <table:table-cell office:value-type="float" office:value="3.24379119" calcext:value-type="float">
            <text:p>3.24379119</text:p>
          </table:table-cell>
          <table:table-cell office:value-type="float" office:value="0.1" calcext:value-type="float">
            <text:p>0.1</text:p>
          </table:table-cell>
          <table:table-cell office:value-type="float" office:value="0.9477266248" calcext:value-type="float">
            <text:p>0.9477266248</text:p>
          </table:table-cell>
          <table:table-cell office:value-type="float" office:value="3390.008911" calcext:value-type="float">
            <text:p>3390.008911</text:p>
          </table:table-cell>
          <table:table-cell office:value-type="float" office:value="4031.007743" calcext:value-type="float">
            <text:p>4031.007743</text:p>
          </table:table-cell>
          <table:table-cell office:value-type="float" office:value="0.3" calcext:value-type="float">
            <text:p>0.3</text:p>
          </table:table-cell>
          <table:table-cell office:value-type="float" office:value="1950.24213641" calcext:value-type="float">
            <text:p>1950.242136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052" calcext:value-type="float">
            <text:p>128052</text:p>
          </table:table-cell>
          <table:table-cell office:value-type="float" office:value="38000317.4334" calcext:value-type="float">
            <text:p>38000317.4334</text:p>
          </table:table-cell>
          <table:table-cell office:value-type="float" office:value="10748630.3528" calcext:value-type="float">
            <text:p>10748630.3528</text:p>
          </table:table-cell>
          <table:table-cell office:value-type="float" office:value="0.088790475" calcext:value-type="float">
            <text:p>0.088790475</text:p>
          </table:table-cell>
          <table:table-cell office:value-type="float" office:value="0.0891723" calcext:value-type="float">
            <text:p>0.0891723</text:p>
          </table:table-cell>
          <table:table-cell office:value-type="float" office:value="0.089172" calcext:value-type="float">
            <text:p>0.08917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5353538" calcext:value-type="float">
            <text:p>3.5353538</text:p>
          </table:table-cell>
          <table:table-cell office:value-type="float" office:value="3.4461815" calcext:value-type="float">
            <text:p>3.4461815</text:p>
          </table:table-cell>
          <table:table-cell office:value-type="float" office:value="3.28359102" calcext:value-type="float">
            <text:p>3.28359102</text:p>
          </table:table-cell>
          <table:table-cell office:value-type="float" office:value="0.1" calcext:value-type="float">
            <text:p>0.1</text:p>
          </table:table-cell>
          <table:table-cell office:value-type="float" office:value="0.945848264" calcext:value-type="float">
            <text:p>0.945848264</text:p>
          </table:table-cell>
          <table:table-cell office:value-type="float" office:value="3456.824515" calcext:value-type="float">
            <text:p>3456.824515</text:p>
          </table:table-cell>
          <table:table-cell office:value-type="float" office:value="4102.602106" calcext:value-type="float">
            <text:p>4102.602106</text:p>
          </table:table-cell>
          <table:table-cell office:value-type="float" office:value="0.3" calcext:value-type="float">
            <text:p>0.3</text:p>
          </table:table-cell>
          <table:table-cell office:value-type="float" office:value="1953.45954141" calcext:value-type="float">
            <text:p>1953.459541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007" calcext:value-type="float">
            <text:p>130007</text:p>
          </table:table-cell>
          <table:table-cell office:value-type="float" office:value="38001333.1201" calcext:value-type="float">
            <text:p>38001333.1201</text:p>
          </table:table-cell>
          <table:table-cell office:value-type="float" office:value="10646435.2028" calcext:value-type="float">
            <text:p>10646435.2028</text:p>
          </table:table-cell>
          <table:table-cell office:value-type="float" office:value="0.085068382" calcext:value-type="float">
            <text:p>0.085068382</text:p>
          </table:table-cell>
          <table:table-cell office:value-type="float" office:value="0.08543221" calcext:value-type="float">
            <text:p>0.08543221</text:p>
          </table:table-cell>
          <table:table-cell office:value-type="float" office:value="0.085432" calcext:value-type="float">
            <text:p>0.08543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5693859" calcext:value-type="float">
            <text:p>3.5693859</text:p>
          </table:table-cell>
          <table:table-cell office:value-type="float" office:value="3.4839537" calcext:value-type="float">
            <text:p>3.4839537</text:p>
          </table:table-cell>
          <table:table-cell office:value-type="float" office:value="3.32381849" calcext:value-type="float">
            <text:p>3.32381849</text:p>
          </table:table-cell>
          <table:table-cell office:value-type="float" office:value="0.1" calcext:value-type="float">
            <text:p>0.1</text:p>
          </table:table-cell>
          <table:table-cell office:value-type="float" office:value="0.9439129817" calcext:value-type="float">
            <text:p>0.9439129817</text:p>
          </table:table-cell>
          <table:table-cell office:value-type="float" office:value="3524.64159" calcext:value-type="float">
            <text:p>3524.64159</text:p>
          </table:table-cell>
          <table:table-cell office:value-type="float" office:value="4175.074188" calcext:value-type="float">
            <text:p>4175.074188</text:p>
          </table:table-cell>
          <table:table-cell office:value-type="float" office:value="0.3" calcext:value-type="float">
            <text:p>0.3</text:p>
          </table:table-cell>
          <table:table-cell office:value-type="float" office:value="1956.67694641" calcext:value-type="float">
            <text:p>1956.676946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1965" calcext:value-type="float">
            <text:p>131965</text:p>
          </table:table-cell>
          <table:table-cell office:value-type="float" office:value="38002264.6081" calcext:value-type="float">
            <text:p>38002264.6081</text:p>
          </table:table-cell>
          <table:table-cell office:value-type="float" office:value="10544240.0528" calcext:value-type="float">
            <text:p>10544240.0528</text:p>
          </table:table-cell>
          <table:table-cell office:value-type="float" office:value="0.081521047" calcext:value-type="float">
            <text:p>0.081521047</text:p>
          </table:table-cell>
          <table:table-cell office:value-type="float" office:value="0.08186785" calcext:value-type="float">
            <text:p>0.08186785</text:p>
          </table:table-cell>
          <table:table-cell office:value-type="float" office:value="0.081868" calcext:value-type="float">
            <text:p>0.08186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6040696" calcext:value-type="float">
            <text:p>3.6040696</text:p>
          </table:table-cell>
          <table:table-cell office:value-type="float" office:value="3.5222018" calcext:value-type="float">
            <text:p>3.5222018</text:p>
          </table:table-cell>
          <table:table-cell office:value-type="float" office:value="3.36450418" calcext:value-type="float">
            <text:p>3.36450418</text:p>
          </table:table-cell>
          <table:table-cell office:value-type="float" office:value="0.1" calcext:value-type="float">
            <text:p>0.1</text:p>
          </table:table-cell>
          <table:table-cell office:value-type="float" office:value="0.9419192675" calcext:value-type="float">
            <text:p>0.9419192675</text:p>
          </table:table-cell>
          <table:table-cell office:value-type="float" office:value="3593.465561" calcext:value-type="float">
            <text:p>3593.465561</text:p>
          </table:table-cell>
          <table:table-cell office:value-type="float" office:value="4248.433704" calcext:value-type="float">
            <text:p>4248.433704</text:p>
          </table:table-cell>
          <table:table-cell office:value-type="float" office:value="0.3" calcext:value-type="float">
            <text:p>0.3</text:p>
          </table:table-cell>
          <table:table-cell office:value-type="float" office:value="1959.89435141" calcext:value-type="float">
            <text:p>1959.894351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3927" calcext:value-type="float">
            <text:p>133927</text:p>
          </table:table-cell>
          <table:table-cell office:value-type="float" office:value="38003119.2525" calcext:value-type="float">
            <text:p>38003119.2525</text:p>
          </table:table-cell>
          <table:table-cell office:value-type="float" office:value="10442044.9028" calcext:value-type="float">
            <text:p>10442044.9028</text:p>
          </table:table-cell>
          <table:table-cell office:value-type="float" office:value="0.078139197" calcext:value-type="float">
            <text:p>0.078139197</text:p>
          </table:table-cell>
          <table:table-cell office:value-type="float" office:value="0.07846986" calcext:value-type="float">
            <text:p>0.07846986</text:p>
          </table:table-cell>
          <table:table-cell office:value-type="float" office:value="0.07847" calcext:value-type="float">
            <text:p>0.0784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6394248" calcext:value-type="float">
            <text:p>3.6394248</text:p>
          </table:table-cell>
          <table:table-cell office:value-type="float" office:value="3.5609549" calcext:value-type="float">
            <text:p>3.5609549</text:p>
          </table:table-cell>
          <table:table-cell office:value-type="float" office:value="3.4056786" calcext:value-type="float">
            <text:p>3.4056786</text:p>
          </table:table-cell>
          <table:table-cell office:value-type="float" office:value="0.1" calcext:value-type="float">
            <text:p>0.1</text:p>
          </table:table-cell>
          <table:table-cell office:value-type="float" office:value="0.9398655583" calcext:value-type="float">
            <text:p>0.9398655583</text:p>
          </table:table-cell>
          <table:table-cell office:value-type="float" office:value="3663.302659" calcext:value-type="float">
            <text:p>3663.302659</text:p>
          </table:table-cell>
          <table:table-cell office:value-type="float" office:value="4322.691042" calcext:value-type="float">
            <text:p>4322.691042</text:p>
          </table:table-cell>
          <table:table-cell office:value-type="float" office:value="0.3" calcext:value-type="float">
            <text:p>0.3</text:p>
          </table:table-cell>
          <table:table-cell office:value-type="float" office:value="1963.11175641" calcext:value-type="float">
            <text:p>1963.111756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892" calcext:value-type="float">
            <text:p>135892</text:p>
          </table:table-cell>
          <table:table-cell office:value-type="float" office:value="38003903.7328" calcext:value-type="float">
            <text:p>38003903.7328</text:p>
          </table:table-cell>
          <table:table-cell office:value-type="float" office:value="10339849.7528" calcext:value-type="float">
            <text:p>10339849.7528</text:p>
          </table:table-cell>
          <table:table-cell office:value-type="float" office:value="0.074914151" calcext:value-type="float">
            <text:p>0.074914151</text:p>
          </table:table-cell>
          <table:table-cell office:value-type="float" office:value="0.07522953" calcext:value-type="float">
            <text:p>0.07522953</text:p>
          </table:table-cell>
          <table:table-cell office:value-type="float" office:value="0.07523" calcext:value-type="float">
            <text:p>0.0752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675472" calcext:value-type="float">
            <text:p>3.675472</text:p>
          </table:table-cell>
          <table:table-cell office:value-type="float" office:value="3.6002425" calcext:value-type="float">
            <text:p>3.6002425</text:p>
          </table:table-cell>
          <table:table-cell office:value-type="float" office:value="3.44737225" calcext:value-type="float">
            <text:p>3.44737225</text:p>
          </table:table-cell>
          <table:table-cell office:value-type="float" office:value="0.1" calcext:value-type="float">
            <text:p>0.1</text:p>
          </table:table-cell>
          <table:table-cell office:value-type="float" office:value="0.937750236" calcext:value-type="float">
            <text:p>0.937750236</text:p>
          </table:table-cell>
          <table:table-cell office:value-type="float" office:value="3734.159922" calcext:value-type="float">
            <text:p>3734.159922</text:p>
          </table:table-cell>
          <table:table-cell office:value-type="float" office:value="4397.857257" calcext:value-type="float">
            <text:p>4397.857257</text:p>
          </table:table-cell>
          <table:table-cell office:value-type="float" office:value="0.3" calcext:value-type="float">
            <text:p>0.3</text:p>
          </table:table-cell>
          <table:table-cell office:value-type="float" office:value="1966.32916141" calcext:value-type="float">
            <text:p>1966.32916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859" calcext:value-type="float">
            <text:p>137859</text:p>
          </table:table-cell>
          <table:table-cell office:value-type="float" office:value="38004624.1186" calcext:value-type="float">
            <text:p>38004624.1186</text:p>
          </table:table-cell>
          <table:table-cell office:value-type="float" office:value="10237654.6028" calcext:value-type="float">
            <text:p>10237654.6028</text:p>
          </table:table-cell>
          <table:table-cell office:value-type="float" office:value="0.07183777" calcext:value-type="float">
            <text:p>0.07183777</text:p>
          </table:table-cell>
          <table:table-cell office:value-type="float" office:value="0.07213864" calcext:value-type="float">
            <text:p>0.07213864</text:p>
          </table:table-cell>
          <table:table-cell office:value-type="float" office:value="0.072139" calcext:value-type="float">
            <text:p>0.07213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7122326" calcext:value-type="float">
            <text:p>3.7122326</text:p>
          </table:table-cell>
          <table:table-cell office:value-type="float" office:value="3.6400939" calcext:value-type="float">
            <text:p>3.6400939</text:p>
          </table:table-cell>
          <table:table-cell office:value-type="float" office:value="3.48961572" calcext:value-type="float">
            <text:p>3.48961572</text:p>
          </table:table-cell>
          <table:table-cell office:value-type="float" office:value="0.1" calcext:value-type="float">
            <text:p>0.1</text:p>
          </table:table-cell>
          <table:table-cell office:value-type="float" office:value="0.9355716253" calcext:value-type="float">
            <text:p>0.9355716253</text:p>
          </table:table-cell>
          <table:table-cell office:value-type="float" office:value="3806.045192" calcext:value-type="float">
            <text:p>3806.045192</text:p>
          </table:table-cell>
          <table:table-cell office:value-type="float" office:value="4473.944074" calcext:value-type="float">
            <text:p>4473.944074</text:p>
          </table:table-cell>
          <table:table-cell office:value-type="float" office:value="0.3" calcext:value-type="float">
            <text:p>0.3</text:p>
          </table:table-cell>
          <table:table-cell office:value-type="float" office:value="1969.54656641" calcext:value-type="float">
            <text:p>1969.546566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831" calcext:value-type="float">
            <text:p>139831</text:p>
          </table:table-cell>
          <table:table-cell office:value-type="float" office:value="38005285.9275" calcext:value-type="float">
            <text:p>38005285.9275</text:p>
          </table:table-cell>
          <table:table-cell office:value-type="float" office:value="10135459.4528" calcext:value-type="float">
            <text:p>10135459.4528</text:p>
          </table:table-cell>
          <table:table-cell office:value-type="float" office:value="0.06890242" calcext:value-type="float">
            <text:p>0.06890242</text:p>
          </table:table-cell>
          <table:table-cell office:value-type="float" office:value="0.06918953" calcext:value-type="float">
            <text:p>0.06918953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7497286" calcext:value-type="float">
            <text:p>3.7497286</text:p>
          </table:table-cell>
          <table:table-cell office:value-type="float" office:value="3.6805391" calcext:value-type="float">
            <text:p>3.6805391</text:p>
          </table:table-cell>
          <table:table-cell office:value-type="float" office:value="3.53243984" calcext:value-type="float">
            <text:p>3.53243984</text:p>
          </table:table-cell>
          <table:table-cell office:value-type="float" office:value="0.1" calcext:value-type="float">
            <text:p>0.1</text:p>
          </table:table-cell>
          <table:table-cell office:value-type="float" office:value="0.9333279915" calcext:value-type="float">
            <text:p>0.9333279915</text:p>
          </table:table-cell>
          <table:table-cell office:value-type="float" office:value="3878.96712" calcext:value-type="float">
            <text:p>3878.96712</text:p>
          </table:table-cell>
          <table:table-cell office:value-type="float" office:value="4550.963893" calcext:value-type="float">
            <text:p>4550.963893</text:p>
          </table:table-cell>
          <table:table-cell office:value-type="float" office:value="0.3" calcext:value-type="float">
            <text:p>0.3</text:p>
          </table:table-cell>
          <table:table-cell office:value-type="float" office:value="1972.76397141" calcext:value-type="float">
            <text:p>1972.763971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1805" calcext:value-type="float">
            <text:p>141805</text:p>
          </table:table-cell>
          <table:table-cell office:value-type="float" office:value="38005894.1778" calcext:value-type="float">
            <text:p>38005894.1778</text:p>
          </table:table-cell>
          <table:table-cell office:value-type="float" office:value="10033264.3028" calcext:value-type="float">
            <text:p>10033264.3028</text:p>
          </table:table-cell>
          <table:table-cell office:value-type="float" office:value="0.066100924" calcext:value-type="float">
            <text:p>0.066100924</text:p>
          </table:table-cell>
          <table:table-cell office:value-type="float" office:value="0.06637498" calcext:value-type="float">
            <text:p>0.06637498</text:p>
          </table:table-cell>
          <table:table-cell office:value-type="float" office:value="0.066375" calcext:value-type="float">
            <text:p>0.06637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7879831" calcext:value-type="float">
            <text:p>3.7879831</text:p>
          </table:table-cell>
          <table:table-cell office:value-type="float" office:value="3.7216081" calcext:value-type="float">
            <text:p>3.7216081</text:p>
          </table:table-cell>
          <table:table-cell office:value-type="float" office:value="3.57587571" calcext:value-type="float">
            <text:p>3.57587571</text:p>
          </table:table-cell>
          <table:table-cell office:value-type="float" office:value="0.1" calcext:value-type="float">
            <text:p>0.1</text:p>
          </table:table-cell>
          <table:table-cell office:value-type="float" office:value="0.9310175374" calcext:value-type="float">
            <text:p>0.9310175374</text:p>
          </table:table-cell>
          <table:table-cell office:value-type="float" office:value="3952.935166" calcext:value-type="float">
            <text:p>3952.935166</text:p>
          </table:table-cell>
          <table:table-cell office:value-type="float" office:value="4628.929791" calcext:value-type="float">
            <text:p>4628.929791</text:p>
          </table:table-cell>
          <table:table-cell office:value-type="float" office:value="0.3" calcext:value-type="float">
            <text:p>0.3</text:p>
          </table:table-cell>
          <table:table-cell office:value-type="float" office:value="1975.98137641" calcext:value-type="float">
            <text:p>1975.981376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783" calcext:value-type="float">
            <text:p>143783</text:p>
          </table:table-cell>
          <table:table-cell office:value-type="float" office:value="38006453.4362" calcext:value-type="float">
            <text:p>38006453.4362</text:p>
          </table:table-cell>
          <table:table-cell office:value-type="float" office:value="9931069.1528" calcext:value-type="float">
            <text:p>9931069.1528</text:p>
          </table:table-cell>
          <table:table-cell office:value-type="float" office:value="0.063426535" calcext:value-type="float">
            <text:p>0.063426535</text:p>
          </table:table-cell>
          <table:table-cell office:value-type="float" office:value="0.06368818" calcext:value-type="float">
            <text:p>0.06368818</text:p>
          </table:table-cell>
          <table:table-cell office:value-type="float" office:value="0.063688" calcext:value-type="float">
            <text:p>0.06368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3.8270199" calcext:value-type="float">
            <text:p>3.8270199</text:p>
          </table:table-cell>
          <table:table-cell office:value-type="float" office:value="3.7633318" calcext:value-type="float">
            <text:p>3.7633318</text:p>
          </table:table-cell>
          <table:table-cell office:value-type="float" office:value="3.61995482" calcext:value-type="float">
            <text:p>3.61995482</text:p>
          </table:table-cell>
          <table:table-cell office:value-type="float" office:value="0.1" calcext:value-type="float">
            <text:p>0.1</text:p>
          </table:table-cell>
          <table:table-cell office:value-type="float" office:value="0.928638401" calcext:value-type="float">
            <text:p>0.928638401</text:p>
          </table:table-cell>
          <table:table-cell office:value-type="float" office:value="4027.959603" calcext:value-type="float">
            <text:p>4027.959603</text:p>
          </table:table-cell>
          <table:table-cell office:value-type="float" office:value="4707.855534" calcext:value-type="float">
            <text:p>4707.855534</text:p>
          </table:table-cell>
          <table:table-cell office:value-type="float" office:value="0.3" calcext:value-type="float">
            <text:p>0.3</text:p>
          </table:table-cell>
          <table:table-cell office:value-type="float" office:value="1979.19878141" calcext:value-type="float">
            <text:p>1979.198781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763" calcext:value-type="float">
            <text:p>145763</text:p>
          </table:table-cell>
          <table:table-cell office:value-type="float" office:value="38006967.86" calcext:value-type="float">
            <text:p>38006967.86</text:p>
          </table:table-cell>
          <table:table-cell office:value-type="float" office:value="9828874.0028" calcext:value-type="float">
            <text:p>9828874.0028</text:p>
          </table:table-cell>
          <table:table-cell office:value-type="float" office:value="0.060873146" calcext:value-type="float">
            <text:p>0.060873146</text:p>
          </table:table-cell>
          <table:table-cell office:value-type="float" office:value="0.06112276" calcext:value-type="float">
            <text:p>0.06112276</text:p>
          </table:table-cell>
          <table:table-cell office:value-type="float" office:value="0.061123" calcext:value-type="float">
            <text:p>0.061123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3.8668639" calcext:value-type="float">
            <text:p>3.8668639</text:p>
          </table:table-cell>
          <table:table-cell office:value-type="float" office:value="3.8057412" calcext:value-type="float">
            <text:p>3.8057412</text:p>
          </table:table-cell>
          <table:table-cell office:value-type="float" office:value="3.66470916" calcext:value-type="float">
            <text:p>3.66470916</text:p>
          </table:table-cell>
          <table:table-cell office:value-type="float" office:value="0.1" calcext:value-type="float">
            <text:p>0.1</text:p>
          </table:table-cell>
          <table:table-cell office:value-type="float" office:value="0.9261886527" calcext:value-type="float">
            <text:p>0.9261886527</text:p>
          </table:table-cell>
          <table:table-cell office:value-type="float" office:value="4104.051529" calcext:value-type="float">
            <text:p>4104.051529</text:p>
          </table:table-cell>
          <table:table-cell office:value-type="float" office:value="4787.755581" calcext:value-type="float">
            <text:p>4787.755581</text:p>
          </table:table-cell>
          <table:table-cell office:value-type="float" office:value="0.3" calcext:value-type="float">
            <text:p>0.3</text:p>
          </table:table-cell>
          <table:table-cell office:value-type="float" office:value="1982.41618641" calcext:value-type="float">
            <text:p>1982.416186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747" calcext:value-type="float">
            <text:p>147747</text:p>
          </table:table-cell>
          <table:table-cell office:value-type="float" office:value="38007441.2359" calcext:value-type="float">
            <text:p>38007441.2359</text:p>
          </table:table-cell>
          <table:table-cell office:value-type="float" office:value="9726678.8528" calcext:value-type="float">
            <text:p>9726678.8528</text:p>
          </table:table-cell>
          <table:table-cell office:value-type="float" office:value="0.05843427" calcext:value-type="float">
            <text:p>0.05843427</text:p>
          </table:table-cell>
          <table:table-cell office:value-type="float" office:value="0.05867269" calcext:value-type="float">
            <text:p>0.05867269</text:p>
          </table:table-cell>
          <table:table-cell office:value-type="float" office:value="0.058673" calcext:value-type="float">
            <text:p>0.058673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3.9075409" calcext:value-type="float">
            <text:p>3.9075409</text:p>
          </table:table-cell>
          <table:table-cell office:value-type="float" office:value="3.8488682" calcext:value-type="float">
            <text:p>3.8488682</text:p>
          </table:table-cell>
          <table:table-cell office:value-type="float" office:value="3.71017125" calcext:value-type="float">
            <text:p>3.71017125</text:p>
          </table:table-cell>
          <table:table-cell office:value-type="float" office:value="0.1" calcext:value-type="float">
            <text:p>0.1</text:p>
          </table:table-cell>
          <table:table-cell office:value-type="float" office:value="0.9236662916" calcext:value-type="float">
            <text:p>0.9236662916</text:p>
          </table:table-cell>
          <table:table-cell office:value-type="float" office:value="4181.22287" calcext:value-type="float">
            <text:p>4181.22287</text:p>
          </table:table-cell>
          <table:table-cell office:value-type="float" office:value="4868.645102" calcext:value-type="float">
            <text:p>4868.645102</text:p>
          </table:table-cell>
          <table:table-cell office:value-type="float" office:value="0.3" calcext:value-type="float">
            <text:p>0.3</text:p>
          </table:table-cell>
          <table:table-cell office:value-type="float" office:value="1985.63359141" calcext:value-type="float">
            <text:p>1985.633591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735" calcext:value-type="float">
            <text:p>149735</text:p>
          </table:table-cell>
          <table:table-cell office:value-type="float" office:value="38007877.0145" calcext:value-type="float">
            <text:p>38007877.0145</text:p>
          </table:table-cell>
          <table:table-cell office:value-type="float" office:value="9624483.7028" calcext:value-type="float">
            <text:p>9624483.7028</text:p>
          </table:table-cell>
          <table:table-cell office:value-type="float" office:value="0.05610452" calcext:value-type="float">
            <text:p>0.05610452</text:p>
          </table:table-cell>
          <table:table-cell office:value-type="float" office:value="0.05633229" calcext:value-type="float">
            <text:p>0.05633229</text:p>
          </table:table-cell>
          <table:table-cell office:value-type="float" office:value="0.056332" calcext:value-type="float">
            <text:p>0.05633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9490778" calcext:value-type="float">
            <text:p>3.9490778</text:p>
          </table:table-cell>
          <table:table-cell office:value-type="float" office:value="3.8927455" calcext:value-type="float">
            <text:p>3.8927455</text:p>
          </table:table-cell>
          <table:table-cell office:value-type="float" office:value="3.7563743" calcext:value-type="float">
            <text:p>3.7563743</text:p>
          </table:table-cell>
          <table:table-cell office:value-type="float" office:value="0.1" calcext:value-type="float">
            <text:p>0.1</text:p>
          </table:table-cell>
          <table:table-cell office:value-type="float" office:value="0.9210692428" calcext:value-type="float">
            <text:p>0.9210692428</text:p>
          </table:table-cell>
          <table:table-cell office:value-type="float" office:value="4259.48639" calcext:value-type="float">
            <text:p>4259.48639</text:p>
          </table:table-cell>
          <table:table-cell office:value-type="float" office:value="4950.539984" calcext:value-type="float">
            <text:p>4950.539984</text:p>
          </table:table-cell>
          <table:table-cell office:value-type="float" office:value="0.3" calcext:value-type="float">
            <text:p>0.3</text:p>
          </table:table-cell>
          <table:table-cell office:value-type="float" office:value="1988.85099641" calcext:value-type="float">
            <text:p>1988.850996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1725" calcext:value-type="float">
            <text:p>151725</text:p>
          </table:table-cell>
          <table:table-cell office:value-type="float" office:value="38008278.3415" calcext:value-type="float">
            <text:p>38008278.3415</text:p>
          </table:table-cell>
          <table:table-cell office:value-type="float" office:value="9522288.5528" calcext:value-type="float">
            <text:p>9522288.5528</text:p>
          </table:table-cell>
          <table:table-cell office:value-type="float" office:value="0.053878567" calcext:value-type="float">
            <text:p>0.053878567</text:p>
          </table:table-cell>
          <table:table-cell office:value-type="float" office:value="0.05409621" calcext:value-type="float">
            <text:p>0.05409621</text:p>
          </table:table-cell>
          <table:table-cell office:value-type="float" office:value="0.054096" calcext:value-type="float">
            <text:p>0.05409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9915026" calcext:value-type="float">
            <text:p>3.9915026</text:p>
          </table:table-cell>
          <table:table-cell office:value-type="float" office:value="3.9374064" calcext:value-type="float">
            <text:p>3.9374064</text:p>
          </table:table-cell>
          <table:table-cell office:value-type="float" office:value="3.80335224" calcext:value-type="float">
            <text:p>3.80335224</text:p>
          </table:table-cell>
          <table:table-cell office:value-type="float" office:value="0.1" calcext:value-type="float">
            <text:p>0.1</text:p>
          </table:table-cell>
          <table:table-cell office:value-type="float" office:value="0.9183953541" calcext:value-type="float">
            <text:p>0.9183953541</text:p>
          </table:table-cell>
          <table:table-cell office:value-type="float" office:value="4338.855704" calcext:value-type="float">
            <text:p>4338.855704</text:p>
          </table:table-cell>
          <table:table-cell office:value-type="float" office:value="5033.456852" calcext:value-type="float">
            <text:p>5033.456852</text:p>
          </table:table-cell>
          <table:table-cell office:value-type="float" office:value="0.3" calcext:value-type="float">
            <text:p>0.3</text:p>
          </table:table-cell>
          <table:table-cell office:value-type="float" office:value="1992.06840141" calcext:value-type="float">
            <text:p>1992.068401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3719" calcext:value-type="float">
            <text:p>153719</text:p>
          </table:table-cell>
          <table:table-cell office:value-type="float" office:value="38008648.0861" calcext:value-type="float">
            <text:p>38008648.0861</text:p>
          </table:table-cell>
          <table:table-cell office:value-type="float" office:value="9420093.4028" calcext:value-type="float">
            <text:p>9420093.4028</text:p>
          </table:table-cell>
          <table:table-cell office:value-type="float" office:value="0.051751378" calcext:value-type="float">
            <text:p>0.051751378</text:p>
          </table:table-cell>
          <table:table-cell office:value-type="float" office:value="0.05195938" calcext:value-type="float">
            <text:p>0.05195938</text:p>
          </table:table-cell>
          <table:table-cell office:value-type="float" office:value="0.051959" calcext:value-type="float">
            <text:p>0.051959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4.0348445" calcext:value-type="float">
            <text:p>4.0348445</text:p>
          </table:table-cell>
          <table:table-cell office:value-type="float" office:value="3.9828852" calcext:value-type="float">
            <text:p>3.9828852</text:p>
          </table:table-cell>
          <table:table-cell office:value-type="float" office:value="3.85113985" calcext:value-type="float">
            <text:p>3.85113985</text:p>
          </table:table-cell>
          <table:table-cell office:value-type="float" office:value="0.1" calcext:value-type="float">
            <text:p>0.1</text:p>
          </table:table-cell>
          <table:table-cell office:value-type="float" office:value="0.9156423917" calcext:value-type="float">
            <text:p>0.9156423917</text:p>
          </table:table-cell>
          <table:table-cell office:value-type="float" office:value="4419.345293" calcext:value-type="float">
            <text:p>4419.345293</text:p>
          </table:table-cell>
          <table:table-cell office:value-type="float" office:value="5117.413086" calcext:value-type="float">
            <text:p>5117.413086</text:p>
          </table:table-cell>
          <table:table-cell office:value-type="float" office:value="0.3" calcext:value-type="float">
            <text:p>0.3</text:p>
          </table:table-cell>
          <table:table-cell office:value-type="float" office:value="1995.28580641" calcext:value-type="float">
            <text:p>1995.285806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5716" calcext:value-type="float">
            <text:p>155716</text:p>
          </table:table-cell>
          <table:table-cell office:value-type="float" office:value="37209406.7466" calcext:value-type="float">
            <text:p>37209406.7466</text:p>
          </table:table-cell>
          <table:table-cell office:value-type="float" office:value="9318087.9728" calcext:value-type="float">
            <text:p>9318087.9728</text:p>
          </table:table-cell>
          <table:table-cell office:value-type="float" office:value="0.049705064" calcext:value-type="float">
            <text:p>0.049705064</text:p>
          </table:table-cell>
          <table:table-cell office:value-type="float" office:value="0.04990906" calcext:value-type="float">
            <text:p>0.04990906</text:p>
          </table:table-cell>
          <table:table-cell office:value-type="float" office:value="0.049909" calcext:value-type="float">
            <text:p>0.049909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4.0275652" calcext:value-type="float">
            <text:p>4.0275652</text:p>
          </table:table-cell>
          <table:table-cell office:value-type="float" office:value="3.9776562" calcext:value-type="float">
            <text:p>3.9776562</text:p>
          </table:table-cell>
          <table:table-cell office:value-type="float" office:value="3.84647701" calcext:value-type="float">
            <text:p>3.84647701</text:p>
          </table:table-cell>
          <table:table-cell office:value-type="float" office:value="0.1" calcext:value-type="float">
            <text:p>0.1</text:p>
          </table:table-cell>
          <table:table-cell office:value-type="float" office:value="0.9128113002" calcext:value-type="float">
            <text:p>0.9128113002</text:p>
          </table:table-cell>
          <table:table-cell office:value-type="float" office:value="4500.877734" calcext:value-type="float">
            <text:p>4500.877734</text:p>
          </table:table-cell>
          <table:table-cell office:value-type="float" office:value="5202.329484" calcext:value-type="float">
            <text:p>5202.329484</text:p>
          </table:table-cell>
          <table:table-cell office:value-type="float" office:value="0.3" calcext:value-type="float">
            <text:p>0.3</text:p>
          </table:table-cell>
          <table:table-cell office:value-type="float" office:value="1998.50321141" calcext:value-type="float">
            <text:p>1998.503211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7715" calcext:value-type="float">
            <text:p>157715</text:p>
          </table:table-cell>
          <table:table-cell office:value-type="float" office:value="34011367.7978" calcext:value-type="float">
            <text:p>34011367.7978</text:p>
          </table:table-cell>
          <table:table-cell office:value-type="float" office:value="9222533.0228" calcext:value-type="float">
            <text:p>9222533.0228</text:p>
          </table:table-cell>
          <table:table-cell office:value-type="float" office:value="0.047613146" calcext:value-type="float">
            <text:p>0.047613146</text:p>
          </table:table-cell>
          <table:table-cell office:value-type="float" office:value="0.0478254" calcext:value-type="float">
            <text:p>0.0478254</text:p>
          </table:table-cell>
          <table:table-cell office:value-type="float" office:value="0.047825" calcext:value-type="float">
            <text:p>0.047825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722532" calcext:value-type="float">
            <text:p>3.722532</text:p>
          </table:table-cell>
          <table:table-cell office:value-type="float" office:value="3.6747066" calcext:value-type="float">
            <text:p>3.6747066</text:p>
          </table:table-cell>
          <table:table-cell office:value-type="float" office:value="3.56761024" calcext:value-type="float">
            <text:p>3.56761024</text:p>
          </table:table-cell>
          <table:table-cell office:value-type="float" office:value="-0.02963" calcext:value-type="float">
            <text:p>-0.02963</text:p>
          </table:table-cell>
          <table:table-cell office:value-type="float" office:value="0.9100583061" calcext:value-type="float">
            <text:p>0.9100583061</text:p>
          </table:table-cell>
          <table:table-cell office:value-type="float" office:value="4578.70919" calcext:value-type="float">
            <text:p>4578.70919</text:p>
          </table:table-cell>
          <table:table-cell office:value-type="float" office:value="5283.572429" calcext:value-type="float">
            <text:p>5283.572429</text:p>
          </table:table-cell>
          <table:table-cell office:value-type="float" office:value="0" calcext:value-type="float">
            <text:p>0</text:p>
          </table:table-cell>
          <table:table-cell office:value-type="float" office:value="2000.15362101" calcext:value-type="float">
            <text:p>2000.153621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9715" calcext:value-type="float">
            <text:p>159715</text:p>
          </table:table-cell>
          <table:table-cell office:value-type="float" office:value="30813268.8637" calcext:value-type="float">
            <text:p>30813268.8637</text:p>
          </table:table-cell>
          <table:table-cell office:value-type="float" office:value="9136464.0728" calcext:value-type="float">
            <text:p>9136464.0728</text:p>
          </table:table-cell>
          <table:table-cell office:value-type="float" office:value="0.045454206" calcext:value-type="float">
            <text:p>0.045454206</text:p>
          </table:table-cell>
          <table:table-cell office:value-type="float" office:value="0.04567209" calcext:value-type="float">
            <text:p>0.04567209</text:p>
          </table:table-cell>
          <table:table-cell office:value-type="float" office:value="0.045672" calcext:value-type="float">
            <text:p>0.04567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3.4075635" calcext:value-type="float">
            <text:p>3.4075635</text:p>
          </table:table-cell>
          <table:table-cell office:value-type="float" office:value="3.3618914" calcext:value-type="float">
            <text:p>3.3618914</text:p>
          </table:table-cell>
          <table:table-cell office:value-type="float" office:value="3.23629336" calcext:value-type="float">
            <text:p>3.2362933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074916964" calcext:value-type="float">
            <text:p>0.9074916964</text:p>
          </table:table-cell>
          <table:table-cell office:value-type="float" office:value="4649.948215" calcext:value-type="float">
            <text:p>4649.948215</text:p>
          </table:table-cell>
          <table:table-cell office:value-type="float" office:value="5358.174725" calcext:value-type="float">
            <text:p>5358.174725</text:p>
          </table:table-cell>
          <table:table-cell office:value-type="float" office:value="0" calcext:value-type="float">
            <text:p>0</text:p>
          </table:table-cell>
          <table:table-cell office:value-type="float" office:value="2000.0010791" calcext:value-type="float">
            <text:p>2000.00107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1715" calcext:value-type="float">
            <text:p>161715</text:p>
          </table:table-cell>
          <table:table-cell office:value-type="float" office:value="16687296.6929" calcext:value-type="float">
            <text:p>16687296.6929</text:p>
          </table:table-cell>
          <table:table-cell office:value-type="float" office:value="8316578.3448" calcext:value-type="float">
            <text:p>8316578.3448</text:p>
          </table:table-cell>
          <table:table-cell office:value-type="float" office:value="0.043109234" calcext:value-type="float">
            <text:p>0.043109234</text:p>
          </table:table-cell>
          <table:table-cell office:value-type="float" office:value="0.04337454" calcext:value-type="float">
            <text:p>0.04337454</text:p>
          </table:table-cell>
          <table:table-cell office:value-type="float" office:value="0.043375" calcext:value-type="float">
            <text:p>0.04337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0065081" calcext:value-type="float">
            <text:p>2.0065081</text:p>
          </table:table-cell>
          <table:table-cell office:value-type="float" office:value="1.9631335" calcext:value-type="float">
            <text:p>1.9631335</text:p>
          </table:table-cell>
          <table:table-cell office:value-type="float" office:value="1.74166748" calcext:value-type="float">
            <text:p>1.7416674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9053308912" calcext:value-type="float">
            <text:p>0.9053308912</text:p>
          </table:table-cell>
          <table:table-cell office:value-type="float" office:value="4709.218537" calcext:value-type="float">
            <text:p>4709.218537</text:p>
          </table:table-cell>
          <table:table-cell office:value-type="float" office:value="5420.134185" calcext:value-type="float">
            <text:p>5420.134185</text:p>
          </table:table-cell>
          <table:table-cell office:value-type="float" office:value="0" calcext:value-type="float">
            <text:p>0</text:p>
          </table:table-cell>
          <table:table-cell office:value-type="float" office:value="2000.00092412" calcext:value-type="float">
            <text:p>2000.000924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715" calcext:value-type="float">
            <text:p>163715</text:p>
          </table:table-cell>
          <table:table-cell office:value-type="float" office:value="16687442.3563" calcext:value-type="float">
            <text:p>16687442.3563</text:p>
          </table:table-cell>
          <table:table-cell office:value-type="float" office:value="8277623.1948" calcext:value-type="float">
            <text:p>8277623.1948</text:p>
          </table:table-cell>
          <table:table-cell office:value-type="float" office:value="0.040542046" calcext:value-type="float">
            <text:p>0.040542046</text:p>
          </table:table-cell>
          <table:table-cell office:value-type="float" office:value="0.04079123" calcext:value-type="float">
            <text:p>0.04079123</text:p>
          </table:table-cell>
          <table:table-cell office:value-type="float" office:value="0.040791" calcext:value-type="float">
            <text:p>0.040791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0159686" calcext:value-type="float">
            <text:p>2.0159686</text:p>
          </table:table-cell>
          <table:table-cell office:value-type="float" office:value="1.9751774" calcext:value-type="float">
            <text:p>1.9751774</text:p>
          </table:table-cell>
          <table:table-cell office:value-type="float" office:value="1.7560896" calcext:value-type="float">
            <text:p>1.756089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9039767623" calcext:value-type="float">
            <text:p>0.9039767623</text:p>
          </table:table-cell>
          <table:table-cell office:value-type="float" office:value="4745.955125" calcext:value-type="float">
            <text:p>4745.955125</text:p>
          </table:table-cell>
          <table:table-cell office:value-type="float" office:value="5458.501698" calcext:value-type="float">
            <text:p>5458.501698</text:p>
          </table:table-cell>
          <table:table-cell office:value-type="float" office:value="0" calcext:value-type="float">
            <text:p>0</text:p>
          </table:table-cell>
          <table:table-cell office:value-type="float" office:value="2000.00004499" calcext:value-type="float">
            <text:p>2000.000044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5715" calcext:value-type="float">
            <text:p>165715</text:p>
          </table:table-cell>
          <table:table-cell office:value-type="float" office:value="16687577.2318" calcext:value-type="float">
            <text:p>16687577.2318</text:p>
          </table:table-cell>
          <table:table-cell office:value-type="float" office:value="8238668.0448" calcext:value-type="float">
            <text:p>8238668.0448</text:p>
          </table:table-cell>
          <table:table-cell office:value-type="float" office:value="0.038128099" calcext:value-type="float">
            <text:p>0.038128099</text:p>
          </table:table-cell>
          <table:table-cell office:value-type="float" office:value="0.03836239" calcext:value-type="float">
            <text:p>0.03836239</text:p>
          </table:table-cell>
          <table:table-cell office:value-type="float" office:value="0.038362" calcext:value-type="float">
            <text:p>0.038362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0255172" calcext:value-type="float">
            <text:p>2.0255172</text:p>
          </table:table-cell>
          <table:table-cell office:value-type="float" office:value="1.9871549" calcext:value-type="float">
            <text:p>1.9871549</text:p>
          </table:table-cell>
          <table:table-cell office:value-type="float" office:value="1.7702681" calcext:value-type="float">
            <text:p>1.7702681</text:p>
          </table:table-cell>
          <table:table-cell office:value-type="float" office:value="-0" calcext:value-type="float">
            <text:p>0</text:p>
          </table:table-cell>
          <table:table-cell office:value-type="float" office:value="0.9026018539" calcext:value-type="float">
            <text:p>0.9026018539</text:p>
          </table:table-cell>
          <table:table-cell office:value-type="float" office:value="4783.015976" calcext:value-type="float">
            <text:p>4783.015976</text:p>
          </table:table-cell>
          <table:table-cell office:value-type="float" office:value="5497.180627" calcext:value-type="float">
            <text:p>5497.180627</text:p>
          </table:table-cell>
          <table:table-cell office:value-type="float" office:value="0" calcext:value-type="float">
            <text:p>0</text:p>
          </table:table-cell>
          <table:table-cell office:value-type="float" office:value="2000.00000391" calcext:value-type="float">
            <text:p>2000.000003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7715" calcext:value-type="float">
            <text:p>167715</text:p>
          </table:table-cell>
          <table:table-cell office:value-type="float" office:value="16687702.1915" calcext:value-type="float">
            <text:p>16687702.1915</text:p>
          </table:table-cell>
          <table:table-cell office:value-type="float" office:value="8199712.8948" calcext:value-type="float">
            <text:p>8199712.8948</text:p>
          </table:table-cell>
          <table:table-cell office:value-type="float" office:value="0.035856254" calcext:value-type="float">
            <text:p>0.035856254</text:p>
          </table:table-cell>
          <table:table-cell office:value-type="float" office:value="0.03607698" calcext:value-type="float">
            <text:p>0.03607698</text:p>
          </table:table-cell>
          <table:table-cell office:value-type="float" office:value="0.036077" calcext:value-type="float">
            <text:p>0.03607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0351554" calcext:value-type="float">
            <text:p>2.0351554</text:p>
          </table:table-cell>
          <table:table-cell office:value-type="float" office:value="1.9990784" calcext:value-type="float">
            <text:p>1.9990784</text:p>
          </table:table-cell>
          <table:table-cell office:value-type="float" office:value="1.78434573" calcext:value-type="float">
            <text:p>1.78434573</text:p>
          </table:table-cell>
          <table:table-cell office:value-type="float" office:value="-0" calcext:value-type="float">
            <text:p>0</text:p>
          </table:table-cell>
          <table:table-cell office:value-type="float" office:value="0.9012059885" calcext:value-type="float">
            <text:p>0.9012059885</text:p>
          </table:table-cell>
          <table:table-cell office:value-type="float" office:value="4820.399311" calcext:value-type="float">
            <text:p>4820.399311</text:p>
          </table:table-cell>
          <table:table-cell office:value-type="float" office:value="5536.169257" calcext:value-type="float">
            <text:p>5536.169257</text:p>
          </table:table-cell>
          <table:table-cell office:value-type="float" office:value="0" calcext:value-type="float">
            <text:p>0</text:p>
          </table:table-cell>
          <table:table-cell office:value-type="float" office:value="2000.00000183" calcext:value-type="float">
            <text:p>2000.000001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9715" calcext:value-type="float">
            <text:p>169715</text:p>
          </table:table-cell>
          <table:table-cell office:value-type="float" office:value="16687818.3157" calcext:value-type="float">
            <text:p>16687818.3157</text:p>
          </table:table-cell>
          <table:table-cell office:value-type="float" office:value="8160757.7448" calcext:value-type="float">
            <text:p>8160757.7448</text:p>
          </table:table-cell>
          <table:table-cell office:value-type="float" office:value="0.033709024" calcext:value-type="float">
            <text:p>0.033709024</text:p>
          </table:table-cell>
          <table:table-cell office:value-type="float" office:value="0.03391815" calcext:value-type="float">
            <text:p>0.03391815</text:p>
          </table:table-cell>
          <table:table-cell office:value-type="float" office:value="0.033918" calcext:value-type="float">
            <text:p>0.033918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0448845" calcext:value-type="float">
            <text:p>2.0448845</text:p>
          </table:table-cell>
          <table:table-cell office:value-type="float" office:value="2.0109664" calcext:value-type="float">
            <text:p>2.0109664</text:p>
          </table:table-cell>
          <table:table-cell office:value-type="float" office:value="1.79836279" calcext:value-type="float">
            <text:p>1.79836279</text:p>
          </table:table-cell>
          <table:table-cell office:value-type="float" office:value="0" calcext:value-type="float">
            <text:p>0</text:p>
          </table:table-cell>
          <table:table-cell office:value-type="float" office:value="0.8997889829" calcext:value-type="float">
            <text:p>0.8997889829</text:p>
          </table:table-cell>
          <table:table-cell office:value-type="float" office:value="4858.103626" calcext:value-type="float">
            <text:p>4858.103626</text:p>
          </table:table-cell>
          <table:table-cell office:value-type="float" office:value="5575.466018" calcext:value-type="float">
            <text:p>5575.46601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1715" calcext:value-type="float">
            <text:p>171715</text:p>
          </table:table-cell>
          <table:table-cell office:value-type="float" office:value="16687926.462" calcext:value-type="float">
            <text:p>16687926.462</text:p>
          </table:table-cell>
          <table:table-cell office:value-type="float" office:value="8121802.5948" calcext:value-type="float">
            <text:p>8121802.5948</text:p>
          </table:table-cell>
          <table:table-cell office:value-type="float" office:value="0.031675067" calcext:value-type="float">
            <text:p>0.031675067</text:p>
          </table:table-cell>
          <table:table-cell office:value-type="float" office:value="0.03187312" calcext:value-type="float">
            <text:p>0.03187312</text:p>
          </table:table-cell>
          <table:table-cell office:value-type="float" office:value="0.031873" calcext:value-type="float">
            <text:p>0.031873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0547059" calcext:value-type="float">
            <text:p>2.0547059</text:p>
          </table:table-cell>
          <table:table-cell office:value-type="float" office:value="2.0228328" calcext:value-type="float">
            <text:p>2.0228328</text:p>
          </table:table-cell>
          <table:table-cell office:value-type="float" office:value="1.8123351" calcext:value-type="float">
            <text:p>1.8123351</text:p>
          </table:table-cell>
          <table:table-cell office:value-type="float" office:value="0" calcext:value-type="float">
            <text:p>0</text:p>
          </table:table-cell>
          <table:table-cell office:value-type="float" office:value="0.8983506384" calcext:value-type="float">
            <text:p>0.8983506384</text:p>
          </table:table-cell>
          <table:table-cell office:value-type="float" office:value="4896.127826" calcext:value-type="float">
            <text:p>4896.127826</text:p>
          </table:table-cell>
          <table:table-cell office:value-type="float" office:value="5615.069765" calcext:value-type="float">
            <text:p>5615.06976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3715" calcext:value-type="float">
            <text:p>173715</text:p>
          </table:table-cell>
          <table:table-cell office:value-type="float" office:value="16688027.1325" calcext:value-type="float">
            <text:p>16688027.1325</text:p>
          </table:table-cell>
          <table:table-cell office:value-type="float" office:value="8082847.4448" calcext:value-type="float">
            <text:p>8082847.4448</text:p>
          </table:table-cell>
          <table:table-cell office:value-type="float" office:value="0.029749223" calcext:value-type="float">
            <text:p>0.029749223</text:p>
          </table:table-cell>
          <table:table-cell office:value-type="float" office:value="0.02993672" calcext:value-type="float">
            <text:p>0.02993672</text:p>
          </table:table-cell>
          <table:table-cell office:value-type="float" office:value="0.029937" calcext:value-type="float">
            <text:p>0.02993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0646211" calcext:value-type="float">
            <text:p>2.0646211</text:p>
          </table:table-cell>
          <table:table-cell office:value-type="float" office:value="2.0346844" calcext:value-type="float">
            <text:p>2.0346844</text:p>
          </table:table-cell>
          <table:table-cell office:value-type="float" office:value="1.82627049" calcext:value-type="float">
            <text:p>1.82627049</text:p>
          </table:table-cell>
          <table:table-cell office:value-type="float" office:value="0" calcext:value-type="float">
            <text:p>0</text:p>
          </table:table-cell>
          <table:table-cell office:value-type="float" office:value="0.8968907467" calcext:value-type="float">
            <text:p>0.8968907467</text:p>
          </table:table-cell>
          <table:table-cell office:value-type="float" office:value="4934.471045" calcext:value-type="float">
            <text:p>4934.471045</text:p>
          </table:table-cell>
          <table:table-cell office:value-type="float" office:value="5654.979602" calcext:value-type="float">
            <text:p>5654.97960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5715" calcext:value-type="float">
            <text:p>175715</text:p>
          </table:table-cell>
          <table:table-cell office:value-type="float" office:value="16688120.801" calcext:value-type="float">
            <text:p>16688120.801</text:p>
          </table:table-cell>
          <table:table-cell office:value-type="float" office:value="8043892.2948" calcext:value-type="float">
            <text:p>8043892.2948</text:p>
          </table:table-cell>
          <table:table-cell office:value-type="float" office:value="0.027926531" calcext:value-type="float">
            <text:p>0.027926531</text:p>
          </table:table-cell>
          <table:table-cell office:value-type="float" office:value="0.02810395" calcext:value-type="float">
            <text:p>0.02810395</text:p>
          </table:table-cell>
          <table:table-cell office:value-type="float" office:value="0.028104" calcext:value-type="float">
            <text:p>0.02810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0746314" calcext:value-type="float">
            <text:p>2.0746314</text:p>
          </table:table-cell>
          <table:table-cell office:value-type="float" office:value="2.0465275" calcext:value-type="float">
            <text:p>2.0465275</text:p>
          </table:table-cell>
          <table:table-cell office:value-type="float" office:value="1.84017667" calcext:value-type="float">
            <text:p>1.84017667</text:p>
          </table:table-cell>
          <table:table-cell office:value-type="float" office:value="0" calcext:value-type="float">
            <text:p>0</text:p>
          </table:table-cell>
          <table:table-cell office:value-type="float" office:value="0.8954090919" calcext:value-type="float">
            <text:p>0.8954090919</text:p>
          </table:table-cell>
          <table:table-cell office:value-type="float" office:value="4973.132576" calcext:value-type="float">
            <text:p>4973.132576</text:p>
          </table:table-cell>
          <table:table-cell office:value-type="float" office:value="5695.194802" calcext:value-type="float">
            <text:p>5695.19480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7715" calcext:value-type="float">
            <text:p>177715</text:p>
          </table:table-cell>
          <table:table-cell office:value-type="float" office:value="16688207.9136" calcext:value-type="float">
            <text:p>16688207.9136</text:p>
          </table:table-cell>
          <table:table-cell office:value-type="float" office:value="8004937.1448" calcext:value-type="float">
            <text:p>8004937.1448</text:p>
          </table:table-cell>
          <table:table-cell office:value-type="float" office:value="0.026202228" calcext:value-type="float">
            <text:p>0.026202228</text:p>
          </table:table-cell>
          <table:table-cell office:value-type="float" office:value="0.02637003" calcext:value-type="float">
            <text:p>0.02637003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0847384" calcext:value-type="float">
            <text:p>2.0847384</text:p>
          </table:table-cell>
          <table:table-cell office:value-type="float" office:value="2.0583683" calcext:value-type="float">
            <text:p>2.0583683</text:p>
          </table:table-cell>
          <table:table-cell office:value-type="float" office:value="1.8540611" calcext:value-type="float">
            <text:p>1.8540611</text:p>
          </table:table-cell>
          <table:table-cell office:value-type="float" office:value="0" calcext:value-type="float">
            <text:p>0</text:p>
          </table:table-cell>
          <table:table-cell office:value-type="float" office:value="0.8939054508" calcext:value-type="float">
            <text:p>0.8939054508</text:p>
          </table:table-cell>
          <table:table-cell office:value-type="float" office:value="5012.111867" calcext:value-type="float">
            <text:p>5012.111867</text:p>
          </table:table-cell>
          <table:table-cell office:value-type="float" office:value="5735.714809" calcext:value-type="float">
            <text:p>5735.71480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9715" calcext:value-type="float">
            <text:p>179715</text:p>
          </table:table-cell>
          <table:table-cell office:value-type="float" office:value="16688288.891" calcext:value-type="float">
            <text:p>16688288.891</text:p>
          </table:table-cell>
          <table:table-cell office:value-type="float" office:value="7965981.9948" calcext:value-type="float">
            <text:p>7965981.9948</text:p>
          </table:table-cell>
          <table:table-cell office:value-type="float" office:value="0.024571737" calcext:value-type="float">
            <text:p>0.024571737</text:p>
          </table:table-cell>
          <table:table-cell office:value-type="float" office:value="0.02473038" calcext:value-type="float">
            <text:p>0.02473038</text:p>
          </table:table-cell>
          <table:table-cell office:value-type="float" office:value="0.02473" calcext:value-type="float">
            <text:p>0.0247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0949434" calcext:value-type="float">
            <text:p>2.0949434</text:p>
          </table:table-cell>
          <table:table-cell office:value-type="float" office:value="2.070213" calcext:value-type="float">
            <text:p>2.070213</text:p>
          </table:table-cell>
          <table:table-cell office:value-type="float" office:value="1.86793102" calcext:value-type="float">
            <text:p>1.86793102</text:p>
          </table:table-cell>
          <table:table-cell office:value-type="float" office:value="0" calcext:value-type="float">
            <text:p>0</text:p>
          </table:table-cell>
          <table:table-cell office:value-type="float" office:value="0.8923795932" calcext:value-type="float">
            <text:p>0.8923795932</text:p>
          </table:table-cell>
          <table:table-cell office:value-type="float" office:value="5051.408513" calcext:value-type="float">
            <text:p>5051.408513</text:p>
          </table:table-cell>
          <table:table-cell office:value-type="float" office:value="5776.539225" calcext:value-type="float">
            <text:p>5776.53922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1715" calcext:value-type="float">
            <text:p>181715</text:p>
          </table:table-cell>
          <table:table-cell office:value-type="float" office:value="16688364.1292" calcext:value-type="float">
            <text:p>16688364.1292</text:p>
          </table:table-cell>
          <table:table-cell office:value-type="float" office:value="7927026.8448" calcext:value-type="float">
            <text:p>7927026.8448</text:p>
          </table:table-cell>
          <table:table-cell office:value-type="float" office:value="0.023030662" calcext:value-type="float">
            <text:p>0.023030662</text:p>
          </table:table-cell>
          <table:table-cell office:value-type="float" office:value="0.02318057" calcext:value-type="float">
            <text:p>0.02318057</text:p>
          </table:table-cell>
          <table:table-cell office:value-type="float" office:value="0.023181" calcext:value-type="float">
            <text:p>0.02318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1052479" calcext:value-type="float">
            <text:p>2.1052479</text:p>
          </table:table-cell>
          <table:table-cell office:value-type="float" office:value="2.0820674" calcext:value-type="float">
            <text:p>2.0820674</text:p>
          </table:table-cell>
          <table:table-cell office:value-type="float" office:value="1.88179341" calcext:value-type="float">
            <text:p>1.88179341</text:p>
          </table:table-cell>
          <table:table-cell office:value-type="float" office:value="0" calcext:value-type="float">
            <text:p>0</text:p>
          </table:table-cell>
          <table:table-cell office:value-type="float" office:value="0.8908312814" calcext:value-type="float">
            <text:p>0.8908312814</text:p>
          </table:table-cell>
          <table:table-cell office:value-type="float" office:value="5091.022257" calcext:value-type="float">
            <text:p>5091.022257</text:p>
          </table:table-cell>
          <table:table-cell office:value-type="float" office:value="5817.667808" calcext:value-type="float">
            <text:p>5817.66780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3715" calcext:value-type="float">
            <text:p>183715</text:p>
          </table:table-cell>
          <table:table-cell office:value-type="float" office:value="16688434.001" calcext:value-type="float">
            <text:p>16688434.001</text:p>
          </table:table-cell>
          <table:table-cell office:value-type="float" office:value="7888071.6948" calcext:value-type="float">
            <text:p>7888071.6948</text:p>
          </table:table-cell>
          <table:table-cell office:value-type="float" office:value="0.021574783" calcext:value-type="float">
            <text:p>0.021574783</text:p>
          </table:table-cell>
          <table:table-cell office:value-type="float" office:value="0.02171638" calcext:value-type="float">
            <text:p>0.02171638</text:p>
          </table:table-cell>
          <table:table-cell office:value-type="float" office:value="0.021716" calcext:value-type="float">
            <text:p>0.02171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1156536" calcext:value-type="float">
            <text:p>2.1156536</text:p>
          </table:table-cell>
          <table:table-cell office:value-type="float" office:value="2.0939372" calcext:value-type="float">
            <text:p>2.0939372</text:p>
          </table:table-cell>
          <table:table-cell office:value-type="float" office:value="1.89565503" calcext:value-type="float">
            <text:p>1.89565503</text:p>
          </table:table-cell>
          <table:table-cell office:value-type="float" office:value="0" calcext:value-type="float">
            <text:p>0</text:p>
          </table:table-cell>
          <table:table-cell office:value-type="float" office:value="0.8892602703" calcext:value-type="float">
            <text:p>0.8892602703</text:p>
          </table:table-cell>
          <table:table-cell office:value-type="float" office:value="5130.952982" calcext:value-type="float">
            <text:p>5130.952982</text:p>
          </table:table-cell>
          <table:table-cell office:value-type="float" office:value="5859.100467" calcext:value-type="float">
            <text:p>5859.100467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5715" calcext:value-type="float">
            <text:p>185715</text:p>
          </table:table-cell>
          <table:table-cell office:value-type="float" office:value="16688498.8571" calcext:value-type="float">
            <text:p>16688498.8571</text:p>
          </table:table-cell>
          <table:table-cell office:value-type="float" office:value="7849116.5448" calcext:value-type="float">
            <text:p>7849116.5448</text:p>
          </table:table-cell>
          <table:table-cell office:value-type="float" office:value="0.020200047" calcext:value-type="float">
            <text:p>0.020200047</text:p>
          </table:table-cell>
          <table:table-cell office:value-type="float" office:value="0.02033372" calcext:value-type="float">
            <text:p>0.02033372</text:p>
          </table:table-cell>
          <table:table-cell office:value-type="float" office:value="0.020334" calcext:value-type="float">
            <text:p>0.02033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1261619" calcext:value-type="float">
            <text:p>2.1261619</text:p>
          </table:table-cell>
          <table:table-cell office:value-type="float" office:value="2.1058282" calcext:value-type="float">
            <text:p>2.1058282</text:p>
          </table:table-cell>
          <table:table-cell office:value-type="float" office:value="1.90952246" calcext:value-type="float">
            <text:p>1.90952246</text:p>
          </table:table-cell>
          <table:table-cell office:value-type="float" office:value="0" calcext:value-type="float">
            <text:p>0</text:p>
          </table:table-cell>
          <table:table-cell office:value-type="float" office:value="0.8876663075" calcext:value-type="float">
            <text:p>0.8876663075</text:p>
          </table:table-cell>
          <table:table-cell office:value-type="float" office:value="5171.200706" calcext:value-type="float">
            <text:p>5171.200706</text:p>
          </table:table-cell>
          <table:table-cell office:value-type="float" office:value="5900.837259" calcext:value-type="float">
            <text:p>5900.83725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7715" calcext:value-type="float">
            <text:p>187715</text:p>
          </table:table-cell>
          <table:table-cell office:value-type="float" office:value="16688559.0278" calcext:value-type="float">
            <text:p>16688559.0278</text:p>
          </table:table-cell>
          <table:table-cell office:value-type="float" office:value="7810161.3948" calcext:value-type="float">
            <text:p>7810161.3948</text:p>
          </table:table-cell>
          <table:table-cell office:value-type="float" office:value="0.018902811" calcext:value-type="float">
            <text:p>0.018902811</text:p>
          </table:table-cell>
          <table:table-cell office:value-type="float" office:value="0.0190287" calcext:value-type="float">
            <text:p>0.0190287</text:p>
          </table:table-cell>
          <table:table-cell office:value-type="float" office:value="0.019029" calcext:value-type="float">
            <text:p>0.019029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1367744" calcext:value-type="float">
            <text:p>2.1367744</text:p>
          </table:table-cell>
          <table:table-cell office:value-type="float" office:value="2.1177457" calcext:value-type="float">
            <text:p>2.1177457</text:p>
          </table:table-cell>
          <table:table-cell office:value-type="float" office:value="1.92340206" calcext:value-type="float">
            <text:p>1.92340206</text:p>
          </table:table-cell>
          <table:table-cell office:value-type="float" office:value="0" calcext:value-type="float">
            <text:p>0</text:p>
          </table:table-cell>
          <table:table-cell office:value-type="float" office:value="0.8860491334" calcext:value-type="float">
            <text:p>0.8860491334</text:p>
          </table:table-cell>
          <table:table-cell office:value-type="float" office:value="5211.765582" calcext:value-type="float">
            <text:p>5211.765582</text:p>
          </table:table-cell>
          <table:table-cell office:value-type="float" office:value="5942.87838" calcext:value-type="float">
            <text:p>5942.8783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9715" calcext:value-type="float">
            <text:p>189715</text:p>
          </table:table-cell>
          <table:table-cell office:value-type="float" office:value="16688614.8232" calcext:value-type="float">
            <text:p>16688614.8232</text:p>
          </table:table-cell>
          <table:table-cell office:value-type="float" office:value="7771206.2448" calcext:value-type="float">
            <text:p>7771206.2448</text:p>
          </table:table-cell>
          <table:table-cell office:value-type="float" office:value="0.017678831" calcext:value-type="float">
            <text:p>0.017678831</text:p>
          </table:table-cell>
          <table:table-cell office:value-type="float" office:value="0.01779756" calcext:value-type="float">
            <text:p>0.01779756</text:p>
          </table:table-cell>
          <table:table-cell office:value-type="float" office:value="0.017798" calcext:value-type="float">
            <text:p>0.017798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1474928" calcext:value-type="float">
            <text:p>2.1474928</text:p>
          </table:table-cell>
          <table:table-cell office:value-type="float" office:value="2.1296952" calcext:value-type="float">
            <text:p>2.1296952</text:p>
          </table:table-cell>
          <table:table-cell office:value-type="float" office:value="1.93730002" calcext:value-type="float">
            <text:p>1.93730002</text:p>
          </table:table-cell>
          <table:table-cell office:value-type="float" office:value="0" calcext:value-type="float">
            <text:p>0</text:p>
          </table:table-cell>
          <table:table-cell office:value-type="float" office:value="0.8844084808" calcext:value-type="float">
            <text:p>0.8844084808</text:p>
          </table:table-cell>
          <table:table-cell office:value-type="float" office:value="5252.647895" calcext:value-type="float">
            <text:p>5252.647895</text:p>
          </table:table-cell>
          <table:table-cell office:value-type="float" office:value="5985.224167" calcext:value-type="float">
            <text:p>5985.224167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8666.535" calcext:value-type="float">
            <text:p>16688666.535</text:p>
          </table:table-cell>
          <table:table-cell office:value-type="float" office:value="7732251.0948" calcext:value-type="float">
            <text:p>7732251.0948</text:p>
          </table:table-cell>
          <table:table-cell office:value-type="float" office:value="0.016524787" calcext:value-type="float">
            <text:p>0.016524787</text:p>
          </table:table-cell>
          <table:table-cell office:value-type="float" office:value="0.0166367" calcext:value-type="float">
            <text:p>0.0166367</text:p>
          </table:table-cell>
          <table:table-cell office:value-type="float" office:value="0.016637" calcext:value-type="float">
            <text:p>0.01663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1583186" calcext:value-type="float">
            <text:p>2.1583186</text:p>
          </table:table-cell>
          <table:table-cell office:value-type="float" office:value="2.1416819" calcext:value-type="float">
            <text:p>2.1416819</text:p>
          </table:table-cell>
          <table:table-cell office:value-type="float" office:value="1.95122233" calcext:value-type="float">
            <text:p>1.95122233</text:p>
          </table:table-cell>
          <table:table-cell office:value-type="float" office:value="0" calcext:value-type="float">
            <text:p>0</text:p>
          </table:table-cell>
          <table:table-cell office:value-type="float" office:value="0.8827440749" calcext:value-type="float">
            <text:p>0.8827440749</text:p>
          </table:table-cell>
          <table:table-cell office:value-type="float" office:value="5293.848055" calcext:value-type="float">
            <text:p>5293.848055</text:p>
          </table:table-cell>
          <table:table-cell office:value-type="float" office:value="6027.875088" calcext:value-type="float">
            <text:p>6027.87508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3715" calcext:value-type="float">
            <text:p>193715</text:p>
          </table:table-cell>
          <table:table-cell office:value-type="float" office:value="16688714.4371" calcext:value-type="float">
            <text:p>16688714.4371</text:p>
          </table:table-cell>
          <table:table-cell office:value-type="float" office:value="7693295.9448" calcext:value-type="float">
            <text:p>7693295.9448</text:p>
          </table:table-cell>
          <table:table-cell office:value-type="float" office:value="0.015437242" calcext:value-type="float">
            <text:p>0.015437242</text:p>
          </table:table-cell>
          <table:table-cell office:value-type="float" office:value="0.01554268" calcext:value-type="float">
            <text:p>0.01554268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1692536" calcext:value-type="float">
            <text:p>2.1692536</text:p>
          </table:table-cell>
          <table:table-cell office:value-type="float" office:value="2.1537109" calcext:value-type="float">
            <text:p>2.1537109</text:p>
          </table:table-cell>
          <table:table-cell office:value-type="float" office:value="1.96517484" calcext:value-type="float">
            <text:p>1.96517484</text:p>
          </table:table-cell>
          <table:table-cell office:value-type="float" office:value="0" calcext:value-type="float">
            <text:p>0</text:p>
          </table:table-cell>
          <table:table-cell office:value-type="float" office:value="0.8810556338" calcext:value-type="float">
            <text:p>0.8810556338</text:p>
          </table:table-cell>
          <table:table-cell office:value-type="float" office:value="5335.366593" calcext:value-type="float">
            <text:p>5335.366593</text:p>
          </table:table-cell>
          <table:table-cell office:value-type="float" office:value="6070.831741" calcext:value-type="float">
            <text:p>6070.831741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5715" calcext:value-type="float">
            <text:p>195715</text:p>
          </table:table-cell>
          <table:table-cell office:value-type="float" office:value="16688758.787" calcext:value-type="float">
            <text:p>16688758.787</text:p>
          </table:table-cell>
          <table:table-cell office:value-type="float" office:value="7654340.7948" calcext:value-type="float">
            <text:p>7654340.7948</text:p>
          </table:table-cell>
          <table:table-cell office:value-type="float" office:value="0.014412899" calcext:value-type="float">
            <text:p>0.014412899</text:p>
          </table:table-cell>
          <table:table-cell office:value-type="float" office:value="0.01451219" calcext:value-type="float">
            <text:p>0.01451219</text:p>
          </table:table-cell>
          <table:table-cell office:value-type="float" office:value="0.014512" calcext:value-type="float">
            <text:p>0.01451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1802994" calcext:value-type="float">
            <text:p>2.1802994</text:p>
          </table:table-cell>
          <table:table-cell office:value-type="float" office:value="2.1657872" calcext:value-type="float">
            <text:p>2.1657872</text:p>
          </table:table-cell>
          <table:table-cell office:value-type="float" office:value="1.97916323" calcext:value-type="float">
            <text:p>1.97916323</text:p>
          </table:table-cell>
          <table:table-cell office:value-type="float" office:value="0" calcext:value-type="float">
            <text:p>0</text:p>
          </table:table-cell>
          <table:table-cell office:value-type="float" office:value="0.8793428676" calcext:value-type="float">
            <text:p>0.8793428676</text:p>
          </table:table-cell>
          <table:table-cell office:value-type="float" office:value="5377.204164" calcext:value-type="float">
            <text:p>5377.204164</text:p>
          </table:table-cell>
          <table:table-cell office:value-type="float" office:value="6114.094852" calcext:value-type="float">
            <text:p>6114.09485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7715" calcext:value-type="float">
            <text:p>197715</text:p>
          </table:table-cell>
          <table:table-cell office:value-type="float" office:value="16688799.8261" calcext:value-type="float">
            <text:p>16688799.8261</text:p>
          </table:table-cell>
          <table:table-cell office:value-type="float" office:value="7615385.6448" calcext:value-type="float">
            <text:p>7615385.6448</text:p>
          </table:table-cell>
          <table:table-cell office:value-type="float" office:value="0.013448599" calcext:value-type="float">
            <text:p>0.013448599</text:p>
          </table:table-cell>
          <table:table-cell office:value-type="float" office:value="0.01354205" calcext:value-type="float">
            <text:p>0.0135420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1914577" calcext:value-type="float">
            <text:p>2.1914577</text:p>
          </table:table-cell>
          <table:table-cell office:value-type="float" office:value="2.1779157" calcext:value-type="float">
            <text:p>2.1779157</text:p>
          </table:table-cell>
          <table:table-cell office:value-type="float" office:value="1.99319304" calcext:value-type="float">
            <text:p>1.99319304</text:p>
          </table:table-cell>
          <table:table-cell office:value-type="float" office:value="0" calcext:value-type="float">
            <text:p>0</text:p>
          </table:table-cell>
          <table:table-cell office:value-type="float" office:value="0.877605479" calcext:value-type="float">
            <text:p>0.877605479</text:p>
          </table:table-cell>
          <table:table-cell office:value-type="float" office:value="5419.36154" calcext:value-type="float">
            <text:p>5419.36154</text:p>
          </table:table-cell>
          <table:table-cell office:value-type="float" office:value="6157.665269" calcext:value-type="float">
            <text:p>6157.66526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9715" calcext:value-type="float">
            <text:p>199715</text:p>
          </table:table-cell>
          <table:table-cell office:value-type="float" office:value="16688837.781" calcext:value-type="float">
            <text:p>16688837.781</text:p>
          </table:table-cell>
          <table:table-cell office:value-type="float" office:value="7576430.4948" calcext:value-type="float">
            <text:p>7576430.4948</text:p>
          </table:table-cell>
          <table:table-cell office:value-type="float" office:value="0.012541312" calcext:value-type="float">
            <text:p>0.012541312</text:p>
          </table:table-cell>
          <table:table-cell office:value-type="float" office:value="0.01262921" calcext:value-type="float">
            <text:p>0.01262921</text:p>
          </table:table-cell>
          <table:table-cell office:value-type="float" office:value="0.012629" calcext:value-type="float">
            <text:p>0.01262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2027304" calcext:value-type="float">
            <text:p>2.2027304</text:p>
          </table:table-cell>
          <table:table-cell office:value-type="float" office:value="2.1901012" calcext:value-type="float">
            <text:p>2.1901012</text:p>
          </table:table-cell>
          <table:table-cell office:value-type="float" office:value="2.00726965" calcext:value-type="float">
            <text:p>2.00726965</text:p>
          </table:table-cell>
          <table:table-cell office:value-type="float" office:value="0" calcext:value-type="float">
            <text:p>0</text:p>
          </table:table-cell>
          <table:table-cell office:value-type="float" office:value="0.8758431632" calcext:value-type="float">
            <text:p>0.8758431632</text:p>
          </table:table-cell>
          <table:table-cell office:value-type="float" office:value="5461.839606" calcext:value-type="float">
            <text:p>5461.839606</text:p>
          </table:table-cell>
          <table:table-cell office:value-type="float" office:value="6201.543959" calcext:value-type="float">
            <text:p>6201.54395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715" calcext:value-type="float">
            <text:p>201715</text:p>
          </table:table-cell>
          <table:table-cell office:value-type="float" office:value="16688872.8643" calcext:value-type="float">
            <text:p>16688872.8643</text:p>
          </table:table-cell>
          <table:table-cell office:value-type="float" office:value="7537475.3448" calcext:value-type="float">
            <text:p>7537475.3448</text:p>
          </table:table-cell>
          <table:table-cell office:value-type="float" office:value="0.011688138" calcext:value-type="float">
            <text:p>0.011688138</text:p>
          </table:table-cell>
          <table:table-cell office:value-type="float" office:value="0.01177077" calcext:value-type="float">
            <text:p>0.01177077</text:p>
          </table:table-cell>
          <table:table-cell office:value-type="float" office:value="0.011771" calcext:value-type="float">
            <text:p>0.01177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2141193" calcext:value-type="float">
            <text:p>2.2141193</text:p>
          </table:table-cell>
          <table:table-cell office:value-type="float" office:value="2.2023485" calcext:value-type="float">
            <text:p>2.2023485</text:p>
          </table:table-cell>
          <table:table-cell office:value-type="float" office:value="2.02139833" calcext:value-type="float">
            <text:p>2.02139833</text:p>
          </table:table-cell>
          <table:table-cell office:value-type="float" office:value="0" calcext:value-type="float">
            <text:p>0</text:p>
          </table:table-cell>
          <table:table-cell office:value-type="float" office:value="0.8740556071" calcext:value-type="float">
            <text:p>0.8740556071</text:p>
          </table:table-cell>
          <table:table-cell office:value-type="float" office:value="5504.639362" calcext:value-type="float">
            <text:p>5504.639362</text:p>
          </table:table-cell>
          <table:table-cell office:value-type="float" office:value="6245.732007" calcext:value-type="float">
            <text:p>6245.732007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3715" calcext:value-type="float">
            <text:p>203715</text:p>
          </table:table-cell>
          <table:table-cell office:value-type="float" office:value="16688905.2752" calcext:value-type="float">
            <text:p>16688905.2752</text:p>
          </table:table-cell>
          <table:table-cell office:value-type="float" office:value="7498520.1948" calcext:value-type="float">
            <text:p>7498520.1948</text:p>
          </table:table-cell>
          <table:table-cell office:value-type="float" office:value="0.010886296" calcext:value-type="float">
            <text:p>0.010886296</text:p>
          </table:table-cell>
          <table:table-cell office:value-type="float" office:value="0.01096394" calcext:value-type="float">
            <text:p>0.01096394</text:p>
          </table:table-cell>
          <table:table-cell office:value-type="float" office:value="0.010964" calcext:value-type="float">
            <text:p>0.01096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2256261" calcext:value-type="float">
            <text:p>2.2256261</text:p>
          </table:table-cell>
          <table:table-cell office:value-type="float" office:value="2.2146621" calcext:value-type="float">
            <text:p>2.2146621</text:p>
          </table:table-cell>
          <table:table-cell office:value-type="float" office:value="2.03558422" calcext:value-type="float">
            <text:p>2.03558422</text:p>
          </table:table-cell>
          <table:table-cell office:value-type="float" office:value="0" calcext:value-type="float">
            <text:p>0</text:p>
          </table:table-cell>
          <table:table-cell office:value-type="float" office:value="0.8722424904" calcext:value-type="float">
            <text:p>0.8722424904</text:p>
          </table:table-cell>
          <table:table-cell office:value-type="float" office:value="5547.761916" calcext:value-type="float">
            <text:p>5547.761916</text:p>
          </table:table-cell>
          <table:table-cell office:value-type="float" office:value="6290.230612" calcext:value-type="float">
            <text:p>6290.23061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5715" calcext:value-type="float">
            <text:p>205715</text:p>
          </table:table-cell>
          <table:table-cell office:value-type="float" office:value="16688935.2003" calcext:value-type="float">
            <text:p>16688935.2003</text:p>
          </table:table-cell>
          <table:table-cell office:value-type="float" office:value="7459565.0448" calcext:value-type="float">
            <text:p>7459565.0448</text:p>
          </table:table-cell>
          <table:table-cell office:value-type="float" office:value="0.010133127" calcext:value-type="float">
            <text:p>0.010133127</text:p>
          </table:table-cell>
          <table:table-cell office:value-type="float" office:value="0.01020604" calcext:value-type="float">
            <text:p>0.01020604</text:p>
          </table:table-cell>
          <table:table-cell office:value-type="float" office:value="0.010206" calcext:value-type="float">
            <text:p>0.0102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2372527" calcext:value-type="float">
            <text:p>2.2372527</text:p>
          </table:table-cell>
          <table:table-cell office:value-type="float" office:value="2.2270467" calcext:value-type="float">
            <text:p>2.2270467</text:p>
          </table:table-cell>
          <table:table-cell office:value-type="float" office:value="2.04983233" calcext:value-type="float">
            <text:p>2.04983233</text:p>
          </table:table-cell>
          <table:table-cell office:value-type="float" office:value="0" calcext:value-type="float">
            <text:p>0</text:p>
          </table:table-cell>
          <table:table-cell office:value-type="float" office:value="0.8704034843" calcext:value-type="float">
            <text:p>0.8704034843</text:p>
          </table:table-cell>
          <table:table-cell office:value-type="float" office:value="5591.208484" calcext:value-type="float">
            <text:p>5591.208484</text:p>
          </table:table-cell>
          <table:table-cell office:value-type="float" office:value="6335.041085" calcext:value-type="float">
            <text:p>6335.04108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7715" calcext:value-type="float">
            <text:p>207715</text:p>
          </table:table-cell>
          <table:table-cell office:value-type="float" office:value="16688962.8145" calcext:value-type="float">
            <text:p>16688962.8145</text:p>
          </table:table-cell>
          <table:table-cell office:value-type="float" office:value="7420609.8948" calcext:value-type="float">
            <text:p>7420609.8948</text:p>
          </table:table-cell>
          <table:table-cell office:value-type="float" office:value="0.009426084" calcext:value-type="float">
            <text:p>0.009426084</text:p>
          </table:table-cell>
          <table:table-cell office:value-type="float" office:value="0.00949451" calcext:value-type="float">
            <text:p>0.00949451</text:p>
          </table:table-cell>
          <table:table-cell office:value-type="float" office:value="0.009495" calcext:value-type="float">
            <text:p>0.00949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2490011" calcext:value-type="float">
            <text:p>2.2490011</text:p>
          </table:table-cell>
          <table:table-cell office:value-type="float" office:value="2.2395066" calcext:value-type="float">
            <text:p>2.2395066</text:p>
          </table:table-cell>
          <table:table-cell office:value-type="float" office:value="2.06414756" calcext:value-type="float">
            <text:p>2.06414756</text:p>
          </table:table-cell>
          <table:table-cell office:value-type="float" office:value="0" calcext:value-type="float">
            <text:p>0</text:p>
          </table:table-cell>
          <table:table-cell office:value-type="float" office:value="0.8685382525" calcext:value-type="float">
            <text:p>0.8685382525</text:p>
          </table:table-cell>
          <table:table-cell office:value-type="float" office:value="5634.98039" calcext:value-type="float">
            <text:p>5634.98039</text:p>
          </table:table-cell>
          <table:table-cell office:value-type="float" office:value="6380.164844" calcext:value-type="float">
            <text:p>6380.16484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9715" calcext:value-type="float">
            <text:p>209715</text:p>
          </table:table-cell>
          <table:table-cell office:value-type="float" office:value="16688988.2814" calcext:value-type="float">
            <text:p>16688988.2814</text:p>
          </table:table-cell>
          <table:table-cell office:value-type="float" office:value="7381654.7448" calcext:value-type="float">
            <text:p>7381654.7448</text:p>
          </table:table-cell>
          <table:table-cell office:value-type="float" office:value="0.008762732" calcext:value-type="float">
            <text:p>0.008762732</text:p>
          </table:table-cell>
          <table:table-cell office:value-type="float" office:value="0.00882691" calcext:value-type="float">
            <text:p>0.0088269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2608733" calcext:value-type="float">
            <text:p>2.2608733</text:p>
          </table:table-cell>
          <table:table-cell office:value-type="float" office:value="2.2520463" calcext:value-type="float">
            <text:p>2.2520463</text:p>
          </table:table-cell>
          <table:table-cell office:value-type="float" office:value="2.07853474" calcext:value-type="float">
            <text:p>2.07853474</text:p>
          </table:table-cell>
          <table:table-cell office:value-type="float" office:value="0" calcext:value-type="float">
            <text:p>0</text:p>
          </table:table-cell>
          <table:table-cell office:value-type="float" office:value="0.8666464503" calcext:value-type="float">
            <text:p>0.8666464503</text:p>
          </table:table-cell>
          <table:table-cell office:value-type="float" office:value="5679.079059" calcext:value-type="float">
            <text:p>5679.079059</text:p>
          </table:table-cell>
          <table:table-cell office:value-type="float" office:value="6425.603414" calcext:value-type="float">
            <text:p>6425.60341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1715" calcext:value-type="float">
            <text:p>211715</text:p>
          </table:table-cell>
          <table:table-cell office:value-type="float" office:value="16689011.7543" calcext:value-type="float">
            <text:p>16689011.7543</text:p>
          </table:table-cell>
          <table:table-cell office:value-type="float" office:value="7342699.5948" calcext:value-type="float">
            <text:p>7342699.5948</text:p>
          </table:table-cell>
          <table:table-cell office:value-type="float" office:value="0.008140977" calcext:value-type="float">
            <text:p>0.008140977</text:p>
          </table:table-cell>
          <table:table-cell office:value-type="float" office:value="0.00820091" calcext:value-type="float">
            <text:p>0.00820091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2728711" calcext:value-type="float">
            <text:p>2.2728711</text:p>
          </table:table-cell>
          <table:table-cell office:value-type="float" office:value="2.2646702" calcext:value-type="float">
            <text:p>2.2646702</text:p>
          </table:table-cell>
          <table:table-cell office:value-type="float" office:value="2.09299855" calcext:value-type="float">
            <text:p>2.09299855</text:p>
          </table:table-cell>
          <table:table-cell office:value-type="float" office:value="0" calcext:value-type="float">
            <text:p>0</text:p>
          </table:table-cell>
          <table:table-cell office:value-type="float" office:value="0.8647277248" calcext:value-type="float">
            <text:p>0.8647277248</text:p>
          </table:table-cell>
          <table:table-cell office:value-type="float" office:value="5723.506018" calcext:value-type="float">
            <text:p>5723.506018</text:p>
          </table:table-cell>
          <table:table-cell office:value-type="float" office:value="6471.358425" calcext:value-type="float">
            <text:p>6471.35842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3715" calcext:value-type="float">
            <text:p>213715</text:p>
          </table:table-cell>
          <table:table-cell office:value-type="float" office:value="16689033.3762" calcext:value-type="float">
            <text:p>16689033.3762</text:p>
          </table:table-cell>
          <table:table-cell office:value-type="float" office:value="7303744.4448" calcext:value-type="float">
            <text:p>7303744.4448</text:p>
          </table:table-cell>
          <table:table-cell office:value-type="float" office:value="0.007558106" calcext:value-type="float">
            <text:p>0.007558106</text:p>
          </table:table-cell>
          <table:table-cell office:value-type="float" office:value="0.00761425" calcext:value-type="float">
            <text:p>0.00761425</text:p>
          </table:table-cell>
          <table:table-cell office:value-type="float" office:value="0.007614" calcext:value-type="float">
            <text:p>0.007614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2849966" calcext:value-type="float">
            <text:p>2.2849966</text:p>
          </table:table-cell>
          <table:table-cell office:value-type="float" office:value="2.2773824" calcext:value-type="float">
            <text:p>2.2773824</text:p>
          </table:table-cell>
          <table:table-cell office:value-type="float" office:value="2.10754363" calcext:value-type="float">
            <text:p>2.10754363</text:p>
          </table:table-cell>
          <table:table-cell office:value-type="float" office:value="0" calcext:value-type="float">
            <text:p>0</text:p>
          </table:table-cell>
          <table:table-cell office:value-type="float" office:value="0.8627817149" calcext:value-type="float">
            <text:p>0.8627817149</text:p>
          </table:table-cell>
          <table:table-cell office:value-type="float" office:value="5768.262897" calcext:value-type="float">
            <text:p>5768.262897</text:p>
          </table:table-cell>
          <table:table-cell office:value-type="float" office:value="6517.431611" calcext:value-type="float">
            <text:p>6517.431611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5715" calcext:value-type="float">
            <text:p>215715</text:p>
          </table:table-cell>
          <table:table-cell office:value-type="float" office:value="16689053.2811" calcext:value-type="float">
            <text:p>16689053.2811</text:p>
          </table:table-cell>
          <table:table-cell office:value-type="float" office:value="7264789.2948" calcext:value-type="float">
            <text:p>7264789.2948</text:p>
          </table:table-cell>
          <table:table-cell office:value-type="float" office:value="0.007012246" calcext:value-type="float">
            <text:p>0.007012246</text:p>
          </table:table-cell>
          <table:table-cell office:value-type="float" office:value="0.00706481" calcext:value-type="float">
            <text:p>0.00706481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2972519" calcext:value-type="float">
            <text:p>2.2972519</text:p>
          </table:table-cell>
          <table:table-cell office:value-type="float" office:value="2.2901871" calcext:value-type="float">
            <text:p>2.2901871</text:p>
          </table:table-cell>
          <table:table-cell office:value-type="float" office:value="2.12217451" calcext:value-type="float">
            <text:p>2.12217451</text:p>
          </table:table-cell>
          <table:table-cell office:value-type="float" office:value="0" calcext:value-type="float">
            <text:p>0</text:p>
          </table:table-cell>
          <table:table-cell office:value-type="float" office:value="0.8608080512" calcext:value-type="float">
            <text:p>0.8608080512</text:p>
          </table:table-cell>
          <table:table-cell office:value-type="float" office:value="5813.35142" calcext:value-type="float">
            <text:p>5813.35142</text:p>
          </table:table-cell>
          <table:table-cell office:value-type="float" office:value="6563.824802" calcext:value-type="float">
            <text:p>6563.82480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7715" calcext:value-type="float">
            <text:p>217715</text:p>
          </table:table-cell>
          <table:table-cell office:value-type="float" office:value="16689071.594" calcext:value-type="float">
            <text:p>16689071.594</text:p>
          </table:table-cell>
          <table:table-cell office:value-type="float" office:value="7225834.1448" calcext:value-type="float">
            <text:p>7225834.1448</text:p>
          </table:table-cell>
          <table:table-cell office:value-type="float" office:value="0.006501364" calcext:value-type="float">
            <text:p>0.006501364</text:p>
          </table:table-cell>
          <table:table-cell office:value-type="float" office:value="0.00655054" calcext:value-type="float">
            <text:p>0.00655054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096392" calcext:value-type="float">
            <text:p>2.3096392</text:p>
          </table:table-cell>
          <table:table-cell office:value-type="float" office:value="2.3030887" calcext:value-type="float">
            <text:p>2.3030887</text:p>
          </table:table-cell>
          <table:table-cell office:value-type="float" office:value="2.13689564" calcext:value-type="float">
            <text:p>2.13689564</text:p>
          </table:table-cell>
          <table:table-cell office:value-type="float" office:value="0" calcext:value-type="float">
            <text:p>0</text:p>
          </table:table-cell>
          <table:table-cell office:value-type="float" office:value="0.8588063554" calcext:value-type="float">
            <text:p>0.8588063554</text:p>
          </table:table-cell>
          <table:table-cell office:value-type="float" office:value="5858.773412" calcext:value-type="float">
            <text:p>5858.773412</text:p>
          </table:table-cell>
          <table:table-cell office:value-type="float" office:value="6610.539931" calcext:value-type="float">
            <text:p>6610.539931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9715" calcext:value-type="float">
            <text:p>219715</text:p>
          </table:table-cell>
          <table:table-cell office:value-type="float" office:value="16689088.4317" calcext:value-type="float">
            <text:p>16689088.4317</text:p>
          </table:table-cell>
          <table:table-cell office:value-type="float" office:value="7186878.9948" calcext:value-type="float">
            <text:p>7186878.9948</text:p>
          </table:table-cell>
          <table:table-cell office:value-type="float" office:value="0.006023524" calcext:value-type="float">
            <text:p>0.006023524</text:p>
          </table:table-cell>
          <table:table-cell office:value-type="float" office:value="0.00606951" calcext:value-type="float">
            <text:p>0.0060695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3221605" calcext:value-type="float">
            <text:p>2.3221605</text:p>
          </table:table-cell>
          <table:table-cell office:value-type="float" office:value="2.316091" calcext:value-type="float">
            <text:p>2.316091</text:p>
          </table:table-cell>
          <table:table-cell office:value-type="float" office:value="2.15171142" calcext:value-type="float">
            <text:p>2.15171142</text:p>
          </table:table-cell>
          <table:table-cell office:value-type="float" office:value="0" calcext:value-type="float">
            <text:p>0</text:p>
          </table:table-cell>
          <table:table-cell office:value-type="float" office:value="0.8567762411" calcext:value-type="float">
            <text:p>0.8567762411</text:p>
          </table:table-cell>
          <table:table-cell office:value-type="float" office:value="5904.53079" calcext:value-type="float">
            <text:p>5904.53079</text:p>
          </table:table-cell>
          <table:table-cell office:value-type="float" office:value="6657.579026" calcext:value-type="float">
            <text:p>6657.57902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1715" calcext:value-type="float">
            <text:p>221715</text:p>
          </table:table-cell>
          <table:table-cell office:value-type="float" office:value="16689103.9033" calcext:value-type="float">
            <text:p>16689103.9033</text:p>
          </table:table-cell>
          <table:table-cell office:value-type="float" office:value="7147923.8448" calcext:value-type="float">
            <text:p>7147923.8448</text:p>
          </table:table-cell>
          <table:table-cell office:value-type="float" office:value="0.005576876" calcext:value-type="float">
            <text:p>0.005576876</text:p>
          </table:table-cell>
          <table:table-cell office:value-type="float" office:value="0.00561985" calcext:value-type="float">
            <text:p>0.00561985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348182" calcext:value-type="float">
            <text:p>2.3348182</text:p>
          </table:table-cell>
          <table:table-cell office:value-type="float" office:value="2.3291983" calcext:value-type="float">
            <text:p>2.3291983</text:p>
          </table:table-cell>
          <table:table-cell office:value-type="float" office:value="2.16662615" calcext:value-type="float">
            <text:p>2.16662615</text:p>
          </table:table-cell>
          <table:table-cell office:value-type="float" office:value="0" calcext:value-type="float">
            <text:p>0</text:p>
          </table:table-cell>
          <table:table-cell office:value-type="float" office:value="0.8547173125" calcext:value-type="float">
            <text:p>0.8547173125</text:p>
          </table:table-cell>
          <table:table-cell office:value-type="float" office:value="5950.625568" calcext:value-type="float">
            <text:p>5950.625568</text:p>
          </table:table-cell>
          <table:table-cell office:value-type="float" office:value="6704.94421" calcext:value-type="float">
            <text:p>6704.94421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3715" calcext:value-type="float">
            <text:p>223715</text:p>
          </table:table-cell>
          <table:table-cell office:value-type="float" office:value="16689118.1104" calcext:value-type="float">
            <text:p>16689118.1104</text:p>
          </table:table-cell>
          <table:table-cell office:value-type="float" office:value="7108968.6948" calcext:value-type="float">
            <text:p>7108968.6948</text:p>
          </table:table-cell>
          <table:table-cell office:value-type="float" office:value="0.005159657" calcext:value-type="float">
            <text:p>0.005159657</text:p>
          </table:table-cell>
          <table:table-cell office:value-type="float" office:value="0.00519979" calcext:value-type="float">
            <text:p>0.0051997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476143" calcext:value-type="float">
            <text:p>2.3476143</text:p>
          </table:table-cell>
          <table:table-cell office:value-type="float" office:value="2.3424145" calcext:value-type="float">
            <text:p>2.3424145</text:p>
          </table:table-cell>
          <table:table-cell office:value-type="float" office:value="2.18164411" calcext:value-type="float">
            <text:p>2.18164411</text:p>
          </table:table-cell>
          <table:table-cell office:value-type="float" office:value="0" calcext:value-type="float">
            <text:p>0</text:p>
          </table:table-cell>
          <table:table-cell office:value-type="float" office:value="0.8526291655" calcext:value-type="float">
            <text:p>0.8526291655</text:p>
          </table:table-cell>
          <table:table-cell office:value-type="float" office:value="5997.059852" calcext:value-type="float">
            <text:p>5997.059852</text:p>
          </table:table-cell>
          <table:table-cell office:value-type="float" office:value="6752.6377" calcext:value-type="float">
            <text:p>6752.6377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5715" calcext:value-type="float">
            <text:p>225715</text:p>
          </table:table-cell>
          <table:table-cell office:value-type="float" office:value="16689131.1479" calcext:value-type="float">
            <text:p>16689131.1479</text:p>
          </table:table-cell>
          <table:table-cell office:value-type="float" office:value="7070013.5448" calcext:value-type="float">
            <text:p>7070013.5448</text:p>
          </table:table-cell>
          <table:table-cell office:value-type="float" office:value="0.004770188" calcext:value-type="float">
            <text:p>0.004770188</text:p>
          </table:table-cell>
          <table:table-cell office:value-type="float" office:value="0.00480764" calcext:value-type="float">
            <text:p>0.00480764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605513" calcext:value-type="float">
            <text:p>2.3605513</text:p>
          </table:table-cell>
          <table:table-cell office:value-type="float" office:value="2.3557437" calcext:value-type="float">
            <text:p>2.3557437</text:p>
          </table:table-cell>
          <table:table-cell office:value-type="float" office:value="2.19676949" calcext:value-type="float">
            <text:p>2.19676949</text:p>
          </table:table-cell>
          <table:table-cell office:value-type="float" office:value="0" calcext:value-type="float">
            <text:p>0</text:p>
          </table:table-cell>
          <table:table-cell office:value-type="float" office:value="0.8505113865" calcext:value-type="float">
            <text:p>0.8505113865</text:p>
          </table:table-cell>
          <table:table-cell office:value-type="float" office:value="6043.83584" calcext:value-type="float">
            <text:p>6043.83584</text:p>
          </table:table-cell>
          <table:table-cell office:value-type="float" office:value="6800.661808" calcext:value-type="float">
            <text:p>6800.66180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7715" calcext:value-type="float">
            <text:p>227715</text:p>
          </table:table-cell>
          <table:table-cell office:value-type="float" office:value="16689143.1041" calcext:value-type="float">
            <text:p>16689143.1041</text:p>
          </table:table-cell>
          <table:table-cell office:value-type="float" office:value="7031058.3948" calcext:value-type="float">
            <text:p>7031058.3948</text:p>
          </table:table-cell>
          <table:table-cell office:value-type="float" office:value="0.004406868" calcext:value-type="float">
            <text:p>0.004406868</text:p>
          </table:table-cell>
          <table:table-cell office:value-type="float" office:value="0.00444179" calcext:value-type="float">
            <text:p>0.00444179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736315" calcext:value-type="float">
            <text:p>2.3736315</text:p>
          </table:table-cell>
          <table:table-cell office:value-type="float" office:value="2.3691897" calcext:value-type="float">
            <text:p>2.3691897</text:p>
          </table:table-cell>
          <table:table-cell office:value-type="float" office:value="2.21200646" calcext:value-type="float">
            <text:p>2.21200646</text:p>
          </table:table-cell>
          <table:table-cell office:value-type="float" office:value="0" calcext:value-type="float">
            <text:p>0</text:p>
          </table:table-cell>
          <table:table-cell office:value-type="float" office:value="0.8483635529" calcext:value-type="float">
            <text:p>0.8483635529</text:p>
          </table:table-cell>
          <table:table-cell office:value-type="float" office:value="6090.955821" calcext:value-type="float">
            <text:p>6090.955821</text:p>
          </table:table-cell>
          <table:table-cell office:value-type="float" office:value="6849.018936" calcext:value-type="float">
            <text:p>6849.01893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9715" calcext:value-type="float">
            <text:p>229715</text:p>
          </table:table-cell>
          <table:table-cell office:value-type="float" office:value="16689154.0612" calcext:value-type="float">
            <text:p>16689154.0612</text:p>
          </table:table-cell>
          <table:table-cell office:value-type="float" office:value="6992103.2448" calcext:value-type="float">
            <text:p>6992103.2448</text:p>
          </table:table-cell>
          <table:table-cell office:value-type="float" office:value="0.004068174" calcext:value-type="float">
            <text:p>0.004068174</text:p>
          </table:table-cell>
          <table:table-cell office:value-type="float" office:value="0.00410072" calcext:value-type="float">
            <text:p>0.00410072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3868573" calcext:value-type="float">
            <text:p>2.3868573</text:p>
          </table:table-cell>
          <table:table-cell office:value-type="float" office:value="2.3827566" calcext:value-type="float">
            <text:p>2.3827566</text:p>
          </table:table-cell>
          <table:table-cell office:value-type="float" office:value="2.22735912" calcext:value-type="float">
            <text:p>2.22735912</text:p>
          </table:table-cell>
          <table:table-cell office:value-type="float" office:value="0" calcext:value-type="float">
            <text:p>0</text:p>
          </table:table-cell>
          <table:table-cell office:value-type="float" office:value="0.8461852327" calcext:value-type="float">
            <text:p>0.8461852327</text:p>
          </table:table-cell>
          <table:table-cell office:value-type="float" office:value="6138.422175" calcext:value-type="float">
            <text:p>6138.422175</text:p>
          </table:table-cell>
          <table:table-cell office:value-type="float" office:value="6897.711576" calcext:value-type="float">
            <text:p>6897.71157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1715" calcext:value-type="float">
            <text:p>231715</text:p>
          </table:table-cell>
          <table:table-cell office:value-type="float" office:value="16689164.096" calcext:value-type="float">
            <text:p>16689164.096</text:p>
          </table:table-cell>
          <table:table-cell office:value-type="float" office:value="6953148.0948" calcext:value-type="float">
            <text:p>6953148.0948</text:p>
          </table:table-cell>
          <table:table-cell office:value-type="float" office:value="0.003752896" calcext:value-type="float">
            <text:p>0.003752896</text:p>
          </table:table-cell>
          <table:table-cell office:value-type="float" office:value="0.00378297" calcext:value-type="float">
            <text:p>0.00378297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4002312" calcext:value-type="float">
            <text:p>2.4002312</text:p>
          </table:table-cell>
          <table:table-cell office:value-type="float" office:value="2.3964483" calcext:value-type="float">
            <text:p>2.3964483</text:p>
          </table:table-cell>
          <table:table-cell office:value-type="float" office:value="2.24283157" calcext:value-type="float">
            <text:p>2.24283157</text:p>
          </table:table-cell>
          <table:table-cell office:value-type="float" office:value="0" calcext:value-type="float">
            <text:p>0</text:p>
          </table:table-cell>
          <table:table-cell office:value-type="float" office:value="0.8439759845" calcext:value-type="float">
            <text:p>0.8439759845</text:p>
          </table:table-cell>
          <table:table-cell office:value-type="float" office:value="6186.23737" calcext:value-type="float">
            <text:p>6186.23737</text:p>
          </table:table-cell>
          <table:table-cell office:value-type="float" office:value="6946.742312" calcext:value-type="float">
            <text:p>6946.74231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3715" calcext:value-type="float">
            <text:p>233715</text:p>
          </table:table-cell>
          <table:table-cell office:value-type="float" office:value="16689173.2784" calcext:value-type="float">
            <text:p>16689173.2784</text:p>
          </table:table-cell>
          <table:table-cell office:value-type="float" office:value="6914192.9448" calcext:value-type="float">
            <text:p>6914192.9448</text:p>
          </table:table-cell>
          <table:table-cell office:value-type="float" office:value="0.003459242" calcext:value-type="float">
            <text:p>0.003459242</text:p>
          </table:table-cell>
          <table:table-cell office:value-type="float" office:value="0.00348719" calcext:value-type="float">
            <text:p>0.00348719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4137557" calcext:value-type="float">
            <text:p>2.4137557</text:p>
          </table:table-cell>
          <table:table-cell office:value-type="float" office:value="2.4102685" calcext:value-type="float">
            <text:p>2.4102685</text:p>
          </table:table-cell>
          <table:table-cell office:value-type="float" office:value="2.25842779" calcext:value-type="float">
            <text:p>2.25842779</text:p>
          </table:table-cell>
          <table:table-cell office:value-type="float" office:value="0" calcext:value-type="float">
            <text:p>0</text:p>
          </table:table-cell>
          <table:table-cell office:value-type="float" office:value="0.8417353571" calcext:value-type="float">
            <text:p>0.8417353571</text:p>
          </table:table-cell>
          <table:table-cell office:value-type="float" office:value="6234.403964" calcext:value-type="float">
            <text:p>6234.403964</text:p>
          </table:table-cell>
          <table:table-cell office:value-type="float" office:value="6996.113815" calcext:value-type="float">
            <text:p>6996.11381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5715" calcext:value-type="float">
            <text:p>235715</text:p>
          </table:table-cell>
          <table:table-cell office:value-type="float" office:value="16689181.661" calcext:value-type="float">
            <text:p>16689181.661</text:p>
          </table:table-cell>
          <table:table-cell office:value-type="float" office:value="6875237.7948" calcext:value-type="float">
            <text:p>6875237.7948</text:p>
          </table:table-cell>
          <table:table-cell office:value-type="float" office:value="0.003186695" calcext:value-type="float">
            <text:p>0.003186695</text:p>
          </table:table-cell>
          <table:table-cell office:value-type="float" office:value="0.00321262" calcext:value-type="float">
            <text:p>0.00321262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4274333" calcext:value-type="float">
            <text:p>2.4274333</text:p>
          </table:table-cell>
          <table:table-cell office:value-type="float" office:value="2.4242206" calcext:value-type="float">
            <text:p>2.4242206</text:p>
          </table:table-cell>
          <table:table-cell office:value-type="float" office:value="2.27415121" calcext:value-type="float">
            <text:p>2.27415121</text:p>
          </table:table-cell>
          <table:table-cell office:value-type="float" office:value="0" calcext:value-type="float">
            <text:p>0</text:p>
          </table:table-cell>
          <table:table-cell office:value-type="float" office:value="0.8394628898" calcext:value-type="float">
            <text:p>0.8394628898</text:p>
          </table:table-cell>
          <table:table-cell office:value-type="float" office:value="6282.924596" calcext:value-type="float">
            <text:p>6282.924596</text:p>
          </table:table-cell>
          <table:table-cell office:value-type="float" office:value="7045.828839" calcext:value-type="float">
            <text:p>7045.82883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7715" calcext:value-type="float">
            <text:p>237715</text:p>
          </table:table-cell>
          <table:table-cell office:value-type="float" office:value="16689189.3063" calcext:value-type="float">
            <text:p>16689189.3063</text:p>
          </table:table-cell>
          <table:table-cell office:value-type="float" office:value="6836282.6448" calcext:value-type="float">
            <text:p>6836282.6448</text:p>
          </table:table-cell>
          <table:table-cell office:value-type="float" office:value="0.002933958" calcext:value-type="float">
            <text:p>0.002933958</text:p>
          </table:table-cell>
          <table:table-cell office:value-type="float" office:value="0.00295799" calcext:value-type="float">
            <text:p>0.00295799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4412666" calcext:value-type="float">
            <text:p>2.4412666</text:p>
          </table:table-cell>
          <table:table-cell office:value-type="float" office:value="2.4383086" calcext:value-type="float">
            <text:p>2.4383086</text:p>
          </table:table-cell>
          <table:table-cell office:value-type="float" office:value="2.29000586" calcext:value-type="float">
            <text:p>2.29000586</text:p>
          </table:table-cell>
          <table:table-cell office:value-type="float" office:value="0" calcext:value-type="float">
            <text:p>0</text:p>
          </table:table-cell>
          <table:table-cell office:value-type="float" office:value="0.8371581122" calcext:value-type="float">
            <text:p>0.8371581122</text:p>
          </table:table-cell>
          <table:table-cell office:value-type="float" office:value="6331.801986" calcext:value-type="float">
            <text:p>6331.801986</text:p>
          </table:table-cell>
          <table:table-cell office:value-type="float" office:value="7095.890218" calcext:value-type="float">
            <text:p>7095.89021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9715" calcext:value-type="float">
            <text:p>239715</text:p>
          </table:table-cell>
          <table:table-cell office:value-type="float" office:value="16689196.2754" calcext:value-type="float">
            <text:p>16689196.2754</text:p>
          </table:table-cell>
          <table:table-cell office:value-type="float" office:value="6797327.4948" calcext:value-type="float">
            <text:p>6797327.4948</text:p>
          </table:table-cell>
          <table:table-cell office:value-type="float" office:value="0.002699717" calcext:value-type="float">
            <text:p>0.002699717</text:p>
          </table:table-cell>
          <table:table-cell office:value-type="float" office:value="0.00272199" calcext:value-type="float">
            <text:p>0.00272199</text:p>
          </table:table-cell>
          <table:table-cell office:value-type="float" office:value="0.002722" calcext:value-type="float">
            <text:p>0.00272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4552584" calcext:value-type="float">
            <text:p>2.4552584</text:p>
          </table:table-cell>
          <table:table-cell office:value-type="float" office:value="2.4525364" calcext:value-type="float">
            <text:p>2.4525364</text:p>
          </table:table-cell>
          <table:table-cell office:value-type="float" office:value="2.30599584" calcext:value-type="float">
            <text:p>2.30599584</text:p>
          </table:table-cell>
          <table:table-cell office:value-type="float" office:value="0" calcext:value-type="float">
            <text:p>0</text:p>
          </table:table-cell>
          <table:table-cell office:value-type="float" office:value="0.8348205437" calcext:value-type="float">
            <text:p>0.8348205437</text:p>
          </table:table-cell>
          <table:table-cell office:value-type="float" office:value="6381.038944" calcext:value-type="float">
            <text:p>6381.038944</text:p>
          </table:table-cell>
          <table:table-cell office:value-type="float" office:value="7146.300874" calcext:value-type="float">
            <text:p>7146.30087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1715" calcext:value-type="float">
            <text:p>241715</text:p>
          </table:table-cell>
          <table:table-cell office:value-type="float" office:value="16689202.6249" calcext:value-type="float">
            <text:p>16689202.6249</text:p>
          </table:table-cell>
          <table:table-cell office:value-type="float" office:value="6758372.3448" calcext:value-type="float">
            <text:p>6758372.3448</text:p>
          </table:table-cell>
          <table:table-cell office:value-type="float" office:value="0.002482736" calcext:value-type="float">
            <text:p>0.002482736</text:p>
          </table:table-cell>
          <table:table-cell office:value-type="float" office:value="0.00250336" calcext:value-type="float">
            <text:p>0.00250336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694114" calcext:value-type="float">
            <text:p>2.4694114</text:p>
          </table:table-cell>
          <table:table-cell office:value-type="float" office:value="2.4669081" calcext:value-type="float">
            <text:p>2.4669081</text:p>
          </table:table-cell>
          <table:table-cell office:value-type="float" office:value="2.32212526" calcext:value-type="float">
            <text:p>2.32212526</text:p>
          </table:table-cell>
          <table:table-cell office:value-type="float" office:value="0" calcext:value-type="float">
            <text:p>0</text:p>
          </table:table-cell>
          <table:table-cell office:value-type="float" office:value="0.8324496929" calcext:value-type="float">
            <text:p>0.8324496929</text:p>
          </table:table-cell>
          <table:table-cell office:value-type="float" office:value="6430.63837" calcext:value-type="float">
            <text:p>6430.63837</text:p>
          </table:table-cell>
          <table:table-cell office:value-type="float" office:value="7197.063823" calcext:value-type="float">
            <text:p>7197.063823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3715" calcext:value-type="float">
            <text:p>243715</text:p>
          </table:table-cell>
          <table:table-cell office:value-type="float" office:value="16689208.4065" calcext:value-type="float">
            <text:p>16689208.4065</text:p>
          </table:table-cell>
          <table:table-cell office:value-type="float" office:value="6719417.1948" calcext:value-type="float">
            <text:p>6719417.1948</text:p>
          </table:table-cell>
          <table:table-cell office:value-type="float" office:value="0.002281856" calcext:value-type="float">
            <text:p>0.002281856</text:p>
          </table:table-cell>
          <table:table-cell office:value-type="float" office:value="0.00230095" calcext:value-type="float">
            <text:p>0.00230095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837285" calcext:value-type="float">
            <text:p>2.4837285</text:p>
          </table:table-cell>
          <table:table-cell office:value-type="float" office:value="2.4814275" calcext:value-type="float">
            <text:p>2.4814275</text:p>
          </table:table-cell>
          <table:table-cell office:value-type="float" office:value="2.33839817" calcext:value-type="float">
            <text:p>2.33839817</text:p>
          </table:table-cell>
          <table:table-cell office:value-type="float" office:value="0" calcext:value-type="float">
            <text:p>0</text:p>
          </table:table-cell>
          <table:table-cell office:value-type="float" office:value="0.830045058" calcext:value-type="float">
            <text:p>0.830045058</text:p>
          </table:table-cell>
          <table:table-cell office:value-type="float" office:value="6480.603254" calcext:value-type="float">
            <text:p>6480.603254</text:p>
          </table:table-cell>
          <table:table-cell office:value-type="float" office:value="7248.182166" calcext:value-type="float">
            <text:p>7248.18216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5715" calcext:value-type="float">
            <text:p>245715</text:p>
          </table:table-cell>
          <table:table-cell office:value-type="float" office:value="16689213.6683" calcext:value-type="float">
            <text:p>16689213.6683</text:p>
          </table:table-cell>
          <table:table-cell office:value-type="float" office:value="6680462.0448" calcext:value-type="float">
            <text:p>6680462.0448</text:p>
          </table:table-cell>
          <table:table-cell office:value-type="float" office:value="0.002095986" calcext:value-type="float">
            <text:p>0.002095986</text:p>
          </table:table-cell>
          <table:table-cell office:value-type="float" office:value="0.00211365" calcext:value-type="float">
            <text:p>0.00211365</text:p>
          </table:table-cell>
          <table:table-cell office:value-type="float" office:value="0.002114" calcext:value-type="float">
            <text:p>0.00211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4982124" calcext:value-type="float">
            <text:p>2.4982124</text:p>
          </table:table-cell>
          <table:table-cell office:value-type="float" office:value="2.4960988" calcext:value-type="float">
            <text:p>2.4960988</text:p>
          </table:table-cell>
          <table:table-cell office:value-type="float" office:value="2.35481864" calcext:value-type="float">
            <text:p>2.35481864</text:p>
          </table:table-cell>
          <table:table-cell office:value-type="float" office:value="0" calcext:value-type="float">
            <text:p>0</text:p>
          </table:table-cell>
          <table:table-cell office:value-type="float" office:value="0.827606126" calcext:value-type="float">
            <text:p>0.827606126</text:p>
          </table:table-cell>
          <table:table-cell office:value-type="float" office:value="6530.936676" calcext:value-type="float">
            <text:p>6530.936676</text:p>
          </table:table-cell>
          <table:table-cell office:value-type="float" office:value="7299.659098" calcext:value-type="float">
            <text:p>7299.65909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7715" calcext:value-type="float">
            <text:p>247715</text:p>
          </table:table-cell>
          <table:table-cell office:value-type="float" office:value="16689218.4543" calcext:value-type="float">
            <text:p>16689218.4543</text:p>
          </table:table-cell>
          <table:table-cell office:value-type="float" office:value="6641506.8948" calcext:value-type="float">
            <text:p>6641506.8948</text:p>
          </table:table-cell>
          <table:table-cell office:value-type="float" office:value="0.001924102" calcext:value-type="float">
            <text:p>0.001924102</text:p>
          </table:table-cell>
          <table:table-cell office:value-type="float" office:value="0.00194043" calcext:value-type="float">
            <text:p>0.00194043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128662" calcext:value-type="float">
            <text:p>2.5128662</text:p>
          </table:table-cell>
          <table:table-cell office:value-type="float" office:value="2.5109257" calcext:value-type="float">
            <text:p>2.5109257</text:p>
          </table:table-cell>
          <table:table-cell office:value-type="float" office:value="2.37139068" calcext:value-type="float">
            <text:p>2.37139068</text:p>
          </table:table-cell>
          <table:table-cell office:value-type="float" office:value="0" calcext:value-type="float">
            <text:p>0</text:p>
          </table:table-cell>
          <table:table-cell office:value-type="float" office:value="0.8251323729" calcext:value-type="float">
            <text:p>0.8251323729</text:p>
          </table:table-cell>
          <table:table-cell office:value-type="float" office:value="6581.641803" calcext:value-type="float">
            <text:p>6581.641803</text:p>
          </table:table-cell>
          <table:table-cell office:value-type="float" office:value="7351.497897" calcext:value-type="float">
            <text:p>7351.497897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9715" calcext:value-type="float">
            <text:p>249715</text:p>
          </table:table-cell>
          <table:table-cell office:value-type="float" office:value="16689222.805" calcext:value-type="float">
            <text:p>16689222.805</text:p>
          </table:table-cell>
          <table:table-cell office:value-type="float" office:value="6602551.7448" calcext:value-type="float">
            <text:p>6602551.7448</text:p>
          </table:table-cell>
          <table:table-cell office:value-type="float" office:value="0.001765481" calcext:value-type="float">
            <text:p>0.001765481</text:p>
          </table:table-cell>
          <table:table-cell office:value-type="float" office:value="0.00178033" calcext:value-type="float">
            <text:p>0.0017803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5276928" calcext:value-type="float">
            <text:p>2.5276928</text:p>
          </table:table-cell>
          <table:table-cell office:value-type="float" office:value="2.5259125" calcext:value-type="float">
            <text:p>2.5259125</text:p>
          </table:table-cell>
          <table:table-cell office:value-type="float" office:value="2.38811834" calcext:value-type="float">
            <text:p>2.38811834</text:p>
          </table:table-cell>
          <table:table-cell office:value-type="float" office:value="0" calcext:value-type="float">
            <text:p>0</text:p>
          </table:table-cell>
          <table:table-cell office:value-type="float" office:value="0.8226232633" calcext:value-type="float">
            <text:p>0.8226232633</text:p>
          </table:table-cell>
          <table:table-cell office:value-type="float" office:value="6632.721893" calcext:value-type="float">
            <text:p>6632.721893</text:p>
          </table:table-cell>
          <table:table-cell office:value-type="float" office:value="7403.701935" calcext:value-type="float">
            <text:p>7403.70193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1715" calcext:value-type="float">
            <text:p>251715</text:p>
          </table:table-cell>
          <table:table-cell office:value-type="float" office:value="16689226.7579" calcext:value-type="float">
            <text:p>16689226.7579</text:p>
          </table:table-cell>
          <table:table-cell office:value-type="float" office:value="6563596.5948" calcext:value-type="float">
            <text:p>6563596.5948</text:p>
          </table:table-cell>
          <table:table-cell office:value-type="float" office:value="0.001618725" calcext:value-type="float">
            <text:p>0.001618725</text:p>
          </table:table-cell>
          <table:table-cell office:value-type="float" office:value="0.00163243" calcext:value-type="float">
            <text:p>0.00163243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5426953" calcext:value-type="float">
            <text:p>2.5426953</text:p>
          </table:table-cell>
          <table:table-cell office:value-type="float" office:value="2.5410629" calcext:value-type="float">
            <text:p>2.5410629</text:p>
          </table:table-cell>
          <table:table-cell office:value-type="float" office:value="2.40500564" calcext:value-type="float">
            <text:p>2.40500564</text:p>
          </table:table-cell>
          <table:table-cell office:value-type="float" office:value="0" calcext:value-type="float">
            <text:p>0</text:p>
          </table:table-cell>
          <table:table-cell office:value-type="float" office:value="0.8200782501" calcext:value-type="float">
            <text:p>0.8200782501</text:p>
          </table:table-cell>
          <table:table-cell office:value-type="float" office:value="6684.180293" calcext:value-type="float">
            <text:p>6684.180293</text:p>
          </table:table-cell>
          <table:table-cell office:value-type="float" office:value="7456.274668" calcext:value-type="float">
            <text:p>7456.27466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3715" calcext:value-type="float">
            <text:p>253715</text:p>
          </table:table-cell>
          <table:table-cell office:value-type="float" office:value="16689230.3472" calcext:value-type="float">
            <text:p>16689230.3472</text:p>
          </table:table-cell>
          <table:table-cell office:value-type="float" office:value="6524641.4448" calcext:value-type="float">
            <text:p>6524641.4448</text:p>
          </table:table-cell>
          <table:table-cell office:value-type="float" office:value="0.001483247" calcext:value-type="float">
            <text:p>0.001483247</text:p>
          </table:table-cell>
          <table:table-cell office:value-type="float" office:value="0.0014959" calcext:value-type="float">
            <text:p>0.0014959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557877" calcext:value-type="float">
            <text:p>2.557877</text:p>
          </table:table-cell>
          <table:table-cell office:value-type="float" office:value="2.5563811" calcext:value-type="float">
            <text:p>2.5563811</text:p>
          </table:table-cell>
          <table:table-cell office:value-type="float" office:value="2.42205663" calcext:value-type="float">
            <text:p>2.42205663</text:p>
          </table:table-cell>
          <table:table-cell office:value-type="float" office:value="0" calcext:value-type="float">
            <text:p>0</text:p>
          </table:table-cell>
          <table:table-cell office:value-type="float" office:value="0.8174967746" calcext:value-type="float">
            <text:p>0.8174967746</text:p>
          </table:table-cell>
          <table:table-cell office:value-type="float" office:value="6736.020438" calcext:value-type="float">
            <text:p>6736.020438</text:p>
          </table:table-cell>
          <table:table-cell office:value-type="float" office:value="7509.219644" calcext:value-type="float">
            <text:p>7509.21964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5715" calcext:value-type="float">
            <text:p>255715</text:p>
          </table:table-cell>
          <table:table-cell office:value-type="float" office:value="16689233.6045" calcext:value-type="float">
            <text:p>16689233.6045</text:p>
          </table:table-cell>
          <table:table-cell office:value-type="float" office:value="6485686.2948" calcext:value-type="float">
            <text:p>6485686.2948</text:p>
          </table:table-cell>
          <table:table-cell office:value-type="float" office:value="0.001358254" calcext:value-type="float">
            <text:p>0.001358254</text:p>
          </table:table-cell>
          <table:table-cell office:value-type="float" office:value="0.00136992" calcext:value-type="float">
            <text:p>0.0013699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5732409" calcext:value-type="float">
            <text:p>2.5732409</text:p>
          </table:table-cell>
          <table:table-cell office:value-type="float" office:value="2.571871" calcext:value-type="float">
            <text:p>2.571871</text:p>
          </table:table-cell>
          <table:table-cell office:value-type="float" office:value="2.43927535" calcext:value-type="float">
            <text:p>2.43927535</text:p>
          </table:table-cell>
          <table:table-cell office:value-type="float" office:value="0" calcext:value-type="float">
            <text:p>0</text:p>
          </table:table-cell>
          <table:table-cell office:value-type="float" office:value="0.8148782657" calcext:value-type="float">
            <text:p>0.8148782657</text:p>
          </table:table-cell>
          <table:table-cell office:value-type="float" office:value="6788.245854" calcext:value-type="float">
            <text:p>6788.245854</text:p>
          </table:table-cell>
          <table:table-cell office:value-type="float" office:value="7562.540498" calcext:value-type="float">
            <text:p>7562.54049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7715" calcext:value-type="float">
            <text:p>257715</text:p>
          </table:table-cell>
          <table:table-cell office:value-type="float" office:value="16689236.5587" calcext:value-type="float">
            <text:p>16689236.5587</text:p>
          </table:table-cell>
          <table:table-cell office:value-type="float" office:value="6446731.1448" calcext:value-type="float">
            <text:p>6446731.1448</text:p>
          </table:table-cell>
          <table:table-cell office:value-type="float" office:value="0.001243005" calcext:value-type="float">
            <text:p>0.001243005</text:p>
          </table:table-cell>
          <table:table-cell office:value-type="float" office:value="0.00125376" calcext:value-type="float">
            <text:p>0.00125376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5887905" calcext:value-type="float">
            <text:p>2.5887905</text:p>
          </table:table-cell>
          <table:table-cell office:value-type="float" office:value="2.5875367" calcext:value-type="float">
            <text:p>2.5875367</text:p>
          </table:table-cell>
          <table:table-cell office:value-type="float" office:value="2.45666587" calcext:value-type="float">
            <text:p>2.45666587</text:p>
          </table:table-cell>
          <table:table-cell office:value-type="float" office:value="0" calcext:value-type="float">
            <text:p>0</text:p>
          </table:table-cell>
          <table:table-cell office:value-type="float" office:value="0.8122221403" calcext:value-type="float">
            <text:p>0.8122221403</text:p>
          </table:table-cell>
          <table:table-cell office:value-type="float" office:value="6840.860154" calcext:value-type="float">
            <text:p>6840.860154</text:p>
          </table:table-cell>
          <table:table-cell office:value-type="float" office:value="7616.240953" calcext:value-type="float">
            <text:p>7616.240953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9715" calcext:value-type="float">
            <text:p>259715</text:p>
          </table:table-cell>
          <table:table-cell office:value-type="float" office:value="16689239.2365" calcext:value-type="float">
            <text:p>16689239.2365</text:p>
          </table:table-cell>
          <table:table-cell office:value-type="float" office:value="6407775.9948" calcext:value-type="float">
            <text:p>6407775.9948</text:p>
          </table:table-cell>
          <table:table-cell office:value-type="float" office:value="0.001136803" calcext:value-type="float">
            <text:p>0.001136803</text:p>
          </table:table-cell>
          <table:table-cell office:value-type="float" office:value="0.00114671" calcext:value-type="float">
            <text:p>0.00114671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045291" calcext:value-type="float">
            <text:p>2.6045291</text:p>
          </table:table-cell>
          <table:table-cell office:value-type="float" office:value="2.6033824" calcext:value-type="float">
            <text:p>2.6033824</text:p>
          </table:table-cell>
          <table:table-cell office:value-type="float" office:value="2.47423229" calcext:value-type="float">
            <text:p>2.47423229</text:p>
          </table:table-cell>
          <table:table-cell office:value-type="float" office:value="0" calcext:value-type="float">
            <text:p>0</text:p>
          </table:table-cell>
          <table:table-cell office:value-type="float" office:value="0.8095278023" calcext:value-type="float">
            <text:p>0.8095278023</text:p>
          </table:table-cell>
          <table:table-cell office:value-type="float" office:value="6893.867046" calcext:value-type="float">
            <text:p>6893.867046</text:p>
          </table:table-cell>
          <table:table-cell office:value-type="float" office:value="7670.324823" calcext:value-type="float">
            <text:p>7670.324823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1715" calcext:value-type="float">
            <text:p>261715</text:p>
          </table:table-cell>
          <table:table-cell office:value-type="float" office:value="16689241.6622" calcext:value-type="float">
            <text:p>16689241.6622</text:p>
          </table:table-cell>
          <table:table-cell office:value-type="float" office:value="6368820.8448" calcext:value-type="float">
            <text:p>6368820.8448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04812" calcext:value-type="float">
            <text:p>0.00104812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204602" calcext:value-type="float">
            <text:p>2.6204602</text:p>
          </table:table-cell>
          <table:table-cell office:value-type="float" office:value="2.6194121" calcext:value-type="float">
            <text:p>2.6194121</text:p>
          </table:table-cell>
          <table:table-cell office:value-type="float" office:value="2.49197873" calcext:value-type="float">
            <text:p>2.49197873</text:p>
          </table:table-cell>
          <table:table-cell office:value-type="float" office:value="0" calcext:value-type="float">
            <text:p>0</text:p>
          </table:table-cell>
          <table:table-cell office:value-type="float" office:value="0.8067946431" calcext:value-type="float">
            <text:p>0.8067946431</text:p>
          </table:table-cell>
          <table:table-cell office:value-type="float" office:value="6947.270323" calcext:value-type="float">
            <text:p>6947.270323</text:p>
          </table:table-cell>
          <table:table-cell office:value-type="float" office:value="7724.796012" calcext:value-type="float">
            <text:p>7724.79601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3715" calcext:value-type="float">
            <text:p>263715</text:p>
          </table:table-cell>
          <table:table-cell office:value-type="float" office:value="16689243.8583" calcext:value-type="float">
            <text:p>16689243.8583</text:p>
          </table:table-cell>
          <table:table-cell office:value-type="float" office:value="6329865.6948" calcext:value-type="float">
            <text:p>6329865.6948</text:p>
          </table:table-cell>
          <table:table-cell office:value-type="float" office:value="0.000948986" calcext:value-type="float">
            <text:p>0.000948986</text:p>
          </table:table-cell>
          <table:table-cell office:value-type="float" office:value="0.00095738" calcext:value-type="float">
            <text:p>0.00095738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365873" calcext:value-type="float">
            <text:p>2.6365873</text:p>
          </table:table-cell>
          <table:table-cell office:value-type="float" office:value="2.6356299" calcext:value-type="float">
            <text:p>2.6356299</text:p>
          </table:table-cell>
          <table:table-cell office:value-type="float" office:value="2.50990935" calcext:value-type="float">
            <text:p>2.50990935</text:p>
          </table:table-cell>
          <table:table-cell office:value-type="float" office:value="0" calcext:value-type="float">
            <text:p>0</text:p>
          </table:table-cell>
          <table:table-cell office:value-type="float" office:value="0.8040220405" calcext:value-type="float">
            <text:p>0.8040220405</text:p>
          </table:table-cell>
          <table:table-cell office:value-type="float" office:value="7001.073875" calcext:value-type="float">
            <text:p>7001.073875</text:p>
          </table:table-cell>
          <table:table-cell office:value-type="float" office:value="7779.658515" calcext:value-type="float">
            <text:p>7779.65851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5715" calcext:value-type="float">
            <text:p>265715</text:p>
          </table:table-cell>
          <table:table-cell office:value-type="float" office:value="16689245.8452" calcext:value-type="float">
            <text:p>16689245.8452</text:p>
          </table:table-cell>
          <table:table-cell office:value-type="float" office:value="6290910.5448" calcext:value-type="float">
            <text:p>6290910.5448</text:p>
          </table:table-cell>
          <table:table-cell office:value-type="float" office:value="0.000866442" calcext:value-type="float">
            <text:p>0.000866442</text:p>
          </table:table-cell>
          <table:table-cell office:value-type="float" office:value="0.00087391" calcext:value-type="float">
            <text:p>0.00087391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6529142" calcext:value-type="float">
            <text:p>2.6529142</text:p>
          </table:table-cell>
          <table:table-cell office:value-type="float" office:value="2.6520402" calcext:value-type="float">
            <text:p>2.6520402</text:p>
          </table:table-cell>
          <table:table-cell office:value-type="float" office:value="2.52802835" calcext:value-type="float">
            <text:p>2.52802835</text:p>
          </table:table-cell>
          <table:table-cell office:value-type="float" office:value="0" calcext:value-type="float">
            <text:p>0</text:p>
          </table:table-cell>
          <table:table-cell office:value-type="float" office:value="0.8012093591" calcext:value-type="float">
            <text:p>0.8012093591</text:p>
          </table:table-cell>
          <table:table-cell office:value-type="float" office:value="7055.281682" calcext:value-type="float">
            <text:p>7055.281682</text:p>
          </table:table-cell>
          <table:table-cell office:value-type="float" office:value="7834.916418" calcext:value-type="float">
            <text:p>7834.91641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7715" calcext:value-type="float">
            <text:p>267715</text:p>
          </table:table-cell>
          <table:table-cell office:value-type="float" office:value="16689247.6417" calcext:value-type="float">
            <text:p>16689247.6417</text:p>
          </table:table-cell>
          <table:table-cell office:value-type="float" office:value="6251955.3948" calcext:value-type="float">
            <text:p>6251955.3948</text:p>
          </table:table-cell>
          <table:table-cell office:value-type="float" office:value="0.000790319" calcext:value-type="float">
            <text:p>0.000790319</text:p>
          </table:table-cell>
          <table:table-cell office:value-type="float" office:value="0.00079718" calcext:value-type="float">
            <text:p>0.00079718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2.6694444" calcext:value-type="float">
            <text:p>2.6694444</text:p>
          </table:table-cell>
          <table:table-cell office:value-type="float" office:value="2.6686472" calcext:value-type="float">
            <text:p>2.6686472</text:p>
          </table:table-cell>
          <table:table-cell office:value-type="float" office:value="2.54633997" calcext:value-type="float">
            <text:p>2.54633997</text:p>
          </table:table-cell>
          <table:table-cell office:value-type="float" office:value="0" calcext:value-type="float">
            <text:p>0</text:p>
          </table:table-cell>
          <table:table-cell office:value-type="float" office:value="0.7983559496" calcext:value-type="float">
            <text:p>0.7983559496</text:p>
          </table:table-cell>
          <table:table-cell office:value-type="float" office:value="7109.897816" calcext:value-type="float">
            <text:p>7109.897816</text:p>
          </table:table-cell>
          <table:table-cell office:value-type="float" office:value="7890.573899" calcext:value-type="float">
            <text:p>7890.57389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9715" calcext:value-type="float">
            <text:p>269715</text:p>
          </table:table-cell>
          <table:table-cell office:value-type="float" office:value="16689249.2651" calcext:value-type="float">
            <text:p>16689249.2651</text:p>
          </table:table-cell>
          <table:table-cell office:value-type="float" office:value="6213000.2448" calcext:value-type="float">
            <text:p>6213000.2448</text:p>
          </table:table-cell>
          <table:table-cell office:value-type="float" office:value="0.000720393" calcext:value-type="float">
            <text:p>0.000720393</text:p>
          </table:table-cell>
          <table:table-cell office:value-type="float" office:value="0.0007267" calcext:value-type="float">
            <text:p>0.0007267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6861819" calcext:value-type="float">
            <text:p>2.6861819</text:p>
          </table:table-cell>
          <table:table-cell office:value-type="float" office:value="2.6854553" calcext:value-type="float">
            <text:p>2.6854553</text:p>
          </table:table-cell>
          <table:table-cell office:value-type="float" office:value="2.56484851" calcext:value-type="float">
            <text:p>2.56484851</text:p>
          </table:table-cell>
          <table:table-cell office:value-type="float" office:value="0" calcext:value-type="float">
            <text:p>0</text:p>
          </table:table-cell>
          <table:table-cell office:value-type="float" office:value="0.7954611482" calcext:value-type="float">
            <text:p>0.7954611482</text:p>
          </table:table-cell>
          <table:table-cell office:value-type="float" office:value="7164.926449" calcext:value-type="float">
            <text:p>7164.926449</text:p>
          </table:table-cell>
          <table:table-cell office:value-type="float" office:value="7946.635232" calcext:value-type="float">
            <text:p>7946.63523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1715" calcext:value-type="float">
            <text:p>271715</text:p>
          </table:table-cell>
          <table:table-cell office:value-type="float" office:value="16689250.7311" calcext:value-type="float">
            <text:p>16689250.7311</text:p>
          </table:table-cell>
          <table:table-cell office:value-type="float" office:value="6174045.0948" calcext:value-type="float">
            <text:p>6174045.0948</text:p>
          </table:table-cell>
          <table:table-cell office:value-type="float" office:value="0.000656201" calcext:value-type="float">
            <text:p>0.000656201</text:p>
          </table:table-cell>
          <table:table-cell office:value-type="float" office:value="0.00066199" calcext:value-type="float">
            <text:p>0.0006619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7031307" calcext:value-type="float">
            <text:p>2.7031307</text:p>
          </table:table-cell>
          <table:table-cell office:value-type="float" office:value="2.7024687" calcext:value-type="float">
            <text:p>2.7024687</text:p>
          </table:table-cell>
          <table:table-cell office:value-type="float" office:value="2.58355832" calcext:value-type="float">
            <text:p>2.58355832</text:p>
          </table:table-cell>
          <table:table-cell office:value-type="float" office:value="0" calcext:value-type="float">
            <text:p>0</text:p>
          </table:table-cell>
          <table:table-cell office:value-type="float" office:value="0.792524277" calcext:value-type="float">
            <text:p>0.792524277</text:p>
          </table:table-cell>
          <table:table-cell office:value-type="float" office:value="7220.371844" calcext:value-type="float">
            <text:p>7220.371844</text:p>
          </table:table-cell>
          <table:table-cell office:value-type="float" office:value="8003.104784" calcext:value-type="float">
            <text:p>8003.10478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3715" calcext:value-type="float">
            <text:p>273715</text:p>
          </table:table-cell>
          <table:table-cell office:value-type="float" office:value="16689252.0541" calcext:value-type="float">
            <text:p>16689252.0541</text:p>
          </table:table-cell>
          <table:table-cell office:value-type="float" office:value="6135089.9448" calcext:value-type="float">
            <text:p>6135089.9448</text:p>
          </table:table-cell>
          <table:table-cell office:value-type="float" office:value="0.000597311" calcext:value-type="float">
            <text:p>0.000597311</text:p>
          </table:table-cell>
          <table:table-cell office:value-type="float" office:value="0.00060262" calcext:value-type="float">
            <text:p>0.00060262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2.7202946" calcext:value-type="float">
            <text:p>2.7202946</text:p>
          </table:table-cell>
          <table:table-cell office:value-type="float" office:value="2.719692" calcext:value-type="float">
            <text:p>2.719692</text:p>
          </table:table-cell>
          <table:table-cell office:value-type="float" office:value="2.60247382" calcext:value-type="float">
            <text:p>2.60247382</text:p>
          </table:table-cell>
          <table:table-cell office:value-type="float" office:value="0" calcext:value-type="float">
            <text:p>0</text:p>
          </table:table-cell>
          <table:table-cell office:value-type="float" office:value="0.7895446431" calcext:value-type="float">
            <text:p>0.7895446431</text:p>
          </table:table-cell>
          <table:table-cell office:value-type="float" office:value="7276.238361" calcext:value-type="float">
            <text:p>7276.238361</text:p>
          </table:table-cell>
          <table:table-cell office:value-type="float" office:value="8059.987018" calcext:value-type="float">
            <text:p>8059.98701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5715" calcext:value-type="float">
            <text:p>275715</text:p>
          </table:table-cell>
          <table:table-cell office:value-type="float" office:value="16689253.2472" calcext:value-type="float">
            <text:p>16689253.2472</text:p>
          </table:table-cell>
          <table:table-cell office:value-type="float" office:value="6096134.7948" calcext:value-type="float">
            <text:p>6096134.7948</text:p>
          </table:table-cell>
          <table:table-cell office:value-type="float" office:value="0.000543321" calcext:value-type="float">
            <text:p>0.000543321</text:p>
          </table:table-cell>
          <table:table-cell office:value-type="float" office:value="0.00054818" calcext:value-type="float">
            <text:p>0.00054818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7376778" calcext:value-type="float">
            <text:p>2.7376778</text:p>
          </table:table-cell>
          <table:table-cell office:value-type="float" office:value="2.7371297" calcext:value-type="float">
            <text:p>2.7371297</text:p>
          </table:table-cell>
          <table:table-cell office:value-type="float" office:value="2.62159949" calcext:value-type="float">
            <text:p>2.62159949</text:p>
          </table:table-cell>
          <table:table-cell office:value-type="float" office:value="0" calcext:value-type="float">
            <text:p>0</text:p>
          </table:table-cell>
          <table:table-cell office:value-type="float" office:value="0.7865215383" calcext:value-type="float">
            <text:p>0.7865215383</text:p>
          </table:table-cell>
          <table:table-cell office:value-type="float" office:value="7332.530463" calcext:value-type="float">
            <text:p>7332.530463</text:p>
          </table:table-cell>
          <table:table-cell office:value-type="float" office:value="8117.286496" calcext:value-type="float">
            <text:p>8117.28649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7715" calcext:value-type="float">
            <text:p>277715</text:p>
          </table:table-cell>
          <table:table-cell office:value-type="float" office:value="16689254.3225" calcext:value-type="float">
            <text:p>16689254.3225</text:p>
          </table:table-cell>
          <table:table-cell office:value-type="float" office:value="6057179.6448" calcext:value-type="float">
            <text:p>6057179.6448</text:p>
          </table:table-cell>
          <table:table-cell office:value-type="float" office:value="0.000493858" calcext:value-type="float">
            <text:p>0.000493858</text:p>
          </table:table-cell>
          <table:table-cell office:value-type="float" office:value="0.00049831" calcext:value-type="float">
            <text:p>0.00049831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2.7552847" calcext:value-type="float">
            <text:p>2.7552847</text:p>
          </table:table-cell>
          <table:table-cell office:value-type="float" office:value="2.7547864" calcext:value-type="float">
            <text:p>2.7547864</text:p>
          </table:table-cell>
          <table:table-cell office:value-type="float" office:value="2.64093989" calcext:value-type="float">
            <text:p>2.64093989</text:p>
          </table:table-cell>
          <table:table-cell office:value-type="float" office:value="0" calcext:value-type="float">
            <text:p>0</text:p>
          </table:table-cell>
          <table:table-cell office:value-type="float" office:value="0.7834542386" calcext:value-type="float">
            <text:p>0.7834542386</text:p>
          </table:table-cell>
          <table:table-cell office:value-type="float" office:value="7389.252708" calcext:value-type="float">
            <text:p>7389.252708</text:p>
          </table:table-cell>
          <table:table-cell office:value-type="float" office:value="8175.007878" calcext:value-type="float">
            <text:p>8175.00787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9715" calcext:value-type="float">
            <text:p>279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6018224.4948" calcext:value-type="float">
            <text:p>6018224.4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731208" calcext:value-type="float">
            <text:p>2.7731208</text:p>
          </table:table-cell>
          <table:table-cell office:value-type="float" office:value="2.6609729" calcext:value-type="float">
            <text:p>2.6609729</text:p>
          </table:table-cell>
          <table:table-cell office:value-type="float" office:value="0" calcext:value-type="float">
            <text:p>0</text:p>
          </table:table-cell>
          <table:table-cell office:value-type="float" office:value="0.7803416328" calcext:value-type="float">
            <text:p>0.7803416328</text:p>
          </table:table-cell>
          <table:table-cell office:value-type="float" office:value="7446.416603" calcext:value-type="float">
            <text:p>7446.416603</text:p>
          </table:table-cell>
          <table:table-cell office:value-type="float" office:value="8233.162886" calcext:value-type="float">
            <text:p>8233.16288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1715" calcext:value-type="float">
            <text:p>281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979269.3448" calcext:value-type="float">
            <text:p>5979269.3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911878" calcext:value-type="float">
            <text:p>2.7911878</text:p>
          </table:table-cell>
          <table:table-cell office:value-type="float" office:value="2.68071282" calcext:value-type="float">
            <text:p>2.68071282</text:p>
          </table:table-cell>
          <table:table-cell office:value-type="float" office:value="0" calcext:value-type="float">
            <text:p>0</text:p>
          </table:table-cell>
          <table:table-cell office:value-type="float" office:value="0.777183173" calcext:value-type="float">
            <text:p>0.777183173</text:p>
          </table:table-cell>
          <table:table-cell office:value-type="float" office:value="7504.022956" calcext:value-type="float">
            <text:p>7504.022956</text:p>
          </table:table-cell>
          <table:table-cell office:value-type="float" office:value="8291.752354" calcext:value-type="float">
            <text:p>8291.75235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3715" calcext:value-type="float">
            <text:p>283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940314.1948" calcext:value-type="float">
            <text:p>5940314.1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094917" calcext:value-type="float">
            <text:p>2.8094917</text:p>
          </table:table-cell>
          <table:table-cell office:value-type="float" office:value="2.70068543" calcext:value-type="float">
            <text:p>2.70068543</text:p>
          </table:table-cell>
          <table:table-cell office:value-type="float" office:value="0" calcext:value-type="float">
            <text:p>0</text:p>
          </table:table-cell>
          <table:table-cell office:value-type="float" office:value="0.773978291" calcext:value-type="float">
            <text:p>0.773978291</text:p>
          </table:table-cell>
          <table:table-cell office:value-type="float" office:value="7562.072851" calcext:value-type="float">
            <text:p>7562.072851</text:p>
          </table:table-cell>
          <table:table-cell office:value-type="float" office:value="8350.777398" calcext:value-type="float">
            <text:p>8350.77739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5715" calcext:value-type="float">
            <text:p>285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901359.0448" calcext:value-type="float">
            <text:p>5901359.0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280373" calcext:value-type="float">
            <text:p>2.8280373</text:p>
          </table:table-cell>
          <table:table-cell office:value-type="float" office:value="2.72089533" calcext:value-type="float">
            <text:p>2.72089533</text:p>
          </table:table-cell>
          <table:table-cell office:value-type="float" office:value="0" calcext:value-type="float">
            <text:p>0</text:p>
          </table:table-cell>
          <table:table-cell office:value-type="float" office:value="0.7707261927" calcext:value-type="float">
            <text:p>0.7707261927</text:p>
          </table:table-cell>
          <table:table-cell office:value-type="float" office:value="7620.571344" calcext:value-type="float">
            <text:p>7620.571344</text:p>
          </table:table-cell>
          <table:table-cell office:value-type="float" office:value="8410.243173" calcext:value-type="float">
            <text:p>8410.243173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7715" calcext:value-type="float">
            <text:p>287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862403.8948" calcext:value-type="float">
            <text:p>5862403.8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468294" calcext:value-type="float">
            <text:p>2.8468294</text:p>
          </table:table-cell>
          <table:table-cell office:value-type="float" office:value="2.74134723" calcext:value-type="float">
            <text:p>2.74134723</text:p>
          </table:table-cell>
          <table:table-cell office:value-type="float" office:value="0" calcext:value-type="float">
            <text:p>0</text:p>
          </table:table-cell>
          <table:table-cell office:value-type="float" office:value="0.7674260666" calcext:value-type="float">
            <text:p>0.7674260666</text:p>
          </table:table-cell>
          <table:table-cell office:value-type="float" office:value="7679.523596" calcext:value-type="float">
            <text:p>7679.523596</text:p>
          </table:table-cell>
          <table:table-cell office:value-type="float" office:value="8470.154934" calcext:value-type="float">
            <text:p>8470.15493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9715" calcext:value-type="float">
            <text:p>289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823448.7448" calcext:value-type="float">
            <text:p>5823448.7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658728" calcext:value-type="float">
            <text:p>2.8658728</text:p>
          </table:table-cell>
          <table:table-cell office:value-type="float" office:value="2.76204598" calcext:value-type="float">
            <text:p>2.76204598</text:p>
          </table:table-cell>
          <table:table-cell office:value-type="float" office:value="0" calcext:value-type="float">
            <text:p>0</text:p>
          </table:table-cell>
          <table:table-cell office:value-type="float" office:value="0.7640770827" calcext:value-type="float">
            <text:p>0.7640770827</text:p>
          </table:table-cell>
          <table:table-cell office:value-type="float" office:value="7738.934873" calcext:value-type="float">
            <text:p>7738.934873</text:p>
          </table:table-cell>
          <table:table-cell office:value-type="float" office:value="8530.518045" calcext:value-type="float">
            <text:p>8530.518045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1715" calcext:value-type="float">
            <text:p>291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784493.5948" calcext:value-type="float">
            <text:p>5784493.5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851728" calcext:value-type="float">
            <text:p>2.8851728</text:p>
          </table:table-cell>
          <table:table-cell office:value-type="float" office:value="2.78299654" calcext:value-type="float">
            <text:p>2.78299654</text:p>
          </table:table-cell>
          <table:table-cell office:value-type="float" office:value="0" calcext:value-type="float">
            <text:p>0</text:p>
          </table:table-cell>
          <table:table-cell office:value-type="float" office:value="0.7606783928" calcext:value-type="float">
            <text:p>0.7606783928</text:p>
          </table:table-cell>
          <table:table-cell office:value-type="float" office:value="7798.810549" calcext:value-type="float">
            <text:p>7798.810549</text:p>
          </table:table-cell>
          <table:table-cell office:value-type="float" office:value="8591.337974" calcext:value-type="float">
            <text:p>8591.337974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3715" calcext:value-type="float">
            <text:p>293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745538.4448" calcext:value-type="float">
            <text:p>5745538.4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047345" calcext:value-type="float">
            <text:p>2.9047345</text:p>
          </table:table-cell>
          <table:table-cell office:value-type="float" office:value="2.80420405" calcext:value-type="float">
            <text:p>2.80420405</text:p>
          </table:table-cell>
          <table:table-cell office:value-type="float" office:value="0" calcext:value-type="float">
            <text:p>0</text:p>
          </table:table-cell>
          <table:table-cell office:value-type="float" office:value="0.7572291293" calcext:value-type="float">
            <text:p>0.7572291293</text:p>
          </table:table-cell>
          <table:table-cell office:value-type="float" office:value="7859.156112" calcext:value-type="float">
            <text:p>7859.156112</text:p>
          </table:table-cell>
          <table:table-cell office:value-type="float" office:value="8652.620301" calcext:value-type="float">
            <text:p>8652.620301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5715" calcext:value-type="float">
            <text:p>295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706583.2948" calcext:value-type="float">
            <text:p>5706583.2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245632" calcext:value-type="float">
            <text:p>2.9245632</text:p>
          </table:table-cell>
          <table:table-cell office:value-type="float" office:value="2.82567373" calcext:value-type="float">
            <text:p>2.82567373</text:p>
          </table:table-cell>
          <table:table-cell office:value-type="float" office:value="0" calcext:value-type="float">
            <text:p>0</text:p>
          </table:table-cell>
          <table:table-cell office:value-type="float" office:value="0.7537284048" calcext:value-type="float">
            <text:p>0.7537284048</text:p>
          </table:table-cell>
          <table:table-cell office:value-type="float" office:value="7919.977163" calcext:value-type="float">
            <text:p>7919.977163</text:p>
          </table:table-cell>
          <table:table-cell office:value-type="float" office:value="8714.37072" calcext:value-type="float">
            <text:p>8714.3707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7715" calcext:value-type="float">
            <text:p>297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667628.1448" calcext:value-type="float">
            <text:p>5667628.1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446645" calcext:value-type="float">
            <text:p>2.9446645</text:p>
          </table:table-cell>
          <table:table-cell office:value-type="float" office:value="2.84741099" calcext:value-type="float">
            <text:p>2.84741099</text:p>
          </table:table-cell>
          <table:table-cell office:value-type="float" office:value="0" calcext:value-type="float">
            <text:p>0</text:p>
          </table:table-cell>
          <table:table-cell office:value-type="float" office:value="0.7501753117" calcext:value-type="float">
            <text:p>0.7501753117</text:p>
          </table:table-cell>
          <table:table-cell office:value-type="float" office:value="7981.279421" calcext:value-type="float">
            <text:p>7981.279421</text:p>
          </table:table-cell>
          <table:table-cell office:value-type="float" office:value="8776.595042" calcext:value-type="float">
            <text:p>8776.59504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99715" calcext:value-type="float">
            <text:p>299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628672.9948" calcext:value-type="float">
            <text:p>5628672.9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650441" calcext:value-type="float">
            <text:p>2.9650441</text:p>
          </table:table-cell>
          <table:table-cell office:value-type="float" office:value="2.86942136" calcext:value-type="float">
            <text:p>2.86942136</text:p>
          </table:table-cell>
          <table:table-cell office:value-type="float" office:value="0" calcext:value-type="float">
            <text:p>0</text:p>
          </table:table-cell>
          <table:table-cell office:value-type="float" office:value="0.7465689215" calcext:value-type="float">
            <text:p>0.7465689215</text:p>
          </table:table-cell>
          <table:table-cell office:value-type="float" office:value="8043.068727" calcext:value-type="float">
            <text:p>8043.068727</text:p>
          </table:table-cell>
          <table:table-cell office:value-type="float" office:value="8839.299196" calcext:value-type="float">
            <text:p>8839.29919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1715" calcext:value-type="float">
            <text:p>301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589717.8448" calcext:value-type="float">
            <text:p>5589717.8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857077" calcext:value-type="float">
            <text:p>2.9857077</text:p>
          </table:table-cell>
          <table:table-cell office:value-type="float" office:value="2.89171055" calcext:value-type="float">
            <text:p>2.89171055</text:p>
          </table:table-cell>
          <table:table-cell office:value-type="float" office:value="0" calcext:value-type="float">
            <text:p>0</text:p>
          </table:table-cell>
          <table:table-cell office:value-type="float" office:value="0.7429082839" calcext:value-type="float">
            <text:p>0.7429082839</text:p>
          </table:table-cell>
          <table:table-cell office:value-type="float" office:value="8105.351045" calcext:value-type="float">
            <text:p>8105.351045</text:p>
          </table:table-cell>
          <table:table-cell office:value-type="float" office:value="8902.489236" calcext:value-type="float">
            <text:p>8902.48923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3715" calcext:value-type="float">
            <text:p>303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550762.6948" calcext:value-type="float">
            <text:p>5550762.6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066613" calcext:value-type="float">
            <text:p>3.0066613</text:p>
          </table:table-cell>
          <table:table-cell office:value-type="float" office:value="2.91428442" calcext:value-type="float">
            <text:p>2.91428442</text:p>
          </table:table-cell>
          <table:table-cell office:value-type="float" office:value="0" calcext:value-type="float">
            <text:p>0</text:p>
          </table:table-cell>
          <table:table-cell office:value-type="float" office:value="0.7391924267" calcext:value-type="float">
            <text:p>0.7391924267</text:p>
          </table:table-cell>
          <table:table-cell office:value-type="float" office:value="8168.132467" calcext:value-type="float">
            <text:p>8168.132467</text:p>
          </table:table-cell>
          <table:table-cell office:value-type="float" office:value="8966.171342" calcext:value-type="float">
            <text:p>8966.171342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5715" calcext:value-type="float">
            <text:p>305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511807.5448" calcext:value-type="float">
            <text:p>5511807.5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279111" calcext:value-type="float">
            <text:p>3.0279111</text:p>
          </table:table-cell>
          <table:table-cell office:value-type="float" office:value="2.93714897" calcext:value-type="float">
            <text:p>2.93714897</text:p>
          </table:table-cell>
          <table:table-cell office:value-type="float" office:value="0" calcext:value-type="float">
            <text:p>0</text:p>
          </table:table-cell>
          <table:table-cell office:value-type="float" office:value="0.7354203547" calcext:value-type="float">
            <text:p>0.7354203547</text:p>
          </table:table-cell>
          <table:table-cell office:value-type="float" office:value="8231.419219" calcext:value-type="float">
            <text:p>8231.419219</text:p>
          </table:table-cell>
          <table:table-cell office:value-type="float" office:value="9030.351826" calcext:value-type="float">
            <text:p>9030.35182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7715" calcext:value-type="float">
            <text:p>307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472852.3948" calcext:value-type="float">
            <text:p>5472852.3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494635" calcext:value-type="float">
            <text:p>3.0494635</text:p>
          </table:table-cell>
          <table:table-cell office:value-type="float" office:value="2.96031042" calcext:value-type="float">
            <text:p>2.96031042</text:p>
          </table:table-cell>
          <table:table-cell office:value-type="float" office:value="0" calcext:value-type="float">
            <text:p>0</text:p>
          </table:table-cell>
          <table:table-cell office:value-type="float" office:value="0.731591049" calcext:value-type="float">
            <text:p>0.731591049</text:p>
          </table:table-cell>
          <table:table-cell office:value-type="float" office:value="8295.217658" calcext:value-type="float">
            <text:p>8295.217658</text:p>
          </table:table-cell>
          <table:table-cell office:value-type="float" office:value="9095.03713" calcext:value-type="float">
            <text:p>9095.03713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9715" calcext:value-type="float">
            <text:p>309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433897.2448" calcext:value-type="float">
            <text:p>5433897.2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713248" calcext:value-type="float">
            <text:p>3.0713248</text:p>
          </table:table-cell>
          <table:table-cell office:value-type="float" office:value="2.98377513" calcext:value-type="float">
            <text:p>2.98377513</text:p>
          </table:table-cell>
          <table:table-cell office:value-type="float" office:value="0" calcext:value-type="float">
            <text:p>0</text:p>
          </table:table-cell>
          <table:table-cell office:value-type="float" office:value="0.7277034664" calcext:value-type="float">
            <text:p>0.7277034664</text:p>
          </table:table-cell>
          <table:table-cell office:value-type="float" office:value="8359.534282" calcext:value-type="float">
            <text:p>8359.534282</text:p>
          </table:table-cell>
          <table:table-cell office:value-type="float" office:value="9160.233839" calcext:value-type="float">
            <text:p>9160.23383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1715" calcext:value-type="float">
            <text:p>311715</text:p>
          </table:table-cell>
          <table:table-cell office:value-type="float" office:value="16689263.5" calcext:value-type="float">
            <text:p>16689263.5</text:p>
          </table:table-cell>
          <table:table-cell office:value-type="float" office:value="5394942.0948" calcext:value-type="float">
            <text:p>5394942.0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935019" calcext:value-type="float">
            <text:p>3.0935019</text:p>
          </table:table-cell>
          <table:table-cell office:value-type="float" office:value="3.00754966" calcext:value-type="float">
            <text:p>3.00754966</text:p>
          </table:table-cell>
          <table:table-cell office:value-type="float" office:value="0" calcext:value-type="float">
            <text:p>0</text:p>
          </table:table-cell>
          <table:table-cell office:value-type="float" office:value="0.7237565389" calcext:value-type="float">
            <text:p>0.7237565389</text:p>
          </table:table-cell>
          <table:table-cell office:value-type="float" office:value="8424.375732" calcext:value-type="float">
            <text:p>8424.375732</text:p>
          </table:table-cell>
          <table:table-cell office:value-type="float" office:value="9225.948676" calcext:value-type="float">
            <text:p>9225.94867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13715" calcext:value-type="float">
            <text:p>313715</text:p>
          </table:table-cell>
          <table:table-cell office:value-type="float" office:value="16168016.62" calcext:value-type="float">
            <text:p>16168016.62</text:p>
          </table:table-cell>
          <table:table-cell office:value-type="float" office:value="5356146.396" calcext:value-type="float">
            <text:p>5356146.3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463963" calcext:value-type="float">
            <text:p>3.0463963</text:p>
          </table:table-cell>
          <table:table-cell office:value-type="float" office:value="2.96005126" calcext:value-type="float">
            <text:p>2.96005126</text:p>
          </table:table-cell>
          <table:table-cell office:value-type="float" office:value="0" calcext:value-type="float">
            <text:p>0</text:p>
          </table:table-cell>
          <table:table-cell office:value-type="float" office:value="0.7197614752" calcext:value-type="float">
            <text:p>0.7197614752</text:p>
          </table:table-cell>
          <table:table-cell office:value-type="float" office:value="8489.547479" calcext:value-type="float">
            <text:p>8489.547479</text:p>
          </table:table-cell>
          <table:table-cell office:value-type="float" office:value="9291.984546" calcext:value-type="float">
            <text:p>9291.98454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5715" calcext:value-type="float">
            <text:p>315715</text:p>
          </table:table-cell>
          <table:table-cell office:value-type="float" office:value="14678739.82" calcext:value-type="float">
            <text:p>14678739.82</text:p>
          </table:table-cell>
          <table:table-cell office:value-type="float" office:value="5320025.934" calcext:value-type="float">
            <text:p>5320025.9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87142" calcext:value-type="float">
            <text:p>2.787142</text:p>
          </table:table-cell>
          <table:table-cell office:value-type="float" office:value="2.6935128" calcext:value-type="float">
            <text:p>2.6935128</text:p>
          </table:table-cell>
          <table:table-cell office:value-type="float" office:value="0" calcext:value-type="float">
            <text:p>0</text:p>
          </table:table-cell>
          <table:table-cell office:value-type="float" office:value="0.7159810645" calcext:value-type="float">
            <text:p>0.7159810645</text:p>
          </table:table-cell>
          <table:table-cell office:value-type="float" office:value="8550.771415" calcext:value-type="float">
            <text:p>8550.771415</text:p>
          </table:table-cell>
          <table:table-cell office:value-type="float" office:value="9354.008026" calcext:value-type="float">
            <text:p>9354.008026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7715" calcext:value-type="float">
            <text:p>317715</text:p>
          </table:table-cell>
          <table:table-cell office:value-type="float" office:value="13189463.02" calcext:value-type="float">
            <text:p>13189463.02</text:p>
          </table:table-cell>
          <table:table-cell office:value-type="float" office:value="5287448.832" calcext:value-type="float">
            <text:p>5287448.8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226515" calcext:value-type="float">
            <text:p>2.5226515</text:p>
          </table:table-cell>
          <table:table-cell office:value-type="float" office:value="2.41983322" calcext:value-type="float">
            <text:p>2.41983322</text:p>
          </table:table-cell>
          <table:table-cell office:value-type="float" office:value="0" calcext:value-type="float">
            <text:p>0</text:p>
          </table:table-cell>
          <table:table-cell office:value-type="float" office:value="0.7125370808" calcext:value-type="float">
            <text:p>0.7125370808</text:p>
          </table:table-cell>
          <table:table-cell office:value-type="float" office:value="8606.156595" calcext:value-type="float">
            <text:p>8606.156595</text:p>
          </table:table-cell>
          <table:table-cell office:value-type="float" office:value="9410.106508" calcext:value-type="float">
            <text:p>9410.106508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19715" calcext:value-type="float">
            <text:p>319715</text:p>
          </table:table-cell>
          <table:table-cell office:value-type="float" office:value="7510127.5" calcext:value-type="float">
            <text:p>7510127.5</text:p>
          </table:table-cell>
          <table:table-cell office:value-type="float" office:value="5259323.2576" calcext:value-type="float">
            <text:p>5259323.25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347324" calcext:value-type="float">
            <text:p>2.0347324</text:p>
          </table:table-cell>
          <table:table-cell office:value-type="float" office:value="1.90691251" calcext:value-type="float">
            <text:p>1.90691251</text:p>
          </table:table-cell>
          <table:table-cell office:value-type="float" office:value="0" calcext:value-type="float">
            <text:p>0</text:p>
          </table:table-cell>
          <table:table-cell office:value-type="float" office:value="0.7095420471" calcext:value-type="float">
            <text:p>0.7095420471</text:p>
          </table:table-cell>
          <table:table-cell office:value-type="float" office:value="8653.99646" calcext:value-type="float">
            <text:p>8653.99646</text:p>
          </table:table-cell>
          <table:table-cell office:value-type="float" office:value="9458.555009" calcext:value-type="float">
            <text:p>9458.555009</text:p>
          </table:table-cell>
          <table:table-cell office:value-type="float" office:value="0" calcext:value-type="float">
            <text:p>0</text:p>
          </table:table-cell>
          <table:table-cell office:value-type="float" office:value="1999.99999999" calcext:value-type="float">
            <text:p>1999.999999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1711" calcext:value-type="float">
            <text:p>32171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91228.2873" calcext:value-type="float">
            <text:p>2991228.28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795613" calcext:value-type="float">
            <text:p>1.4795613</text:p>
          </table:table-cell>
          <table:table-cell office:value-type="float" office:value="1.44662217" calcext:value-type="float">
            <text:p>1.44662217</text:p>
          </table:table-cell>
          <table:table-cell office:value-type="float" office:value="-0.3973" calcext:value-type="float">
            <text:p>-0.3973</text:p>
          </table:table-cell>
          <table:table-cell office:value-type="float" office:value="0.7075624291" calcext:value-type="float">
            <text:p>0.7075624291</text:p>
          </table:table-cell>
          <table:table-cell office:value-type="float" office:value="8684.169296" calcext:value-type="float">
            <text:p>8684.169296</text:p>
          </table:table-cell>
          <table:table-cell office:value-type="float" office:value="9490.286554" calcext:value-type="float">
            <text:p>9490.286554</text:p>
          </table:table-cell>
          <table:table-cell office:value-type="float" office:value="-1.3" calcext:value-type="float">
            <text:p>-1.3</text:p>
          </table:table-cell>
          <table:table-cell office:value-type="float" office:value="1989.09991446" calcext:value-type="float">
            <text:p>1989.099914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3693" calcext:value-type="float">
            <text:p>32369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81476.4459" calcext:value-type="float">
            <text:p>2981476.44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844006" calcext:value-type="float">
            <text:p>1.4844006</text:p>
          </table:table-cell>
          <table:table-cell office:value-type="float" office:value="1.45135462" calcext:value-type="float">
            <text:p>1.45135462</text:p>
          </table:table-cell>
          <table:table-cell office:value-type="float" office:value="-0.3943" calcext:value-type="float">
            <text:p>-0.3943</text:p>
          </table:table-cell>
          <table:table-cell office:value-type="float" office:value="0.7055727012" calcext:value-type="float">
            <text:p>0.7055727012</text:p>
          </table:table-cell>
          <table:table-cell office:value-type="float" office:value="8714.220027" calcext:value-type="float">
            <text:p>8714.220027</text:p>
          </table:table-cell>
          <table:table-cell office:value-type="float" office:value="9522.072735" calcext:value-type="float">
            <text:p>9522.072735</text:p>
          </table:table-cell>
          <table:table-cell office:value-type="float" office:value="-1.3" calcext:value-type="float">
            <text:p>-1.3</text:p>
          </table:table-cell>
          <table:table-cell office:value-type="float" office:value="1976.36542547" calcext:value-type="float">
            <text:p>1976.365425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5663" calcext:value-type="float">
            <text:p>32566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71724.6045" calcext:value-type="float">
            <text:p>2971724.60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892717" calcext:value-type="float">
            <text:p>1.4892717</text:p>
          </table:table-cell>
          <table:table-cell office:value-type="float" office:value="1.4561224" calcext:value-type="float">
            <text:p>1.4561224</text:p>
          </table:table-cell>
          <table:table-cell office:value-type="float" office:value="-0.3913" calcext:value-type="float">
            <text:p>-0.3913</text:p>
          </table:table-cell>
          <table:table-cell office:value-type="float" office:value="0.7035697553" calcext:value-type="float">
            <text:p>0.7035697553</text:p>
          </table:table-cell>
          <table:table-cell office:value-type="float" office:value="8744.404701" calcext:value-type="float">
            <text:p>8744.404701</text:p>
          </table:table-cell>
          <table:table-cell office:value-type="float" office:value="9553.963118" calcext:value-type="float">
            <text:p>9553.963118</text:p>
          </table:table-cell>
          <table:table-cell office:value-type="float" office:value="-1.3" calcext:value-type="float">
            <text:p>-1.3</text:p>
          </table:table-cell>
          <table:table-cell office:value-type="float" office:value="1963.72745863" calcext:value-type="float">
            <text:p>1963.727458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27621" calcext:value-type="float">
            <text:p>32762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61972.7631" calcext:value-type="float">
            <text:p>2961972.76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941749" calcext:value-type="float">
            <text:p>1.4941749</text:p>
          </table:table-cell>
          <table:table-cell office:value-type="float" office:value="1.46092583" calcext:value-type="float">
            <text:p>1.46092583</text:p>
          </table:table-cell>
          <table:table-cell office:value-type="float" office:value="-0.3883" calcext:value-type="float">
            <text:p>-0.3883</text:p>
          </table:table-cell>
          <table:table-cell office:value-type="float" office:value="0.7015534767" calcext:value-type="float">
            <text:p>0.7015534767</text:p>
          </table:table-cell>
          <table:table-cell office:value-type="float" office:value="8774.723649" calcext:value-type="float">
            <text:p>8774.723649</text:p>
          </table:table-cell>
          <table:table-cell office:value-type="float" office:value="9585.958481" calcext:value-type="float">
            <text:p>9585.958481</text:p>
          </table:table-cell>
          <table:table-cell office:value-type="float" office:value="-1.2" calcext:value-type="float">
            <text:p>-1.2</text:p>
          </table:table-cell>
          <table:table-cell office:value-type="float" office:value="1951.18601394" calcext:value-type="float">
            <text:p>1951.186013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9566" calcext:value-type="float">
            <text:p>32956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52220.9217" calcext:value-type="float">
            <text:p>2952220.9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991105" calcext:value-type="float">
            <text:p>1.4991105</text:p>
          </table:table-cell>
          <table:table-cell office:value-type="float" office:value="1.46576528" calcext:value-type="float">
            <text:p>1.46576528</text:p>
          </table:table-cell>
          <table:table-cell office:value-type="float" office:value="-0.3853" calcext:value-type="float">
            <text:p>-0.3853</text:p>
          </table:table-cell>
          <table:table-cell office:value-type="float" office:value="0.6995237495" calcext:value-type="float">
            <text:p>0.6995237495</text:p>
          </table:table-cell>
          <table:table-cell office:value-type="float" office:value="8805.177212" calcext:value-type="float">
            <text:p>8805.177212</text:p>
          </table:table-cell>
          <table:table-cell office:value-type="float" office:value="9618.059611" calcext:value-type="float">
            <text:p>9618.059611</text:p>
          </table:table-cell>
          <table:table-cell office:value-type="float" office:value="-1.2" calcext:value-type="float">
            <text:p>-1.2</text:p>
          </table:table-cell>
          <table:table-cell office:value-type="float" office:value="1938.7410914" calcext:value-type="float">
            <text:p>1938.74109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1498" calcext:value-type="float">
            <text:p>33149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42469.0803" calcext:value-type="float">
            <text:p>2942469.08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040788" calcext:value-type="float">
            <text:p>1.5040788</text:p>
          </table:table-cell>
          <table:table-cell office:value-type="float" office:value="1.47064109" calcext:value-type="float">
            <text:p>1.47064109</text:p>
          </table:table-cell>
          <table:table-cell office:value-type="float" office:value="-0.3823" calcext:value-type="float">
            <text:p>-0.3823</text:p>
          </table:table-cell>
          <table:table-cell office:value-type="float" office:value="0.6974804562" calcext:value-type="float">
            <text:p>0.6974804562</text:p>
          </table:table-cell>
          <table:table-cell office:value-type="float" office:value="8835.765748" calcext:value-type="float">
            <text:p>8835.765748</text:p>
          </table:table-cell>
          <table:table-cell office:value-type="float" office:value="9650.267301" calcext:value-type="float">
            <text:p>9650.267301</text:p>
          </table:table-cell>
          <table:table-cell office:value-type="float" office:value="-1.2" calcext:value-type="float">
            <text:p>-1.2</text:p>
          </table:table-cell>
          <table:table-cell office:value-type="float" office:value="1926.39269101" calcext:value-type="float">
            <text:p>1926.392691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3419" calcext:value-type="float">
            <text:p>33341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32717.2389" calcext:value-type="float">
            <text:p>2932717.23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090802" calcext:value-type="float">
            <text:p>1.5090802</text:p>
          </table:table-cell>
          <table:table-cell office:value-type="float" office:value="1.47555362" calcext:value-type="float">
            <text:p>1.47555362</text:p>
          </table:table-cell>
          <table:table-cell office:value-type="float" office:value="-0.3793" calcext:value-type="float">
            <text:p>-0.3793</text:p>
          </table:table-cell>
          <table:table-cell office:value-type="float" office:value="0.6954234779" calcext:value-type="float">
            <text:p>0.6954234779</text:p>
          </table:table-cell>
          <table:table-cell office:value-type="float" office:value="8866.489626" calcext:value-type="float">
            <text:p>8866.489626</text:p>
          </table:table-cell>
          <table:table-cell office:value-type="float" office:value="9682.582354" calcext:value-type="float">
            <text:p>9682.582354</text:p>
          </table:table-cell>
          <table:table-cell office:value-type="float" office:value="-1.2" calcext:value-type="float">
            <text:p>-1.2</text:p>
          </table:table-cell>
          <table:table-cell office:value-type="float" office:value="1914.14081277" calcext:value-type="float">
            <text:p>1914.140812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35327" calcext:value-type="float">
            <text:p>33532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22965.3975" calcext:value-type="float">
            <text:p>2922965.3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141149" calcext:value-type="float">
            <text:p>1.5141149</text:p>
          </table:table-cell>
          <table:table-cell office:value-type="float" office:value="1.48050323" calcext:value-type="float">
            <text:p>1.48050323</text:p>
          </table:table-cell>
          <table:table-cell office:value-type="float" office:value="-0.3763" calcext:value-type="float">
            <text:p>-0.3763</text:p>
          </table:table-cell>
          <table:table-cell office:value-type="float" office:value="0.6933526944" calcext:value-type="float">
            <text:p>0.6933526944</text:p>
          </table:table-cell>
          <table:table-cell office:value-type="float" office:value="8897.349229" calcext:value-type="float">
            <text:p>8897.349229</text:p>
          </table:table-cell>
          <table:table-cell office:value-type="float" office:value="9715.005577" calcext:value-type="float">
            <text:p>9715.005577</text:p>
          </table:table-cell>
          <table:table-cell office:value-type="float" office:value="-1.2" calcext:value-type="float">
            <text:p>-1.2</text:p>
          </table:table-cell>
          <table:table-cell office:value-type="float" office:value="1901.98545668" calcext:value-type="float">
            <text:p>1901.985456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37223" calcext:value-type="float">
            <text:p>33722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13213.5561" calcext:value-type="float">
            <text:p>2913213.55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191833" calcext:value-type="float">
            <text:p>1.5191833</text:p>
          </table:table-cell>
          <table:table-cell office:value-type="float" office:value="1.48549028" calcext:value-type="float">
            <text:p>1.48549028</text:p>
          </table:table-cell>
          <table:table-cell office:value-type="float" office:value="-0.3733" calcext:value-type="float">
            <text:p>-0.3733</text:p>
          </table:table-cell>
          <table:table-cell office:value-type="float" office:value="0.691267984" calcext:value-type="float">
            <text:p>0.691267984</text:p>
          </table:table-cell>
          <table:table-cell office:value-type="float" office:value="8928.344953" calcext:value-type="float">
            <text:p>8928.344953</text:p>
          </table:table-cell>
          <table:table-cell office:value-type="float" office:value="9747.53779" calcext:value-type="float">
            <text:p>9747.53779</text:p>
          </table:table-cell>
          <table:table-cell office:value-type="float" office:value="-1.2" calcext:value-type="float">
            <text:p>-1.2</text:p>
          </table:table-cell>
          <table:table-cell office:value-type="float" office:value="1889.92662274" calcext:value-type="float">
            <text:p>1889.926622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9107" calcext:value-type="float">
            <text:p>33910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903461.7147" calcext:value-type="float">
            <text:p>2903461.71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242858" calcext:value-type="float">
            <text:p>1.5242858</text:p>
          </table:table-cell>
          <table:table-cell office:value-type="float" office:value="1.49051513" calcext:value-type="float">
            <text:p>1.49051513</text:p>
          </table:table-cell>
          <table:table-cell office:value-type="float" office:value="-0.3703" calcext:value-type="float">
            <text:p>-0.3703</text:p>
          </table:table-cell>
          <table:table-cell office:value-type="float" office:value="0.6891692235" calcext:value-type="float">
            <text:p>0.6891692235</text:p>
          </table:table-cell>
          <table:table-cell office:value-type="float" office:value="8959.47721" calcext:value-type="float">
            <text:p>8959.47721</text:p>
          </table:table-cell>
          <table:table-cell office:value-type="float" office:value="9780.179817" calcext:value-type="float">
            <text:p>9780.179817</text:p>
          </table:table-cell>
          <table:table-cell office:value-type="float" office:value="-1.2" calcext:value-type="float">
            <text:p>-1.2</text:p>
          </table:table-cell>
          <table:table-cell office:value-type="float" office:value="1877.96431095" calcext:value-type="float">
            <text:p>1877.964310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0979" calcext:value-type="float">
            <text:p>34097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93709.8733" calcext:value-type="float">
            <text:p>2893709.87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294227" calcext:value-type="float">
            <text:p>1.5294227</text:p>
          </table:table-cell>
          <table:table-cell office:value-type="float" office:value="1.49557817" calcext:value-type="float">
            <text:p>1.49557817</text:p>
          </table:table-cell>
          <table:table-cell office:value-type="float" office:value="-0.3673" calcext:value-type="float">
            <text:p>-0.3673</text:p>
          </table:table-cell>
          <table:table-cell office:value-type="float" office:value="0.6870562883" calcext:value-type="float">
            <text:p>0.6870562883</text:p>
          </table:table-cell>
          <table:table-cell office:value-type="float" office:value="8990.746423" calcext:value-type="float">
            <text:p>8990.746423</text:p>
          </table:table-cell>
          <table:table-cell office:value-type="float" office:value="9812.932491" calcext:value-type="float">
            <text:p>9812.932491</text:p>
          </table:table-cell>
          <table:table-cell office:value-type="float" office:value="-1.2" calcext:value-type="float">
            <text:p>-1.2</text:p>
          </table:table-cell>
          <table:table-cell office:value-type="float" office:value="1866.09852131" calcext:value-type="float">
            <text:p>1866.098521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2839" calcext:value-type="float">
            <text:p>34283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83958.0319" calcext:value-type="float">
            <text:p>2883958.0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345943" calcext:value-type="float">
            <text:p>1.5345943</text:p>
          </table:table-cell>
          <table:table-cell office:value-type="float" office:value="1.50067976" calcext:value-type="float">
            <text:p>1.50067976</text:p>
          </table:table-cell>
          <table:table-cell office:value-type="float" office:value="-0.3643" calcext:value-type="float">
            <text:p>-0.3643</text:p>
          </table:table-cell>
          <table:table-cell office:value-type="float" office:value="0.6849290522" calcext:value-type="float">
            <text:p>0.6849290522</text:p>
          </table:table-cell>
          <table:table-cell office:value-type="float" office:value="9022.153028" calcext:value-type="float">
            <text:p>9022.153028</text:p>
          </table:table-cell>
          <table:table-cell office:value-type="float" office:value="9845.796655" calcext:value-type="float">
            <text:p>9845.796655</text:p>
          </table:table-cell>
          <table:table-cell office:value-type="float" office:value="-1.2" calcext:value-type="float">
            <text:p>-1.2</text:p>
          </table:table-cell>
          <table:table-cell office:value-type="float" office:value="1854.32925382" calcext:value-type="float">
            <text:p>1854.329253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4687" calcext:value-type="float">
            <text:p>34468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74206.1905" calcext:value-type="float">
            <text:p>2874206.19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39801" calcext:value-type="float">
            <text:p>1.539801</text:p>
          </table:table-cell>
          <table:table-cell office:value-type="float" office:value="1.50582029" calcext:value-type="float">
            <text:p>1.50582029</text:p>
          </table:table-cell>
          <table:table-cell office:value-type="float" office:value="-0.3613" calcext:value-type="float">
            <text:p>-0.3613</text:p>
          </table:table-cell>
          <table:table-cell office:value-type="float" office:value="0.6827873875" calcext:value-type="float">
            <text:p>0.6827873875</text:p>
          </table:table-cell>
          <table:table-cell office:value-type="float" office:value="9053.697478" calcext:value-type="float">
            <text:p>9053.697478</text:p>
          </table:table-cell>
          <table:table-cell office:value-type="float" office:value="9878.773158" calcext:value-type="float">
            <text:p>9878.773158</text:p>
          </table:table-cell>
          <table:table-cell office:value-type="float" office:value="-1.2" calcext:value-type="float">
            <text:p>-1.2</text:p>
          </table:table-cell>
          <table:table-cell office:value-type="float" office:value="1842.65650848" calcext:value-type="float">
            <text:p>1842.656508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46524" calcext:value-type="float">
            <text:p>34652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64454.3491" calcext:value-type="float">
            <text:p>2864454.34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450431" calcext:value-type="float">
            <text:p>1.5450431</text:p>
          </table:table-cell>
          <table:table-cell office:value-type="float" office:value="1.51100013" calcext:value-type="float">
            <text:p>1.51100013</text:p>
          </table:table-cell>
          <table:table-cell office:value-type="float" office:value="-0.3583" calcext:value-type="float">
            <text:p>-0.3583</text:p>
          </table:table-cell>
          <table:table-cell office:value-type="float" office:value="0.680631165" calcext:value-type="float">
            <text:p>0.680631165</text:p>
          </table:table-cell>
          <table:table-cell office:value-type="float" office:value="9085.380236" calcext:value-type="float">
            <text:p>9085.380236</text:p>
          </table:table-cell>
          <table:table-cell office:value-type="float" office:value="9911.862858" calcext:value-type="float">
            <text:p>9911.862858</text:p>
          </table:table-cell>
          <table:table-cell office:value-type="float" office:value="-1.2" calcext:value-type="float">
            <text:p>-1.2</text:p>
          </table:table-cell>
          <table:table-cell office:value-type="float" office:value="1831.08028529" calcext:value-type="float">
            <text:p>1831.080285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48350" calcext:value-type="float">
            <text:p>34835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54702.5077" calcext:value-type="float">
            <text:p>2854702.50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503211" calcext:value-type="float">
            <text:p>1.5503211</text:p>
          </table:table-cell>
          <table:table-cell office:value-type="float" office:value="1.51621969" calcext:value-type="float">
            <text:p>1.51621969</text:p>
          </table:table-cell>
          <table:table-cell office:value-type="float" office:value="-0.3553" calcext:value-type="float">
            <text:p>-0.3553</text:p>
          </table:table-cell>
          <table:table-cell office:value-type="float" office:value="0.6784602539" calcext:value-type="float">
            <text:p>0.6784602539</text:p>
          </table:table-cell>
          <table:table-cell office:value-type="float" office:value="9117.201782" calcext:value-type="float">
            <text:p>9117.201782</text:p>
          </table:table-cell>
          <table:table-cell office:value-type="float" office:value="9945.066623" calcext:value-type="float">
            <text:p>9945.066623</text:p>
          </table:table-cell>
          <table:table-cell office:value-type="float" office:value="-1.1" calcext:value-type="float">
            <text:p>-1.1</text:p>
          </table:table-cell>
          <table:table-cell office:value-type="float" office:value="1819.60058425" calcext:value-type="float">
            <text:p>1819.600584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0163" calcext:value-type="float">
            <text:p>35016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44950.6663" calcext:value-type="float">
            <text:p>2844950.66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556352" calcext:value-type="float">
            <text:p>1.5556352</text:p>
          </table:table-cell>
          <table:table-cell office:value-type="float" office:value="1.52147934" calcext:value-type="float">
            <text:p>1.52147934</text:p>
          </table:table-cell>
          <table:table-cell office:value-type="float" office:value="-0.3523" calcext:value-type="float">
            <text:p>-0.3523</text:p>
          </table:table-cell>
          <table:table-cell office:value-type="float" office:value="0.6762745218" calcext:value-type="float">
            <text:p>0.6762745218</text:p>
          </table:table-cell>
          <table:table-cell office:value-type="float" office:value="9149.162607" calcext:value-type="float">
            <text:p>9149.162607</text:p>
          </table:table-cell>
          <table:table-cell office:value-type="float" office:value="9978.385327" calcext:value-type="float">
            <text:p>9978.385327</text:p>
          </table:table-cell>
          <table:table-cell office:value-type="float" office:value="-1.1" calcext:value-type="float">
            <text:p>-1.1</text:p>
          </table:table-cell>
          <table:table-cell office:value-type="float" office:value="1808.21740536" calcext:value-type="float">
            <text:p>1808.217405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1966" calcext:value-type="float">
            <text:p>35196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35198.8249" calcext:value-type="float">
            <text:p>2835198.82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609859" calcext:value-type="float">
            <text:p>1.5609859</text:p>
          </table:table-cell>
          <table:table-cell office:value-type="float" office:value="1.52677949" calcext:value-type="float">
            <text:p>1.52677949</text:p>
          </table:table-cell>
          <table:table-cell office:value-type="float" office:value="-0.3493" calcext:value-type="float">
            <text:p>-0.3493</text:p>
          </table:table-cell>
          <table:table-cell office:value-type="float" office:value="0.6740738347" calcext:value-type="float">
            <text:p>0.6740738347</text:p>
          </table:table-cell>
          <table:table-cell office:value-type="float" office:value="9181.263217" calcext:value-type="float">
            <text:p>9181.263217</text:p>
          </table:table-cell>
          <table:table-cell office:value-type="float" office:value="10011.819856" calcext:value-type="float">
            <text:p>10011.819856</text:p>
          </table:table-cell>
          <table:table-cell office:value-type="float" office:value="-1.1" calcext:value-type="float">
            <text:p>-1.1</text:p>
          </table:table-cell>
          <table:table-cell office:value-type="float" office:value="1796.93074862" calcext:value-type="float">
            <text:p>1796.930748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53757" calcext:value-type="float">
            <text:p>35375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25446.9835" calcext:value-type="float">
            <text:p>2825446.98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663736" calcext:value-type="float">
            <text:p>1.5663736</text:p>
          </table:table-cell>
          <table:table-cell office:value-type="float" office:value="1.53212055" calcext:value-type="float">
            <text:p>1.53212055</text:p>
          </table:table-cell>
          <table:table-cell office:value-type="float" office:value="-0.3463" calcext:value-type="float">
            <text:p>-0.3463</text:p>
          </table:table-cell>
          <table:table-cell office:value-type="float" office:value="0.6718580569" calcext:value-type="float">
            <text:p>0.6718580569</text:p>
          </table:table-cell>
          <table:table-cell office:value-type="float" office:value="9213.504133" calcext:value-type="float">
            <text:p>9213.504133</text:p>
          </table:table-cell>
          <table:table-cell office:value-type="float" office:value="10045.371101" calcext:value-type="float">
            <text:p>10045.371101</text:p>
          </table:table-cell>
          <table:table-cell office:value-type="float" office:value="-1.1" calcext:value-type="float">
            <text:p>-1.1</text:p>
          </table:table-cell>
          <table:table-cell office:value-type="float" office:value="1785.74061403" calcext:value-type="float">
            <text:p>1785.740614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5538" calcext:value-type="float">
            <text:p>35553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15695.1421" calcext:value-type="float">
            <text:p>2815695.14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717985" calcext:value-type="float">
            <text:p>1.5717985</text:p>
          </table:table-cell>
          <table:table-cell office:value-type="float" office:value="1.53750291" calcext:value-type="float">
            <text:p>1.53750291</text:p>
          </table:table-cell>
          <table:table-cell office:value-type="float" office:value="-0.3433" calcext:value-type="float">
            <text:p>-0.3433</text:p>
          </table:table-cell>
          <table:table-cell office:value-type="float" office:value="0.6696270511" calcext:value-type="float">
            <text:p>0.6696270511</text:p>
          </table:table-cell>
          <table:table-cell office:value-type="float" office:value="9245.885888" calcext:value-type="float">
            <text:p>9245.885888</text:p>
          </table:table-cell>
          <table:table-cell office:value-type="float" office:value="10079.039963" calcext:value-type="float">
            <text:p>10079.039963</text:p>
          </table:table-cell>
          <table:table-cell office:value-type="float" office:value="-1.1" calcext:value-type="float">
            <text:p>-1.1</text:p>
          </table:table-cell>
          <table:table-cell office:value-type="float" office:value="1774.64700159" calcext:value-type="float">
            <text:p>1774.647001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7307" calcext:value-type="float">
            <text:p>35730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805943.3007" calcext:value-type="float">
            <text:p>2805943.30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772612" calcext:value-type="float">
            <text:p>1.5772612</text:p>
          </table:table-cell>
          <table:table-cell office:value-type="float" office:value="1.54292698" calcext:value-type="float">
            <text:p>1.54292698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0.6673806784" calcext:value-type="float">
            <text:p>0.6673806784</text:p>
          </table:table-cell>
          <table:table-cell office:value-type="float" office:value="9278.40903" calcext:value-type="float">
            <text:p>9278.40903</text:p>
          </table:table-cell>
          <table:table-cell office:value-type="float" office:value="10112.827355" calcext:value-type="float">
            <text:p>10112.827355</text:p>
          </table:table-cell>
          <table:table-cell office:value-type="float" office:value="-1.1" calcext:value-type="float">
            <text:p>-1.1</text:p>
          </table:table-cell>
          <table:table-cell office:value-type="float" office:value="1763.6499113" calcext:value-type="float">
            <text:p>1763.64991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9065" calcext:value-type="float">
            <text:p>35906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96191.4593" calcext:value-type="float">
            <text:p>2796191.45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82762" calcext:value-type="float">
            <text:p>1.582762</text:p>
          </table:table-cell>
          <table:table-cell office:value-type="float" office:value="1.54839319" calcext:value-type="float">
            <text:p>1.54839319</text:p>
          </table:table-cell>
          <table:table-cell office:value-type="float" office:value="-0.3373" calcext:value-type="float">
            <text:p>-0.3373</text:p>
          </table:table-cell>
          <table:table-cell office:value-type="float" office:value="0.6651187979" calcext:value-type="float">
            <text:p>0.6651187979</text:p>
          </table:table-cell>
          <table:table-cell office:value-type="float" office:value="9311.074122" calcext:value-type="float">
            <text:p>9311.074122</text:p>
          </table:table-cell>
          <table:table-cell office:value-type="float" office:value="10146.734196" calcext:value-type="float">
            <text:p>10146.734196</text:p>
          </table:table-cell>
          <table:table-cell office:value-type="float" office:value="-1.1" calcext:value-type="float">
            <text:p>-1.1</text:p>
          </table:table-cell>
          <table:table-cell office:value-type="float" office:value="1752.74934316" calcext:value-type="float">
            <text:p>1752.749343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0812" calcext:value-type="float">
            <text:p>36081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86439.6179" calcext:value-type="float">
            <text:p>2786439.6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883012" calcext:value-type="float">
            <text:p>1.5883012</text:p>
          </table:table-cell>
          <table:table-cell office:value-type="float" office:value="1.55390196" calcext:value-type="float">
            <text:p>1.55390196</text:p>
          </table:table-cell>
          <table:table-cell office:value-type="float" office:value="-0.3343" calcext:value-type="float">
            <text:p>-0.3343</text:p>
          </table:table-cell>
          <table:table-cell office:value-type="float" office:value="0.6628412672" calcext:value-type="float">
            <text:p>0.6628412672</text:p>
          </table:table-cell>
          <table:table-cell office:value-type="float" office:value="9343.881738" calcext:value-type="float">
            <text:p>9343.881738</text:p>
          </table:table-cell>
          <table:table-cell office:value-type="float" office:value="10180.761413" calcext:value-type="float">
            <text:p>10180.761413</text:p>
          </table:table-cell>
          <table:table-cell office:value-type="float" office:value="-1.1" calcext:value-type="float">
            <text:p>-1.1</text:p>
          </table:table-cell>
          <table:table-cell office:value-type="float" office:value="1741.94529717" calcext:value-type="float">
            <text:p>1741.945297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2549" calcext:value-type="float">
            <text:p>36254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76687.7765" calcext:value-type="float">
            <text:p>2776687.77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938794" calcext:value-type="float">
            <text:p>1.5938794</text:p>
          </table:table-cell>
          <table:table-cell office:value-type="float" office:value="1.5594537" calcext:value-type="float">
            <text:p>1.5594537</text:p>
          </table:table-cell>
          <table:table-cell office:value-type="float" office:value="-0.3313" calcext:value-type="float">
            <text:p>-0.3313</text:p>
          </table:table-cell>
          <table:table-cell office:value-type="float" office:value="0.6605479422" calcext:value-type="float">
            <text:p>0.6605479422</text:p>
          </table:table-cell>
          <table:table-cell office:value-type="float" office:value="9376.832469" calcext:value-type="float">
            <text:p>9376.832469</text:p>
          </table:table-cell>
          <table:table-cell office:value-type="float" office:value="10214.909947" calcext:value-type="float">
            <text:p>10214.909947</text:p>
          </table:table-cell>
          <table:table-cell office:value-type="float" office:value="-1.1" calcext:value-type="float">
            <text:p>-1.1</text:p>
          </table:table-cell>
          <table:table-cell office:value-type="float" office:value="1731.23777333" calcext:value-type="float">
            <text:p>1731.237773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64275" calcext:value-type="float">
            <text:p>36427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66935.9351" calcext:value-type="float">
            <text:p>2766935.9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994969" calcext:value-type="float">
            <text:p>1.5994969</text:p>
          </table:table-cell>
          <table:table-cell office:value-type="float" office:value="1.56504886" calcext:value-type="float">
            <text:p>1.56504886</text:p>
          </table:table-cell>
          <table:table-cell office:value-type="float" office:value="-0.3283" calcext:value-type="float">
            <text:p>-0.3283</text:p>
          </table:table-cell>
          <table:table-cell office:value-type="float" office:value="0.6582386768" calcext:value-type="float">
            <text:p>0.6582386768</text:p>
          </table:table-cell>
          <table:table-cell office:value-type="float" office:value="9409.926919" calcext:value-type="float">
            <text:p>9409.926919</text:p>
          </table:table-cell>
          <table:table-cell office:value-type="float" office:value="10249.180744" calcext:value-type="float">
            <text:p>10249.180744</text:p>
          </table:table-cell>
          <table:table-cell office:value-type="float" office:value="-1.1" calcext:value-type="float">
            <text:p>-1.1</text:p>
          </table:table-cell>
          <table:table-cell office:value-type="float" office:value="1720.62677164" calcext:value-type="float">
            <text:p>1720.626771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5990" calcext:value-type="float">
            <text:p>36599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57184.0937" calcext:value-type="float">
            <text:p>2757184.09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051542" calcext:value-type="float">
            <text:p>1.6051542</text:p>
          </table:table-cell>
          <table:table-cell office:value-type="float" office:value="1.57068787" calcext:value-type="float">
            <text:p>1.57068787</text:p>
          </table:table-cell>
          <table:table-cell office:value-type="float" office:value="-0.3253" calcext:value-type="float">
            <text:p>-0.3253</text:p>
          </table:table-cell>
          <table:table-cell office:value-type="float" office:value="0.6559133232" calcext:value-type="float">
            <text:p>0.6559133232</text:p>
          </table:table-cell>
          <table:table-cell office:value-type="float" office:value="9443.165707" calcext:value-type="float">
            <text:p>9443.165707</text:p>
          </table:table-cell>
          <table:table-cell office:value-type="float" office:value="10283.574761" calcext:value-type="float">
            <text:p>10283.574761</text:p>
          </table:table-cell>
          <table:table-cell office:value-type="float" office:value="-1" calcext:value-type="float">
            <text:p>-1</text:p>
          </table:table-cell>
          <table:table-cell office:value-type="float" office:value="1710.1122921" calcext:value-type="float">
            <text:p>1710.11229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7695" calcext:value-type="float">
            <text:p>36769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47432.2523" calcext:value-type="float">
            <text:p>2747432.25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108515" calcext:value-type="float">
            <text:p>1.6108515</text:p>
          </table:table-cell>
          <table:table-cell office:value-type="float" office:value="1.57637117" calcext:value-type="float">
            <text:p>1.57637117</text:p>
          </table:table-cell>
          <table:table-cell office:value-type="float" office:value="-0.3223" calcext:value-type="float">
            <text:p>-0.3223</text:p>
          </table:table-cell>
          <table:table-cell office:value-type="float" office:value="0.6535717317" calcext:value-type="float">
            <text:p>0.6535717317</text:p>
          </table:table-cell>
          <table:table-cell office:value-type="float" office:value="9476.549467" calcext:value-type="float">
            <text:p>9476.549467</text:p>
          </table:table-cell>
          <table:table-cell office:value-type="float" office:value="10318.092965" calcext:value-type="float">
            <text:p>10318.092965</text:p>
          </table:table-cell>
          <table:table-cell office:value-type="float" office:value="-1" calcext:value-type="float">
            <text:p>-1</text:p>
          </table:table-cell>
          <table:table-cell office:value-type="float" office:value="1699.69433471" calcext:value-type="float">
            <text:p>1699.694334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9390" calcext:value-type="float">
            <text:p>36939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37680.4109" calcext:value-type="float">
            <text:p>2737680.41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165895" calcext:value-type="float">
            <text:p>1.6165895</text:p>
          </table:table-cell>
          <table:table-cell office:value-type="float" office:value="1.58209921" calcext:value-type="float">
            <text:p>1.58209921</text:p>
          </table:table-cell>
          <table:table-cell office:value-type="float" office:value="-0.3193" calcext:value-type="float">
            <text:p>-0.3193</text:p>
          </table:table-cell>
          <table:table-cell office:value-type="float" office:value="0.651213751" calcext:value-type="float">
            <text:p>0.651213751</text:p>
          </table:table-cell>
          <table:table-cell office:value-type="float" office:value="9510.078845" calcext:value-type="float">
            <text:p>9510.078845</text:p>
          </table:table-cell>
          <table:table-cell office:value-type="float" office:value="10352.736332" calcext:value-type="float">
            <text:p>10352.736332</text:p>
          </table:table-cell>
          <table:table-cell office:value-type="float" office:value="-1" calcext:value-type="float">
            <text:p>-1</text:p>
          </table:table-cell>
          <table:table-cell office:value-type="float" office:value="1689.37289947" calcext:value-type="float">
            <text:p>1689.372899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71074" calcext:value-type="float">
            <text:p>37107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27928.5695" calcext:value-type="float">
            <text:p>2727928.56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223685" calcext:value-type="float">
            <text:p>1.6223685</text:p>
          </table:table-cell>
          <table:table-cell office:value-type="float" office:value="1.58787244" calcext:value-type="float">
            <text:p>1.58787244</text:p>
          </table:table-cell>
          <table:table-cell office:value-type="float" office:value="-0.3163" calcext:value-type="float">
            <text:p>-0.3163</text:p>
          </table:table-cell>
          <table:table-cell office:value-type="float" office:value="0.6488392274" calcext:value-type="float">
            <text:p>0.6488392274</text:p>
          </table:table-cell>
          <table:table-cell office:value-type="float" office:value="9543.754503" calcext:value-type="float">
            <text:p>9543.754503</text:p>
          </table:table-cell>
          <table:table-cell office:value-type="float" office:value="10387.50585" calcext:value-type="float">
            <text:p>10387.50585</text:p>
          </table:table-cell>
          <table:table-cell office:value-type="float" office:value="-1" calcext:value-type="float">
            <text:p>-1</text:p>
          </table:table-cell>
          <table:table-cell office:value-type="float" office:value="1679.14798638" calcext:value-type="float">
            <text:p>1679.147986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2748" calcext:value-type="float">
            <text:p>37274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18176.7281" calcext:value-type="float">
            <text:p>2718176.72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28189" calcext:value-type="float">
            <text:p>1.628189</text:p>
          </table:table-cell>
          <table:table-cell office:value-type="float" office:value="1.59369131" calcext:value-type="float">
            <text:p>1.59369131</text:p>
          </table:table-cell>
          <table:table-cell office:value-type="float" office:value="-0.3133" calcext:value-type="float">
            <text:p>-0.3133</text:p>
          </table:table-cell>
          <table:table-cell office:value-type="float" office:value="0.6464480057" calcext:value-type="float">
            <text:p>0.6464480057</text:p>
          </table:table-cell>
          <table:table-cell office:value-type="float" office:value="9577.577118" calcext:value-type="float">
            <text:p>9577.577118</text:p>
          </table:table-cell>
          <table:table-cell office:value-type="float" office:value="10422.402514" calcext:value-type="float">
            <text:p>10422.402514</text:p>
          </table:table-cell>
          <table:table-cell office:value-type="float" office:value="-1" calcext:value-type="float">
            <text:p>-1</text:p>
          </table:table-cell>
          <table:table-cell office:value-type="float" office:value="1669.01959544" calcext:value-type="float">
            <text:p>1669.019595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4412" calcext:value-type="float">
            <text:p>37441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708424.8867" calcext:value-type="float">
            <text:p>2708424.88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340514" calcext:value-type="float">
            <text:p>1.6340514</text:p>
          </table:table-cell>
          <table:table-cell office:value-type="float" office:value="1.5995563" calcext:value-type="float">
            <text:p>1.5995563</text:p>
          </table:table-cell>
          <table:table-cell office:value-type="float" office:value="-0.3103" calcext:value-type="float">
            <text:p>-0.3103</text:p>
          </table:table-cell>
          <table:table-cell office:value-type="float" office:value="0.6440399287" calcext:value-type="float">
            <text:p>0.6440399287</text:p>
          </table:table-cell>
          <table:table-cell office:value-type="float" office:value="9611.54738" calcext:value-type="float">
            <text:p>9611.54738</text:p>
          </table:table-cell>
          <table:table-cell office:value-type="float" office:value="10457.427331" calcext:value-type="float">
            <text:p>10457.427331</text:p>
          </table:table-cell>
          <table:table-cell office:value-type="float" office:value="-1" calcext:value-type="float">
            <text:p>-1</text:p>
          </table:table-cell>
          <table:table-cell office:value-type="float" office:value="1658.98772665" calcext:value-type="float">
            <text:p>1658.987726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6066" calcext:value-type="float">
            <text:p>37606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98673.0453" calcext:value-type="float">
            <text:p>2698673.04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399562" calcext:value-type="float">
            <text:p>1.6399562</text:p>
          </table:table-cell>
          <table:table-cell office:value-type="float" office:value="1.60546787" calcext:value-type="float">
            <text:p>1.60546787</text:p>
          </table:table-cell>
          <table:table-cell office:value-type="float" office:value="-0.3073" calcext:value-type="float">
            <text:p>-0.3073</text:p>
          </table:table-cell>
          <table:table-cell office:value-type="float" office:value="0.6416148369" calcext:value-type="float">
            <text:p>0.6416148369</text:p>
          </table:table-cell>
          <table:table-cell office:value-type="float" office:value="9645.665997" calcext:value-type="float">
            <text:p>9645.665997</text:p>
          </table:table-cell>
          <table:table-cell office:value-type="float" office:value="10492.581317" calcext:value-type="float">
            <text:p>10492.581317</text:p>
          </table:table-cell>
          <table:table-cell office:value-type="float" office:value="-1" calcext:value-type="float">
            <text:p>-1</text:p>
          </table:table-cell>
          <table:table-cell office:value-type="float" office:value="1649.05238001" calcext:value-type="float">
            <text:p>1649.05238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7710" calcext:value-type="float">
            <text:p>37771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88921.2039" calcext:value-type="float">
            <text:p>2688921.20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459038" calcext:value-type="float">
            <text:p>1.6459038</text:p>
          </table:table-cell>
          <table:table-cell office:value-type="float" office:value="1.6114265" calcext:value-type="float">
            <text:p>1.6114265</text:p>
          </table:table-cell>
          <table:table-cell office:value-type="float" office:value="-0.3043" calcext:value-type="float">
            <text:p>-0.3043</text:p>
          </table:table-cell>
          <table:table-cell office:value-type="float" office:value="0.6391725692" calcext:value-type="float">
            <text:p>0.6391725692</text:p>
          </table:table-cell>
          <table:table-cell office:value-type="float" office:value="9679.933688" calcext:value-type="float">
            <text:p>9679.933688</text:p>
          </table:table-cell>
          <table:table-cell office:value-type="float" office:value="10527.8655" calcext:value-type="float">
            <text:p>10527.8655</text:p>
          </table:table-cell>
          <table:table-cell office:value-type="float" office:value="-1" calcext:value-type="float">
            <text:p>-1</text:p>
          </table:table-cell>
          <table:table-cell office:value-type="float" office:value="1639.21355552" calcext:value-type="float">
            <text:p>1639.213555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9344" calcext:value-type="float">
            <text:p>37934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79169.3625" calcext:value-type="float">
            <text:p>2679169.3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518946" calcext:value-type="float">
            <text:p>1.6518946</text:p>
          </table:table-cell>
          <table:table-cell office:value-type="float" office:value="1.61743267" calcext:value-type="float">
            <text:p>1.61743267</text:p>
          </table:table-cell>
          <table:table-cell office:value-type="float" office:value="-0.3013" calcext:value-type="float">
            <text:p>-0.3013</text:p>
          </table:table-cell>
          <table:table-cell office:value-type="float" office:value="0.6367129623" calcext:value-type="float">
            <text:p>0.6367129623</text:p>
          </table:table-cell>
          <table:table-cell office:value-type="float" office:value="9714.351188" calcext:value-type="float">
            <text:p>9714.351188</text:p>
          </table:table-cell>
          <table:table-cell office:value-type="float" office:value="10563.280917" calcext:value-type="float">
            <text:p>10563.280917</text:p>
          </table:table-cell>
          <table:table-cell office:value-type="float" office:value="-1" calcext:value-type="float">
            <text:p>-1</text:p>
          </table:table-cell>
          <table:table-cell office:value-type="float" office:value="1629.47125318" calcext:value-type="float">
            <text:p>1629.471253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0969" calcext:value-type="float">
            <text:p>38096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69417.5211" calcext:value-type="float">
            <text:p>2669417.52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579293" calcext:value-type="float">
            <text:p>1.6579293</text:p>
          </table:table-cell>
          <table:table-cell office:value-type="float" office:value="1.62348687" calcext:value-type="float">
            <text:p>1.62348687</text:p>
          </table:table-cell>
          <table:table-cell office:value-type="float" office:value="-0.2983" calcext:value-type="float">
            <text:p>-0.2983</text:p>
          </table:table-cell>
          <table:table-cell office:value-type="float" office:value="0.6342358506" calcext:value-type="float">
            <text:p>0.6342358506</text:p>
          </table:table-cell>
          <table:table-cell office:value-type="float" office:value="9748.91925" calcext:value-type="float">
            <text:p>9748.91925</text:p>
          </table:table-cell>
          <table:table-cell office:value-type="float" office:value="10598.828616" calcext:value-type="float">
            <text:p>10598.828616</text:p>
          </table:table-cell>
          <table:table-cell office:value-type="float" office:value="-1" calcext:value-type="float">
            <text:p>-1</text:p>
          </table:table-cell>
          <table:table-cell office:value-type="float" office:value="1619.82547299" calcext:value-type="float">
            <text:p>1619.825472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82584" calcext:value-type="float">
            <text:p>38258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59665.6797" calcext:value-type="float">
            <text:p>2659665.67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640082" calcext:value-type="float">
            <text:p>1.6640082</text:p>
          </table:table-cell>
          <table:table-cell office:value-type="float" office:value="1.62958959" calcext:value-type="float">
            <text:p>1.62958959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0.6317410668" calcext:value-type="float">
            <text:p>0.6317410668</text:p>
          </table:table-cell>
          <table:table-cell office:value-type="float" office:value="9783.638637" calcext:value-type="float">
            <text:p>9783.638637</text:p>
          </table:table-cell>
          <table:table-cell office:value-type="float" office:value="10634.509656" calcext:value-type="float">
            <text:p>10634.509656</text:p>
          </table:table-cell>
          <table:table-cell office:value-type="float" office:value="-1" calcext:value-type="float">
            <text:p>-1</text:p>
          </table:table-cell>
          <table:table-cell office:value-type="float" office:value="1610.27621495" calcext:value-type="float">
            <text:p>1610.276214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84190" calcext:value-type="float">
            <text:p>38419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49913.8383" calcext:value-type="float">
            <text:p>2649913.83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701318" calcext:value-type="float">
            <text:p>1.6701318</text:p>
          </table:table-cell>
          <table:table-cell office:value-type="float" office:value="1.63574133" calcext:value-type="float">
            <text:p>1.63574133</text:p>
          </table:table-cell>
          <table:table-cell office:value-type="float" office:value="-0.2923" calcext:value-type="float">
            <text:p>-0.2923</text:p>
          </table:table-cell>
          <table:table-cell office:value-type="float" office:value="0.6292284412" calcext:value-type="float">
            <text:p>0.6292284412</text:p>
          </table:table-cell>
          <table:table-cell office:value-type="float" office:value="9818.51013" calcext:value-type="float">
            <text:p>9818.51013</text:p>
          </table:table-cell>
          <table:table-cell office:value-type="float" office:value="10670.325108" calcext:value-type="float">
            <text:p>10670.325108</text:p>
          </table:table-cell>
          <table:table-cell office:value-type="float" office:value="-0.9" calcext:value-type="float">
            <text:p>-0.9</text:p>
          </table:table-cell>
          <table:table-cell office:value-type="float" office:value="1600.82347906" calcext:value-type="float">
            <text:p>1600.823479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85786" calcext:value-type="float">
            <text:p>38578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40161.9969" calcext:value-type="float">
            <text:p>2640161.99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763007" calcext:value-type="float">
            <text:p>1.6763007</text:p>
          </table:table-cell>
          <table:table-cell office:value-type="float" office:value="1.6419426" calcext:value-type="float">
            <text:p>1.6419426</text:p>
          </table:table-cell>
          <table:table-cell office:value-type="float" office:value="-0.2893" calcext:value-type="float">
            <text:p>-0.2893</text:p>
          </table:table-cell>
          <table:table-cell office:value-type="float" office:value="0.626697802" calcext:value-type="float">
            <text:p>0.626697802</text:p>
          </table:table-cell>
          <table:table-cell office:value-type="float" office:value="9853.534527" calcext:value-type="float">
            <text:p>9853.534527</text:p>
          </table:table-cell>
          <table:table-cell office:value-type="float" office:value="10706.276052" calcext:value-type="float">
            <text:p>10706.276052</text:p>
          </table:table-cell>
          <table:table-cell office:value-type="float" office:value="-0.9" calcext:value-type="float">
            <text:p>-0.9</text:p>
          </table:table-cell>
          <table:table-cell office:value-type="float" office:value="1591.46726532" calcext:value-type="float">
            <text:p>1591.467265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7372" calcext:value-type="float">
            <text:p>38737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30410.1555" calcext:value-type="float">
            <text:p>2630410.15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825154" calcext:value-type="float">
            <text:p>1.6825154</text:p>
          </table:table-cell>
          <table:table-cell office:value-type="float" office:value="1.64819391" calcext:value-type="float">
            <text:p>1.64819391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0.6241489752" calcext:value-type="float">
            <text:p>0.6241489752</text:p>
          </table:table-cell>
          <table:table-cell office:value-type="float" office:value="9888.712637" calcext:value-type="float">
            <text:p>9888.712637</text:p>
          </table:table-cell>
          <table:table-cell office:value-type="float" office:value="10742.36358" calcext:value-type="float">
            <text:p>10742.36358</text:p>
          </table:table-cell>
          <table:table-cell office:value-type="float" office:value="-0.9" calcext:value-type="float">
            <text:p>-0.9</text:p>
          </table:table-cell>
          <table:table-cell office:value-type="float" office:value="1582.20757373" calcext:value-type="float">
            <text:p>1582.207573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88950" calcext:value-type="float">
            <text:p>38895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20658.3141" calcext:value-type="float">
            <text:p>2620658.3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887762" calcext:value-type="float">
            <text:p>1.6887762</text:p>
          </table:table-cell>
          <table:table-cell office:value-type="float" office:value="1.65449579" calcext:value-type="float">
            <text:p>1.65449579</text:p>
          </table:table-cell>
          <table:table-cell office:value-type="float" office:value="-0.2833" calcext:value-type="float">
            <text:p>-0.2833</text:p>
          </table:table-cell>
          <table:table-cell office:value-type="float" office:value="0.6215817845" calcext:value-type="float">
            <text:p>0.6215817845</text:p>
          </table:table-cell>
          <table:table-cell office:value-type="float" office:value="9924.045289" calcext:value-type="float">
            <text:p>9924.045289</text:p>
          </table:table-cell>
          <table:table-cell office:value-type="float" office:value="10778.588797" calcext:value-type="float">
            <text:p>10778.588797</text:p>
          </table:table-cell>
          <table:table-cell office:value-type="float" office:value="-0.9" calcext:value-type="float">
            <text:p>-0.9</text:p>
          </table:table-cell>
          <table:table-cell office:value-type="float" office:value="1573.04440429" calcext:value-type="float">
            <text:p>1573.044404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90519" calcext:value-type="float">
            <text:p>39051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10906.4727" calcext:value-type="float">
            <text:p>2610906.47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950839" calcext:value-type="float">
            <text:p>1.6950839</text:p>
          </table:table-cell>
          <table:table-cell office:value-type="float" office:value="1.66084876" calcext:value-type="float">
            <text:p>1.66084876</text:p>
          </table:table-cell>
          <table:table-cell office:value-type="float" office:value="-0.2803" calcext:value-type="float">
            <text:p>-0.2803</text:p>
          </table:table-cell>
          <table:table-cell office:value-type="float" office:value="0.6189960515" calcext:value-type="float">
            <text:p>0.6189960515</text:p>
          </table:table-cell>
          <table:table-cell office:value-type="float" office:value="9959.533323" calcext:value-type="float">
            <text:p>9959.533323</text:p>
          </table:table-cell>
          <table:table-cell office:value-type="float" office:value="10814.952815" calcext:value-type="float">
            <text:p>10814.952815</text:p>
          </table:table-cell>
          <table:table-cell office:value-type="float" office:value="-0.9" calcext:value-type="float">
            <text:p>-0.9</text:p>
          </table:table-cell>
          <table:table-cell office:value-type="float" office:value="1563.977757" calcext:value-type="float">
            <text:p>1563.9777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2078" calcext:value-type="float">
            <text:p>39207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601154.6313" calcext:value-type="float">
            <text:p>2601154.63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014388" calcext:value-type="float">
            <text:p>1.7014388</text:p>
          </table:table-cell>
          <table:table-cell office:value-type="float" office:value="1.66725335" calcext:value-type="float">
            <text:p>1.66725335</text:p>
          </table:table-cell>
          <table:table-cell office:value-type="float" office:value="-0.2773" calcext:value-type="float">
            <text:p>-0.2773</text:p>
          </table:table-cell>
          <table:table-cell office:value-type="float" office:value="0.6163915953" calcext:value-type="float">
            <text:p>0.6163915953</text:p>
          </table:table-cell>
          <table:table-cell office:value-type="float" office:value="9995.177599" calcext:value-type="float">
            <text:p>9995.177599</text:p>
          </table:table-cell>
          <table:table-cell office:value-type="float" office:value="10851.456763" calcext:value-type="float">
            <text:p>10851.456763</text:p>
          </table:table-cell>
          <table:table-cell office:value-type="float" office:value="-0.9" calcext:value-type="float">
            <text:p>-0.9</text:p>
          </table:table-cell>
          <table:table-cell office:value-type="float" office:value="1555.00763186" calcext:value-type="float">
            <text:p>1555.007631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3629" calcext:value-type="float">
            <text:p>39362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91402.7899" calcext:value-type="float">
            <text:p>2591402.78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078416" calcext:value-type="float">
            <text:p>1.7078416</text:p>
          </table:table-cell>
          <table:table-cell office:value-type="float" office:value="1.6737101" calcext:value-type="float">
            <text:p>1.6737101</text:p>
          </table:table-cell>
          <table:table-cell office:value-type="float" office:value="-0.2743" calcext:value-type="float">
            <text:p>-0.2743</text:p>
          </table:table-cell>
          <table:table-cell office:value-type="float" office:value="0.6137682327" calcext:value-type="float">
            <text:p>0.6137682327</text:p>
          </table:table-cell>
          <table:table-cell office:value-type="float" office:value="10030.97899" calcext:value-type="float">
            <text:p>10030.97899</text:p>
          </table:table-cell>
          <table:table-cell office:value-type="float" office:value="10888.101779" calcext:value-type="float">
            <text:p>10888.101779</text:p>
          </table:table-cell>
          <table:table-cell office:value-type="float" office:value="-0.9" calcext:value-type="float">
            <text:p>-0.9</text:p>
          </table:table-cell>
          <table:table-cell office:value-type="float" office:value="1546.13402887" calcext:value-type="float">
            <text:p>1546.134028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5170" calcext:value-type="float">
            <text:p>39517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81650.9485" calcext:value-type="float">
            <text:p>2581650.9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142927" calcext:value-type="float">
            <text:p>1.7142927</text:p>
          </table:table-cell>
          <table:table-cell office:value-type="float" office:value="1.68021957" calcext:value-type="float">
            <text:p>1.68021957</text:p>
          </table:table-cell>
          <table:table-cell office:value-type="float" office:value="-0.2713" calcext:value-type="float">
            <text:p>-0.2713</text:p>
          </table:table-cell>
          <table:table-cell office:value-type="float" office:value="0.6111257783" calcext:value-type="float">
            <text:p>0.6111257783</text:p>
          </table:table-cell>
          <table:table-cell office:value-type="float" office:value="10066.938385" calcext:value-type="float">
            <text:p>10066.938385</text:p>
          </table:table-cell>
          <table:table-cell office:value-type="float" office:value="10924.889013" calcext:value-type="float">
            <text:p>10924.889013</text:p>
          </table:table-cell>
          <table:table-cell office:value-type="float" office:value="-0.9" calcext:value-type="float">
            <text:p>-0.9</text:p>
          </table:table-cell>
          <table:table-cell office:value-type="float" office:value="1537.35694803" calcext:value-type="float">
            <text:p>1537.356948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96703" calcext:value-type="float">
            <text:p>39670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71899.1071" calcext:value-type="float">
            <text:p>2571899.10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207928" calcext:value-type="float">
            <text:p>1.7207928</text:p>
          </table:table-cell>
          <table:table-cell office:value-type="float" office:value="1.68678232" calcext:value-type="float">
            <text:p>1.68678232</text:p>
          </table:table-cell>
          <table:table-cell office:value-type="float" office:value="-0.2683" calcext:value-type="float">
            <text:p>-0.2683</text:p>
          </table:table-cell>
          <table:table-cell office:value-type="float" office:value="0.6084640441" calcext:value-type="float">
            <text:p>0.6084640441</text:p>
          </table:table-cell>
          <table:table-cell office:value-type="float" office:value="10103.056691" calcext:value-type="float">
            <text:p>10103.056691</text:p>
          </table:table-cell>
          <table:table-cell office:value-type="float" office:value="10961.819628" calcext:value-type="float">
            <text:p>10961.819628</text:p>
          </table:table-cell>
          <table:table-cell office:value-type="float" office:value="-0.9" calcext:value-type="float">
            <text:p>-0.9</text:p>
          </table:table-cell>
          <table:table-cell office:value-type="float" office:value="1528.67638934" calcext:value-type="float">
            <text:p>1528.676389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8228" calcext:value-type="float">
            <text:p>39822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62147.2657" calcext:value-type="float">
            <text:p>2562147.26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273424" calcext:value-type="float">
            <text:p>1.7273424</text:p>
          </table:table-cell>
          <table:table-cell office:value-type="float" office:value="1.69339889" calcext:value-type="float">
            <text:p>1.69339889</text:p>
          </table:table-cell>
          <table:table-cell office:value-type="float" office:value="-0.2653" calcext:value-type="float">
            <text:p>-0.2653</text:p>
          </table:table-cell>
          <table:table-cell office:value-type="float" office:value="0.6057828396" calcext:value-type="float">
            <text:p>0.6057828396</text:p>
          </table:table-cell>
          <table:table-cell office:value-type="float" office:value="10139.334829" calcext:value-type="float">
            <text:p>10139.334829</text:p>
          </table:table-cell>
          <table:table-cell office:value-type="float" office:value="10998.894798" calcext:value-type="float">
            <text:p>10998.894798</text:p>
          </table:table-cell>
          <table:table-cell office:value-type="float" office:value="-0.9" calcext:value-type="float">
            <text:p>-0.9</text:p>
          </table:table-cell>
          <table:table-cell office:value-type="float" office:value="1520.0923528" calcext:value-type="float">
            <text:p>1520.09235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99744" calcext:value-type="float">
            <text:p>39974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52395.4243" calcext:value-type="float">
            <text:p>2552395.42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33942" calcext:value-type="float">
            <text:p>1.733942</text:p>
          </table:table-cell>
          <table:table-cell office:value-type="float" office:value="1.70006987" calcext:value-type="float">
            <text:p>1.70006987</text:p>
          </table:table-cell>
          <table:table-cell office:value-type="float" office:value="-0.2623" calcext:value-type="float">
            <text:p>-0.2623</text:p>
          </table:table-cell>
          <table:table-cell office:value-type="float" office:value="0.6030819721" calcext:value-type="float">
            <text:p>0.6030819721</text:p>
          </table:table-cell>
          <table:table-cell office:value-type="float" office:value="10175.773738" calcext:value-type="float">
            <text:p>10175.773738</text:p>
          </table:table-cell>
          <table:table-cell office:value-type="float" office:value="11036.11571" calcext:value-type="float">
            <text:p>11036.11571</text:p>
          </table:table-cell>
          <table:table-cell office:value-type="float" office:value="-0.8" calcext:value-type="float">
            <text:p>-0.8</text:p>
          </table:table-cell>
          <table:table-cell office:value-type="float" office:value="1511.60483841" calcext:value-type="float">
            <text:p>1511.604838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1251" calcext:value-type="float">
            <text:p>40125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42643.5829" calcext:value-type="float">
            <text:p>2542643.58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405922" calcext:value-type="float">
            <text:p>1.7405922</text:p>
          </table:table-cell>
          <table:table-cell office:value-type="float" office:value="1.70679584" calcext:value-type="float">
            <text:p>1.70679584</text:p>
          </table:table-cell>
          <table:table-cell office:value-type="float" office:value="-0.2593" calcext:value-type="float">
            <text:p>-0.2593</text:p>
          </table:table-cell>
          <table:table-cell office:value-type="float" office:value="0.600361246" calcext:value-type="float">
            <text:p>0.600361246</text:p>
          </table:table-cell>
          <table:table-cell office:value-type="float" office:value="10212.374372" calcext:value-type="float">
            <text:p>10212.374372</text:p>
          </table:table-cell>
          <table:table-cell office:value-type="float" office:value="11073.483565" calcext:value-type="float">
            <text:p>11073.483565</text:p>
          </table:table-cell>
          <table:table-cell office:value-type="float" office:value="-0.8" calcext:value-type="float">
            <text:p>-0.8</text:p>
          </table:table-cell>
          <table:table-cell office:value-type="float" office:value="1503.21384617" calcext:value-type="float">
            <text:p>1503.213846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02750" calcext:value-type="float">
            <text:p>40275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32891.7415" calcext:value-type="float">
            <text:p>2532891.74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472936" calcext:value-type="float">
            <text:p>1.7472936</text:p>
          </table:table-cell>
          <table:table-cell office:value-type="float" office:value="1.71357738" calcext:value-type="float">
            <text:p>1.71357738</text:p>
          </table:table-cell>
          <table:table-cell office:value-type="float" office:value="-0.2563" calcext:value-type="float">
            <text:p>-0.2563</text:p>
          </table:table-cell>
          <table:table-cell office:value-type="float" office:value="0.5976204633" calcext:value-type="float">
            <text:p>0.5976204633</text:p>
          </table:table-cell>
          <table:table-cell office:value-type="float" office:value="10249.137701" calcext:value-type="float">
            <text:p>10249.137701</text:p>
          </table:table-cell>
          <table:table-cell office:value-type="float" office:value="11110.999575" calcext:value-type="float">
            <text:p>11110.999575</text:p>
          </table:table-cell>
          <table:table-cell office:value-type="float" office:value="-0.8" calcext:value-type="float">
            <text:p>-0.8</text:p>
          </table:table-cell>
          <table:table-cell office:value-type="float" office:value="1494.91937608" calcext:value-type="float">
            <text:p>1494.919376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4241" calcext:value-type="float">
            <text:p>40424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23139.9001" calcext:value-type="float">
            <text:p>2523139.9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540468" calcext:value-type="float">
            <text:p>1.7540468</text:p>
          </table:table-cell>
          <table:table-cell office:value-type="float" office:value="1.72041509" calcext:value-type="float">
            <text:p>1.72041509</text:p>
          </table:table-cell>
          <table:table-cell office:value-type="float" office:value="-0.2533" calcext:value-type="float">
            <text:p>-0.2533</text:p>
          </table:table-cell>
          <table:table-cell office:value-type="float" office:value="0.5948594234" calcext:value-type="float">
            <text:p>0.5948594234</text:p>
          </table:table-cell>
          <table:table-cell office:value-type="float" office:value="10286.064714" calcext:value-type="float">
            <text:p>10286.064714</text:p>
          </table:table-cell>
          <table:table-cell office:value-type="float" office:value="11148.664966" calcext:value-type="float">
            <text:p>11148.664966</text:p>
          </table:table-cell>
          <table:table-cell office:value-type="float" office:value="-0.8" calcext:value-type="float">
            <text:p>-0.8</text:p>
          </table:table-cell>
          <table:table-cell office:value-type="float" office:value="1486.72142814" calcext:value-type="float">
            <text:p>1486.721428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5724" calcext:value-type="float">
            <text:p>40572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13388.0587" calcext:value-type="float">
            <text:p>2513388.05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608524" calcext:value-type="float">
            <text:p>1.7608524</text:p>
          </table:table-cell>
          <table:table-cell office:value-type="float" office:value="1.72730956" calcext:value-type="float">
            <text:p>1.72730956</text:p>
          </table:table-cell>
          <table:table-cell office:value-type="float" office:value="-0.2503" calcext:value-type="float">
            <text:p>-0.2503</text:p>
          </table:table-cell>
          <table:table-cell office:value-type="float" office:value="0.5920779232" calcext:value-type="float">
            <text:p>0.5920779232</text:p>
          </table:table-cell>
          <table:table-cell office:value-type="float" office:value="10323.156416" calcext:value-type="float">
            <text:p>10323.156416</text:p>
          </table:table-cell>
          <table:table-cell office:value-type="float" office:value="11186.480976" calcext:value-type="float">
            <text:p>11186.480976</text:p>
          </table:table-cell>
          <table:table-cell office:value-type="float" office:value="-0.8" calcext:value-type="float">
            <text:p>-0.8</text:p>
          </table:table-cell>
          <table:table-cell office:value-type="float" office:value="1478.62000235" calcext:value-type="float">
            <text:p>1478.620002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7198" calcext:value-type="float">
            <text:p>40719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503636.2173" calcext:value-type="float">
            <text:p>2503636.2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677111" calcext:value-type="float">
            <text:p>1.7677111</text:p>
          </table:table-cell>
          <table:table-cell office:value-type="float" office:value="1.73426143" calcext:value-type="float">
            <text:p>1.73426143</text:p>
          </table:table-cell>
          <table:table-cell office:value-type="float" office:value="-0.2473" calcext:value-type="float">
            <text:p>-0.2473</text:p>
          </table:table-cell>
          <table:table-cell office:value-type="float" office:value="0.5892757565" calcext:value-type="float">
            <text:p>0.5892757565</text:p>
          </table:table-cell>
          <table:table-cell office:value-type="float" office:value="10360.413827" calcext:value-type="float">
            <text:p>10360.413827</text:p>
          </table:table-cell>
          <table:table-cell office:value-type="float" office:value="11224.448857" calcext:value-type="float">
            <text:p>11224.448857</text:p>
          </table:table-cell>
          <table:table-cell office:value-type="float" office:value="-0.8" calcext:value-type="float">
            <text:p>-0.8</text:p>
          </table:table-cell>
          <table:table-cell office:value-type="float" office:value="1470.61509871" calcext:value-type="float">
            <text:p>1470.615098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08665" calcext:value-type="float">
            <text:p>40866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93884.3759" calcext:value-type="float">
            <text:p>2493884.37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746234" calcext:value-type="float">
            <text:p>1.7746234</text:p>
          </table:table-cell>
          <table:table-cell office:value-type="float" office:value="1.74127129" calcext:value-type="float">
            <text:p>1.74127129</text:p>
          </table:table-cell>
          <table:table-cell office:value-type="float" office:value="-0.2443" calcext:value-type="float">
            <text:p>-0.2443</text:p>
          </table:table-cell>
          <table:table-cell office:value-type="float" office:value="0.5864527147" calcext:value-type="float">
            <text:p>0.5864527147</text:p>
          </table:table-cell>
          <table:table-cell office:value-type="float" office:value="10397.837986" calcext:value-type="float">
            <text:p>10397.837986</text:p>
          </table:table-cell>
          <table:table-cell office:value-type="float" office:value="11262.569875" calcext:value-type="float">
            <text:p>11262.569875</text:p>
          </table:table-cell>
          <table:table-cell office:value-type="float" office:value="-0.8" calcext:value-type="float">
            <text:p>-0.8</text:p>
          </table:table-cell>
          <table:table-cell office:value-type="float" office:value="1462.70671722" calcext:value-type="float">
            <text:p>1462.706717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10124" calcext:value-type="float">
            <text:p>41012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84132.5345" calcext:value-type="float">
            <text:p>2484132.53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815899" calcext:value-type="float">
            <text:p>1.7815899</text:p>
          </table:table-cell>
          <table:table-cell office:value-type="float" office:value="1.7483398" calcext:value-type="float">
            <text:p>1.7483398</text:p>
          </table:table-cell>
          <table:table-cell office:value-type="float" office:value="-0.2413" calcext:value-type="float">
            <text:p>-0.2413</text:p>
          </table:table-cell>
          <table:table-cell office:value-type="float" office:value="0.5836085863" calcext:value-type="float">
            <text:p>0.5836085863</text:p>
          </table:table-cell>
          <table:table-cell office:value-type="float" office:value="10435.429949" calcext:value-type="float">
            <text:p>10435.429949</text:p>
          </table:table-cell>
          <table:table-cell office:value-type="float" office:value="11300.84531" calcext:value-type="float">
            <text:p>11300.84531</text:p>
          </table:table-cell>
          <table:table-cell office:value-type="float" office:value="-0.8" calcext:value-type="float">
            <text:p>-0.8</text:p>
          </table:table-cell>
          <table:table-cell office:value-type="float" office:value="1454.89485788" calcext:value-type="float">
            <text:p>1454.894857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11575" calcext:value-type="float">
            <text:p>41157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74380.6931" calcext:value-type="float">
            <text:p>2474380.69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886114" calcext:value-type="float">
            <text:p>1.7886114</text:p>
          </table:table-cell>
          <table:table-cell office:value-type="float" office:value="1.75546758" calcext:value-type="float">
            <text:p>1.75546758</text:p>
          </table:table-cell>
          <table:table-cell office:value-type="float" office:value="-0.2383" calcext:value-type="float">
            <text:p>-0.2383</text:p>
          </table:table-cell>
          <table:table-cell office:value-type="float" office:value="0.5807431569" calcext:value-type="float">
            <text:p>0.5807431569</text:p>
          </table:table-cell>
          <table:table-cell office:value-type="float" office:value="10473.19079" calcext:value-type="float">
            <text:p>10473.19079</text:p>
          </table:table-cell>
          <table:table-cell office:value-type="float" office:value="11339.276455" calcext:value-type="float">
            <text:p>11339.276455</text:p>
          </table:table-cell>
          <table:table-cell office:value-type="float" office:value="-0.8" calcext:value-type="float">
            <text:p>-0.8</text:p>
          </table:table-cell>
          <table:table-cell office:value-type="float" office:value="1447.17952069" calcext:value-type="float">
            <text:p>1447.1795206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3018" calcext:value-type="float">
            <text:p>41301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64628.8517" calcext:value-type="float">
            <text:p>2464628.85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956884" calcext:value-type="float">
            <text:p>1.7956884</text:p>
          </table:table-cell>
          <table:table-cell office:value-type="float" office:value="1.76265528" calcext:value-type="float">
            <text:p>1.76265528</text:p>
          </table:table-cell>
          <table:table-cell office:value-type="float" office:value="-0.2353" calcext:value-type="float">
            <text:p>-0.2353</text:p>
          </table:table-cell>
          <table:table-cell office:value-type="float" office:value="0.5778562094" calcext:value-type="float">
            <text:p>0.5778562094</text:p>
          </table:table-cell>
          <table:table-cell office:value-type="float" office:value="10511.121598" calcext:value-type="float">
            <text:p>10511.121598</text:p>
          </table:table-cell>
          <table:table-cell office:value-type="float" office:value="11377.864616" calcext:value-type="float">
            <text:p>11377.864616</text:p>
          </table:table-cell>
          <table:table-cell office:value-type="float" office:value="-0.8" calcext:value-type="float">
            <text:p>-0.8</text:p>
          </table:table-cell>
          <table:table-cell office:value-type="float" office:value="1439.56070565" calcext:value-type="float">
            <text:p>1439.5607056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4454" calcext:value-type="float">
            <text:p>41445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54877.0103" calcext:value-type="float">
            <text:p>2454877.01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028217" calcext:value-type="float">
            <text:p>1.8028217</text:p>
          </table:table-cell>
          <table:table-cell office:value-type="float" office:value="1.76990356" calcext:value-type="float">
            <text:p>1.76990356</text:p>
          </table:table-cell>
          <table:table-cell office:value-type="float" office:value="-0.2323" calcext:value-type="float">
            <text:p>-0.2323</text:p>
          </table:table-cell>
          <table:table-cell office:value-type="float" office:value="0.5749475236" calcext:value-type="float">
            <text:p>0.5749475236</text:p>
          </table:table-cell>
          <table:table-cell office:value-type="float" office:value="10549.223482" calcext:value-type="float">
            <text:p>10549.223482</text:p>
          </table:table-cell>
          <table:table-cell office:value-type="float" office:value="11416.611117" calcext:value-type="float">
            <text:p>11416.611117</text:p>
          </table:table-cell>
          <table:table-cell office:value-type="float" office:value="-0.7" calcext:value-type="float">
            <text:p>-0.7</text:p>
          </table:table-cell>
          <table:table-cell office:value-type="float" office:value="1432.03841276" calcext:value-type="float">
            <text:p>1432.038412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5882" calcext:value-type="float">
            <text:p>41588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45125.1689" calcext:value-type="float">
            <text:p>2445125.16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100118" calcext:value-type="float">
            <text:p>1.8100118</text:p>
          </table:table-cell>
          <table:table-cell office:value-type="float" office:value="1.77721309" calcext:value-type="float">
            <text:p>1.77721309</text:p>
          </table:table-cell>
          <table:table-cell office:value-type="float" office:value="-0.2293" calcext:value-type="float">
            <text:p>-0.2293</text:p>
          </table:table-cell>
          <table:table-cell office:value-type="float" office:value="0.5720168764" calcext:value-type="float">
            <text:p>0.5720168764</text:p>
          </table:table-cell>
          <table:table-cell office:value-type="float" office:value="10587.497569" calcext:value-type="float">
            <text:p>10587.497569</text:p>
          </table:table-cell>
          <table:table-cell office:value-type="float" office:value="11455.517292" calcext:value-type="float">
            <text:p>11455.517292</text:p>
          </table:table-cell>
          <table:table-cell office:value-type="float" office:value="-0.7" calcext:value-type="float">
            <text:p>-0.7</text:p>
          </table:table-cell>
          <table:table-cell office:value-type="float" office:value="1424.61264202" calcext:value-type="float">
            <text:p>1424.612642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17303" calcext:value-type="float">
            <text:p>41730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35373.3275" calcext:value-type="float">
            <text:p>2435373.32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172596" calcext:value-type="float">
            <text:p>1.8172596</text:p>
          </table:table-cell>
          <table:table-cell office:value-type="float" office:value="1.78458454" calcext:value-type="float">
            <text:p>1.78458454</text:p>
          </table:table-cell>
          <table:table-cell office:value-type="float" office:value="-0.2263" calcext:value-type="float">
            <text:p>-0.2263</text:p>
          </table:table-cell>
          <table:table-cell office:value-type="float" office:value="0.5690640417" calcext:value-type="float">
            <text:p>0.5690640417</text:p>
          </table:table-cell>
          <table:table-cell office:value-type="float" office:value="10625.945003" calcext:value-type="float">
            <text:p>10625.945003</text:p>
          </table:table-cell>
          <table:table-cell office:value-type="float" office:value="11494.584493" calcext:value-type="float">
            <text:p>11494.584493</text:p>
          </table:table-cell>
          <table:table-cell office:value-type="float" office:value="-0.7" calcext:value-type="float">
            <text:p>-0.7</text:p>
          </table:table-cell>
          <table:table-cell office:value-type="float" office:value="1417.28339343" calcext:value-type="float">
            <text:p>1417.283393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8717" calcext:value-type="float">
            <text:p>41871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25621.4861" calcext:value-type="float">
            <text:p>2425621.48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245656" calcext:value-type="float">
            <text:p>1.8245656</text:p>
          </table:table-cell>
          <table:table-cell office:value-type="float" office:value="1.7920186" calcext:value-type="float">
            <text:p>1.7920186</text:p>
          </table:table-cell>
          <table:table-cell office:value-type="float" office:value="-0.2233" calcext:value-type="float">
            <text:p>-0.2233</text:p>
          </table:table-cell>
          <table:table-cell office:value-type="float" office:value="0.5660887902" calcext:value-type="float">
            <text:p>0.5660887902</text:p>
          </table:table-cell>
          <table:table-cell office:value-type="float" office:value="10664.566948" calcext:value-type="float">
            <text:p>10664.566948</text:p>
          </table:table-cell>
          <table:table-cell office:value-type="float" office:value="11533.814087" calcext:value-type="float">
            <text:p>11533.814087</text:p>
          </table:table-cell>
          <table:table-cell office:value-type="float" office:value="-0.7" calcext:value-type="float">
            <text:p>-0.7</text:p>
          </table:table-cell>
          <table:table-cell office:value-type="float" office:value="1410.05066699" calcext:value-type="float">
            <text:p>1410.050666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20123" calcext:value-type="float">
            <text:p>42012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15869.6447" calcext:value-type="float">
            <text:p>2415869.64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319306" calcext:value-type="float">
            <text:p>1.8319306</text:p>
          </table:table-cell>
          <table:table-cell office:value-type="float" office:value="1.79951598" calcext:value-type="float">
            <text:p>1.79951598</text:p>
          </table:table-cell>
          <table:table-cell office:value-type="float" office:value="-0.2203" calcext:value-type="float">
            <text:p>-0.2203</text:p>
          </table:table-cell>
          <table:table-cell office:value-type="float" office:value="0.5630908896" calcext:value-type="float">
            <text:p>0.5630908896</text:p>
          </table:table-cell>
          <table:table-cell office:value-type="float" office:value="10703.364583" calcext:value-type="float">
            <text:p>10703.364583</text:p>
          </table:table-cell>
          <table:table-cell office:value-type="float" office:value="11573.207454" calcext:value-type="float">
            <text:p>11573.207454</text:p>
          </table:table-cell>
          <table:table-cell office:value-type="float" office:value="-0.7" calcext:value-type="float">
            <text:p>-0.7</text:p>
          </table:table-cell>
          <table:table-cell office:value-type="float" office:value="1402.9144627" calcext:value-type="float">
            <text:p>1402.91446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1523" calcext:value-type="float">
            <text:p>42152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406117.8033" calcext:value-type="float">
            <text:p>2406117.80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393553" calcext:value-type="float">
            <text:p>1.8393553</text:p>
          </table:table-cell>
          <table:table-cell office:value-type="float" office:value="1.80707737" calcext:value-type="float">
            <text:p>1.80707737</text:p>
          </table:table-cell>
          <table:table-cell office:value-type="float" office:value="-0.2173" calcext:value-type="float">
            <text:p>-0.2173</text:p>
          </table:table-cell>
          <table:table-cell office:value-type="float" office:value="0.5600701044" calcext:value-type="float">
            <text:p>0.5600701044</text:p>
          </table:table-cell>
          <table:table-cell office:value-type="float" office:value="10742.339109" calcext:value-type="float">
            <text:p>10742.339109</text:p>
          </table:table-cell>
          <table:table-cell office:value-type="float" office:value="11612.76599" calcext:value-type="float">
            <text:p>11612.76599</text:p>
          </table:table-cell>
          <table:table-cell office:value-type="float" office:value="-0.7" calcext:value-type="float">
            <text:p>-0.7</text:p>
          </table:table-cell>
          <table:table-cell office:value-type="float" office:value="1395.87478056" calcext:value-type="float">
            <text:p>1395.874780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2915" calcext:value-type="float">
            <text:p>42291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96365.9619" calcext:value-type="float">
            <text:p>2396365.96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468404" calcext:value-type="float">
            <text:p>1.8468404</text:p>
          </table:table-cell>
          <table:table-cell office:value-type="float" office:value="1.8147035" calcext:value-type="float">
            <text:p>1.8147035</text:p>
          </table:table-cell>
          <table:table-cell office:value-type="float" office:value="-0.2143" calcext:value-type="float">
            <text:p>-0.2143</text:p>
          </table:table-cell>
          <table:table-cell office:value-type="float" office:value="0.5570261959" calcext:value-type="float">
            <text:p>0.5570261959</text:p>
          </table:table-cell>
          <table:table-cell office:value-type="float" office:value="10781.491744" calcext:value-type="float">
            <text:p>10781.491744</text:p>
          </table:table-cell>
          <table:table-cell office:value-type="float" office:value="11652.491108" calcext:value-type="float">
            <text:p>11652.491108</text:p>
          </table:table-cell>
          <table:table-cell office:value-type="float" office:value="-0.7" calcext:value-type="float">
            <text:p>-0.7</text:p>
          </table:table-cell>
          <table:table-cell office:value-type="float" office:value="1388.93162057" calcext:value-type="float">
            <text:p>1388.931620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4300" calcext:value-type="float">
            <text:p>42430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86614.1205" calcext:value-type="float">
            <text:p>2386614.12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543867" calcext:value-type="float">
            <text:p>1.8543867</text:p>
          </table:table-cell>
          <table:table-cell office:value-type="float" office:value="1.8223951" calcext:value-type="float">
            <text:p>1.8223951</text:p>
          </table:table-cell>
          <table:table-cell office:value-type="float" office:value="-0.2113" calcext:value-type="float">
            <text:p>-0.2113</text:p>
          </table:table-cell>
          <table:table-cell office:value-type="float" office:value="0.553958922" calcext:value-type="float">
            <text:p>0.553958922</text:p>
          </table:table-cell>
          <table:table-cell office:value-type="float" office:value="10820.823726" calcext:value-type="float">
            <text:p>10820.823726</text:p>
          </table:table-cell>
          <table:table-cell office:value-type="float" office:value="11692.384236" calcext:value-type="float">
            <text:p>11692.384236</text:p>
          </table:table-cell>
          <table:table-cell office:value-type="float" office:value="-0.7" calcext:value-type="float">
            <text:p>-0.7</text:p>
          </table:table-cell>
          <table:table-cell office:value-type="float" office:value="1382.08498273" calcext:value-type="float">
            <text:p>1382.084982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5679" calcext:value-type="float">
            <text:p>42567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76862.2791" calcext:value-type="float">
            <text:p>2376862.27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619949" calcext:value-type="float">
            <text:p>1.8619949</text:p>
          </table:table-cell>
          <table:table-cell office:value-type="float" office:value="1.8301529" calcext:value-type="float">
            <text:p>1.8301529</text:p>
          </table:table-cell>
          <table:table-cell office:value-type="float" office:value="-0.2083" calcext:value-type="float">
            <text:p>-0.2083</text:p>
          </table:table-cell>
          <table:table-cell office:value-type="float" office:value="0.5508680373" calcext:value-type="float">
            <text:p>0.5508680373</text:p>
          </table:table-cell>
          <table:table-cell office:value-type="float" office:value="10860.336312" calcext:value-type="float">
            <text:p>10860.336312</text:p>
          </table:table-cell>
          <table:table-cell office:value-type="float" office:value="11732.446819" calcext:value-type="float">
            <text:p>11732.446819</text:p>
          </table:table-cell>
          <table:table-cell office:value-type="float" office:value="-0.7" calcext:value-type="float">
            <text:p>-0.7</text:p>
          </table:table-cell>
          <table:table-cell office:value-type="float" office:value="1375.33486704" calcext:value-type="float">
            <text:p>1375.334867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7051" calcext:value-type="float">
            <text:p>42705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67110.4377" calcext:value-type="float">
            <text:p>2367110.43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696658" calcext:value-type="float">
            <text:p>1.8696658</text:p>
          </table:table-cell>
          <table:table-cell office:value-type="float" office:value="1.83797766" calcext:value-type="float">
            <text:p>1.83797766</text:p>
          </table:table-cell>
          <table:table-cell office:value-type="float" office:value="-0.2053" calcext:value-type="float">
            <text:p>-0.2053</text:p>
          </table:table-cell>
          <table:table-cell office:value-type="float" office:value="0.5477532931" calcext:value-type="float">
            <text:p>0.5477532931</text:p>
          </table:table-cell>
          <table:table-cell office:value-type="float" office:value="10900.030778" calcext:value-type="float">
            <text:p>10900.030778</text:p>
          </table:table-cell>
          <table:table-cell office:value-type="float" office:value="11772.680316" calcext:value-type="float">
            <text:p>11772.680316</text:p>
          </table:table-cell>
          <table:table-cell office:value-type="float" office:value="-0.7" calcext:value-type="float">
            <text:p>-0.7</text:p>
          </table:table-cell>
          <table:table-cell office:value-type="float" office:value="1368.6812735" calcext:value-type="float">
            <text:p>1368.68127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28417" calcext:value-type="float">
            <text:p>42841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57358.5963" calcext:value-type="float">
            <text:p>2357358.59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774002" calcext:value-type="float">
            <text:p>1.8774002</text:p>
          </table:table-cell>
          <table:table-cell office:value-type="float" office:value="1.84587015" calcext:value-type="float">
            <text:p>1.84587015</text:p>
          </table:table-cell>
          <table:table-cell office:value-type="float" office:value="-0.2023" calcext:value-type="float">
            <text:p>-0.2023</text:p>
          </table:table-cell>
          <table:table-cell office:value-type="float" office:value="0.5446144372" calcext:value-type="float">
            <text:p>0.5446144372</text:p>
          </table:table-cell>
          <table:table-cell office:value-type="float" office:value="10939.90842" calcext:value-type="float">
            <text:p>10939.90842</text:p>
          </table:table-cell>
          <table:table-cell office:value-type="float" office:value="11813.086205" calcext:value-type="float">
            <text:p>11813.086205</text:p>
          </table:table-cell>
          <table:table-cell office:value-type="float" office:value="-0.7" calcext:value-type="float">
            <text:p>-0.7</text:p>
          </table:table-cell>
          <table:table-cell office:value-type="float" office:value="1362.12420211" calcext:value-type="float">
            <text:p>1362.124202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9775" calcext:value-type="float">
            <text:p>42977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47606.7549" calcext:value-type="float">
            <text:p>2347606.75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851988" calcext:value-type="float">
            <text:p>1.8851988</text:p>
          </table:table-cell>
          <table:table-cell office:value-type="float" office:value="1.85383113" calcext:value-type="float">
            <text:p>1.85383113</text:p>
          </table:table-cell>
          <table:table-cell office:value-type="float" office:value="-0.1993" calcext:value-type="float">
            <text:p>-0.1993</text:p>
          </table:table-cell>
          <table:table-cell office:value-type="float" office:value="0.5414512137" calcext:value-type="float">
            <text:p>0.5414512137</text:p>
          </table:table-cell>
          <table:table-cell office:value-type="float" office:value="10979.970553" calcext:value-type="float">
            <text:p>10979.970553</text:p>
          </table:table-cell>
          <table:table-cell office:value-type="float" office:value="11853.665981" calcext:value-type="float">
            <text:p>11853.665981</text:p>
          </table:table-cell>
          <table:table-cell office:value-type="float" office:value="-0.6" calcext:value-type="float">
            <text:p>-0.6</text:p>
          </table:table-cell>
          <table:table-cell office:value-type="float" office:value="1355.66365287" calcext:value-type="float">
            <text:p>1355.663652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31128" calcext:value-type="float">
            <text:p>43112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37854.9135" calcext:value-type="float">
            <text:p>2337854.91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930625" calcext:value-type="float">
            <text:p>1.8930625</text:p>
          </table:table-cell>
          <table:table-cell office:value-type="float" office:value="1.86186139" calcext:value-type="float">
            <text:p>1.86186139</text:p>
          </table:table-cell>
          <table:table-cell office:value-type="float" office:value="-0.1963" calcext:value-type="float">
            <text:p>-0.1963</text:p>
          </table:table-cell>
          <table:table-cell office:value-type="float" office:value="0.5382633633" calcext:value-type="float">
            <text:p>0.5382633633</text:p>
          </table:table-cell>
          <table:table-cell office:value-type="float" office:value="11020.218515" calcext:value-type="float">
            <text:p>11020.218515</text:p>
          </table:table-cell>
          <table:table-cell office:value-type="float" office:value="11894.421154" calcext:value-type="float">
            <text:p>11894.421154</text:p>
          </table:table-cell>
          <table:table-cell office:value-type="float" office:value="-0.6" calcext:value-type="float">
            <text:p>-0.6</text:p>
          </table:table-cell>
          <table:table-cell office:value-type="float" office:value="1349.29962578" calcext:value-type="float">
            <text:p>1349.299625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32474" calcext:value-type="float">
            <text:p>43247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28103.0721" calcext:value-type="float">
            <text:p>2328103.07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009921" calcext:value-type="float">
            <text:p>1.9009921</text:p>
          </table:table-cell>
          <table:table-cell office:value-type="float" office:value="1.86996175" calcext:value-type="float">
            <text:p>1.86996175</text:p>
          </table:table-cell>
          <table:table-cell office:value-type="float" office:value="-0.1933" calcext:value-type="float">
            <text:p>-0.1933</text:p>
          </table:table-cell>
          <table:table-cell office:value-type="float" office:value="0.5350506231" calcext:value-type="float">
            <text:p>0.5350506231</text:p>
          </table:table-cell>
          <table:table-cell office:value-type="float" office:value="11060.65366" calcext:value-type="float">
            <text:p>11060.65366</text:p>
          </table:table-cell>
          <table:table-cell office:value-type="float" office:value="11935.353253" calcext:value-type="float">
            <text:p>11935.353253</text:p>
          </table:table-cell>
          <table:table-cell office:value-type="float" office:value="-0.6" calcext:value-type="float">
            <text:p>-0.6</text:p>
          </table:table-cell>
          <table:table-cell office:value-type="float" office:value="1343.03212084" calcext:value-type="float">
            <text:p>1343.032120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33814" calcext:value-type="float">
            <text:p>43381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18351.2307" calcext:value-type="float">
            <text:p>2318351.23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089884" calcext:value-type="float">
            <text:p>1.9089884</text:p>
          </table:table-cell>
          <table:table-cell office:value-type="float" office:value="1.878133" calcext:value-type="float">
            <text:p>1.878133</text:p>
          </table:table-cell>
          <table:table-cell office:value-type="float" office:value="-0.1903" calcext:value-type="float">
            <text:p>-0.1903</text:p>
          </table:table-cell>
          <table:table-cell office:value-type="float" office:value="0.5318127263" calcext:value-type="float">
            <text:p>0.5318127263</text:p>
          </table:table-cell>
          <table:table-cell office:value-type="float" office:value="11101.277366" calcext:value-type="float">
            <text:p>11101.277366</text:p>
          </table:table-cell>
          <table:table-cell office:value-type="float" office:value="11976.463824" calcext:value-type="float">
            <text:p>11976.463824</text:p>
          </table:table-cell>
          <table:table-cell office:value-type="float" office:value="-0.6" calcext:value-type="float">
            <text:p>-0.6</text:p>
          </table:table-cell>
          <table:table-cell office:value-type="float" office:value="1336.86113805" calcext:value-type="float">
            <text:p>1336.861138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5148" calcext:value-type="float">
            <text:p>43514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308599.3893" calcext:value-type="float">
            <text:p>2308599.38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170522" calcext:value-type="float">
            <text:p>1.9170522</text:p>
          </table:table-cell>
          <table:table-cell office:value-type="float" office:value="1.88637597" calcext:value-type="float">
            <text:p>1.88637597</text:p>
          </table:table-cell>
          <table:table-cell office:value-type="float" office:value="-0.1873" calcext:value-type="float">
            <text:p>-0.1873</text:p>
          </table:table-cell>
          <table:table-cell office:value-type="float" office:value="0.5285494026" calcext:value-type="float">
            <text:p>0.5285494026</text:p>
          </table:table-cell>
          <table:table-cell office:value-type="float" office:value="11142.09103" calcext:value-type="float">
            <text:p>11142.09103</text:p>
          </table:table-cell>
          <table:table-cell office:value-type="float" office:value="12017.754432" calcext:value-type="float">
            <text:p>12017.754432</text:p>
          </table:table-cell>
          <table:table-cell office:value-type="float" office:value="-0.6" calcext:value-type="float">
            <text:p>-0.6</text:p>
          </table:table-cell>
          <table:table-cell office:value-type="float" office:value="1330.78667741" calcext:value-type="float">
            <text:p>1330.786677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36476" calcext:value-type="float">
            <text:p>43647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98847.5479" calcext:value-type="float">
            <text:p>2298847.54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251844" calcext:value-type="float">
            <text:p>1.9251844</text:p>
          </table:table-cell>
          <table:table-cell office:value-type="float" office:value="1.89469151" calcext:value-type="float">
            <text:p>1.89469151</text:p>
          </table:table-cell>
          <table:table-cell office:value-type="float" office:value="-0.1843" calcext:value-type="float">
            <text:p>-0.1843</text:p>
          </table:table-cell>
          <table:table-cell office:value-type="float" office:value="0.5252603776" calcext:value-type="float">
            <text:p>0.5252603776</text:p>
          </table:table-cell>
          <table:table-cell office:value-type="float" office:value="11183.096071" calcext:value-type="float">
            <text:p>11183.096071</text:p>
          </table:table-cell>
          <table:table-cell office:value-type="float" office:value="12059.226659" calcext:value-type="float">
            <text:p>12059.226659</text:p>
          </table:table-cell>
          <table:table-cell office:value-type="float" office:value="-0.6" calcext:value-type="float">
            <text:p>-0.6</text:p>
          </table:table-cell>
          <table:table-cell office:value-type="float" office:value="1324.80873892" calcext:value-type="float">
            <text:p>1324.808738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7797" calcext:value-type="float">
            <text:p>43779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89095.7065" calcext:value-type="float">
            <text:p>2289095.70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33386" calcext:value-type="float">
            <text:p>1.933386</text:p>
          </table:table-cell>
          <table:table-cell office:value-type="float" office:value="1.90308046" calcext:value-type="float">
            <text:p>1.90308046</text:p>
          </table:table-cell>
          <table:table-cell office:value-type="float" office:value="-0.1813" calcext:value-type="float">
            <text:p>-0.1813</text:p>
          </table:table-cell>
          <table:table-cell office:value-type="float" office:value="0.5219453731" calcext:value-type="float">
            <text:p>0.5219453731</text:p>
          </table:table-cell>
          <table:table-cell office:value-type="float" office:value="11224.293929" calcext:value-type="float">
            <text:p>11224.293929</text:p>
          </table:table-cell>
          <table:table-cell office:value-type="float" office:value="12100.882107" calcext:value-type="float">
            <text:p>12100.882107</text:p>
          </table:table-cell>
          <table:table-cell office:value-type="float" office:value="-0.6" calcext:value-type="float">
            <text:p>-0.6</text:p>
          </table:table-cell>
          <table:table-cell office:value-type="float" office:value="1318.92732258" calcext:value-type="float">
            <text:p>1318.927322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39114" calcext:value-type="float">
            <text:p>43911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79343.8651" calcext:value-type="float">
            <text:p>2279343.86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416577" calcext:value-type="float">
            <text:p>1.9416577</text:p>
          </table:table-cell>
          <table:table-cell office:value-type="float" office:value="1.91154369" calcext:value-type="float">
            <text:p>1.91154369</text:p>
          </table:table-cell>
          <table:table-cell office:value-type="float" office:value="-0.1783" calcext:value-type="float">
            <text:p>-0.1783</text:p>
          </table:table-cell>
          <table:table-cell office:value-type="float" office:value="0.518604107" calcext:value-type="float">
            <text:p>0.518604107</text:p>
          </table:table-cell>
          <table:table-cell office:value-type="float" office:value="11265.686066" calcext:value-type="float">
            <text:p>11265.686066</text:p>
          </table:table-cell>
          <table:table-cell office:value-type="float" office:value="12142.722395" calcext:value-type="float">
            <text:p>12142.722395</text:p>
          </table:table-cell>
          <table:table-cell office:value-type="float" office:value="-0.6" calcext:value-type="float">
            <text:p>-0.6</text:p>
          </table:table-cell>
          <table:table-cell office:value-type="float" office:value="1313.14242839" calcext:value-type="float">
            <text:p>1313.142428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0424" calcext:value-type="float">
            <text:p>44042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69592.0237" calcext:value-type="float">
            <text:p>2269592.02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500005" calcext:value-type="float">
            <text:p>1.9500005</text:p>
          </table:table-cell>
          <table:table-cell office:value-type="float" office:value="1.92008209" calcext:value-type="float">
            <text:p>1.92008209</text:p>
          </table:table-cell>
          <table:table-cell office:value-type="float" office:value="-0.1753" calcext:value-type="float">
            <text:p>-0.1753</text:p>
          </table:table-cell>
          <table:table-cell office:value-type="float" office:value="0.515236293" calcext:value-type="float">
            <text:p>0.515236293</text:p>
          </table:table-cell>
          <table:table-cell office:value-type="float" office:value="11307.273965" calcext:value-type="float">
            <text:p>11307.273965</text:p>
          </table:table-cell>
          <table:table-cell office:value-type="float" office:value="12184.749162" calcext:value-type="float">
            <text:p>12184.749162</text:p>
          </table:table-cell>
          <table:table-cell office:value-type="float" office:value="-0.6" calcext:value-type="float">
            <text:p>-0.6</text:p>
          </table:table-cell>
          <table:table-cell office:value-type="float" office:value="1307.45405635" calcext:value-type="float">
            <text:p>1307.454056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1728" calcext:value-type="float">
            <text:p>44172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59840.1823" calcext:value-type="float">
            <text:p>2259840.18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584153" calcext:value-type="float">
            <text:p>1.9584153</text:p>
          </table:table-cell>
          <table:table-cell office:value-type="float" office:value="1.92869654" calcext:value-type="float">
            <text:p>1.92869654</text:p>
          </table:table-cell>
          <table:table-cell office:value-type="float" office:value="-0.1723" calcext:value-type="float">
            <text:p>-0.1723</text:p>
          </table:table-cell>
          <table:table-cell office:value-type="float" office:value="0.5118416409" calcext:value-type="float">
            <text:p>0.5118416409</text:p>
          </table:table-cell>
          <table:table-cell office:value-type="float" office:value="11349.059132" calcext:value-type="float">
            <text:p>11349.059132</text:p>
          </table:table-cell>
          <table:table-cell office:value-type="float" office:value="12226.964068" calcext:value-type="float">
            <text:p>12226.964068</text:p>
          </table:table-cell>
          <table:table-cell office:value-type="float" office:value="-0.6" calcext:value-type="float">
            <text:p>-0.6</text:p>
          </table:table-cell>
          <table:table-cell office:value-type="float" office:value="1301.86220646" calcext:value-type="float">
            <text:p>1301.8622064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3028" calcext:value-type="float">
            <text:p>44302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50088.3409" calcext:value-type="float">
            <text:p>2250088.34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66903" calcext:value-type="float">
            <text:p>1.966903</text:p>
          </table:table-cell>
          <table:table-cell office:value-type="float" office:value="1.93738796" calcext:value-type="float">
            <text:p>1.93738796</text:p>
          </table:table-cell>
          <table:table-cell office:value-type="float" office:value="-0.1693" calcext:value-type="float">
            <text:p>-0.1693</text:p>
          </table:table-cell>
          <table:table-cell office:value-type="float" office:value="0.508419856" calcext:value-type="float">
            <text:p>0.508419856</text:p>
          </table:table-cell>
          <table:table-cell office:value-type="float" office:value="11391.043094" calcext:value-type="float">
            <text:p>11391.043094</text:p>
          </table:table-cell>
          <table:table-cell office:value-type="float" office:value="12269.36879" calcext:value-type="float">
            <text:p>12269.36879</text:p>
          </table:table-cell>
          <table:table-cell office:value-type="float" office:value="-0.5" calcext:value-type="float">
            <text:p>-0.5</text:p>
          </table:table-cell>
          <table:table-cell office:value-type="float" office:value="1296.36687872" calcext:value-type="float">
            <text:p>1296.366878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44321" calcext:value-type="float">
            <text:p>44432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40336.4995" calcext:value-type="float">
            <text:p>2240336.49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754646" calcext:value-type="float">
            <text:p>1.9754646</text:p>
          </table:table-cell>
          <table:table-cell office:value-type="float" office:value="1.94615726" calcext:value-type="float">
            <text:p>1.94615726</text:p>
          </table:table-cell>
          <table:table-cell office:value-type="float" office:value="-0.1663" calcext:value-type="float">
            <text:p>-0.1663</text:p>
          </table:table-cell>
          <table:table-cell office:value-type="float" office:value="0.5049706396" calcext:value-type="float">
            <text:p>0.5049706396</text:p>
          </table:table-cell>
          <table:table-cell office:value-type="float" office:value="11433.227403" calcext:value-type="float">
            <text:p>11433.227403</text:p>
          </table:table-cell>
          <table:table-cell office:value-type="float" office:value="12311.965027" calcext:value-type="float">
            <text:p>12311.965027</text:p>
          </table:table-cell>
          <table:table-cell office:value-type="float" office:value="-0.5" calcext:value-type="float">
            <text:p>-0.5</text:p>
          </table:table-cell>
          <table:table-cell office:value-type="float" office:value="1290.96807313" calcext:value-type="float">
            <text:p>1290.968073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5610" calcext:value-type="float">
            <text:p>44561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30584.6581" calcext:value-type="float">
            <text:p>2230584.65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841011" calcext:value-type="float">
            <text:p>1.9841011</text:p>
          </table:table-cell>
          <table:table-cell office:value-type="float" office:value="1.9550054" calcext:value-type="float">
            <text:p>1.9550054</text:p>
          </table:table-cell>
          <table:table-cell office:value-type="float" office:value="-0.1633" calcext:value-type="float">
            <text:p>-0.1633</text:p>
          </table:table-cell>
          <table:table-cell office:value-type="float" office:value="0.5014936885" calcext:value-type="float">
            <text:p>0.5014936885</text:p>
          </table:table-cell>
          <table:table-cell office:value-type="float" office:value="11475.613632" calcext:value-type="float">
            <text:p>11475.613632</text:p>
          </table:table-cell>
          <table:table-cell office:value-type="float" office:value="12354.754498" calcext:value-type="float">
            <text:p>12354.754498</text:p>
          </table:table-cell>
          <table:table-cell office:value-type="float" office:value="-0.5" calcext:value-type="float">
            <text:p>-0.5</text:p>
          </table:table-cell>
          <table:table-cell office:value-type="float" office:value="1285.66578969" calcext:value-type="float">
            <text:p>1285.665789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6893" calcext:value-type="float">
            <text:p>44689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20832.8167" calcext:value-type="float">
            <text:p>2220832.8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928134" calcext:value-type="float">
            <text:p>1.9928134</text:p>
          </table:table-cell>
          <table:table-cell office:value-type="float" office:value="1.96393332" calcext:value-type="float">
            <text:p>1.96393332</text:p>
          </table:table-cell>
          <table:table-cell office:value-type="float" office:value="-0.1603" calcext:value-type="float">
            <text:p>-0.1603</text:p>
          </table:table-cell>
          <table:table-cell office:value-type="float" office:value="0.4979886952" calcext:value-type="float">
            <text:p>0.4979886952</text:p>
          </table:table-cell>
          <table:table-cell office:value-type="float" office:value="11518.203379" calcext:value-type="float">
            <text:p>11518.203379</text:p>
          </table:table-cell>
          <table:table-cell office:value-type="float" office:value="12397.738943" calcext:value-type="float">
            <text:p>12397.738943</text:p>
          </table:table-cell>
          <table:table-cell office:value-type="float" office:value="-0.5" calcext:value-type="float">
            <text:p>-0.5</text:p>
          </table:table-cell>
          <table:table-cell office:value-type="float" office:value="1280.4600284" calcext:value-type="float">
            <text:p>1280.46002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8170" calcext:value-type="float">
            <text:p>44817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11080.9753" calcext:value-type="float">
            <text:p>2211080.97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016026" calcext:value-type="float">
            <text:p>2.0016026</text:p>
          </table:table-cell>
          <table:table-cell office:value-type="float" office:value="1.972942" calcext:value-type="float">
            <text:p>1.972942</text:p>
          </table:table-cell>
          <table:table-cell office:value-type="float" office:value="-0.1573" calcext:value-type="float">
            <text:p>-0.1573</text:p>
          </table:table-cell>
          <table:table-cell office:value-type="float" office:value="0.4944553476" calcext:value-type="float">
            <text:p>0.4944553476</text:p>
          </table:table-cell>
          <table:table-cell office:value-type="float" office:value="11560.998264" calcext:value-type="float">
            <text:p>11560.998264</text:p>
          </table:table-cell>
          <table:table-cell office:value-type="float" office:value="12440.920122" calcext:value-type="float">
            <text:p>12440.920122</text:p>
          </table:table-cell>
          <table:table-cell office:value-type="float" office:value="-0.5" calcext:value-type="float">
            <text:p>-0.5</text:p>
          </table:table-cell>
          <table:table-cell office:value-type="float" office:value="1275.35078926" calcext:value-type="float">
            <text:p>1275.350789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9443" calcext:value-type="float">
            <text:p>449443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201329.1339" calcext:value-type="float">
            <text:p>2201329.13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104697" calcext:value-type="float">
            <text:p>2.0104697</text:p>
          </table:table-cell>
          <table:table-cell office:value-type="float" office:value="1.98203242" calcext:value-type="float">
            <text:p>1.98203242</text:p>
          </table:table-cell>
          <table:table-cell office:value-type="float" office:value="-0.1543" calcext:value-type="float">
            <text:p>-0.1543</text:p>
          </table:table-cell>
          <table:table-cell office:value-type="float" office:value="0.490893329" calcext:value-type="float">
            <text:p>0.490893329</text:p>
          </table:table-cell>
          <table:table-cell office:value-type="float" office:value="11603.999932" calcext:value-type="float">
            <text:p>11603.999932</text:p>
          </table:table-cell>
          <table:table-cell office:value-type="float" office:value="12484.299818" calcext:value-type="float">
            <text:p>12484.299818</text:p>
          </table:table-cell>
          <table:table-cell office:value-type="float" office:value="-0.5" calcext:value-type="float">
            <text:p>-0.5</text:p>
          </table:table-cell>
          <table:table-cell office:value-type="float" office:value="1270.33807227" calcext:value-type="float">
            <text:p>1270.338072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0711" calcext:value-type="float">
            <text:p>450711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91577.2925" calcext:value-type="float">
            <text:p>2191577.29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194157" calcext:value-type="float">
            <text:p>2.0194157</text:p>
          </table:table-cell>
          <table:table-cell office:value-type="float" office:value="1.99120559" calcext:value-type="float">
            <text:p>1.99120559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4873023182" calcext:value-type="float">
            <text:p>0.4873023182</text:p>
          </table:table-cell>
          <table:table-cell office:value-type="float" office:value="11647.210053" calcext:value-type="float">
            <text:p>11647.210053</text:p>
          </table:table-cell>
          <table:table-cell office:value-type="float" office:value="12527.879835" calcext:value-type="float">
            <text:p>12527.879835</text:p>
          </table:table-cell>
          <table:table-cell office:value-type="float" office:value="-0.5" calcext:value-type="float">
            <text:p>-0.5</text:p>
          </table:table-cell>
          <table:table-cell office:value-type="float" office:value="1265.42187743" calcext:value-type="float">
            <text:p>1265.421877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51974" calcext:value-type="float">
            <text:p>45197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81825.4511" calcext:value-type="float">
            <text:p>2181825.45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284416" calcext:value-type="float">
            <text:p>2.0284416</text:p>
          </table:table-cell>
          <table:table-cell office:value-type="float" office:value="2.00046254" calcext:value-type="float">
            <text:p>2.00046254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0.4836819889" calcext:value-type="float">
            <text:p>0.4836819889</text:p>
          </table:table-cell>
          <table:table-cell office:value-type="float" office:value="11690.63032" calcext:value-type="float">
            <text:p>11690.63032</text:p>
          </table:table-cell>
          <table:table-cell office:value-type="float" office:value="12571.661999" calcext:value-type="float">
            <text:p>12571.661999</text:p>
          </table:table-cell>
          <table:table-cell office:value-type="float" office:value="-0.5" calcext:value-type="float">
            <text:p>-0.5</text:p>
          </table:table-cell>
          <table:table-cell office:value-type="float" office:value="1260.60220474" calcext:value-type="float">
            <text:p>1260.602204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53232" calcext:value-type="float">
            <text:p>45323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72073.6097" calcext:value-type="float">
            <text:p>2172073.60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375486" calcext:value-type="float">
            <text:p>2.0375486</text:p>
          </table:table-cell>
          <table:table-cell office:value-type="float" office:value="2.0098043" calcext:value-type="float">
            <text:p>2.0098043</text:p>
          </table:table-cell>
          <table:table-cell office:value-type="float" office:value="-0.1453" calcext:value-type="float">
            <text:p>-0.1453</text:p>
          </table:table-cell>
          <table:table-cell office:value-type="float" office:value="0.4800320102" calcext:value-type="float">
            <text:p>0.4800320102</text:p>
          </table:table-cell>
          <table:table-cell office:value-type="float" office:value="11734.262451" calcext:value-type="float">
            <text:p>11734.262451</text:p>
          </table:table-cell>
          <table:table-cell office:value-type="float" office:value="12615.64816" calcext:value-type="float">
            <text:p>12615.64816</text:p>
          </table:table-cell>
          <table:table-cell office:value-type="float" office:value="-0.5" calcext:value-type="float">
            <text:p>-0.5</text:p>
          </table:table-cell>
          <table:table-cell office:value-type="float" office:value="1255.8790542" calcext:value-type="float">
            <text:p>1255.879054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4486" calcext:value-type="float">
            <text:p>45448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62321.7683" calcext:value-type="float">
            <text:p>2162321.76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467377" calcext:value-type="float">
            <text:p>2.0467377</text:p>
          </table:table-cell>
          <table:table-cell office:value-type="float" office:value="2.01923193" calcext:value-type="float">
            <text:p>2.01923193</text:p>
          </table:table-cell>
          <table:table-cell office:value-type="float" office:value="-0.1423" calcext:value-type="float">
            <text:p>-0.1423</text:p>
          </table:table-cell>
          <table:table-cell office:value-type="float" office:value="0.4763520462" calcext:value-type="float">
            <text:p>0.4763520462</text:p>
          </table:table-cell>
          <table:table-cell office:value-type="float" office:value="11778.108191" calcext:value-type="float">
            <text:p>11778.108191</text:p>
          </table:table-cell>
          <table:table-cell office:value-type="float" office:value="12659.84019" calcext:value-type="float">
            <text:p>12659.84019</text:p>
          </table:table-cell>
          <table:table-cell office:value-type="float" office:value="-0.5" calcext:value-type="float">
            <text:p>-0.5</text:p>
          </table:table-cell>
          <table:table-cell office:value-type="float" office:value="1251.25242581" calcext:value-type="float">
            <text:p>1251.252425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5735" calcext:value-type="float">
            <text:p>45573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52569.9269" calcext:value-type="float">
            <text:p>2152569.92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560101" calcext:value-type="float">
            <text:p>2.0560101</text:p>
          </table:table-cell>
          <table:table-cell office:value-type="float" office:value="2.0287465" calcext:value-type="float">
            <text:p>2.0287465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0.472641756" calcext:value-type="float">
            <text:p>0.472641756</text:p>
          </table:table-cell>
          <table:table-cell office:value-type="float" office:value="11822.16931" calcext:value-type="float">
            <text:p>11822.16931</text:p>
          </table:table-cell>
          <table:table-cell office:value-type="float" office:value="12704.239984" calcext:value-type="float">
            <text:p>12704.239984</text:p>
          </table:table-cell>
          <table:table-cell office:value-type="float" office:value="-0.4" calcext:value-type="float">
            <text:p>-0.4</text:p>
          </table:table-cell>
          <table:table-cell office:value-type="float" office:value="1246.72231957" calcext:value-type="float">
            <text:p>1246.722319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6979" calcext:value-type="float">
            <text:p>456979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42818.0855" calcext:value-type="float">
            <text:p>2142818.08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653669" calcext:value-type="float">
            <text:p>2.0653669</text:p>
          </table:table-cell>
          <table:table-cell office:value-type="float" office:value="2.03834912" calcext:value-type="float">
            <text:p>2.03834912</text:p>
          </table:table-cell>
          <table:table-cell office:value-type="float" office:value="-0.1363" calcext:value-type="float">
            <text:p>-0.1363</text:p>
          </table:table-cell>
          <table:table-cell office:value-type="float" office:value="0.4689007936" calcext:value-type="float">
            <text:p>0.4689007936</text:p>
          </table:table-cell>
          <table:table-cell office:value-type="float" office:value="11866.447604" calcext:value-type="float">
            <text:p>11866.447604</text:p>
          </table:table-cell>
          <table:table-cell office:value-type="float" office:value="12748.849462" calcext:value-type="float">
            <text:p>12748.849462</text:p>
          </table:table-cell>
          <table:table-cell office:value-type="float" office:value="-0.4" calcext:value-type="float">
            <text:p>-0.4</text:p>
          </table:table-cell>
          <table:table-cell office:value-type="float" office:value="1242.28873548" calcext:value-type="float">
            <text:p>1242.2887354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8220" calcext:value-type="float">
            <text:p>45822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33066.2441" calcext:value-type="float">
            <text:p>2133066.24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748092" calcext:value-type="float">
            <text:p>2.0748092</text:p>
          </table:table-cell>
          <table:table-cell office:value-type="float" office:value="2.0480409" calcext:value-type="float">
            <text:p>2.0480409</text:p>
          </table:table-cell>
          <table:table-cell office:value-type="float" office:value="-0.1333" calcext:value-type="float">
            <text:p>-0.1333</text:p>
          </table:table-cell>
          <table:table-cell office:value-type="float" office:value="0.4651288076" calcext:value-type="float">
            <text:p>0.4651288076</text:p>
          </table:table-cell>
          <table:table-cell office:value-type="float" office:value="11910.944895" calcext:value-type="float">
            <text:p>11910.944895</text:p>
          </table:table-cell>
          <table:table-cell office:value-type="float" office:value="12793.670566" calcext:value-type="float">
            <text:p>12793.670566</text:p>
          </table:table-cell>
          <table:table-cell office:value-type="float" office:value="-0.4" calcext:value-type="float">
            <text:p>-0.4</text:p>
          </table:table-cell>
          <table:table-cell office:value-type="float" office:value="1237.95167354" calcext:value-type="float">
            <text:p>1237.951673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9455" calcext:value-type="float">
            <text:p>45945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23314.4027" calcext:value-type="float">
            <text:p>2123314.40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843383" calcext:value-type="float">
            <text:p>2.0843383</text:p>
          </table:table-cell>
          <table:table-cell office:value-type="float" office:value="2.05782296" calcext:value-type="float">
            <text:p>2.05782296</text:p>
          </table:table-cell>
          <table:table-cell office:value-type="float" office:value="-0.1303" calcext:value-type="float">
            <text:p>-0.1303</text:p>
          </table:table-cell>
          <table:table-cell office:value-type="float" office:value="0.4613254413" calcext:value-type="float">
            <text:p>0.4613254413</text:p>
          </table:table-cell>
          <table:table-cell office:value-type="float" office:value="11955.663033" calcext:value-type="float">
            <text:p>11955.663033</text:p>
          </table:table-cell>
          <table:table-cell office:value-type="float" office:value="12838.705266" calcext:value-type="float">
            <text:p>12838.705266</text:p>
          </table:table-cell>
          <table:table-cell office:value-type="float" office:value="-0.4" calcext:value-type="float">
            <text:p>-0.4</text:p>
          </table:table-cell>
          <table:table-cell office:value-type="float" office:value="1233.71113375" calcext:value-type="float">
            <text:p>1233.7111337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0687" calcext:value-type="float">
            <text:p>460687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13562.5613" calcext:value-type="float">
            <text:p>2113562.56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939553" calcext:value-type="float">
            <text:p>2.0939553</text:p>
          </table:table-cell>
          <table:table-cell office:value-type="float" office:value="2.06769648" calcext:value-type="float">
            <text:p>2.06769648</text:p>
          </table:table-cell>
          <table:table-cell office:value-type="float" office:value="-0.1273" calcext:value-type="float">
            <text:p>-0.1273</text:p>
          </table:table-cell>
          <table:table-cell office:value-type="float" office:value="0.4574903328" calcext:value-type="float">
            <text:p>0.4574903328</text:p>
          </table:table-cell>
          <table:table-cell office:value-type="float" office:value="12000.603895" calcext:value-type="float">
            <text:p>12000.603895</text:p>
          </table:table-cell>
          <table:table-cell office:value-type="float" office:value="12883.955555" calcext:value-type="float">
            <text:p>12883.955555</text:p>
          </table:table-cell>
          <table:table-cell office:value-type="float" office:value="-0.4" calcext:value-type="float">
            <text:p>-0.4</text:p>
          </table:table-cell>
          <table:table-cell office:value-type="float" office:value="1229.56711611" calcext:value-type="float">
            <text:p>1229.567116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1915" calcext:value-type="float">
            <text:p>461915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103810.7199" calcext:value-type="float">
            <text:p>2103810.7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036614" calcext:value-type="float">
            <text:p>2.1036614</text:p>
          </table:table-cell>
          <table:table-cell office:value-type="float" office:value="2.07766261" calcext:value-type="float">
            <text:p>2.07766261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0.4536231144" calcext:value-type="float">
            <text:p>0.4536231144</text:p>
          </table:table-cell>
          <table:table-cell office:value-type="float" office:value="12045.769384" calcext:value-type="float">
            <text:p>12045.769384</text:p>
          </table:table-cell>
          <table:table-cell office:value-type="float" office:value="12929.423451" calcext:value-type="float">
            <text:p>12929.423451</text:p>
          </table:table-cell>
          <table:table-cell office:value-type="float" office:value="-0.4" calcext:value-type="float">
            <text:p>-0.4</text:p>
          </table:table-cell>
          <table:table-cell office:value-type="float" office:value="1225.51962062" calcext:value-type="float">
            <text:p>1225.5196206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63138" calcext:value-type="float">
            <text:p>46313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94058.8785" calcext:value-type="float">
            <text:p>2094058.87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13458" calcext:value-type="float">
            <text:p>2.113458</text:p>
          </table:table-cell>
          <table:table-cell office:value-type="float" office:value="2.08772257" calcext:value-type="float">
            <text:p>2.08772257</text:p>
          </table:table-cell>
          <table:table-cell office:value-type="float" office:value="-0.1213" calcext:value-type="float">
            <text:p>-0.1213</text:p>
          </table:table-cell>
          <table:table-cell office:value-type="float" office:value="0.4497234129" calcext:value-type="float">
            <text:p>0.4497234129</text:p>
          </table:table-cell>
          <table:table-cell office:value-type="float" office:value="12091.161434" calcext:value-type="float">
            <text:p>12091.161434</text:p>
          </table:table-cell>
          <table:table-cell office:value-type="float" office:value="12975.111" calcext:value-type="float">
            <text:p>12975.111</text:p>
          </table:table-cell>
          <table:table-cell office:value-type="float" office:value="-0.4" calcext:value-type="float">
            <text:p>-0.4</text:p>
          </table:table-cell>
          <table:table-cell office:value-type="float" office:value="1221.56864728" calcext:value-type="float">
            <text:p>1221.568647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4358" calcext:value-type="float">
            <text:p>464358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84307.0371" calcext:value-type="float">
            <text:p>2084307.03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233462" calcext:value-type="float">
            <text:p>2.1233462</text:p>
          </table:table-cell>
          <table:table-cell office:value-type="float" office:value="2.09787756" calcext:value-type="float">
            <text:p>2.09787756</text:p>
          </table:table-cell>
          <table:table-cell office:value-type="float" office:value="-0.1183" calcext:value-type="float">
            <text:p>-0.1183</text:p>
          </table:table-cell>
          <table:table-cell office:value-type="float" office:value="0.4457908492" calcext:value-type="float">
            <text:p>0.4457908492</text:p>
          </table:table-cell>
          <table:table-cell office:value-type="float" office:value="12136.782006" calcext:value-type="float">
            <text:p>12136.782006</text:p>
          </table:table-cell>
          <table:table-cell office:value-type="float" office:value="13021.020273" calcext:value-type="float">
            <text:p>13021.020273</text:p>
          </table:table-cell>
          <table:table-cell office:value-type="float" office:value="-0.4" calcext:value-type="float">
            <text:p>-0.4</text:p>
          </table:table-cell>
          <table:table-cell office:value-type="float" office:value="1217.71419609" calcext:value-type="float">
            <text:p>1217.714196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65574" calcext:value-type="float">
            <text:p>46557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74555.1957" calcext:value-type="float">
            <text:p>2074555.19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333274" calcext:value-type="float">
            <text:p>2.1333274</text:p>
          </table:table-cell>
          <table:table-cell office:value-type="float" office:value="2.10812883" calcext:value-type="float">
            <text:p>2.10812883</text:p>
          </table:table-cell>
          <table:table-cell office:value-type="float" office:value="-0.1153" calcext:value-type="float">
            <text:p>-0.1153</text:p>
          </table:table-cell>
          <table:table-cell office:value-type="float" office:value="0.4418250386" calcext:value-type="float">
            <text:p>0.4418250386</text:p>
          </table:table-cell>
          <table:table-cell office:value-type="float" office:value="12182.633091" calcext:value-type="float">
            <text:p>12182.633091</text:p>
          </table:table-cell>
          <table:table-cell office:value-type="float" office:value="13067.153368" calcext:value-type="float">
            <text:p>13067.153368</text:p>
          </table:table-cell>
          <table:table-cell office:value-type="float" office:value="-0.4" calcext:value-type="float">
            <text:p>-0.4</text:p>
          </table:table-cell>
          <table:table-cell office:value-type="float" office:value="1213.95626705" calcext:value-type="float">
            <text:p>1213.956267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66786" calcext:value-type="float">
            <text:p>466786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64803.3543" calcext:value-type="float">
            <text:p>2064803.35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434029" calcext:value-type="float">
            <text:p>2.1434029</text:p>
          </table:table-cell>
          <table:table-cell office:value-type="float" office:value="2.11847765" calcext:value-type="float">
            <text:p>2.11847765</text:p>
          </table:table-cell>
          <table:table-cell office:value-type="float" office:value="-0.1123" calcext:value-type="float">
            <text:p>-0.1123</text:p>
          </table:table-cell>
          <table:table-cell office:value-type="float" office:value="0.4378255901" calcext:value-type="float">
            <text:p>0.4378255901</text:p>
          </table:table-cell>
          <table:table-cell office:value-type="float" office:value="12228.716707" calcext:value-type="float">
            <text:p>12228.716707</text:p>
          </table:table-cell>
          <table:table-cell office:value-type="float" office:value="13113.512412" calcext:value-type="float">
            <text:p>13113.512412</text:p>
          </table:table-cell>
          <table:table-cell office:value-type="float" office:value="-0.4" calcext:value-type="float">
            <text:p>-0.4</text:p>
          </table:table-cell>
          <table:table-cell office:value-type="float" office:value="1210.29486016" calcext:value-type="float">
            <text:p>1210.294860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7994" calcext:value-type="float">
            <text:p>467994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55051.5129" calcext:value-type="float">
            <text:p>2055051.51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53574" calcext:value-type="float">
            <text:p>2.153574</text:p>
          </table:table-cell>
          <table:table-cell office:value-type="float" office:value="2.12748484" calcext:value-type="float">
            <text:p>2.12748484</text:p>
          </table:table-cell>
          <table:table-cell office:value-type="float" office:value="-0.1" calcext:value-type="float">
            <text:p>-0.1</text:p>
          </table:table-cell>
          <table:table-cell office:value-type="float" office:value="0.4337947447" calcext:value-type="float">
            <text:p>0.4337947447</text:p>
          </table:table-cell>
          <table:table-cell office:value-type="float" office:value="12275.017492" calcext:value-type="float">
            <text:p>12275.017492</text:p>
          </table:table-cell>
          <table:table-cell office:value-type="float" office:value="13160.068861" calcext:value-type="float">
            <text:p>13160.068861</text:p>
          </table:table-cell>
          <table:table-cell office:value-type="float" office:value="-0.3" calcext:value-type="float">
            <text:p>-0.3</text:p>
          </table:table-cell>
          <table:table-cell office:value-type="float" office:value="1207.01905926" calcext:value-type="float">
            <text:p>1207.019059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9200" calcext:value-type="float">
            <text:p>469200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45299.6715" calcext:value-type="float">
            <text:p>2045299.67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638421" calcext:value-type="float">
            <text:p>2.1638421</text:p>
          </table:table-cell>
          <table:table-cell office:value-type="float" office:value="2.13850928" calcext:value-type="float">
            <text:p>2.13850928</text:p>
          </table:table-cell>
          <table:table-cell office:value-type="float" office:value="-0.1" calcext:value-type="float">
            <text:p>-0.1</text:p>
          </table:table-cell>
          <table:table-cell office:value-type="float" office:value="0.4297290972" calcext:value-type="float">
            <text:p>0.4297290972</text:p>
          </table:table-cell>
          <table:table-cell office:value-type="float" office:value="12321.55737" calcext:value-type="float">
            <text:p>12321.55737</text:p>
          </table:table-cell>
          <table:table-cell office:value-type="float" office:value="13206.859941" calcext:value-type="float">
            <text:p>13206.859941</text:p>
          </table:table-cell>
          <table:table-cell office:value-type="float" office:value="-0.3" calcext:value-type="float">
            <text:p>-0.3</text:p>
          </table:table-cell>
          <table:table-cell office:value-type="float" office:value="1203.80165426" calcext:value-type="float">
            <text:p>1203.801654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70402" calcext:value-type="float">
            <text:p>470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35547.8301" calcext:value-type="float">
            <text:p>2035547.83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742086" calcext:value-type="float">
            <text:p>2.1742086</text:p>
          </table:table-cell>
          <table:table-cell office:value-type="float" office:value="2.14962348" calcext:value-type="float">
            <text:p>2.14962348</text:p>
          </table:table-cell>
          <table:table-cell office:value-type="float" office:value="-0.1" calcext:value-type="float">
            <text:p>-0.1</text:p>
          </table:table-cell>
          <table:table-cell office:value-type="float" office:value="0.4256277178" calcext:value-type="float">
            <text:p>0.4256277178</text:p>
          </table:table-cell>
          <table:table-cell office:value-type="float" office:value="12368.341825" calcext:value-type="float">
            <text:p>12368.341825</text:p>
          </table:table-cell>
          <table:table-cell office:value-type="float" office:value="13253.893845" calcext:value-type="float">
            <text:p>13253.893845</text:p>
          </table:table-cell>
          <table:table-cell office:value-type="float" office:value="-0.3" calcext:value-type="float">
            <text:p>-0.3</text:p>
          </table:table-cell>
          <table:table-cell office:value-type="float" office:value="1200.58424926" calcext:value-type="float">
            <text:p>1200.584249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71602" calcext:value-type="float">
            <text:p>471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25795.9887" calcext:value-type="float">
            <text:p>2025795.98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846748" calcext:value-type="float">
            <text:p>2.1846748</text:p>
          </table:table-cell>
          <table:table-cell office:value-type="float" office:value="2.14609361" calcext:value-type="float">
            <text:p>2.14609361</text:p>
          </table:table-cell>
          <table:table-cell office:value-type="float" office:value="-0.01317" calcext:value-type="float">
            <text:p>-0.01317</text:p>
          </table:table-cell>
          <table:table-cell office:value-type="float" office:value="0.4215185802" calcext:value-type="float">
            <text:p>0.4215185802</text:p>
          </table:table-cell>
          <table:table-cell office:value-type="float" office:value="12415.16661" calcext:value-type="float">
            <text:p>12415.16661</text:p>
          </table:table-cell>
          <table:table-cell office:value-type="float" office:value="13300.84603" calcext:value-type="float">
            <text:p>13300.84603</text:p>
          </table:table-cell>
          <table:table-cell office:value-type="float" office:value="0" calcext:value-type="float">
            <text:p>0</text:p>
          </table:table-cell>
          <table:table-cell office:value-type="float" office:value="1200.03146466" calcext:value-type="float">
            <text:p>1200.0314646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2802" calcext:value-type="float">
            <text:p>472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16044.1473" calcext:value-type="float">
            <text:p>2016044.14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952424" calcext:value-type="float">
            <text:p>2.1952424</text:p>
          </table:table-cell>
          <table:table-cell office:value-type="float" office:value="2.15545452" calcext:value-type="float">
            <text:p>2.15545452</text:p>
          </table:table-cell>
          <table:table-cell office:value-type="float" office:value="-0.00173" calcext:value-type="float">
            <text:p>-0.00173</text:p>
          </table:table-cell>
          <table:table-cell office:value-type="float" office:value="0.4173769522" calcext:value-type="float">
            <text:p>0.4173769522</text:p>
          </table:table-cell>
          <table:table-cell office:value-type="float" office:value="12462.216851" calcext:value-type="float">
            <text:p>12462.216851</text:p>
          </table:table-cell>
          <table:table-cell office:value-type="float" office:value="13348.000009" calcext:value-type="float">
            <text:p>13348.000009</text:p>
          </table:table-cell>
          <table:table-cell office:value-type="float" office:value="-0" calcext:value-type="float">
            <text:p>0</text:p>
          </table:table-cell>
          <table:table-cell office:value-type="float" office:value="1199.99545963" calcext:value-type="float">
            <text:p>1199.995459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74002" calcext:value-type="float">
            <text:p>474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2006292.3059" calcext:value-type="float">
            <text:p>2006292.30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059126" calcext:value-type="float">
            <text:p>2.2059126</text:p>
          </table:table-cell>
          <table:table-cell office:value-type="float" office:value="2.16681714" calcext:value-type="float">
            <text:p>2.16681714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0.4131984362" calcext:value-type="float">
            <text:p>0.4131984362</text:p>
          </table:table-cell>
          <table:table-cell office:value-type="float" office:value="12509.518925" calcext:value-type="float">
            <text:p>12509.518925</text:p>
          </table:table-cell>
          <table:table-cell office:value-type="float" office:value="13395.403769" calcext:value-type="float">
            <text:p>13395.403769</text:p>
          </table:table-cell>
          <table:table-cell office:value-type="float" office:value="-0" calcext:value-type="float">
            <text:p>0</text:p>
          </table:table-cell>
          <table:table-cell office:value-type="float" office:value="1199.99991019" calcext:value-type="float">
            <text:p>1199.999910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75202" calcext:value-type="float">
            <text:p>475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96540.4645" calcext:value-type="float">
            <text:p>1996540.46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166871" calcext:value-type="float">
            <text:p>2.2166871</text:p>
          </table:table-cell>
          <table:table-cell office:value-type="float" office:value="2.17854951" calcext:value-type="float">
            <text:p>2.1785495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4089821064" calcext:value-type="float">
            <text:p>0.4089821064</text:p>
          </table:table-cell>
          <table:table-cell office:value-type="float" office:value="12557.078624" calcext:value-type="float">
            <text:p>12557.078624</text:p>
          </table:table-cell>
          <table:table-cell office:value-type="float" office:value="13443.06513" calcext:value-type="float">
            <text:p>13443.06513</text:p>
          </table:table-cell>
          <table:table-cell office:value-type="float" office:value="-0" calcext:value-type="float">
            <text:p>0</text:p>
          </table:table-cell>
          <table:table-cell office:value-type="float" office:value="1199.99997302" calcext:value-type="float">
            <text:p>1199.999973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76402" calcext:value-type="float">
            <text:p>476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86788.6231" calcext:value-type="float">
            <text:p>1986788.62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275674" calcext:value-type="float">
            <text:p>2.2275674</text:p>
          </table:table-cell>
          <table:table-cell office:value-type="float" office:value="2.19041207" calcext:value-type="float">
            <text:p>2.19041207</text:p>
          </table:table-cell>
          <table:table-cell office:value-type="float" office:value="0" calcext:value-type="float">
            <text:p>0</text:p>
          </table:table-cell>
          <table:table-cell office:value-type="float" office:value="0.4047275811" calcext:value-type="float">
            <text:p>0.4047275811</text:p>
          </table:table-cell>
          <table:table-cell office:value-type="float" office:value="12604.897665" calcext:value-type="float">
            <text:p>12604.897665</text:p>
          </table:table-cell>
          <table:table-cell office:value-type="float" office:value="13490.985613" calcext:value-type="float">
            <text:p>13490.985613</text:p>
          </table:table-cell>
          <table:table-cell office:value-type="float" office:value="0" calcext:value-type="float">
            <text:p>0</text:p>
          </table:table-cell>
          <table:table-cell office:value-type="float" office:value="1199.99999676" calcext:value-type="float">
            <text:p>1199.9999967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77602" calcext:value-type="float">
            <text:p>477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77036.7817" calcext:value-type="float">
            <text:p>1977036.78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38555" calcext:value-type="float">
            <text:p>2.238555</text:p>
          </table:table-cell>
          <table:table-cell office:value-type="float" office:value="2.20237036" calcext:value-type="float">
            <text:p>2.20237036</text:p>
          </table:table-cell>
          <table:table-cell office:value-type="float" office:value="0" calcext:value-type="float">
            <text:p>0</text:p>
          </table:table-cell>
          <table:table-cell office:value-type="float" office:value="0.400434422" calcext:value-type="float">
            <text:p>0.400434422</text:p>
          </table:table-cell>
          <table:table-cell office:value-type="float" office:value="12652.978176" calcext:value-type="float">
            <text:p>12652.978176</text:p>
          </table:table-cell>
          <table:table-cell office:value-type="float" office:value="13539.167346" calcext:value-type="float">
            <text:p>13539.167346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78802" calcext:value-type="float">
            <text:p>478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67284.9403" calcext:value-type="float">
            <text:p>1967284.94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496515" calcext:value-type="float">
            <text:p>2.2496515</text:p>
          </table:table-cell>
          <table:table-cell office:value-type="float" office:value="2.21442771" calcext:value-type="float">
            <text:p>2.21442771</text:p>
          </table:table-cell>
          <table:table-cell office:value-type="float" office:value="0" calcext:value-type="float">
            <text:p>0</text:p>
          </table:table-cell>
          <table:table-cell office:value-type="float" office:value="0.3961021837" calcext:value-type="float">
            <text:p>0.3961021837</text:p>
          </table:table-cell>
          <table:table-cell office:value-type="float" office:value="12701.322316" calcext:value-type="float">
            <text:p>12701.322316</text:p>
          </table:table-cell>
          <table:table-cell office:value-type="float" office:value="13587.612489" calcext:value-type="float">
            <text:p>13587.612489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80002" calcext:value-type="float">
            <text:p>480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57533.0989" calcext:value-type="float">
            <text:p>1957533.0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608586" calcext:value-type="float">
            <text:p>2.2608586</text:p>
          </table:table-cell>
          <table:table-cell office:value-type="float" office:value="2.22658588" calcext:value-type="float">
            <text:p>2.22658588</text:p>
          </table:table-cell>
          <table:table-cell office:value-type="float" office:value="0" calcext:value-type="float">
            <text:p>0</text:p>
          </table:table-cell>
          <table:table-cell office:value-type="float" office:value="0.3917304134" calcext:value-type="float">
            <text:p>0.3917304134</text:p>
          </table:table-cell>
          <table:table-cell office:value-type="float" office:value="12749.932279" calcext:value-type="float">
            <text:p>12749.932279</text:p>
          </table:table-cell>
          <table:table-cell office:value-type="float" office:value="13636.323234" calcext:value-type="float">
            <text:p>13636.32323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81202" calcext:value-type="float">
            <text:p>481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47781.2575" calcext:value-type="float">
            <text:p>1947781.25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721779" calcext:value-type="float">
            <text:p>2.2721779</text:p>
          </table:table-cell>
          <table:table-cell office:value-type="float" office:value="2.23884641" calcext:value-type="float">
            <text:p>2.23884641</text:p>
          </table:table-cell>
          <table:table-cell office:value-type="float" office:value="0" calcext:value-type="float">
            <text:p>0</text:p>
          </table:table-cell>
          <table:table-cell office:value-type="float" office:value="0.3873186511" calcext:value-type="float">
            <text:p>0.3873186511</text:p>
          </table:table-cell>
          <table:table-cell office:value-type="float" office:value="12798.810292" calcext:value-type="float">
            <text:p>12798.810292</text:p>
          </table:table-cell>
          <table:table-cell office:value-type="float" office:value="13685.301812" calcext:value-type="float">
            <text:p>13685.30181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82402" calcext:value-type="float">
            <text:p>482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38029.4161" calcext:value-type="float">
            <text:p>1938029.4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836111" calcext:value-type="float">
            <text:p>2.2836111</text:p>
          </table:table-cell>
          <table:table-cell office:value-type="float" office:value="2.25121089" calcext:value-type="float">
            <text:p>2.25121089</text:p>
          </table:table-cell>
          <table:table-cell office:value-type="float" office:value="0" calcext:value-type="float">
            <text:p>0</text:p>
          </table:table-cell>
          <table:table-cell office:value-type="float" office:value="0.3828664292" calcext:value-type="float">
            <text:p>0.3828664292</text:p>
          </table:table-cell>
          <table:table-cell office:value-type="float" office:value="12847.958618" calcext:value-type="float">
            <text:p>12847.958618</text:p>
          </table:table-cell>
          <table:table-cell office:value-type="float" office:value="13734.550484" calcext:value-type="float">
            <text:p>13734.55048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83602" calcext:value-type="float">
            <text:p>483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28277.5747" calcext:value-type="float">
            <text:p>1928277.57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9516" calcext:value-type="float">
            <text:p>2.29516</text:p>
          </table:table-cell>
          <table:table-cell office:value-type="float" office:value="2.26368092" calcext:value-type="float">
            <text:p>2.26368092</text:p>
          </table:table-cell>
          <table:table-cell office:value-type="float" office:value="0" calcext:value-type="float">
            <text:p>0</text:p>
          </table:table-cell>
          <table:table-cell office:value-type="float" office:value="0.3783732728" calcext:value-type="float">
            <text:p>0.3783732728</text:p>
          </table:table-cell>
          <table:table-cell office:value-type="float" office:value="12897.379553" calcext:value-type="float">
            <text:p>12897.379553</text:p>
          </table:table-cell>
          <table:table-cell office:value-type="float" office:value="13784.071549" calcext:value-type="float">
            <text:p>13784.071549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84802" calcext:value-type="float">
            <text:p>484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18525.7333" calcext:value-type="float">
            <text:p>1918525.7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068262" calcext:value-type="float">
            <text:p>2.3068262</text:p>
          </table:table-cell>
          <table:table-cell office:value-type="float" office:value="2.27625817" calcext:value-type="float">
            <text:p>2.27625817</text:p>
          </table:table-cell>
          <table:table-cell office:value-type="float" office:value="0" calcext:value-type="float">
            <text:p>0</text:p>
          </table:table-cell>
          <table:table-cell office:value-type="float" office:value="0.3738386989" calcext:value-type="float">
            <text:p>0.3738386989</text:p>
          </table:table-cell>
          <table:table-cell office:value-type="float" office:value="12947.07543" calcext:value-type="float">
            <text:p>12947.07543</text:p>
          </table:table-cell>
          <table:table-cell office:value-type="float" office:value="13833.86734" calcext:value-type="float">
            <text:p>13833.8673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86002" calcext:value-type="float">
            <text:p>486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908773.8919" calcext:value-type="float">
            <text:p>1908773.89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186117" calcext:value-type="float">
            <text:p>2.3186117</text:p>
          </table:table-cell>
          <table:table-cell office:value-type="float" office:value="2.28894432" calcext:value-type="float">
            <text:p>2.28894432</text:p>
          </table:table-cell>
          <table:table-cell office:value-type="float" office:value="0" calcext:value-type="float">
            <text:p>0</text:p>
          </table:table-cell>
          <table:table-cell office:value-type="float" office:value="0.3692622166" calcext:value-type="float">
            <text:p>0.3692622166</text:p>
          </table:table-cell>
          <table:table-cell office:value-type="float" office:value="12997.048619" calcext:value-type="float">
            <text:p>12997.048619</text:p>
          </table:table-cell>
          <table:table-cell office:value-type="float" office:value="13883.940228" calcext:value-type="float">
            <text:p>13883.94022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7202" calcext:value-type="float">
            <text:p>487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99022.0505" calcext:value-type="float">
            <text:p>1899022.05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305182" calcext:value-type="float">
            <text:p>2.3305182</text:p>
          </table:table-cell>
          <table:table-cell office:value-type="float" office:value="2.30174108" calcext:value-type="float">
            <text:p>2.30174108</text:p>
          </table:table-cell>
          <table:table-cell office:value-type="float" office:value="0" calcext:value-type="float">
            <text:p>0</text:p>
          </table:table-cell>
          <table:table-cell office:value-type="float" office:value="0.3646433271" calcext:value-type="float">
            <text:p>0.3646433271</text:p>
          </table:table-cell>
          <table:table-cell office:value-type="float" office:value="13047.301527" calcext:value-type="float">
            <text:p>13047.301527</text:p>
          </table:table-cell>
          <table:table-cell office:value-type="float" office:value="13934.29262" calcext:value-type="float">
            <text:p>13934.2926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88402" calcext:value-type="float">
            <text:p>488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89270.2091" calcext:value-type="float">
            <text:p>1889270.20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425477" calcext:value-type="float">
            <text:p>2.3425477</text:p>
          </table:table-cell>
          <table:table-cell office:value-type="float" office:value="2.3146502" calcext:value-type="float">
            <text:p>2.3146502</text:p>
          </table:table-cell>
          <table:table-cell office:value-type="float" office:value="0" calcext:value-type="float">
            <text:p>0</text:p>
          </table:table-cell>
          <table:table-cell office:value-type="float" office:value="0.3599815231" calcext:value-type="float">
            <text:p>0.3599815231</text:p>
          </table:table-cell>
          <table:table-cell office:value-type="float" office:value="13097.836598" calcext:value-type="float">
            <text:p>13097.836598</text:p>
          </table:table-cell>
          <table:table-cell office:value-type="float" office:value="13984.926962" calcext:value-type="float">
            <text:p>13984.92696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9602" calcext:value-type="float">
            <text:p>489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79518.3677" calcext:value-type="float">
            <text:p>1879518.36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547019" calcext:value-type="float">
            <text:p>2.3547019</text:p>
          </table:table-cell>
          <table:table-cell office:value-type="float" office:value="2.3276735" calcext:value-type="float">
            <text:p>2.3276735</text:p>
          </table:table-cell>
          <table:table-cell office:value-type="float" office:value="0" calcext:value-type="float">
            <text:p>0</text:p>
          </table:table-cell>
          <table:table-cell office:value-type="float" office:value="0.3552762888" calcext:value-type="float">
            <text:p>0.3552762888</text:p>
          </table:table-cell>
          <table:table-cell office:value-type="float" office:value="13148.656317" calcext:value-type="float">
            <text:p>13148.656317</text:p>
          </table:table-cell>
          <table:table-cell office:value-type="float" office:value="14035.845738" calcext:value-type="float">
            <text:p>14035.84573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90802" calcext:value-type="float">
            <text:p>490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69766.5263" calcext:value-type="float">
            <text:p>1869766.5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66983" calcext:value-type="float">
            <text:p>2.366983</text:p>
          </table:table-cell>
          <table:table-cell office:value-type="float" office:value="2.34081279" calcext:value-type="float">
            <text:p>2.34081279</text:p>
          </table:table-cell>
          <table:table-cell office:value-type="float" office:value="0" calcext:value-type="float">
            <text:p>0</text:p>
          </table:table-cell>
          <table:table-cell office:value-type="float" office:value="0.3505270999" calcext:value-type="float">
            <text:p>0.3505270999</text:p>
          </table:table-cell>
          <table:table-cell office:value-type="float" office:value="13199.763206" calcext:value-type="float">
            <text:p>13199.763206</text:p>
          </table:table-cell>
          <table:table-cell office:value-type="float" office:value="14087.051473" calcext:value-type="float">
            <text:p>14087.05147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92002" calcext:value-type="float">
            <text:p>492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60014.6849" calcext:value-type="float">
            <text:p>1860014.68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793928" calcext:value-type="float">
            <text:p>2.3793928</text:p>
          </table:table-cell>
          <table:table-cell office:value-type="float" office:value="2.35406994" calcext:value-type="float">
            <text:p>2.35406994</text:p>
          </table:table-cell>
          <table:table-cell office:value-type="float" office:value="0" calcext:value-type="float">
            <text:p>0</text:p>
          </table:table-cell>
          <table:table-cell office:value-type="float" office:value="0.3457334232" calcext:value-type="float">
            <text:p>0.3457334232</text:p>
          </table:table-cell>
          <table:table-cell office:value-type="float" office:value="13251.15983" calcext:value-type="float">
            <text:p>13251.15983</text:p>
          </table:table-cell>
          <table:table-cell office:value-type="float" office:value="14138.546733" calcext:value-type="float">
            <text:p>14138.54673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93202" calcext:value-type="float">
            <text:p>493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50262.8435" calcext:value-type="float">
            <text:p>1850262.84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919334" calcext:value-type="float">
            <text:p>2.3919334</text:p>
          </table:table-cell>
          <table:table-cell office:value-type="float" office:value="2.36744687" calcext:value-type="float">
            <text:p>2.36744687</text:p>
          </table:table-cell>
          <table:table-cell office:value-type="float" office:value="0" calcext:value-type="float">
            <text:p>0</text:p>
          </table:table-cell>
          <table:table-cell office:value-type="float" office:value="0.3408947162" calcext:value-type="float">
            <text:p>0.3408947162</text:p>
          </table:table-cell>
          <table:table-cell office:value-type="float" office:value="13302.848794" calcext:value-type="float">
            <text:p>13302.848794</text:p>
          </table:table-cell>
          <table:table-cell office:value-type="float" office:value="14190.334123" calcext:value-type="float">
            <text:p>14190.33412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94402" calcext:value-type="float">
            <text:p>494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40511.0021" calcext:value-type="float">
            <text:p>1840511.00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046069" calcext:value-type="float">
            <text:p>2.4046069</text:p>
          </table:table-cell>
          <table:table-cell office:value-type="float" office:value="2.38094552" calcext:value-type="float">
            <text:p>2.38094552</text:p>
          </table:table-cell>
          <table:table-cell office:value-type="float" office:value="0" calcext:value-type="float">
            <text:p>0</text:p>
          </table:table-cell>
          <table:table-cell office:value-type="float" office:value="0.3360104274" calcext:value-type="float">
            <text:p>0.3360104274</text:p>
          </table:table-cell>
          <table:table-cell office:value-type="float" office:value="13354.832747" calcext:value-type="float">
            <text:p>13354.832747</text:p>
          </table:table-cell>
          <table:table-cell office:value-type="float" office:value="14242.416292" calcext:value-type="float">
            <text:p>14242.41629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5602" calcext:value-type="float">
            <text:p>495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30759.1607" calcext:value-type="float">
            <text:p>1830759.16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174155" calcext:value-type="float">
            <text:p>2.4174155</text:p>
          </table:table-cell>
          <table:table-cell office:value-type="float" office:value="2.3945679" calcext:value-type="float">
            <text:p>2.3945679</text:p>
          </table:table-cell>
          <table:table-cell office:value-type="float" office:value="0" calcext:value-type="float">
            <text:p>0</text:p>
          </table:table-cell>
          <table:table-cell office:value-type="float" office:value="0.3310799958" calcext:value-type="float">
            <text:p>0.3310799958</text:p>
          </table:table-cell>
          <table:table-cell office:value-type="float" office:value="13407.114378" calcext:value-type="float">
            <text:p>13407.114378</text:p>
          </table:table-cell>
          <table:table-cell office:value-type="float" office:value="14294.795932" calcext:value-type="float">
            <text:p>14294.79593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96802" calcext:value-type="float">
            <text:p>496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21007.3193" calcext:value-type="float">
            <text:p>1821007.3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303612" calcext:value-type="float">
            <text:p>2.4303612</text:p>
          </table:table-cell>
          <table:table-cell office:value-type="float" office:value="2.40831604" calcext:value-type="float">
            <text:p>2.40831604</text:p>
          </table:table-cell>
          <table:table-cell office:value-type="float" office:value="0" calcext:value-type="float">
            <text:p>0</text:p>
          </table:table-cell>
          <table:table-cell office:value-type="float" office:value="0.3261028504" calcext:value-type="float">
            <text:p>0.3261028504</text:p>
          </table:table-cell>
          <table:table-cell office:value-type="float" office:value="13459.696425" calcext:value-type="float">
            <text:p>13459.696425</text:p>
          </table:table-cell>
          <table:table-cell office:value-type="float" office:value="14347.475781" calcext:value-type="float">
            <text:p>14347.475781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98002" calcext:value-type="float">
            <text:p>498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11255.4779" calcext:value-type="float">
            <text:p>1811255.47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434463" calcext:value-type="float">
            <text:p>2.4434463</text:p>
          </table:table-cell>
          <table:table-cell office:value-type="float" office:value="2.42219203" calcext:value-type="float">
            <text:p>2.42219203</text:p>
          </table:table-cell>
          <table:table-cell office:value-type="float" office:value="0" calcext:value-type="float">
            <text:p>0</text:p>
          </table:table-cell>
          <table:table-cell office:value-type="float" office:value="0.3210784107" calcext:value-type="float">
            <text:p>0.3210784107</text:p>
          </table:table-cell>
          <table:table-cell office:value-type="float" office:value="13512.581667" calcext:value-type="float">
            <text:p>13512.581667</text:p>
          </table:table-cell>
          <table:table-cell office:value-type="float" office:value="14400.458618" calcext:value-type="float">
            <text:p>14400.45861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99202" calcext:value-type="float">
            <text:p>499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801503.6365" calcext:value-type="float">
            <text:p>1801503.63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566731" calcext:value-type="float">
            <text:p>2.4566731</text:p>
          </table:table-cell>
          <table:table-cell office:value-type="float" office:value="2.43619798" calcext:value-type="float">
            <text:p>2.43619798</text:p>
          </table:table-cell>
          <table:table-cell office:value-type="float" office:value="0" calcext:value-type="float">
            <text:p>0</text:p>
          </table:table-cell>
          <table:table-cell office:value-type="float" office:value="0.3160060858" calcext:value-type="float">
            <text:p>0.3160060858</text:p>
          </table:table-cell>
          <table:table-cell office:value-type="float" office:value="13565.77293" calcext:value-type="float">
            <text:p>13565.77293</text:p>
          </table:table-cell>
          <table:table-cell office:value-type="float" office:value="14453.747273" calcext:value-type="float">
            <text:p>14453.74727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0402" calcext:value-type="float">
            <text:p>500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91751.7951" calcext:value-type="float">
            <text:p>1791751.79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700438" calcext:value-type="float">
            <text:p>2.4700438</text:p>
          </table:table-cell>
          <table:table-cell office:value-type="float" office:value="2.45033609" calcext:value-type="float">
            <text:p>2.45033609</text:p>
          </table:table-cell>
          <table:table-cell office:value-type="float" office:value="0" calcext:value-type="float">
            <text:p>0</text:p>
          </table:table-cell>
          <table:table-cell office:value-type="float" office:value="0.3108852744" calcext:value-type="float">
            <text:p>0.3108852744</text:p>
          </table:table-cell>
          <table:table-cell office:value-type="float" office:value="13619.27309" calcext:value-type="float">
            <text:p>13619.27309</text:p>
          </table:table-cell>
          <table:table-cell office:value-type="float" office:value="14507.34462" calcext:value-type="float">
            <text:p>14507.3446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01602" calcext:value-type="float">
            <text:p>501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81999.9537" calcext:value-type="float">
            <text:p>1781999.95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83561" calcext:value-type="float">
            <text:p>2.483561</text:p>
          </table:table-cell>
          <table:table-cell office:value-type="float" office:value="2.46460856" calcext:value-type="float">
            <text:p>2.46460856</text:p>
          </table:table-cell>
          <table:table-cell office:value-type="float" office:value="0" calcext:value-type="float">
            <text:p>0</text:p>
          </table:table-cell>
          <table:table-cell office:value-type="float" office:value="0.3057153647" calcext:value-type="float">
            <text:p>0.3057153647</text:p>
          </table:table-cell>
          <table:table-cell office:value-type="float" office:value="13673.085068" calcext:value-type="float">
            <text:p>13673.085068</text:p>
          </table:table-cell>
          <table:table-cell office:value-type="float" office:value="14561.253582" calcext:value-type="float">
            <text:p>14561.25358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02802" calcext:value-type="float">
            <text:p>502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72248.1123" calcext:value-type="float">
            <text:p>1772248.1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4972268" calcext:value-type="float">
            <text:p>2.4972268</text:p>
          </table:table-cell>
          <table:table-cell office:value-type="float" office:value="2.47901769" calcext:value-type="float">
            <text:p>2.47901769</text:p>
          </table:table-cell>
          <table:table-cell office:value-type="float" office:value="0" calcext:value-type="float">
            <text:p>0</text:p>
          </table:table-cell>
          <table:table-cell office:value-type="float" office:value="0.3004957338" calcext:value-type="float">
            <text:p>0.3004957338</text:p>
          </table:table-cell>
          <table:table-cell office:value-type="float" office:value="13727.211836" calcext:value-type="float">
            <text:p>13727.211836</text:p>
          </table:table-cell>
          <table:table-cell office:value-type="float" office:value="14615.477132" calcext:value-type="float">
            <text:p>14615.47713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04002" calcext:value-type="float">
            <text:p>504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62496.2709" calcext:value-type="float">
            <text:p>1762496.27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110439" calcext:value-type="float">
            <text:p>2.5110439</text:p>
          </table:table-cell>
          <table:table-cell office:value-type="float" office:value="2.4935658" calcext:value-type="float">
            <text:p>2.4935658</text:p>
          </table:table-cell>
          <table:table-cell office:value-type="float" office:value="0" calcext:value-type="float">
            <text:p>0</text:p>
          </table:table-cell>
          <table:table-cell office:value-type="float" office:value="0.2952257479" calcext:value-type="float">
            <text:p>0.2952257479</text:p>
          </table:table-cell>
          <table:table-cell office:value-type="float" office:value="13781.656415" calcext:value-type="float">
            <text:p>13781.656415</text:p>
          </table:table-cell>
          <table:table-cell office:value-type="float" office:value="14670.018293" calcext:value-type="float">
            <text:p>14670.01829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5202" calcext:value-type="float">
            <text:p>505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52744.4295" calcext:value-type="float">
            <text:p>1752744.4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250147" calcext:value-type="float">
            <text:p>2.5250147</text:p>
          </table:table-cell>
          <table:table-cell office:value-type="float" office:value="2.50825526" calcext:value-type="float">
            <text:p>2.50825526</text:p>
          </table:table-cell>
          <table:table-cell office:value-type="float" office:value="0" calcext:value-type="float">
            <text:p>0</text:p>
          </table:table-cell>
          <table:table-cell office:value-type="float" office:value="0.2899047616" calcext:value-type="float">
            <text:p>0.2899047616</text:p>
          </table:table-cell>
          <table:table-cell office:value-type="float" office:value="13836.42188" calcext:value-type="float">
            <text:p>13836.42188</text:p>
          </table:table-cell>
          <table:table-cell office:value-type="float" office:value="14724.88014" calcext:value-type="float">
            <text:p>14724.8801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06402" calcext:value-type="float">
            <text:p>506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42992.5881" calcext:value-type="float">
            <text:p>1742992.58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391419" calcext:value-type="float">
            <text:p>2.5391419</text:p>
          </table:table-cell>
          <table:table-cell office:value-type="float" office:value="2.52308852" calcext:value-type="float">
            <text:p>2.52308852</text:p>
          </table:table-cell>
          <table:table-cell office:value-type="float" office:value="0" calcext:value-type="float">
            <text:p>0</text:p>
          </table:table-cell>
          <table:table-cell office:value-type="float" office:value="0.284532118" calcext:value-type="float">
            <text:p>0.284532118</text:p>
          </table:table-cell>
          <table:table-cell office:value-type="float" office:value="13891.511356" calcext:value-type="float">
            <text:p>13891.511356</text:p>
          </table:table-cell>
          <table:table-cell office:value-type="float" office:value="14780.0658" calcext:value-type="float">
            <text:p>14780.065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07602" calcext:value-type="float">
            <text:p>507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33240.7467" calcext:value-type="float">
            <text:p>1733240.74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53428" calcext:value-type="float">
            <text:p>2.553428</text:p>
          </table:table-cell>
          <table:table-cell office:value-type="float" office:value="2.53806805" calcext:value-type="float">
            <text:p>2.53806805</text:p>
          </table:table-cell>
          <table:table-cell office:value-type="float" office:value="0" calcext:value-type="float">
            <text:p>0</text:p>
          </table:table-cell>
          <table:table-cell office:value-type="float" office:value="0.2791071481" calcext:value-type="float">
            <text:p>0.2791071481</text:p>
          </table:table-cell>
          <table:table-cell office:value-type="float" office:value="13946.928025" calcext:value-type="float">
            <text:p>13946.928025</text:p>
          </table:table-cell>
          <table:table-cell office:value-type="float" office:value="14835.578455" calcext:value-type="float">
            <text:p>14835.57845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08802" calcext:value-type="float">
            <text:p>508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23488.9053" calcext:value-type="float">
            <text:p>1723488.90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678758" calcext:value-type="float">
            <text:p>2.5678758</text:p>
          </table:table-cell>
          <table:table-cell office:value-type="float" office:value="2.55319642" calcext:value-type="float">
            <text:p>2.55319642</text:p>
          </table:table-cell>
          <table:table-cell office:value-type="float" office:value="0" calcext:value-type="float">
            <text:p>0</text:p>
          </table:table-cell>
          <table:table-cell office:value-type="float" office:value="0.2736291707" calcext:value-type="float">
            <text:p>0.2736291707</text:p>
          </table:table-cell>
          <table:table-cell office:value-type="float" office:value="14002.675122" calcext:value-type="float">
            <text:p>14002.675122</text:p>
          </table:table-cell>
          <table:table-cell office:value-type="float" office:value="14891.421342" calcext:value-type="float">
            <text:p>14891.42134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0002" calcext:value-type="float">
            <text:p>510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13737.0639" calcext:value-type="float">
            <text:p>1713737.06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824881" calcext:value-type="float">
            <text:p>2.5824881</text:p>
          </table:table-cell>
          <table:table-cell office:value-type="float" office:value="2.56847622" calcext:value-type="float">
            <text:p>2.56847622</text:p>
          </table:table-cell>
          <table:table-cell office:value-type="float" office:value="0" calcext:value-type="float">
            <text:p>0</text:p>
          </table:table-cell>
          <table:table-cell office:value-type="float" office:value="0.2680974919" calcext:value-type="float">
            <text:p>0.2680974919</text:p>
          </table:table-cell>
          <table:table-cell office:value-type="float" office:value="14058.755938" calcext:value-type="float">
            <text:p>14058.755938</text:p>
          </table:table-cell>
          <table:table-cell office:value-type="float" office:value="14947.597753" calcext:value-type="float">
            <text:p>14947.59775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1202" calcext:value-type="float">
            <text:p>511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703985.2225" calcext:value-type="float">
            <text:p>1703985.22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5972675" calcext:value-type="float">
            <text:p>2.5972675</text:p>
          </table:table-cell>
          <table:table-cell office:value-type="float" office:value="2.58391012" calcext:value-type="float">
            <text:p>2.58391012</text:p>
          </table:table-cell>
          <table:table-cell office:value-type="float" office:value="0" calcext:value-type="float">
            <text:p>0</text:p>
          </table:table-cell>
          <table:table-cell office:value-type="float" office:value="0.2625114052" calcext:value-type="float">
            <text:p>0.2625114052</text:p>
          </table:table-cell>
          <table:table-cell office:value-type="float" office:value="14115.173824" calcext:value-type="float">
            <text:p>14115.173824</text:p>
          </table:table-cell>
          <table:table-cell office:value-type="float" office:value="15004.111041" calcext:value-type="float">
            <text:p>15004.111041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2402" calcext:value-type="float">
            <text:p>512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94233.3811" calcext:value-type="float">
            <text:p>1694233.38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122172" calcext:value-type="float">
            <text:p>2.6122172</text:p>
          </table:table-cell>
          <table:table-cell office:value-type="float" office:value="2.59950086" calcext:value-type="float">
            <text:p>2.59950086</text:p>
          </table:table-cell>
          <table:table-cell office:value-type="float" office:value="0" calcext:value-type="float">
            <text:p>0</text:p>
          </table:table-cell>
          <table:table-cell office:value-type="float" office:value="0.2568701907" calcext:value-type="float">
            <text:p>0.2568701907</text:p>
          </table:table-cell>
          <table:table-cell office:value-type="float" office:value="14171.93219" calcext:value-type="float">
            <text:p>14171.93219</text:p>
          </table:table-cell>
          <table:table-cell office:value-type="float" office:value="15060.964615" calcext:value-type="float">
            <text:p>15060.96461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3602" calcext:value-type="float">
            <text:p>513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84481.5397" calcext:value-type="float">
            <text:p>1684481.53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273399" calcext:value-type="float">
            <text:p>2.6273399</text:p>
          </table:table-cell>
          <table:table-cell office:value-type="float" office:value="2.61525124" calcext:value-type="float">
            <text:p>2.61525124</text:p>
          </table:table-cell>
          <table:table-cell office:value-type="float" office:value="0" calcext:value-type="float">
            <text:p>0</text:p>
          </table:table-cell>
          <table:table-cell office:value-type="float" office:value="0.2511731151" calcext:value-type="float">
            <text:p>0.2511731151</text:p>
          </table:table-cell>
          <table:table-cell office:value-type="float" office:value="14229.034505" calcext:value-type="float">
            <text:p>14229.034505</text:p>
          </table:table-cell>
          <table:table-cell office:value-type="float" office:value="15118.161947" calcext:value-type="float">
            <text:p>15118.161947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4802" calcext:value-type="float">
            <text:p>514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74729.6983" calcext:value-type="float">
            <text:p>1674729.6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426387" calcext:value-type="float">
            <text:p>2.6426387</text:p>
          </table:table-cell>
          <table:table-cell office:value-type="float" office:value="2.63116411" calcext:value-type="float">
            <text:p>2.63116411</text:p>
          </table:table-cell>
          <table:table-cell office:value-type="float" office:value="0" calcext:value-type="float">
            <text:p>0</text:p>
          </table:table-cell>
          <table:table-cell office:value-type="float" office:value="0.2454194313" calcext:value-type="float">
            <text:p>0.2454194313</text:p>
          </table:table-cell>
          <table:table-cell office:value-type="float" office:value="14286.4843" calcext:value-type="float">
            <text:p>14286.4843</text:p>
          </table:table-cell>
          <table:table-cell office:value-type="float" office:value="15175.706569" calcext:value-type="float">
            <text:p>15175.706569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16002" calcext:value-type="float">
            <text:p>516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64977.8569" calcext:value-type="float">
            <text:p>1664977.85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581167" calcext:value-type="float">
            <text:p>2.6581167</text:p>
          </table:table-cell>
          <table:table-cell office:value-type="float" office:value="2.6472424" calcext:value-type="float">
            <text:p>2.6472424</text:p>
          </table:table-cell>
          <table:table-cell office:value-type="float" office:value="0" calcext:value-type="float">
            <text:p>0</text:p>
          </table:table-cell>
          <table:table-cell office:value-type="float" office:value="0.2396083778" calcext:value-type="float">
            <text:p>0.2396083778</text:p>
          </table:table-cell>
          <table:table-cell office:value-type="float" office:value="14344.285172" calcext:value-type="float">
            <text:p>14344.285172</text:p>
          </table:table-cell>
          <table:table-cell office:value-type="float" office:value="15233.602079" calcext:value-type="float">
            <text:p>15233.602079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7202" calcext:value-type="float">
            <text:p>517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55226.0155" calcext:value-type="float">
            <text:p>1655226.0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737772" calcext:value-type="float">
            <text:p>2.6737772</text:p>
          </table:table-cell>
          <table:table-cell office:value-type="float" office:value="2.66348912" calcext:value-type="float">
            <text:p>2.66348912</text:p>
          </table:table-cell>
          <table:table-cell office:value-type="float" office:value="0" calcext:value-type="float">
            <text:p>0</text:p>
          </table:table-cell>
          <table:table-cell office:value-type="float" office:value="0.2337391789" calcext:value-type="float">
            <text:p>0.2337391789</text:p>
          </table:table-cell>
          <table:table-cell office:value-type="float" office:value="14402.440781" calcext:value-type="float">
            <text:p>14402.440781</text:p>
          </table:table-cell>
          <table:table-cell office:value-type="float" office:value="15291.852138" calcext:value-type="float">
            <text:p>15291.85213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18402" calcext:value-type="float">
            <text:p>518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45474.1741" calcext:value-type="float">
            <text:p>1645474.17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896232" calcext:value-type="float">
            <text:p>2.6896232</text:p>
          </table:table-cell>
          <table:table-cell office:value-type="float" office:value="2.67990734" calcext:value-type="float">
            <text:p>2.67990734</text:p>
          </table:table-cell>
          <table:table-cell office:value-type="float" office:value="0" calcext:value-type="float">
            <text:p>0</text:p>
          </table:table-cell>
          <table:table-cell office:value-type="float" office:value="0.2278110435" calcext:value-type="float">
            <text:p>0.2278110435</text:p>
          </table:table-cell>
          <table:table-cell office:value-type="float" office:value="14460.954853" calcext:value-type="float">
            <text:p>14460.954853</text:p>
          </table:table-cell>
          <table:table-cell office:value-type="float" office:value="15350.460474" calcext:value-type="float">
            <text:p>15350.46047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19602" calcext:value-type="float">
            <text:p>519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35722.3327" calcext:value-type="float">
            <text:p>1635722.33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056582" calcext:value-type="float">
            <text:p>2.7056582</text:p>
          </table:table-cell>
          <table:table-cell office:value-type="float" office:value="2.69650022" calcext:value-type="float">
            <text:p>2.69650022</text:p>
          </table:table-cell>
          <table:table-cell office:value-type="float" office:value="0" calcext:value-type="float">
            <text:p>0</text:p>
          </table:table-cell>
          <table:table-cell office:value-type="float" office:value="0.2218231656" calcext:value-type="float">
            <text:p>0.2218231656</text:p>
          </table:table-cell>
          <table:table-cell office:value-type="float" office:value="14519.831185" calcext:value-type="float">
            <text:p>14519.831185</text:p>
          </table:table-cell>
          <table:table-cell office:value-type="float" office:value="15409.430884" calcext:value-type="float">
            <text:p>15409.43088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20802" calcext:value-type="float">
            <text:p>520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25970.4913" calcext:value-type="float">
            <text:p>1625970.49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218855" calcext:value-type="float">
            <text:p>2.7218855</text:p>
          </table:table-cell>
          <table:table-cell office:value-type="float" office:value="2.71327097" calcext:value-type="float">
            <text:p>2.71327097</text:p>
          </table:table-cell>
          <table:table-cell office:value-type="float" office:value="0" calcext:value-type="float">
            <text:p>0</text:p>
          </table:table-cell>
          <table:table-cell office:value-type="float" office:value="0.2157747233" calcext:value-type="float">
            <text:p>0.2157747233</text:p>
          </table:table-cell>
          <table:table-cell office:value-type="float" office:value="14579.07364" calcext:value-type="float">
            <text:p>14579.07364</text:p>
          </table:table-cell>
          <table:table-cell office:value-type="float" office:value="15468.767235" calcext:value-type="float">
            <text:p>15468.76723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22002" calcext:value-type="float">
            <text:p>522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16218.6499" calcext:value-type="float">
            <text:p>1616218.64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383086" calcext:value-type="float">
            <text:p>2.7383086</text:p>
          </table:table-cell>
          <table:table-cell office:value-type="float" office:value="2.73022291" calcext:value-type="float">
            <text:p>2.73022291</text:p>
          </table:table-cell>
          <table:table-cell office:value-type="float" office:value="0" calcext:value-type="float">
            <text:p>0</text:p>
          </table:table-cell>
          <table:table-cell office:value-type="float" office:value="0.2096648788" calcext:value-type="float">
            <text:p>0.2096648788</text:p>
          </table:table-cell>
          <table:table-cell office:value-type="float" office:value="14638.686157" calcext:value-type="float">
            <text:p>14638.686157</text:p>
          </table:table-cell>
          <table:table-cell office:value-type="float" office:value="15528.473465" calcext:value-type="float">
            <text:p>15528.47346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23202" calcext:value-type="float">
            <text:p>523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606466.8085" calcext:value-type="float">
            <text:p>1606466.80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549312" calcext:value-type="float">
            <text:p>2.7549312</text:p>
          </table:table-cell>
          <table:table-cell office:value-type="float" office:value="2.74735942" calcext:value-type="float">
            <text:p>2.74735942</text:p>
          </table:table-cell>
          <table:table-cell office:value-type="float" office:value="0" calcext:value-type="float">
            <text:p>0</text:p>
          </table:table-cell>
          <table:table-cell office:value-type="float" office:value="0.2034927774" calcext:value-type="float">
            <text:p>0.2034927774</text:p>
          </table:table-cell>
          <table:table-cell office:value-type="float" office:value="14698.672746" calcext:value-type="float">
            <text:p>14698.672746</text:p>
          </table:table-cell>
          <table:table-cell office:value-type="float" office:value="15588.553585" calcext:value-type="float">
            <text:p>15588.55358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24402" calcext:value-type="float">
            <text:p>524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96714.9671" calcext:value-type="float">
            <text:p>1596714.96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717568" calcext:value-type="float">
            <text:p>2.7717568</text:p>
          </table:table-cell>
          <table:table-cell office:value-type="float" office:value="2.76468397" calcext:value-type="float">
            <text:p>2.76468397</text:p>
          </table:table-cell>
          <table:table-cell office:value-type="float" office:value="0" calcext:value-type="float">
            <text:p>0</text:p>
          </table:table-cell>
          <table:table-cell office:value-type="float" office:value="0.1972575478" calcext:value-type="float">
            <text:p>0.1972575478</text:p>
          </table:table-cell>
          <table:table-cell office:value-type="float" office:value="14759.037491" calcext:value-type="float">
            <text:p>14759.037491</text:p>
          </table:table-cell>
          <table:table-cell office:value-type="float" office:value="15649.011682" calcext:value-type="float">
            <text:p>15649.01168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25602" calcext:value-type="float">
            <text:p>525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86963.1257" calcext:value-type="float">
            <text:p>1586963.12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7887891" calcext:value-type="float">
            <text:p>2.7887891</text:p>
          </table:table-cell>
          <table:table-cell office:value-type="float" office:value="2.78220014" calcext:value-type="float">
            <text:p>2.78220014</text:p>
          </table:table-cell>
          <table:table-cell office:value-type="float" office:value="0" calcext:value-type="float">
            <text:p>0</text:p>
          </table:table-cell>
          <table:table-cell office:value-type="float" office:value="0.1909583011" calcext:value-type="float">
            <text:p>0.1909583011</text:p>
          </table:table-cell>
          <table:table-cell office:value-type="float" office:value="14819.784556" calcext:value-type="float">
            <text:p>14819.784556</text:p>
          </table:table-cell>
          <table:table-cell office:value-type="float" office:value="15709.851921" calcext:value-type="float">
            <text:p>15709.851921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6802" calcext:value-type="float">
            <text:p>526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77211.2843" calcext:value-type="float">
            <text:p>1577211.28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060321" calcext:value-type="float">
            <text:p>2.8060321</text:p>
          </table:table-cell>
          <table:table-cell office:value-type="float" office:value="2.79991156" calcext:value-type="float">
            <text:p>2.79991156</text:p>
          </table:table-cell>
          <table:table-cell office:value-type="float" office:value="0" calcext:value-type="float">
            <text:p>0</text:p>
          </table:table-cell>
          <table:table-cell office:value-type="float" office:value="0.1845941306" calcext:value-type="float">
            <text:p>0.1845941306</text:p>
          </table:table-cell>
          <table:table-cell office:value-type="float" office:value="14880.918182" calcext:value-type="float">
            <text:p>14880.918182</text:p>
          </table:table-cell>
          <table:table-cell office:value-type="float" office:value="15771.078544" calcext:value-type="float">
            <text:p>15771.078544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28002" calcext:value-type="float">
            <text:p>528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67459.4429" calcext:value-type="float">
            <text:p>1567459.44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234896" calcext:value-type="float">
            <text:p>2.8234896</text:p>
          </table:table-cell>
          <table:table-cell office:value-type="float" office:value="2.81782198" calcext:value-type="float">
            <text:p>2.81782198</text:p>
          </table:table-cell>
          <table:table-cell office:value-type="float" office:value="0" calcext:value-type="float">
            <text:p>0</text:p>
          </table:table-cell>
          <table:table-cell office:value-type="float" office:value="0.1781641113" calcext:value-type="float">
            <text:p>0.1781641113</text:p>
          </table:table-cell>
          <table:table-cell office:value-type="float" office:value="14942.442692" calcext:value-type="float">
            <text:p>14942.442692</text:p>
          </table:table-cell>
          <table:table-cell office:value-type="float" office:value="15832.695875" calcext:value-type="float">
            <text:p>15832.69587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9202" calcext:value-type="float">
            <text:p>529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57707.6015" calcext:value-type="float">
            <text:p>1557707.6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411658" calcext:value-type="float">
            <text:p>2.8411658</text:p>
          </table:table-cell>
          <table:table-cell office:value-type="float" office:value="2.83593524" calcext:value-type="float">
            <text:p>2.83593524</text:p>
          </table:table-cell>
          <table:table-cell office:value-type="float" office:value="0" calcext:value-type="float">
            <text:p>0</text:p>
          </table:table-cell>
          <table:table-cell office:value-type="float" office:value="0.1716672992" calcext:value-type="float">
            <text:p>0.1716672992</text:p>
          </table:table-cell>
          <table:table-cell office:value-type="float" office:value="15004.362492" calcext:value-type="float">
            <text:p>15004.362492</text:p>
          </table:table-cell>
          <table:table-cell office:value-type="float" office:value="15894.708323" calcext:value-type="float">
            <text:p>15894.70832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0402" calcext:value-type="float">
            <text:p>530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47955.7601" calcext:value-type="float">
            <text:p>1547955.76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590646" calcext:value-type="float">
            <text:p>2.8590646</text:p>
          </table:table-cell>
          <table:table-cell office:value-type="float" office:value="2.85425528" calcext:value-type="float">
            <text:p>2.85425528</text:p>
          </table:table-cell>
          <table:table-cell office:value-type="float" office:value="0" calcext:value-type="float">
            <text:p>0</text:p>
          </table:table-cell>
          <table:table-cell office:value-type="float" office:value="0.165102731" calcext:value-type="float">
            <text:p>0.165102731</text:p>
          </table:table-cell>
          <table:table-cell office:value-type="float" office:value="15066.682074" calcext:value-type="float">
            <text:p>15066.682074</text:p>
          </table:table-cell>
          <table:table-cell office:value-type="float" office:value="15957.12038" calcext:value-type="float">
            <text:p>15957.1203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31602" calcext:value-type="float">
            <text:p>531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38203.9187" calcext:value-type="float">
            <text:p>1538203.9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771904" calcext:value-type="float">
            <text:p>2.8771904</text:p>
          </table:table-cell>
          <table:table-cell office:value-type="float" office:value="2.87278614" calcext:value-type="float">
            <text:p>2.87278614</text:p>
          </table:table-cell>
          <table:table-cell office:value-type="float" office:value="0" calcext:value-type="float">
            <text:p>0</text:p>
          </table:table-cell>
          <table:table-cell office:value-type="float" office:value="0.1584694237" calcext:value-type="float">
            <text:p>0.1584694237</text:p>
          </table:table-cell>
          <table:table-cell office:value-type="float" office:value="15129.406015" calcext:value-type="float">
            <text:p>15129.406015</text:p>
          </table:table-cell>
          <table:table-cell office:value-type="float" office:value="16019.936625" calcext:value-type="float">
            <text:p>16019.93662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32802" calcext:value-type="float">
            <text:p>532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28452.0773" calcext:value-type="float">
            <text:p>1528452.07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8955474" calcext:value-type="float">
            <text:p>2.8955474</text:p>
          </table:table-cell>
          <table:table-cell office:value-type="float" office:value="2.89153196" calcext:value-type="float">
            <text:p>2.89153196</text:p>
          </table:table-cell>
          <table:table-cell office:value-type="float" office:value="0" calcext:value-type="float">
            <text:p>0</text:p>
          </table:table-cell>
          <table:table-cell office:value-type="float" office:value="0.1517663737" calcext:value-type="float">
            <text:p>0.1517663737</text:p>
          </table:table-cell>
          <table:table-cell office:value-type="float" office:value="15192.538985" calcext:value-type="float">
            <text:p>15192.538985</text:p>
          </table:table-cell>
          <table:table-cell office:value-type="float" office:value="16083.16173" calcext:value-type="float">
            <text:p>16083.1617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34002" calcext:value-type="float">
            <text:p>534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18700.2359" calcext:value-type="float">
            <text:p>1518700.23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141403" calcext:value-type="float">
            <text:p>2.9141403</text:p>
          </table:table-cell>
          <table:table-cell office:value-type="float" office:value="2.910497" calcext:value-type="float">
            <text:p>2.910497</text:p>
          </table:table-cell>
          <table:table-cell office:value-type="float" office:value="0" calcext:value-type="float">
            <text:p>0</text:p>
          </table:table-cell>
          <table:table-cell office:value-type="float" office:value="0.1449925563" calcext:value-type="float">
            <text:p>0.1449925563</text:p>
          </table:table-cell>
          <table:table-cell office:value-type="float" office:value="15256.085743" calcext:value-type="float">
            <text:p>15256.085743</text:p>
          </table:table-cell>
          <table:table-cell office:value-type="float" office:value="16146.800455" calcext:value-type="float">
            <text:p>16146.800455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35202" calcext:value-type="float">
            <text:p>535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508948.3945" calcext:value-type="float">
            <text:p>1508948.39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329734" calcext:value-type="float">
            <text:p>2.9329734</text:p>
          </table:table-cell>
          <table:table-cell office:value-type="float" office:value="2.92968563" calcext:value-type="float">
            <text:p>2.92968563</text:p>
          </table:table-cell>
          <table:table-cell office:value-type="float" office:value="0" calcext:value-type="float">
            <text:p>0</text:p>
          </table:table-cell>
          <table:table-cell office:value-type="float" office:value="0.1381469255" calcext:value-type="float">
            <text:p>0.1381469255</text:p>
          </table:table-cell>
          <table:table-cell office:value-type="float" office:value="15320.051146" calcext:value-type="float">
            <text:p>15320.051146</text:p>
          </table:table-cell>
          <table:table-cell office:value-type="float" office:value="16210.857658" calcext:value-type="float">
            <text:p>16210.857658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36402" calcext:value-type="float">
            <text:p>536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499196.5531" calcext:value-type="float">
            <text:p>1499196.55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520515" calcext:value-type="float">
            <text:p>2.9520515</text:p>
          </table:table-cell>
          <table:table-cell office:value-type="float" office:value="2.94910232" calcext:value-type="float">
            <text:p>2.94910232</text:p>
          </table:table-cell>
          <table:table-cell office:value-type="float" office:value="0" calcext:value-type="float">
            <text:p>0</text:p>
          </table:table-cell>
          <table:table-cell office:value-type="float" office:value="0.131228413" calcext:value-type="float">
            <text:p>0.131228413</text:p>
          </table:table-cell>
          <table:table-cell office:value-type="float" office:value="15384.440144" calcext:value-type="float">
            <text:p>15384.440144</text:p>
          </table:table-cell>
          <table:table-cell office:value-type="float" office:value="16275.338293" calcext:value-type="float">
            <text:p>16275.33829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37602" calcext:value-type="float">
            <text:p>5376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489444.7117" calcext:value-type="float">
            <text:p>1489444.71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713795" calcext:value-type="float">
            <text:p>2.9713795</text:p>
          </table:table-cell>
          <table:table-cell office:value-type="float" office:value="2.96875168" calcext:value-type="float">
            <text:p>2.96875168</text:p>
          </table:table-cell>
          <table:table-cell office:value-type="float" office:value="0" calcext:value-type="float">
            <text:p>0</text:p>
          </table:table-cell>
          <table:table-cell office:value-type="float" office:value="0.1242359277" calcext:value-type="float">
            <text:p>0.1242359277</text:p>
          </table:table-cell>
          <table:table-cell office:value-type="float" office:value="15449.257791" calcext:value-type="float">
            <text:p>15449.257791</text:p>
          </table:table-cell>
          <table:table-cell office:value-type="float" office:value="16340.247412" calcext:value-type="float">
            <text:p>16340.24741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38802" calcext:value-type="float">
            <text:p>5388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479692.8703" calcext:value-type="float">
            <text:p>1479692.87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9909622" calcext:value-type="float">
            <text:p>2.9909622</text:p>
          </table:table-cell>
          <table:table-cell office:value-type="float" office:value="2.98863845" calcext:value-type="float">
            <text:p>2.98863845</text:p>
          </table:table-cell>
          <table:table-cell office:value-type="float" office:value="0" calcext:value-type="float">
            <text:p>0</text:p>
          </table:table-cell>
          <table:table-cell office:value-type="float" office:value="0.117168355" calcext:value-type="float">
            <text:p>0.117168355</text:p>
          </table:table-cell>
          <table:table-cell office:value-type="float" office:value="15514.509239" calcext:value-type="float">
            <text:p>15514.509239</text:p>
          </table:table-cell>
          <table:table-cell office:value-type="float" office:value="16405.590171" calcext:value-type="float">
            <text:p>16405.590171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0002" calcext:value-type="float">
            <text:p>5400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469941.0289" calcext:value-type="float">
            <text:p>1469941.0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108048" calcext:value-type="float">
            <text:p>3.0108048</text:p>
          </table:table-cell>
          <table:table-cell office:value-type="float" office:value="3.00876746" calcext:value-type="float">
            <text:p>3.00876746</text:p>
          </table:table-cell>
          <table:table-cell office:value-type="float" office:value="0" calcext:value-type="float">
            <text:p>0</text:p>
          </table:table-cell>
          <table:table-cell office:value-type="float" office:value="0.1100245562" calcext:value-type="float">
            <text:p>0.1100245562</text:p>
          </table:table-cell>
          <table:table-cell office:value-type="float" office:value="15580.199748" calcext:value-type="float">
            <text:p>15580.199748</text:p>
          </table:table-cell>
          <table:table-cell office:value-type="float" office:value="16471.371832" calcext:value-type="float">
            <text:p>16471.371832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41202" calcext:value-type="float">
            <text:p>5412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460189.1875" calcext:value-type="float">
            <text:p>1460189.1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309124" calcext:value-type="float">
            <text:p>3.0309124</text:p>
          </table:table-cell>
          <table:table-cell office:value-type="float" office:value="3.02914372" calcext:value-type="float">
            <text:p>3.02914372</text:p>
          </table:table-cell>
          <table:table-cell office:value-type="float" office:value="0" calcext:value-type="float">
            <text:p>0</text:p>
          </table:table-cell>
          <table:table-cell office:value-type="float" office:value="0.1028033679" calcext:value-type="float">
            <text:p>0.1028033679</text:p>
          </table:table-cell>
          <table:table-cell office:value-type="float" office:value="15646.334685" calcext:value-type="float">
            <text:p>15646.334685</text:p>
          </table:table-cell>
          <table:table-cell office:value-type="float" office:value="16537.597763" calcext:value-type="float">
            <text:p>16537.59776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2402" calcext:value-type="float">
            <text:p>542402</text:p>
          </table:table-cell>
          <table:table-cell office:value-type="float" office:value="4425705.5" calcext:value-type="float">
            <text:p>4425705.5</text:p>
          </table:table-cell>
          <table:table-cell office:value-type="float" office:value="1450437.3461" calcext:value-type="float">
            <text:p>1450437.34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0512904" calcext:value-type="float">
            <text:p>3.0512904</text:p>
          </table:table-cell>
          <table:table-cell office:value-type="float" office:value="3.04977234" calcext:value-type="float">
            <text:p>3.04977234</text:p>
          </table:table-cell>
          <table:table-cell office:value-type="float" office:value="0" calcext:value-type="float">
            <text:p>0</text:p>
          </table:table-cell>
          <table:table-cell office:value-type="float" office:value="0.095503601" calcext:value-type="float">
            <text:p>0.095503601</text:p>
          </table:table-cell>
          <table:table-cell office:value-type="float" office:value="15712.919529" calcext:value-type="float">
            <text:p>15712.919529</text:p>
          </table:table-cell>
          <table:table-cell office:value-type="float" office:value="16604.273443" calcext:value-type="float">
            <text:p>16604.273443</text:p>
          </table:table-cell>
          <table:table-cell office:value-type="float" office:value="0" calcext:value-type="float">
            <text:p>0</text:p>
          </table:table-cell>
          <table:table-cell office:value-type="float" office:value="1200.00000117" calcext:value-type="float">
            <text:p>1200.00000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43" meta:object-count="0"/>
    <meta:generator>LibreOffice/5.3.3.2$Linux_X86_64 LibreOffice_project/30m0$Build-2</meta:generator>
  </office:meta>
</office:document-meta>
</file>